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paragraph-properties fo:margin-bottom="0.1667in"/>
      <style:text-properties style:font-name="Times" fo:font-size="12.0pt" fo:background-color="#e0e0e0"/>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7.09.29 09:49   |   <text:a xlink:type="simple" xlink:href="http://palinfo.habago.org/Entry?Command=Information_PrintForum&amp;iPage=121#FORUM36187"><text:span text:style-name="T2">#</text:span></text:a></text:p>
      <text:p text:style-name="P2"><text:span text:style-name="T3">(</text:span>續<text:span text:style-name="T3">) <text:line-break/><text:line-break/></text:span>有位黨外的好朋友，至今依然經常很<text:span text:style-name="T3"><text:s/>"</text:span>遺憾<text:span text:style-name="T3">" </text:span>且納悶不解地說，為何都是黨外人士，我一下挨警棍，一下挨黑槍，一下差點退學，到處被解聘，一下威脅，一下抹黑得不成人形，一下抄家，一下又涉嫌叛亂，搞得家破人亡，沒有一天太平日，而他卻幾十年來一點事也沒有？<text:span text:style-name="T3"> <text:line-break/><text:line-break/></text:span>這其實沒什麼好奇怪，人民往往識人不明，但統治者眼睛始終是雪亮的，他永遠知道應該打擊誰、傷害誰；特別會打擊兩種人：<text:span text:style-name="T3"> <text:line-break/><text:line-break/></text:span>一種是完全沒有反抗能力的人。比方說同一個叛亂案，十個被告，八個出庭認罪，而我和另外一位工人卻始終拒絕出庭。最後，他們不敢抓我，只敢每天<text:span text:style-name="T3"><text:s/>"</text:span>問候<text:span text:style-name="T3">"</text:span>，但另一個拒絕出庭的同案被告卻馬上被抓去刑求，打得半死。為什麼呢？因為我是醫學生，抓我打我，代價太大。但是打另一名被告，是個工人，不會影響社會觀感。<text:span text:style-name="T3"> <text:line-break/><text:line-break/></text:span>另一種打擊對象，當然就是深深踩到統治者痛腳的人，特別是那個帶頭者。<text:span text:style-name="T3"> <text:line-break/><text:line-break/></text:span>也就是說，即便在蔣家年代或舊國民黨時代那樣一種為所欲為暴力橫行的統治底下，事實上也僅僅會有極少數反抗者之中的極少數人會受到所謂迫害，絕大多數人根本不會有事，更不用說眼前這個很沒出息、只會裝腔作勢搞詐騙的龜頭黨了。<text:span text:style-name="T3"> <text:line-break/><text:line-break/></text:span>當然，龜頭黨雖然不敢再輕易用槍炮黑牢對付反抗者，但是，台灣的法律是這樣一種東西，所謂備而不用，隨時可用，別人絕不會有事，但若誰敢不敬，誰就可能會有事，法律就會<text:span text:style-name="T3"><text:s/>"</text:span>優先<text:span text:style-name="T3">" </text:span>制裁他，<text:span text:style-name="T3">"</text:span>優先<text:span text:style-name="T3">" </text:span>使用在他身上，比方說查稅，比方說各種行政刁難。大家都可以做的合法事項，你偏偏就是不能做，會被故意找麻煩。<text:span text:style-name="T3"><text:line-break/><text:line-break/></text:span>而且，這年頭，大家拼命爭先恐後向綠營當權者靠攏，哪還需要人渣黨出來對付你；這些人渣每天搞錢玩女人忙都忙死了，他哪會管你說些什麼或做些什麼？真正會傷害你的是人渣黨周邊的外圍勢力，比方說學界、醫界、文化界等等等，大多是所謂菁英界，他們會形成一種集團，排擠異己，一切利益或職位等等，只能給<text:span text:style-name="T3"><text:s/>"</text:span>自己人<text:span text:style-name="T3">" </text:span>共享。<text:span text:style-name="T3"> <text:line-break/><text:line-break/></text:span>這年頭，所謂<text:span text:style-name="T3"><text:s/>"</text:span>迫害<text:span text:style-name="T3">"</text:span>，不過就是這麼一回事而已。如果連這樣也要怕，天底下就有怕不完的事了。人不可能一方面又要安全，又要美名，又要利益，然後又要成為一個反對者，天底下沒有這種事。你只能二選一。<text:span text:style-name="T3"> <text:line-break/><text:line-break/></text:span>過去一大堆所謂反對者，比方說什麼碗糕野百合野草莓之類的，或是更早的一大堆打擊黨外人士的所謂學運，數都數不清，那些完全都不是什麼社會運動，而是政黨動員或強烈默許與鼓勵的一種打擊政治異己的政治鬥爭，因此，參與者往往會得到來自主流社會程度不一的各種獎賞。</text:p>
      <text:p text:style-name="P1"><text:span text:style-name="T1">陳真</text:span><text:s/>  |  2017.09.29 03:16   |   <text:a xlink:type="simple" xlink:href="http://palinfo.habago.org/Entry?Command=Information_PrintForum&amp;iPage=121#FORUM36186"><text:span text:style-name="T2">#</text:span></text:a></text:p>
      <text:p text:style-name="P3">民進黨是龜頭版的法西斯，露個龜頭，搞笑而已，很沒出息的；說它納粹，說它法西斯，完完全全就是一種抬舉。這群沒出息的人渣，要是敢真的幹點像樣的法西斯，我給它脫帽致敬。<text:span text:style-name="T3"> <text:line-break/><text:line-break/></text:span>現代人引用的術語都已脫離本意，什麼迫害、報復、法西斯、納粹等等，跟這個窩囊黨能扯得上的關係的，只是一種影子，缺乏實質；就像有人透過手勢，對著牆壁光影能製造出各種動物影像那樣，看起來很像，但不過是個影子。<text:span text:style-name="T3"> <text:line-break/><text:line-break/></text:span>蔣家統治下的國民黨，那才是不折不扣的法西斯，偶語棄市，文字成獄。提著頭不要命了，才能說上兩句話。這跟時下這個廢物黨詐騙黨人渣黨怎能比。如果連這麼沒出息的小鳥黨也怕，會不會太誇張了點？<text:span text:style-name="T3"> <text:line-break/><text:line-break/></text:span>但我不意外，因為台灣人的普遍習性就是如此：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非常膽小，保護自己的利益往往保護得非常非常非常非常非常非常非常非常非常非常非常非常非常非常非常非常非常非常非常非常非常非常非常非常非常非常非常非常非常非常非常非常非常非常非常非常非常非常非常周到，絕對不會為公眾利益或正義冒一點點點點點點點點點點點點點點點點點點點點點點點點點點點點點點點點點點點點點點點點點點點點點點點點點點點點點點點點點點點點點點點點點點點點點點險。但是，只要人多勢眾，特別是媒體稱讚時，哇！可怕的<text:span text:style-name="T3"><text:s/>"</text:span>正義感<text:span text:style-name="T3">" </text:span>就來了！大家爭先恐後表態，爭先恐後實踐<text:span text:style-name="T3"><text:s/>"</text:span>正義<text:span text:style-name="T3">"</text:span>！！<text:span text:style-name="T3"> <text:line-break/><text:line-break/></text:span>你看，黨外時候，哪來什麼學者或學生啊？鳳毛麟角，一個巴掌五根指頭都數不滿。但是，一旦改朝換代，綠色當家，你看，幾乎每個學者學生竟然全是綠的。校園之中，醫界之中，有幾個敢反綠？鳳毛鱗角，少之又少。而且，每一個都趕緊竄改個人歷史，說自己過去也如何如何反抗國民黨、反抗蔣家。全聽他在放屁！<text:span text:style-name="T3"><text:line-break/><text:line-break/></text:span>在這個意義上，我有一萬個不情願和台灣這個社會產生太多連結，因為這樣一種社會和人民，讓人缺乏基本敬意，沒有一點點點點點點點點點點點點點點點點點點點點點點點點點點點點點點點點點點點點點點點點點點點點點點點點點點點點點點點點點點點點點點點點點點點點點點點點點點點做為一個人應有的骨氣、血肉和感情。<text:span text:style-name="T3"> <text:line-break/><text:line-break/></text:span>黨外時，有極少數一兩個稍微比較<text:span text:style-name="T3"><text:s/>"</text:span>勇敢<text:span text:style-name="T3">" </text:span>的同學，有一天說他們也想跟我去黨外場合看看，於是一路騎車跟在我後面。當我到達目的地時，咦？人呢？怎麼全不見了？原來他們折返一公里外停放機車。為什麼要停這麼遠？因為怕被情治單位記下車牌，所以停得越遠越好。這還算是當年最<text:span text:style-name="T3"><text:s/>"</text:span>勇敢<text:span text:style-name="T3">" </text:span>的一些人哦。當別人不惜家破人亡時，他們竟然保護自己保護成這副德性。<text:span text:style-name="T3"> <text:line-break/><text:line-break/></text:span>不過，我不怪他們，畢竟當年的蔣家或國民黨實在有夠恐怖。比方說，經過兩次抄家，加上發生林宅血案之後，我曾經在床頭棉被底下藏一把小刀，以防萬一時或可自衛。我沒有神經過敏，事實上我知道當時有些人甚至連夜趕緊把小孩送到遠方親戚家躲藏，以防不測。<text:span text:style-name="T3"> <text:line-break/><text:line-break/></text:span>這年頭，面對這樣一種笑死人的龜頭型綠色法西斯，也需要畏懼嗎？它頂多能做的傷害就只是傷害你的名譽，傷害你的前途、昇遷與就業，如此而已，不會要你的命，也不會把你打入黑牢或抓你去刑求得屁滾尿流，更不會殺害或威脅你的家人。<text:span text:style-name="T3"> <text:line-break/><text:line-break/></text:span>一個人光在心裏頭不滿是很可笑的，那就像很多學生在背後或在心裏頭偷偷罵老師一樣，有意義嗎？如果你真的覺得某個黨很可恨很可惡很邪惡，那就應該以一種公公開開明明白白的身份去打擊邪惡才對。躲起來罵人或抱怨發牢騷，不但可笑，而且可恥，比那沒出息的窩囊黨更沒出息更窩囊。</text:p>
      <text:p text:style-name="P1"><text:span text:style-name="T1">王修亮</text:span><text:s/>  |  2017.09.29 03:09   |   <text:a xlink:type="simple" xlink:href="http://palinfo.habago.org/Entry?Command=Information_PrintForum&amp;iPage=121#FORUM36185"><text:span text:style-name="T2">#</text:span></text:a></text:p>
      <text:p text:style-name="P2">獨立思考的能力是在家教中養成基礎的，一個有自信的人<text:span text:style-name="T3">(</text:span>對自我肯定<text:span text:style-name="T3">)</text:span>才有可能敢於獨立思考，而唯有在家庭中，家人因為擁有彼此的絕對信任<text:span text:style-name="T3">(</text:span>幼年時連隱私都無妨的信任<text:span text:style-name="T3">)</text:span>，才能培育一個人的自信。<text:span text:style-name="T3"> <text:line-break/><text:line-break/></text:span>學校是培育群性的地方，學著如何和環境與他人相處、溝通。若是家教不夠完整，沒把自我自信培育出來，到學校就很容易被群體主流給影響去了。<text:span text:style-name="T3"> <text:line-break/><text:line-break/></text:span>所以小學學的就是灑掃應對進退，灑掃是對環境和植物的態度<text:span text:style-name="T3">(</text:span>古代讀書的都是貴族，住的都是都市，沒有甚麼小動物，植物很多<text:span text:style-name="T3">)</text:span>，應對是學習說話應答的文法、禮儀，進退是行為是否合宜的選擇，這些都是逐漸加深思考的訓練。<text:span text:style-name="T3"> <text:line-break/></text:span>這些是家塾的學習，應該是在家學到這個程度，才開始去城鎮以外的公立學校讀書，就不容易被群體主流的價值觀覆蓋。<text:span text:style-name="T3"> <text:line-break/><text:line-break/></text:span>只是自古教育就容易被政治拿來運用，不論是神道設教還是獨尊儒術，還是宋以後欽定教科書的科舉制度，統治者都非常清楚如何利用教育來愚化順化人民。有智慧的人民當然也想盡辦法避免，開家塾，開私人書院，讓自己建構思想的過程不受政府公學的影響，但是也一直很艱難。<text:span text:style-name="T3"> <text:line-break/><text:line-break/></text:span>現在的學制學的是西洋，小學的目標也不再是灑掃應對進退，家庭也多半遺忘要給孩子自信能力與基本價值觀，然後國民義務擴張到十二年，等於是洗腦十二年。</text:p>
      <text:p text:style-name="P1"><text:span text:style-name="T1">陳真</text:span><text:s/>  |  2017.09.29 02:34   |   <text:a xlink:type="simple" xlink:href="http://palinfo.habago.org/Entry?Command=Information_PrintForum&amp;iPage=121#FORUM36184"><text:span text:style-name="T2">#</text:span></text:a></text:p>
      <text:p text:style-name="P3">不知道你在講哪篇，不過卻讓我剛好看到我喜歡的北野武，寫得非常好，很動人。<text:span text:style-name="T3"> <text:line-break/><text:line-break/></text:span>倘若世上沒有藝術，沒有那些知道怎麼用音符、線條和文字說故事的人，生命恐怕會活得很絕望。<text:span text:style-name="T3"> <text:line-break/><text:line-break/></text:span>故事抗拒了地心引力，給了我們一種美好的錯覺與幻想。<text:span text:style-name="T3"> <text:line-break/><text:line-break/></text:span>陳真<text:span text:style-name="T3"> <text:line-break/><text:line-break/>=================== <text:line-break/>https://goo.gl/k8MUx5 <text:line-break/><text:line-break/></text:span>在嚴峻的社會中，學會死心跟忍耐！北野武：人生而不平等，再怎麼努力也沒用<text:span text:style-name="T3"> <text:line-break/><text:line-break/></text:span>商周<text:span text:style-name="T3"><text:s/>2017.09.28 <text:line-break/><text:line-break/></text:span>在嚴峻的社會中，學會死心跟忍耐！北野武：人生而不平等，再怎麼努力也沒用<text:span text:style-name="T3"> <text:line-break/><text:line-break/></text:span>導演<text:span text:style-name="T3"><text:s/></text:span>北野武。<text:span text:style-name="T3">(</text:span>照片來源：<text:span text:style-name="T3">Dreamstime) <text:line-break/><text:line-break/><text:line-break/></text:span>人生而不平等，再怎麼努力也沒用<text:span text:style-name="T3"> <text:line-break/><text:line-break/></text:span>記憶中，我幾乎沒有和父親好好說過話。<text:span text:style-name="T3"> <text:line-break/><text:line-break/></text:span>前面也提過他是個典型的下町職人，每天一早確實去上工，回家時一定爛醉如泥。<text:span text:style-name="T3"> <text:line-break/><text:line-break/></text:span>孩提時代，我只要發現父親回到玄關，就急急忙忙窩進棉被裡。過了一會兒，就會聽到他和老媽怒氣沖沖的吵架聲。我不想聽這種聲音，於是用棉被矇著頭，塞住耳朵睡覺。這種吵架戲碼天天都在上演。<text:span text:style-name="T3"> <text:line-break/><text:line-break/></text:span>現在老爸和老媽都已過世。如果他們從另一個世界打電話來，或許會向我抗議：「哪有每天吵架！」<text:span text:style-name="T3"> <text:line-break/><text:line-break/></text:span>不，老爸不會打電話來。<text:span text:style-name="T3"> <text:line-break/><text:line-break/></text:span>如今回想起來，我感觸很深。<text:span text:style-name="T3"> <text:line-break/><text:line-break/></text:span>譬如老爸真的很認真地做刷油漆的工作。<text:span text:style-name="T3"> <text:line-break/><text:line-break/></text:span>現在我在下町那一帶的酒館，看到下工的工人獨自喝酒，不知為何總覺得很酷。可能是想起我老爸吧。<text:span text:style-name="T3"> <text:line-break/><text:line-break/></text:span>老爸的生活就像用三角規畫線，每天只在家裡、工地和酒館轉來轉去，所以當老媽說：「去叫你爸回來。」我只要循著這個路線倒過來走，就能輕易找到。他總是在酒館裡自斟自飲，那身影深深映在我的腦海。<text:span text:style-name="T3"> <text:line-break/><text:line-break/></text:span>說來也不是什麼特別的事，如今的我變得和老爸很像。<text:span text:style-name="T3"> <text:line-break/><text:line-break/></text:span>我也把小孩的教育交給孩子的媽，很少跟孩子們談話。<text:span text:style-name="T3"> <text:line-break/><text:line-break/></text:span>還有一回神，我居然也畫起畫來了。或許有人認為畫家和油漆匠不同，但其實差不多，英文都叫「<text:span text:style-name="T3">painter</text:span>」。<text:span text:style-name="T3"> <text:line-break/><text:line-break/></text:span>什麼親子感情和睦，我覺得太矯情了，很讓人受不了。當父親的就是要叼著菸，一臉凶相才剛剛好。<text:span text:style-name="T3"> <text:line-break/><text:line-break/></text:span>我是不懂什麼「愛家的好爸爸」，但自從理想父親的形象變成「總是面帶笑容、很懂小孩的心思、識相明理」，教育就變得很奇怪。<text:span text:style-name="T3"> <text:line-break/><text:line-break/></text:span>小孩的心思這種東西，只要是大人都會懂吧。畢竟每個大人都當過小孩。可是就算能明白小孩的心思，當父親的還是必須教導小孩，不行的事就是不行。<text:span text:style-name="T3"> <text:line-break/><text:line-break/></text:span>可是現在不教這種事的「識相父親」太多了。當父親的怎麼可以討好小孩？這到頭來就只是在裝可愛吧。<text:span text:style-name="T3"> <text:line-break/><text:line-break/></text:span>父親大可以成為小孩生命中的第一個阻礙者。<text:span text:style-name="T3"> <text:line-break/><text:line-break/></text:span>當父親的不可以怕被小孩討厭。<text:span text:style-name="T3"> <text:line-break/><text:line-break/></text:span>中學時，我家附近有一所有錢人家小孩就讀的私立中學。<text:span text:style-name="T3"> <text:line-break/><text:line-break/></text:span>那裡的學生腦筋當然好，也很受女生歡迎，連制服都很帥氣。去那裡比賽棒球時，我們又笨又窮，穿著更是寒酸土俗。從兩隊在球場上互相行禮致意開始，我們就只能垂頭喪氣，就連最重要的棒球賽都因為比數差距過大而被提前結束。那所私立中學的棒球也強得不得了。<text:span text:style-name="T3"> <text:line-break/><text:line-break/></text:span>沒有一項能贏得過，徹底被打趴在地。<text:span text:style-name="T3"> <text:line-break/><text:line-break/></text:span>我在那時就深深領悟到，「人生而平等」是天大的謊言。<text:span text:style-name="T3"> <text:line-break/><text:line-break/></text:span>像我家那一帶，要是有小孩說：「我長大想當醫生。」父母就會說：「不可能啦，因為你很笨！」若是要求：「我要新的棒球手套。」父母就會說：「別傻了，我們家這麼窮。」然後話題就結束了。幾乎所有事都被以「笨」和「窮」解決。<text:span text:style-name="T3"> <text:line-break/><text:line-break/></text:span>父母絕對不會說「只要拚命努力，一定辦得到」，取而代之的是反覆說：<text:span text:style-name="T3"> <text:line-break/><text:line-break/></text:span>「你那麼笨，死心吧。」<text:span text:style-name="T3"> <text:line-break/></text:span>「你不用去學校念書啦，反正腦筋那麼差。」<text:span text:style-name="T3"> <text:line-break/></text:span>「想要的話，等將來變成有錢人再買。我們家很窮，買不起。」<text:span text:style-name="T3"> <text:line-break/><text:line-break/></text:span>小孩聽久了自然也懂得分寸，學會死心和忍耐，並視為理所當然。<text:span text:style-name="T3"> <text:line-break/><text:line-break/></text:span>有些家庭搞不好連三餐都成問題，所以父母這麼對小孩說並沒有太深的意圖，真的只是太窮了。<text:span text:style-name="T3"> <text:line-break/><text:line-break/></text:span>不過大多數的父母也知道，以此教導小孩忍耐也是一種教育方式。因為小孩長大後，面對的是世態炎涼。在嚴峻的社會上，不懂得忍耐的人只有淘汰一途，這個道理大人比誰都清楚。<text:span text:style-name="T3"> <text:line-break/><text:line-break/></text:span>但後來拜經濟高度成長所賜，大多數人的生活比以往輕鬆許多。不僅不愁吃穿，也有了車子和彩色電視，很多以前作夢也不敢想的寶物，現在已人人擁有。小孩想要什麼玩具，只要使性子，大人大多會買給他。但也因此讓他們誤以為只要努力，任何夢想都會實現。<text:span text:style-name="T3"> <text:line-break/><text:line-break/></text:span>這真是大錯特錯。<text:span text:style-name="T3"> <text:line-break/><text:line-break/></text:span>無論過去或現在，事物的本質沒有改變。正確地說應該是，有些夢想是努力就可以實現的。<text:span text:style-name="T3"> <text:line-break/><text:line-break/></text:span>但世上也充滿了不管怎麼努力都實現不了的夢想，不是嗎？<text:span text:style-name="T3"> <text:line-break/><text:line-break/></text:span>「我大概到死都休想坐在壽司店的吧台吃壽司。」<text:span text:style-name="T3"> <text:line-break/><text:line-break/></text:span>我小時候時常這麼想。那時候我家頂多就只有客人來訪或是重大節慶，母親才會叫壽司店外送，大家坐在家裡一起吃。但這種機會也少得可憐。<text:span text:style-name="T3"> <text:line-break/><text:line-break/></text:span>小時候我常想，長大後能不能帥氣地拉開壽司店的門，坐在吧台說：「老闆，捏一卷鮪魚！」津津有味地吃起壽司來？然後總是輕輕嘆一口氣，心想這輩子不可能吧。<text:span text:style-name="T3"> <text:line-break/><text:line-break/></text:span>因為這個緣故，我清楚記得第一次吃到壽司是什麼時候。<text:span text:style-name="T3"> <text:line-break/><text:line-break/></text:span>我第一次吃牛排是在帝國飯店。那是鳥屋二郎請的客，至今難忘。第一次帶我去河豚屋吃壽司的則是<text:span text:style-name="T3">Paul</text:span>牧。<text:span text:style-name="T3"> <text:line-break/><text:line-break/></text:span>我經常餓肚子，所以對食物的記憶特別鮮明。譬如哪位師父請我吃過鰻魚飯，就算其他事都忘光了，那鰻魚飯大概一輩子也忘不了。<text:span text:style-name="T3"> <text:line-break/><text:line-break/></text:span>巨人馬場小時候買不到合腳的釘鞋，於是穿著母親做的釘鞋上場打棒球。<text:span text:style-name="T3"> <text:line-break/><text:line-break/></text:span>有位記者聽了這件事，感動地說：「您母親想必很辛苦啊。」結果馬場搖搖頭說：<text:span text:style-name="T3"> <text:line-break/><text:line-break/></text:span>「辛苦的是穿那雙釘鞋的我。」<text:span text:style-name="T3"> <text:line-break/><text:line-break/></text:span>他說穿那種釘鞋腳痛得要命，自己才更辛苦。這根本不是什麼感人的親子故事。<text:span text:style-name="T3"> <text:line-break/><text:line-break/></text:span>這在以前是理所當然的事，譬如長茂雄也戴過母親用布縫製的手套打棒球。脫掉手套後，他的手想必腫得像手套一樣大吧。<text:span text:style-name="T3"> <text:line-break/><text:line-break/></text:span>現今的小孩長大後，會有以前一無所有的辛酸回憶嗎？他們可能會說：<text:span text:style-name="T3"> <text:line-break/><text:line-break/></text:span>「以前想要什麼身邊都有，所以我不知道該怎麼活下去。」<text:span text:style-name="T3"> <text:line-break/><text:line-break/></text:span>我小時候缺東缺西，幾乎一無所有。想要的得不到是理所當然的事。但也因此，得到時的那股喜悅，真是無法以言語形容。<text:span text:style-name="T3"> <text:line-break/><text:line-break/></text:span>我小時候的喜悅幾乎都是由這種死心般的嚮往，和到手時的快樂建構起來的。<text:span text:style-name="T3"> <text:line-break/><text:line-break/></text:span>現在的小孩有這種東西嗎？<text:span text:style-name="T3"> <text:line-break/><text:line-break/></text:span>如此一想，覺得真是不可思議。<text:span text:style-name="T3"> <text:line-break/><text:line-break/></text:span>是新款手機呢？還是得不到手的電視遊樂器？<text:span text:style-name="T3"> <text:line-break/><text:line-break/></text:span>現在很少有東西到不了手，因此人們才那麼愛排隊吧。為了一碗拉麵竟然排了一兩小時，我實在難以置信。不過排隊的本身或許就是目的。<text:span text:style-name="T3"> <text:line-break/><text:line-break/></text:span>我兒時感受到的那種整個世界一片亮白閃耀的喜悅，現在的小孩可曾體會過？<text:span text:style-name="T3"> <text:line-break/><text:line-break/></text:span>以前沒有超商，所以點心就是飯糰。<text:span text:style-name="T3"> <text:line-break/><text:line-break/></text:span>「我餓了。」<text:span text:style-name="T3"> <text:line-break/><text:line-break/></text:span>只要這麼說，母親就會用冷飯幫我做飯糰，還吊胃口地說：<text:span text:style-name="T3"> <text:line-break/><text:line-break/></text:span>「裡面包的什麼呢？」<text:span text:style-name="T3"> <text:line-break/><text:line-break/></text:span>因為家裡很窮，包的不會是什麼好料。八成是梅乾或味噌，再來頂多就是昨晚鹹魚乾切下的碎片。但因為是小孩，所以被母親這麼一說，我也好奇起來，帶著興奮的心情吃飯糰。<text:span text:style-name="T3"> <text:line-break/><text:line-break/></text:span>可是不管再怎麼吃，裡面什麼都沒有出現。<text:span text:style-name="T3"> <text:line-break/><text:line-break/></text:span>「什麼嘛，根本什麼都沒放嘛。」<text:span text:style-name="T3"> <text:line-break/><text:line-break/></text:span>我抬眼看母親，母親哈哈大笑。<text:span text:style-name="T3"> <text:line-break/><text:line-break/></text:span>這在以前就是一種親子遊戲。透過這件事，即使只是一個飯糰，小孩也能從中感受到母親捏飯糰的辛勞。無論如何都不會說愛是用錢買得到的。<text:span text:style-name="T3"> <text:line-break/><text:line-break/></text:span>現代人都買超商的東西給小孩吃，於是超商取代了母親的角色，有超商就夠了。<text:span text:style-name="T3"> <text:line-break/><text:line-break/></text:span>坐在超商前的小孩都是這樣的吧。對他們而言，超商就是母親，而停車場就是全家和樂團聚的地方吧。<text:span text:style-name="T3"> <text:line-break/><text:line-break/></text:span>現在的超商說不定也賣「愛」。<text:span text:style-name="T3"> <text:line-break/><text:line-break/></text:span>書籍簡介<text:span text:style-name="T3"> <text:line-break/><text:line-break/></text:span>全思考：吧台旁說人生<text:span text:style-name="T3"> <text:line-break/></text:span>作者：<text:span text:style-name="T3"><text:s/></text:span>北野武<text:span text:style-name="T3"> <text:line-break/></text:span>譯者：陳系美<text:span text:style-name="T3"> <text:line-break/></text:span>出版社：新經典文化<text:span text:style-name="T3"> <text:line-break/></text:span>出版日期：<text:span text:style-name="T3">2017/08/30 <text:line-break/><text:line-break/></text:span>北野武<text:span text:style-name="T3"> <text:line-break/><text:line-break/></text:span>一九四七年生於東京都，以相聲搭檔「<text:span text:style-name="T3">Two Beat</text:span>」風靡一時，之後除了主持電視節目與廣播節目，更在電影與出版界擁有全國性知名度。其執導的電影《花火》榮獲一九九七年威尼斯國際影展金獅獎，獲得世界性的肯定。二○一二年執導的《極道非惡<text:span text:style-name="T3">2</text:span>》更創下驚人票房記錄，引起社會廣泛討論。著有《超思考》《愚蠢的架構》（暫譯）等書。<text:span text:style-name="T3"> </text:span></text:p>
      <text:p text:style-name="P1"><text:span text:style-name="T1">小余</text:span><text:s/>  |  2017.09.29 00:10   |   <text:a xlink:type="simple" xlink:href="http://palinfo.habago.org/Entry?Command=Information_PrintForum&amp;iPage=121#FORUM36183"><text:span text:style-name="T2">#</text:span></text:a></text:p>
      <text:p text:style-name="P2">我看了很多人為了下面這篇文章點讚<text:span text:style-name="T3"> <text:line-break/>http://www.businessweekly.com.tw/article.aspx?id=20322&amp;;type=Blog <text:line-break/><text:line-break/></text:span>我很怕被民進黨以納粹黨的方式報復，所以越來越少在網路上留言，特別是以<text:span text:style-name="T3">FB</text:span>為登入的環境<text:span text:style-name="T3"> <text:line-break/></text:span>但我還是說了以下這些話，來跟前幾篇這裡的各位分享做個呼應<text:span text:style-name="T3"> <text:line-break/></text:span>『當你自以為的民主<text:span text:style-name="T3"><text:s/></text:span>其實是背後你看不到的分贓政治<text:span text:style-name="T3"><text:s/></text:span>軍工華爾街複合體<text:span text:style-name="T3">(</text:span>美國<text:span text:style-name="T3">)</text:span>操控<text:span text:style-name="T3"><text:s/></text:span>再用主流媒體催眠讓你以為他們的利益是你的利益<text:span text:style-name="T3"><text:s/></text:span>例如萬惡的伊拉克有毀滅性武器<text:span text:style-name="T3"> <text:line-break/></text:span>然後用全民公敵電影中的監控方式對你<text:span text:style-name="T3"><text:s/></text:span>誣賴你有危害國家安全<text:span text:style-name="T3"> <text:line-break/></text:span>這<text:span text:style-name="T3"><text:s/></text:span>跟專制有啥不同？<text:span text:style-name="T3"> <text:line-break/></text:span>有的！一個是永遠可以怪政府的<text:span text:style-name="T3"><text:s/></text:span>就是專制<text:span text:style-name="T3"> <text:line-break/></text:span>一個是未來只能怪自己的<text:span text:style-name="T3"><text:s/></text:span>就是民主<text:span text:style-name="T3"> <text:line-break/></text:span>統治者只是統治者<text:span text:style-name="T3"><text:s/></text:span>民主底下的人民一樣好騙』</text:p>
      <text:p text:style-name="P1"><text:span text:style-name="T1">陳真</text:span><text:s/>  |  2017.09.28 12:46   |   <text:a xlink:type="simple" xlink:href="http://palinfo.habago.org/Entry?Command=Information_PrintForum&amp;iPage=121#FORUM36180"><text:span text:style-name="T2">#</text:span></text:a></text:p>
      <text:p text:style-name="P4"><text:span text:style-name="T1">昨天讀到的一段話，</text:span>Chomsky<text:span text:style-name="T1">寫的：</text:span> <text:line-break/><text:line-break/>Far from creating independent thinkers, schools have always, throughout history, played an institutional role in a system of control and coercion. And once you are well educated you have already been socialized in ways that support the power structure, which, in turn, rewards you immensely. <text:line-break/><text:line-break/><text:span text:style-name="T1">他說：</text:span> <text:line-break/><text:line-break/>"<text:span text:style-name="T1">從整個歷史來看，學校長期以來哪裏會是什麼培養獨立思考者的地方，而是在一種強迫與控制的體制中扮演機構性的規範角色。一旦你被好好地教育一番後，你將會以這樣一種社會化的方式去支持既有的權力結構，該結構從而也會給你巨大的利益回報。</text:span>"</text:p>
      <text:p text:style-name="P1"><text:span text:style-name="T1">陳真</text:span><text:s/>  |  2017.09.28 12:31   |   <text:a xlink:type="simple" xlink:href="http://palinfo.habago.org/Entry?Command=Information_PrintForum&amp;iPage=121#FORUM36179"><text:span text:style-name="T2">#</text:span></text:a></text:p>
      <text:p text:style-name="P2">昨天刪了幾則違反天條、叫春式的低級留言。這事沒什麼，但我回到台灣後，經常納悶，頗感困惑不解：<text:span text:style-name="T3"> <text:line-break/><text:line-break/></text:span>一，為什麼綠油油人士都長得一個樣？彷彿同一家工廠的大量生產品。一模一樣的腦殘，一模一樣的低能台詞，一模一樣的制式反應，一模一樣的結論，卻似乎永遠沒法講出個理字似的。<text:span text:style-name="T3"> <text:line-break/><text:line-break/></text:span>阿遠曾經說，要洗腦也得對方有個腦可以洗才行。真是一語驚醒夢中人。一個人如果連腦子都沒有，怎麼洗？<text:span text:style-name="T3"> <text:line-break/><text:line-break/></text:span>二，腦殘不希奇，讓人震驚的是：低能腦殘到嚇死人的同時，卻又自我滿意度破表。這我就真的完全沒法理解了。<text:span text:style-name="T3"> <text:line-break/><text:line-break/></text:span>這就好像一個每次數學都考零分的同學，卻又以為自己是個數學天才，你能理解這種詭異的超高自信從哪來嗎？一個寫東西就像電視廣告台詞、讓人看了起雞母皮，卻又似乎以為自己是個思想家、大文豪，你能參透這種神祕的偉大自信從哪來嗎？</text:p>
      <text:p text:style-name="P1"><text:span text:style-name="T1">陳真</text:span><text:s/>  |  2017.09.28 12:13   |   <text:a xlink:type="simple" xlink:href="http://palinfo.habago.org/Entry?Command=Information_PrintForum&amp;iPage=121#FORUM36178"><text:span text:style-name="T2">#</text:span></text:a></text:p>
      <text:p text:style-name="P3">這應該不是或不只是史家的工作，而是記者或人權工作者或作家或任何一個人都能做的工作。史家是做史料研究，而後者這些人，才是史料的創造者。<text:span text:style-name="T3"> <text:line-break/><text:line-break/></text:span>格達費應該不需抹黑，他本身幾十年來的各種荒唐行徑就已經夠黑的了。做為一個王，他個人似乎也不太會想要掩飾這一切。當然，這並不意味著外人以人權為藉口因此毀滅一整個國家是對的。<text:span text:style-name="T3"> <text:line-break/><text:line-break/></text:span>驗證或調查這些事並不難。調查者不一定能夠凡事取得第一手證據，但透過許多方法，比方說交叉比對各種證詞與證物，只要數目夠大，來源可信，就能針對某個事件描繪出一個基本輪闊。<text:span text:style-name="T3"> <text:line-break/><text:line-break/></text:span>大多數人權侵害場域中，侵害者通常會遮掩或阻撓外界進入調查，但是各種人權報告還是照樣可以寫出來，例如<text:span text:style-name="T3">PHR(</text:span>國際醫師人權協會<text:span text:style-name="T3">)</text:span>多次針對一些往往座落於沙漠或人跡罕至之處、早已化成骨骸的萬人塚或亂葬崗進行調查，縱然早已荒煙蔓草，但是屍體是會說話的；從屍首殘骸的各種傷痕遺跡與各種生物資料及衣物，仍然還是可以有效研判出這可能是一場什麼樣的事件？何人所做？為時多久？何種武器所傷？生前屠殺、活埋或死後掩埋？<text:span text:style-name="T3">...</text:span>等等等，各類型專家，例如法醫學及公衛學者，多可提供各種有效鑑定。</text:p>
      <text:p text:style-name="P1">kevin   |  2017.09.28 09:37   |   <text:a xlink:type="simple" xlink:href="http://palinfo.habago.org/Entry?Command=Information_PrintForum&amp;iPage=121#FORUM36177"><text:span text:style-name="T2">#</text:span></text:a></text:p>
      <text:p text:style-name="P2"><text:span text:style-name="T3">https://tinyurl.com/yahxbrvf <text:line-break/><text:line-break/></text:span>這則新聞真實度我很懷疑<text:span text:style-name="T3"><text:s/></text:span>反正格達費已經死了<text:span text:style-name="T3"><text:s/></text:span>死人是不會從墳墓爬出來大呼冤枉的<text:span text:style-name="T3"> <text:line-break/><text:line-break/></text:span>勝利者對失敗者橫加污辱醜化歷史上屢見不鮮<text:span text:style-name="T3"><text:s/></text:span>紂王被周朝推翻後<text:span text:style-name="T3"><text:s/></text:span>被醜化酒池肉林<text:span text:style-name="T3"><text:s/></text:span>濫殺忠臣<text:span text:style-name="T3"><text:s/></text:span>魚肉百姓<text:span text:style-name="T3">(</text:span>史家考證他確實因為用兵過度消耗國力沒有錯<text:span text:style-name="T3"><text:s/></text:span>但他的那些心理變態事蹟都是後世加上去的<text:span text:style-name="T3">) </text:span>紂王也無法復活喊冤<text:span text:style-name="T3"> <text:line-break/><text:line-break/></text:span>秦朝被推翻後<text:span text:style-name="T3"><text:s/></text:span>漢朝的傳聲筒拼命罵秦朝法律多殘暴<text:span text:style-name="T3">(</text:span>實際上漢朝法律也沒多寬<text:span text:style-name="T3"><text:s/></text:span>甚至有時候更殘酷<text:span text:style-name="T3">)</text:span>秦朝勞役賦稅多沉重<text:span text:style-name="T3">(</text:span>實際上漢武帝時期人民生活恐怕比秦始皇時代更水深火熱<text:span text:style-name="T3">)</text:span>始皇大帝是私生子<text:span text:style-name="T3"><text:s/></text:span>秦始皇也無法從天上跳下來抗議<text:span text:style-name="T3"> <text:line-break/><text:line-break/></text:span>李世民殺了他老哥奪位後<text:span text:style-name="T3"><text:s/></text:span>拼命醜化他哥哥多殘暴無能<text:span text:style-name="T3"><text:s/></text:span>實際上李建成頗有才幹<text:span text:style-name="T3"><text:s/></text:span>能禮賢下士<text:span text:style-name="T3"><text:s/></text:span>也立有許多戰功<text:span text:style-name="T3"><text:s/></text:span>為人頗仁厚<text:span text:style-name="T3">(</text:span>也因為太仁厚<text:span text:style-name="T3"><text:s/></text:span>所以被老弟殺了<text:span text:style-name="T3">) </text:span>如果李建成即位<text:span text:style-name="T3"><text:s/></text:span>成就未必會輸給史實的天可汗唐太宗<text:span text:style-name="T3"> <text:line-break/><text:line-break/></text:span>路易十六與他的皇后頗同情民間疾苦<text:span text:style-name="T3"><text:s/></text:span>時常照顧貧民<text:span text:style-name="T3"><text:s/></text:span>但他們被殺頭後<text:span text:style-name="T3"><text:s/></text:span>被醜化成不顧民間疾苦只顧享樂的昏君昏后<text:span text:style-name="T3"><text:s/></text:span>還醜化瑪麗皇后說<text:span text:style-name="T3">"</text:span>沒麵包吃<text:span text:style-name="T3"><text:s/></text:span>怎不吃蛋糕<text:span text:style-name="T3">?" <text:line-break/><text:line-break/></text:span>列寧奪權成功後<text:span text:style-name="T3"><text:s/></text:span>先把沙皇一家滅門<text:span text:style-name="T3"><text:s/></text:span>接著醜化沙皇多殘虐反動<text:span text:style-name="T3"><text:s/></text:span>實際上尼古拉二世在位期間盡可能推動經濟教育與政治改革<text:span text:style-name="T3"><text:s/></text:span>列寧則必須為幾百萬條人命負責<text:span text:style-name="T3"><text:s/></text:span>他所打造的紅色法西斯在全球造成超過一億人死亡<text:span text:style-name="T3"><text:s/></text:span>直到蘇聯解體大家才替沙皇恢復名譽<text:span text:style-name="T3"> <text:line-break/><text:line-break/></text:span>所以這則新聞我很懷疑<text:span text:style-name="T3"><text:s/></text:span>除非有絕對公正客觀的權威史家證實這是真的</text:p>
      <text:p text:style-name="P5"/>
      <text:p text:style-name="P1"><text:span text:style-name="T1">陳真</text:span><text:s/>  |  2017.09.28 09:15   |   <text:a xlink:type="simple" xlink:href="http://palinfo.habago.org/Entry?Command=Information_PrintForum&amp;iPage=122#FORUM36176"><text:span text:style-name="T2">#</text:span></text:a></text:p>
      <text:p text:style-name="P2">老兄，<text:span text:style-name="T3"> <text:line-break/><text:line-break/></text:span>這不是揠苗助長，這是連根拔起。這不是給萬靈丹，這是下亡魂散，外加凌遲至死。這不是橫向移植，是血腥入侵，長驅直入，直接佔領。這就如日本侵華不是為了想在中國推行民主一樣。<text:span text:style-name="T3"> <text:line-break/><text:line-break/>Noam Chomsky</text:span>說，<text:span text:style-name="T3"> <text:line-break/><text:line-break/>"</text:span>美國連在自己國內都不肯實施民主，它怎麼會想要在中東或其它國家推行民主<text:span text:style-name="T3">?"</text:span></text:p>
      <text:p text:style-name="P1">kevin   |  2017.09.28 08:17   |   <text:a xlink:type="simple" xlink:href="http://palinfo.habago.org/Entry?Command=Information_PrintForum&amp;iPage=122#FORUM36175"><text:span text:style-name="T2">#</text:span></text:a></text:p>
      <text:p text:style-name="P3">從利比亞的案例來看<text:span text:style-name="T3"><text:s/></text:span>民主是最好的體制沒錯<text:span text:style-name="T3"><text:s/></text:span>但絕不是萬靈丹<text:span text:style-name="T3"><text:s/></text:span>罔顧國情削足適履<text:span text:style-name="T3"><text:s/></text:span>強行移植<text:span text:style-name="T3"><text:s/></text:span>只會帶來混亂<text:span text:style-name="T3"><text:s/></text:span>只有國家由中產階級主導<text:span text:style-name="T3"><text:s/></text:span>且有改革共識<text:span text:style-name="T3"><text:s/></text:span>才能漸進推動<text:span text:style-name="T3"> <text:line-break/><text:line-break/></text:span>西方這些強制移植的行徑<text:span text:style-name="T3"><text:s/></text:span>則是揠苗助長</text:p>
      <text:p text:style-name="P1">kevin   |  2017.09.28 08:15   |   <text:a xlink:type="simple" xlink:href="http://palinfo.habago.org/Entry?Command=Information_PrintForum&amp;iPage=122#FORUM36174"><text:span text:style-name="T2">#</text:span></text:a></text:p>
      <text:p text:style-name="P2"><text:span text:style-name="T3">http://www.storm.mg/article/75489 <text:line-break/><text:line-break/>2011</text:span>年<text:span text:style-name="T3">10</text:span>月，在美國及北約（<text:span text:style-name="T3">NATO</text:span>）的協助下，利比亞反抗軍順利扳倒獨裁者格達費（<text:span text:style-name="T3">Muammar Gaddafi</text:span>），結束他對利比亞長達<text:span text:style-name="T3">42</text:span>年的獨裁統治，引起國際社會一片歡聲雷動。格達費倒台之後，利比亞的局勢長期動盪不安，新政府無力平亂，當今頭號恐怖組織「伊斯蘭國」（<text:span text:style-name="T3">Islamic State, IS</text:span>）也已進駐。看著家鄉今日的景況，部分利比亞民眾不禁懷念起格達費統治的年代。<text:span text:style-name="T3"> <text:line-break/><text:line-break/><text:line-break/></text:span>英國廣播公司（<text:span text:style-name="T3">BBC</text:span>）的記者西蒙斯（<text:span text:style-name="T3">Jake Wallis Simons</text:span>）在非洲國家迦納（<text:span text:style-name="T3">Ghana</text:span>）北部城市阿克拉（<text:span text:style-name="T3">Accra</text:span>）遇見了幾位利比亞人，他們無比懷念格達費統治下的利比亞，甚至有人尊稱格達費為「救世主」，對西方國家而言，可說是完全出乎意料之外。<text:span text:style-name="T3"> <text:line-break/><text:line-break/></text:span>今年<text:span text:style-name="T3">45</text:span>歲的裁縫穆罕默德（<text:span text:style-name="T3">Karim Mohamed</text:span>）說：「在利比亞，大家都很開心。在美國，有人睡在橋下，這在利比亞絕對不會發生。（利比亞）沒有歧視、沒有問題，通通沒有。」<text:span text:style-name="T3"> <text:line-break/><text:line-break/></text:span>穆罕默德在利比亞待了<text:span text:style-name="T3">3</text:span>年，直到格達費倒台。他說，在利比亞賺錢並不困難，「我的生活一切都要歸功於格達費，他是非洲的救世主。」穆罕默德用在利比亞賺到的錢在迦納蓋了<text:span text:style-name="T3">1</text:span>間大房子，和妻子與<text:span text:style-name="T3">3</text:span>個小孩同住。<text:span text:style-name="T3"> <text:line-break/><text:line-break/><text:line-break/></text:span>「格達費是個不錯的傢伙。」今年<text:span text:style-name="T3">35</text:span>歲的建築工人姆明（<text:span text:style-name="T3">Mustafa Abdel Momin</text:span>）曾在利比亞住了<text:span text:style-name="T3">7</text:span>年，他說格達費「從來不會欺騙任何人，很完美，是最好的。」<text:span text:style-name="T3"> <text:line-break/></text:span>阿克拉甚至有個地區被稱作「利比亞區」（<text:span text:style-name="T3">Libyan Quarter</text:span>），居民的遭遇大多跟穆罕默德類似：在利比亞賺了不少錢，格達費倒台後便移居他國。和迦納大部分地區不同的是，「利比亞區」的住宅大多十分寬敞、現代。<text:span text:style-name="T3"> <text:line-break/></text:span>格達費死後，「利比亞區」的新住宅越來越少，甚至留下許多建造到一半的房屋。穆罕默德指著一棟無比氣派的房子，乍看之下還以為是市政廳之類的地方政府建築。穆罕默德說，那棟房子有<text:span text:style-name="T3">30</text:span>個房間，一樣是利比亞的有錢人蓋的，「如果沒有格達費，那棟房子不可能建成。」<text:span text:style-name="T3"> <text:line-break/><text:line-break/></text:span>格達費的「預言」<text:span text:style-name="T3"> <text:line-break/></text:span>西蒙斯和穆罕默德、姆明等人談話時，一名<text:span text:style-name="T3">36</text:span>歲的男子洛博（<text:span text:style-name="T3">Amadu</text:span>）始終在旁靜靜聽著。最後，一臉愁容的洛博開始娓娓道來自己的故事，「我的夢想已經幻滅了。」<text:span text:style-name="T3"> <text:line-break/>2010</text:span>年，為了前往利比亞，洛博和一票朋友冒著生命危險穿越撒哈拉沙漠。到了利比亞之後，洛博開始當鋪瓦工人，在利比亞內戰於<text:span text:style-name="T3">2011</text:span>年爆發之前，洛博已經存下<text:span text:style-name="T3">3500</text:span>美元（約新台幣<text:span text:style-name="T3">11</text:span>萬<text:span text:style-name="T3">5000</text:span>元）。利比亞內戰爆發後，洛博身無分文地逃到迦納。<text:span text:style-name="T3"> <text:line-break/></text:span>格達費是個無情的獨裁者，但在他執政的最後幾年，利比亞的經濟狀況相對富裕、穩定，是不少非洲移民的天堂。西蒙斯形容，當時有不少利比亞人靠著辛勤工作，擺脫貧窮的迴圈。而現在的利比亞，已經淪為恐怖組織、人口販運組織的溫床，國際社會承認的「中央政府」被迫困守東北端城市托布魯克（<text:span text:style-name="T3">Tobruk</text:span>）。<text:span text:style-name="T3"> <text:line-break/><text:line-break/></text:span>葉哈雅（<text:span text:style-name="T3">Eliyas Yahya</text:span>）激動地說：「為什麼要殺了他？你們靠著殺人來解決問題，但現在問題更嚴重了！」這些利比亞人異口同聲地說，迦納一無是處，青年失業率高的嚇人，唯一的去處是<text:span text:style-name="T3">——</text:span>歐洲。「現在是歐洲、歐洲、歐洲！」葉哈雅說，大家都想去歐洲。<text:span text:style-name="T3"> <text:line-break/></text:span>在格達費政權垮台前，他曾威脅歐盟（<text:span text:style-name="T3">EU</text:span>），若利比亞不再受他統治，將有<text:span text:style-name="T3">200</text:span>萬移民前往歐洲，把歐洲搞得天翻地覆。不管格達費是不是「救世主」，現在看來，他的預言確實成真了。</text:p>
      <text:p text:style-name="P1"><text:span text:style-name="T1">陳真</text:span><text:s/>  |  2017.09.27 11:54   |   <text:a xlink:type="simple" xlink:href="http://palinfo.habago.org/Entry?Command=Information_PrintForum&amp;iPage=122#FORUM36170"><text:span text:style-name="T2">#</text:span></text:a></text:p>
      <text:p text:style-name="P3"><text:span text:style-name="T3">(</text:span>續<text:span text:style-name="T3">) <text:line-break/><text:line-break/></text:span>許信良有句名言，飽受批評。他說：<text:span text:style-name="T3">"</text:span>哪個男人不上酒家？<text:span text:style-name="T3">" </text:span>我是男人，但我沒上過酒家，連<text:span text:style-name="T3"><text:s/>KTV </text:span>長什麼樣也不知道。許信良這話當然可以批評，但你得知道他這話的意思，你得知道一句話的<text:span text:style-name="T3"><text:s/>"</text:span>上下文<text:span text:style-name="T3">" </text:span>及其回應對象才能理解其意，不要望文生義硬栽贓。<text:span text:style-name="T3"> <text:line-break/><text:line-break/></text:span>許信良的意思僅僅是：政治還有更大層面的事，別在小枝節上做文章。當然，你可以不認同<text:span text:style-name="T3"><text:s/>"</text:span>上酒家<text:span text:style-name="T3">" </text:span>僅僅是<text:span text:style-name="T3"><text:s/>"</text:span>小枝節<text:span text:style-name="T3">"</text:span>，但他總歸不是在鼓吹大家上酒家玩女人。<text:span text:style-name="T3"> <text:line-break/><text:line-break/></text:span>二十年前，曾有兩位女性好友氣急敗壞地跑來跟我說，有人冒用我的名字寫文章。我問她們，<text:span text:style-name="T3">"</text:span>妳們如何判斷是冒用<text:span text:style-name="T3">?" </text:span>她們說，那些文章很沒水準，動不動就它媽的，動不動就媽咧個<text:span text:style-name="T3">B</text:span>。我和學姊聽了都笑了。我說，那很有可能就是我寫的沒錯，我常使用那些語助詞。在這兩位女性友人的心目中，我溫文儒雅的形象有沒有從此破滅我不知道，但我終究不是要鼓勵大家多多使用<text:span text:style-name="T3"><text:s/>"</text:span>語助詞<text:span text:style-name="T3">"</text:span>。這事在我看來，畢竟只是<text:span text:style-name="T3"><text:s/>"</text:span>小枝節<text:span text:style-name="T3">"</text:span>。<text:span text:style-name="T3"> <text:line-break/><text:line-break/></text:span>我一生從未講過一句所謂髒話，連台灣人經常掛在嘴上的<text:span text:style-name="T3"><text:s/>"</text:span>幹<text:span text:style-name="T3">" </text:span>字，我也不曾講過一次；並不是因為我道德崇高，家教良好，而是因為我在口語表達上根本無此需求。口語與文字，畢竟是兩種不同的表達式。就好像口語中我們一般不會說<text:span text:style-name="T3"><text:s/>"</text:span>然而<text:span text:style-name="T3">" </text:span>或<text:span text:style-name="T3"><text:s/>"</text:span>換句話說<text:span text:style-name="T3">" </text:span>或<text:span text:style-name="T3"><text:s/>"</text:span>簡而言之<text:span text:style-name="T3">" </text:span>或<text:span text:style-name="T3"><text:s/>"</text:span>我心傷悲<text:span text:style-name="T3">"...</text:span>等等這樣一些辭彙。<text:span text:style-name="T3"> <text:line-break/><text:line-break/></text:span>不管是說或寫，字眼髒不髒不是重點。真正髒的東西根本不會帶髒字，反倒漂亮動聽得很呢。如果寫出髒字是一種罪，那我就是罄竹難書了，光是<text:span text:style-name="T3"><text:s/>"</text:span>語助詞<text:span text:style-name="T3">" </text:span>選錄，就可以集結成冊。<text:span text:style-name="T3"> <text:line-break/><text:line-break/></text:span>行為也一樣，表面行為哪會是重點？我跟你說，黨外真正的英雄是那些根本沒有人認識的基層志工，所謂市井小民與販夫走卒。正是這樣一些人最值得尊敬。他們基於義憤和純粹的感情，全然無私地奉獻，不怕打，不怕關，經常在第一線被打得頭破血流的就是他們，身上明明只剩一百元，他也很可能會捐得一毛不剩，連自己吃飯都成問題。<text:span text:style-name="T3"> <text:line-break/><text:line-break/></text:span>這樣一些人，有的是工人，有的是農民，有的失業，有的過去是流氓。他們滿嘴幹幹幹，雞巴來雞巴去的，經常正文都還講不出一句，<text:span text:style-name="T3">"</text:span>語助詞<text:span text:style-name="T3">" </text:span>就已經發射一長串了。例如詹益樺，有時發語詞就是一連串的幹！幹！幹！幹！幹！幹完之後才開始進入正題。這些人，經常煙酒不離手，他們的兩性關係如何我從不過問，但是估計應該是會去一些有人陪酒的小吃店之類。<text:span text:style-name="T3"> <text:line-break/><text:line-break/></text:span>當我們講一個想法時，聽者往往會朝行為面去理解。這樣一種行為主義式的誤解，就如同當我們批評升學主義或文憑主義時，並不是反對大家升學，也不是反對大家取得文憑。這點基本上的形而上觀念還是要有的，要不然，你會誤解我講的幾乎每一句話。<text:span text:style-name="T3"> <text:line-break/><text:line-break/></text:span>最近和昔日黨外好友與前輩相見，我跟他們說，要不是因為你們以及因為上述那樣一些南部基層志工，我別說在黨外待上十年，就算十天我都待不下。倘若我每天面對的是那些伶牙利齒、很喜歡開記者會、很喜歡發表救國救民的聲明與連署、搞論述、搞媒體關係的所謂<text:span text:style-name="T3"><text:s/>"</text:span>知識份子<text:span text:style-name="T3">" </text:span>與<text:span text:style-name="T3"><text:s/>"</text:span>理想家<text:span text:style-name="T3">" </text:span>們，我恐怕會連夜逃走。<text:span text:style-name="T3"> <text:line-break/><text:line-break/></text:span>這些<text:span text:style-name="T3"><text:s/>"</text:span>清純<text:span text:style-name="T3">" </text:span>的文青與理想家們，裝扮時髦不用說了，往往叨根洋煙，吞雲吐霧，談左派，談馬克思，談革命，夾雜許多社會學術語與英文單字，然後一邊談，一邊通宵達旦打麻將，打完泡泡溫泉，開開房間，隔天繼續在酒店續攤，繼續商討如何改造社會。<text:span text:style-name="T3"> <text:line-break/><text:line-break/></text:span>當然，在台灣這樣一種社會中，哪一種人會當權？哪一種人會名利雙收財源滾滾？不言可喻。<text:span text:style-name="T3"> <text:line-break/><text:line-break/></text:span>吾友柏楊先生曾經在三十多年前寫給我的一封信裏頭感嘆：<text:span text:style-name="T3">"</text:span>一個人的個性，就是他的命運。<text:span text:style-name="T3">" </text:span>我常想起這句話，也許他是對的。所謂求仁得仁，所謂物以類聚，什麼樣的生命自然就會嚮往什麼樣的世界，人總是會走向他心裏的原鄉，我似乎還不曾見過一個例外。</text:p>
      <text:p text:style-name="P1"><text:span text:style-name="T1">陳真</text:span><text:s/>  |  2017.09.27 10:08   |   <text:a xlink:type="simple" xlink:href="http://palinfo.habago.org/Entry?Command=Information_PrintForum&amp;iPage=122#FORUM36169"><text:span text:style-name="T2">#</text:span></text:a></text:p>
      <text:p text:style-name="P2">民進黨是嫖客，國民黨其實就是老鴇，開妓院的。但是，這個嫖客很行，專做無本生意，光是每天喊著反中愛台就日進斗金，財源滾滾。一走出窯子，又是一副為人民犧牲打拼的嘴臉。我批評的並不是能或不能上酒家玩女人，而是批評這群人渣時時刻刻分分秒秒想的、做的，全是私利。國民黨亦然。兩黨差別在於人渣黨不光圖謀私利，而且好話說盡，壞事做絕，完全缺乏最基本的一致性，而且根本不在乎以眾人之長遠生存利益做為犧牲品來換取私人暴利。<text:span text:style-name="T3"> <text:line-break/><text:line-break/></text:span>我並不是在批評說什麼民進黨罵髒話，也不是在批評它言語無狀。這個人渣黨內那些言語無狀、色瞇瞇的所謂低俗政治人物，事實上恐怕是這個黨裏頭最為正直坦率、最具有良心的一群人，正所謂<text:span text:style-name="T3"><text:s/>"</text:span>仗義半從屠狗輩，負心多是讀書人<text:span text:style-name="T3">"</text:span>。當然，我不是說<text:span text:style-name="T3"><text:s/>"</text:span>每一個<text:span text:style-name="T3">" </text:span>都這樣，但大體上是這樣。<text:span text:style-name="T3"> <text:line-break/><text:line-break/></text:span>人渣黨及其尾巴黨和一票走狗裏頭的人渣主角，十之八九是那些所謂形象清新、具有什麼理想性者，往往是學者，是專家，是醫生，是教授，是文化人，是閃亮明星，是意見領袖，是座談會專家，是記者會專家，是發表救國救民連署聲明的專家。<text:span text:style-name="T3"> <text:line-break/><text:line-break/></text:span>各位可別連這種基本常識也不懂。<text:span text:style-name="T3"> <text:line-break/><text:line-break/></text:span>不懂的，不妨想想川普和比方說文質彬彬的柯林頓和憂國憂民的希拉蕊，或是想想口若懸河、憂心人類命運、高瞻遠矚的歐巴馬。這些人，滿嘴全是人權與自由，非常有使命感，而川普卻從來不曾<text:span text:style-name="T3"><text:s/>"</text:span>政治正確<text:span text:style-name="T3">" </text:span>過，每一開口就是笑柄，不堪入耳，一點使命感也沒有，但你覺得哪一種人比較接近人渣？</text:p>
      <text:p text:style-name="P1"><text:span text:style-name="T1">陳真</text:span><text:s/>  |  2017.09.27 04:05   |   <text:a xlink:type="simple" xlink:href="http://palinfo.habago.org/Entry?Command=Information_PrintForum&amp;iPage=122#FORUM36168"><text:span text:style-name="T2">#</text:span></text:a></text:p>
      <text:p text:style-name="P3">四十四，<text:span text:style-name="T3"> <text:line-break/><text:line-break/></text:span>剛剛又收到<text:span text:style-name="T3">UNHCR (</text:span>聯合國難民署<text:span text:style-name="T3">) </text:span>的最新來函，大意如下：<text:span text:style-name="T3"> <text:line-break/><text:line-break/>-------------------------- <text:line-break/></text:span>謝謝您做為一個忠誠的捐助者，我很感謝您對難民的奉獻。<text:span text:style-name="T3"> <text:line-break/><text:line-break/></text:span>自從上個月<text:span text:style-name="T3">(</text:span>八月<text:span text:style-name="T3">) </text:span>二十五號起，已經有超過四十八萬的難民被迫逃離緬甸政府的暴力。這群沒有國籍、飽受迫害的羅興亞人，攜帶著極為稀少的個人物品，匆匆逃離家園，步行數天，穿越叢林，翻山越嶺，跨越河流，在貧病饑餓與疲憊中來到孟加拉難民營。<text:span text:style-name="T3"> <text:line-break/><text:line-break/></text:span>面對突如其來的大量難民潮，孟加拉政府根本缺乏足夠的物資來應對。但是，幸好有您<text:span text:style-name="T3"><text:s/>(</text:span>們<text:span text:style-name="T3">) </text:span>的資助，聯合國難民署得以立即在當地展開行動。頭兩波的空運救援物資已於本月<text:span text:style-name="T3">(</text:span>九月<text:span text:style-name="T3">) </text:span>十三日抵達，其中包括三千五百箱救援物資以及可供一千七百個家庭使用的帳蓬。<text:span text:style-name="T3"> <text:line-break/><text:line-break/></text:span>陸續還會有更多專機抵達，足以應付大約兩萬五千名難民的眼前迫切需求。但是，緬甸的暴亂攻擊依然持續，並且逐日惡化。我們依然需要更多的援助，以提供食物、乾淨飲水與醫藥及帳蓬。特別是小孩，更是迫切需要這些物資。此外，我們還需要購買更多以下三樣東西：<text:span text:style-name="T3"> <text:line-break/><text:line-break/></text:span>一，防水布。以應付連日的大雨不斷。<text:span text:style-name="T3"> <text:line-break/><text:line-break/></text:span>二，蚊帳。避免感染瘧疾。<text:span text:style-name="T3"> <text:line-break/><text:line-break/></text:span>三，廚具。<text:span text:style-name="T3"> <text:line-break/><text:line-break/></text:span>我想說的是，我們將會盡一切努力來幫助羅興亞難民。我知道您與我們懷有同樣的信念，因此，再次懇求您把憐憫化為行動。十分感激。<text:span text:style-name="T3"> <text:line-break/><text:line-break/></text:span>聯合國難民署<text:span text:style-name="T3"> <text:line-break/>----------------------------- <text:line-break/><text:line-break/></text:span>如果你要捐款，各種管道很多。如果你要捐給聯合國難民署，請由此進入：<text:span text:style-name="T3"> <text:line-break/><text:line-break/>http://www.unhcr.org/uk/rohingya-emergency.html <text:line-break/><text:line-break/></text:span>上述網址右邊有一段很簡短的影片，僅僅幾秒鐘，是<text:span text:style-name="T3">UNHCR</text:span>的發言人講的幾句話，我聽了好幾遍，很感動，特別是最後兩句。<text:span text:style-name="T3"> <text:line-break/><text:line-break/></text:span>整個網站還有很多相關影片和資料。</text:p>
      <text:p text:style-name="P1"><text:span text:style-name="T1">陳真</text:span><text:s/>  |  2017.09.27 02:41   |   <text:a xlink:type="simple" xlink:href="http://palinfo.habago.org/Entry?Command=Information_PrintForum&amp;iPage=122#FORUM36167"><text:span text:style-name="T2">#</text:span></text:a></text:p>
      <text:p text:style-name="P2">會寫這樣一種東西的只有兩種人：<text:span text:style-name="T3"> <text:line-break/><text:line-break/></text:span>一種是對台灣政治完全外行的人，才會用這樣一種根本就是<text:span text:style-name="T3"><text:s/>"</text:span>欲加之罪何患無辭<text:span text:style-name="T3">" </text:span>的方式去抹黑對手。這裏頭所列舉的事例，絕大多數都是不痛不癢的口頭便宜，或者是一些硬扣罪名的事例<text:span text:style-name="T3"><text:s/>(</text:span>例如什麼強姦犯是民進黨籍之類。那麼，國民黨籍的強姦犯豈不是得寫成一系列的書才寫得完<text:span text:style-name="T3">)</text:span>，或者甚至是一些合乎正義的言行，比方說為強姦犯辯護<text:span text:style-name="T3">(</text:span>憑什麼不能替強奸犯辯護？憑什麼說為強姦犯辯護就是侵犯女權？<text:span text:style-name="T3">)</text:span>。<text:span text:style-name="T3"> <text:line-break/><text:line-break/></text:span>第二種人就是故意要替民進黨開脫罪責，讓人看了之後產生一種感覺，覺得說這也沒什麼啊。<text:span text:style-name="T3"> <text:line-break/><text:line-break/></text:span>事實上，若要論及聲色，這哪會是一個個<text:span text:style-name="T3"><text:s/>"</text:span>個案<text:span text:style-name="T3">"</text:span>？太外行了吧？！寫這東西的人真的有這麼<text:span text:style-name="T3"><text:s/>"</text:span>單純<text:span text:style-name="T3">" </text:span>嗎？聲色根本就是政治人物的每天例行事項，哪有可能列舉？<text:span text:style-name="T3"> <text:line-break/><text:line-break/></text:span>長年以來，酒店根本就像是政治人物的第二個家，這哪還需要舉例？應該要問的是，究竟還有哪幾個政治人物不是這樣生活？請站出來接受表揚。當然還是有的，但我恐怕舉不出<text:span text:style-name="T3">5</text:span>個<text:span text:style-name="T3">(</text:span>女性政治人物不算<text:span text:style-name="T3">)</text:span>。<text:span text:style-name="T3"> <text:line-break/><text:line-break/></text:span>而且，這不是綠營專利，藍綠都一樣。差別只是在於藍的一方，公私形象通常較為一致，而且藍的高層不興這一套。但是，綠的卻截然相反，白天史豔文，晚上就變成千心魔了，而且不分綠營高層基層，行事作風都極為類似。<text:span text:style-name="T3"> <text:line-break/><text:line-break/></text:span>我沒去過酒店，也從沒去過<text:span text:style-name="T3"><text:s/>KTV</text:span>，不知道這些機構裏頭究竟是在幹啥。但我也絕不是贊成或反對上酒店，我要說的是一種奢靡的生活形式。聽說去一趟酒店至少萬元起跳，究竟一個人得月入多少錢才有本事三天兩頭就這樣一擲萬金？甚至還一個晚上跑好幾家酒店。這意味著這些政治人物絕非清廉行事。我並不是要談什麼女權不女權的，因為我不是笨蛋，我不會笨到拿一種道德高標去檢驗一群人渣，我只是用一種離譜到完全違反人之常情的最低極限標準來評價。</text:p>
      <text:p text:style-name="P1"><text:span text:style-name="T1">李念淨</text:span><text:s/>  |  2017.09.26 18:49   |   <text:a xlink:type="simple" xlink:href="http://palinfo.habago.org/Entry?Command=Information_PrintForum&amp;iPage=122#FORUM36166"><text:span text:style-name="T2">#</text:span></text:a></text:p>
      <text:p text:style-name="P3">這是一份網路上流傳很久的文章，內容涉及到民進黨議員官員歷來涉及到的有傷女權的事件。<text:span text:style-name="T3"> <text:line-break/><text:line-break/>https://zhuanlan.zhihu.com/p/29664663 <text:line-break/><text:line-break/></text:span>看了以後簡直嘆為觀止，記得不久之前我轉貼了民進黨酬庸的文章，陳醫師說只是冰山一角，難不成這篇也是冰山一角？</text:p>
      <text:p text:style-name="P1"><text:span text:style-name="T1">陳真</text:span><text:s/>  |  2017.09.26 17:52   |   <text:a xlink:type="simple" xlink:href="http://palinfo.habago.org/Entry?Command=Information_PrintForum&amp;iPage=122#FORUM36165"><text:span text:style-name="T2">#</text:span></text:a></text:p>
      <text:p text:style-name="P2"><text:span text:style-name="T3">(</text:span>又續<text:span text:style-name="T3">) <text:line-break/><text:line-break/></text:span>如果你來到高雄，你會發現三步一崗五步一哨，到處是民進黨準備爭取高雄市長候選人提名的劉世芳的看板以及各種形式的廣告。依我全高雄走透透的經驗，各類型看板與廣告數量應該上千個，有些路口甚至同時擺了兩個，不知道是錢太多還是怎樣。<text:span text:style-name="T3"> <text:line-break/><text:line-break/></text:span>我對廣告看板及各種廣告形式的製作與租用行情十分清楚，少則一個月三、四千，多則十多萬，看地點與廣告看板大小而定。我們就抓個保守的整數，一塊看板或一種廣告形式平均以八千元計，一共若有一千塊，一個月將花費<text:span text:style-name="T3">8</text:span>百萬。一年就是大約一億。如此打個一年半的廣告，至少要花上一億五千萬。據媒體報導，金額約兩億。<text:span text:style-name="T3"> <text:line-break/><text:line-break/></text:span>不管一億或兩億，請問劉世芳哪來這些錢呢？一個人如果沒有百億身家，不可能隨隨便便連選舉都還沒開始就撒下兩億。劉世芳之前是澎湖縣長高植澎的機要祕書，後來擔任我的一個好朋友的國會助理。我沒法想像她如此有錢。劉世芳說，這些看板百分之九十的費用都是朋友贊助的。什麼樣的<text:span text:style-name="T3"><text:s/>"</text:span>朋友<text:span text:style-name="T3">" </text:span>這麼慷慨？這些<text:span text:style-name="T3"><text:s/>"</text:span>朋友<text:span text:style-name="T3">" </text:span>無所求嗎？一旦妳當上高雄市長，<text:span text:style-name="T3">"</text:span>朋友<text:span text:style-name="T3">" </text:span>們個個清心寡慾不會要求回報嗎？有可能嗎？就算錢太多也不可能這樣花吧。<text:span text:style-name="T3"> <text:line-break/><text:line-break/></text:span>而且，就算兩億的一成也得花上兩千萬。一般人一輩子賺得上兩千萬嗎？劉世芳之前當國會助理，薪水能有多高？高到可以輕易地砸下兩千萬或兩億？<text:span text:style-name="T3"> <text:line-break/><text:line-break/></text:span>再說，政治如果真是一件犧牲奉獻為人民做牛做馬的苦差事，怎麼會有那麼多人願意花那麼多錢來拼命搶著要<text:span text:style-name="T3"><text:s/>"</text:span>犧牲奉獻<text:span text:style-name="T3">" </text:span>？有可能嗎？大家用肚臍想一想也知道不可能。<text:span text:style-name="T3"> <text:line-break/><text:line-break/></text:span>我並不是要針對劉世芳，事實上，有幾個政治人物不是這樣？劉世芳說不定還是裏頭算是最清廉的了。我想說的是，這種搞砸錢比賽、說謊比賽、抹黑比賽的所謂民主，真正付出慘痛代價的就是人民，因為政客及其官商勾結體系又不是北七，他每花下一塊錢，得回收一千塊或一萬塊才會罷休的，難道你真相信政客全是吃素的？全是爭先恐後要來犧牲奉獻、傾家蕩產為人民做牛做馬的？</text:p>
      <text:p text:style-name="P1"><text:span text:style-name="T1">陳真</text:span><text:s/>  |  2017.09.26 17:27   |   <text:a xlink:type="simple" xlink:href="http://palinfo.habago.org/Entry?Command=Information_PrintForum&amp;iPage=122#FORUM36164"><text:span text:style-name="T2">#</text:span></text:a></text:p>
      <text:p text:style-name="P3"><text:span text:style-name="T3">(</text:span>再續<text:span text:style-name="T3">) <text:line-break/><text:line-break/></text:span>黑金體制以民主之名在台橫行二、三十年，搞仇中反華以及高唱所謂台獨，做為一種奪權營利手段。這個圈子裏，難道有人會否認這樣一個基本事實？<text:span text:style-name="T3"> <text:line-break/><text:line-break/></text:span>欺騙一般人時，完全又是另一副形象與說法，但是私下關起門來，就跟土匪黑幫就地分贓根本沒兩樣，誰要搶這個，誰要奪那個，大家來喬，喬不好就鬥，看誰勢力強拳頭粗。可是，一旦面對外界，馬上又是另一副為台灣奮鬥打拼的嘴臉。老實一點的，在這圈子待久了，真是會精神分裂。<text:span text:style-name="T3"> <text:line-break/><text:line-break/></text:span>但你可別以為黑金體制就是像電影演的那樣，只會拿槍打來打去。那種場面當然也是有的，但是那些都是小咖、小<text:span text:style-name="T3">case</text:span>，搞一些蠅頭小利。真正的大賣賣掏空撈錢作為，幾乎都是所謂合法。<text:span text:style-name="T3"> <text:line-break/><text:line-break/></text:span>權力全在我手上，要搞到合法那還不簡單。就算非法，你也絕對抓不到證據。就算抓到證據，法院也不會辦。就算法院不得不辦，也是先拖過十幾年再說。就算拖到不能再拖，那就意思意思判一下，一審先予重判，然後等風頭一過，再拖個幾年，就以查無實證結案或易科罰金了事。<text:span text:style-name="T3"> <text:line-break/><text:line-break/></text:span>阿扁之所以一方面承認自己貪污和洗錢，一方面卻又心有不甘是因為，倘若阿扁應該坐牢，那麼，其他檯面人物及其一票走狗幫凶，恐怕百分之<text:span text:style-name="T3">99.9</text:span>都得坐穿牢底。<text:span text:style-name="T3"> <text:line-break/><text:line-break/></text:span>西元兩千年，阿扁剛上台時，連同人渣黨的國師李遠哲，就像天皇那樣，完全不能有一絲批評。誰敢批評，就會招來攻擊。所謂<text:span text:style-name="T3"><text:s/>"</text:span>新政府<text:span text:style-name="T3">" </text:span>的偉大形象，高入雲霄，誰敢對之稍有一絲不敬或質疑，誰就倒霉。那時候，我光是寫了一篇其實不痛不癢的文章叫做<text:span text:style-name="T3"><text:s/>"</text:span>舊人民不會有新政府<text:span text:style-name="T3">"</text:span>，就不知道招來多少禍患。<text:span text:style-name="T3"> <text:line-break/><text:line-break/></text:span>那文章僅僅只是說，除非人民改變價值態度，除非人民真心厭惡黑金與貪污和特權，否則不可能會有什麼新政府、新政治的誕生，一切扯爛污照樣進行，甚且變本加厲，唯一改變的是：以前藍的吃得凶，接著則是綠的後來居上，吃得更猛上一百倍。<text:span text:style-name="T3"> <text:line-break/><text:line-break/></text:span>民主，不但是一種騙局詐術，更是一場恐怖噩夢。所有一切醜陋勾當，一切罪行，都以民主之名。不可思議的是，台灣人似乎就是喜歡這一套。</text:p>
      <text:p text:style-name="P1"><text:span text:style-name="T1">陳真</text:span><text:s/>  |  2017.09.26 10:05   |   <text:a xlink:type="simple" xlink:href="http://palinfo.habago.org/Entry?Command=Information_PrintForum&amp;iPage=122#FORUM36163"><text:span text:style-name="T2">#</text:span></text:a></text:p>
      <text:p text:style-name="P2"><text:span text:style-name="T3">(</text:span>續<text:span text:style-name="T3">) <text:line-break/><text:line-break/></text:span>上大學前的暑假，我因為替一個家裏很窮卻被某公司給坑了幾萬塊的同學打抱不平，藉著和某公司的會計小姐認識的機會，取得該公司做假帳逃漏稅的資料，正準備向國稅局具名檢舉之際，幾天後，我就被兩輛黑頭車在人潮洶湧的夜市，前後包抄擋住去路，車裏跳出一個人，近距離對準我頭部開了三槍，兩槍閃過，一槍打中脖子。<text:span text:style-name="T3"> <text:line-break/><text:line-break/></text:span>這家公司的背後靠山就是某位議長級的政治人物。此人已過世，姑隱其名。而且我也不能說就是他下令，只能說，你別看政治人物來到鏡頭前一派斯文，一副親民愛民的模樣，真正嘴臉往往並非如此，其背後利益網絡之醜陋，更是不堪聞問。<text:span text:style-name="T3"> <text:line-break/><text:line-break/></text:span>每次選舉一到，人渣候選人的看板就大街小巷掛得到處都是，每個都一副品格高超有為有守的紳士淑女模樣，個個眺望遠方或眼神堅定，說要為人民打拼，充滿清純理想。但你可別看她一副好像很青澀害羞溫柔婉約的小女生模樣，私底下可是天天打麻將，酗酒，動不動就滿嘴<text:span text:style-name="T3"><text:s/>"</text:span>幹你娘雞巴<text:span text:style-name="T3">"</text:span>，而且黑道背景雄厚。如果連我都知道，我不相信其他政治人物包括記者不知道。<text:span text:style-name="T3"> <text:line-break/><text:line-break/></text:span>有些政治人物，一副熱心公益的模樣，攤開新聞，全是贊助文化活動、提倡愛鄉土、薪火相傳什麼的之類的感人報導，其實聽他在放屁，他的真正<text:span text:style-name="T3"><text:s/>"</text:span>職業<text:span text:style-name="T3">" </text:span>之一除了暴力圍標搶工程之外，副業是暴力討債公司的老大。<text:span text:style-name="T3"><text:line-break/><text:line-break/>1987-1988</text:span>年左右，我開始關注雛妓問題時，發現販賣人口集團的背後全是黑白兩道掛勾，一起賺黑心錢。有一回，聯合報指出，某個專門經營雛妓生意的集團背後是<text:span text:style-name="T3"><text:s/>"</text:span>某位政壇大老<text:span text:style-name="T3">" </text:span>在撐腰。我打電話去報社問，請問<text:span text:style-name="T3"><text:s/>"</text:span>某位政壇大老<text:span text:style-name="T3">" </text:span>究竟是哪一位，報社若有證據，為什麼不點名，把他繩之以法？報社編輯接到我的電話，可能以為是黑幫老大來尋仇恐嚇，嚇得趕緊說大哥對不起對不起，然後就掛掉電話。<text:span text:style-name="T3"> <text:line-break/><text:line-break/></text:span>幾年前曾經開業，開業沒幾天居然有人說要砸我的診所，要我晚上走路小心點，一兩千人的<text:span text:style-name="T3">xxx</text:span>大會上，據參與者轉述，我居然成為被公開批鬥的對象。為什麼呢？原因是我寫了一篇不痛不癢的文章說<text:span text:style-name="T3">xxxxx</text:span>團體應保持專業中立性，不應為特定政黨服務。這事前後折騰很久，一些朋友見義勇為跳出來營救，甚至還請託某位神明管好小弟，我和我的診所才倖免於難。<text:span text:style-name="T3"> <text:line-break/><text:line-break/></text:span>我之所以打<text:span text:style-name="T3">xxxxx</text:span>團體而至今不敢具體指名，是因為不想陷家人於險境或擔憂受怕，不想讓生活有更多災難。更重要的是，我經常想，也許台灣人骨子裏其實就是喜歡這樣一種掛羊頭賣狗肉、純粹以私人利益為中心的黑金政治操作型態。<text:span text:style-name="T3"> <text:line-break/><text:line-break/></text:span>二十幾年來，透過所謂民主，島內根本已經沒有人能強迫台灣人接受任何他不喜歡的東西，既然大家都喜歡這樣一種講究特權與人脈關係、講究私利與權勢掠奪的政治文化，我卻以為自己是在做一些對眾人有益的事，我是不是腦袋進水了？<text:span text:style-name="T3"> <text:line-break/><text:line-break/></text:span>台灣人根本不會在乎什麼官商勾結或黑金政治或賣官鬻爵私相授受啊，不但不在乎，感覺好像還特別喜歡，尤其是當自己也沾上了權勢的一點邊，擁有一些特權時，更是開心得意得不得了。<text:span text:style-name="T3"> <text:line-break/><text:line-break/></text:span>我依然相信民主，但民主並非無條件便能成立；它是必須具有各種前提要件的，人民素質是其一，司法公正與獨立性是其一，媒體足堪信任的天職是其一，文官體系超然是其一<text:span text:style-name="T3">...</text:span>等等等。否則，民主就是一場災難，成為人渣的競技場，成為豺狼虎豹橫行無阻的野蠻叢林。</text:p>
      <text:p text:style-name="P5"/>
      <text:p text:style-name="P1"><text:span text:style-name="T1">陳真</text:span><text:s/>  |  2017.09.26 01:24   |   <text:a xlink:type="simple" xlink:href="http://palinfo.habago.org/Entry?Command=Information_PrintForum&amp;iPage=123#FORUM36162"><text:span text:style-name="T2">#</text:span></text:a></text:p>
      <text:p text:style-name="P2"><text:span text:style-name="T3">1986</text:span>年<text:span text:style-name="T3">9</text:span>月<text:span text:style-name="T3">28</text:span>日，民進黨成立。不到一年的時間，我就想退黨，但一直沒有付諸行動。隔年，<text:span text:style-name="T3">1987</text:span>年年底，我的一個朋友，也就是美麗島事件八大要犯之一的姚嘉文出獄，旋即當選民進黨第二屆黨主席。那時候成立才僅短短一年的民進黨，就已經開始有許多人搞包工程與官商勾結及買票等勾當。<text:span text:style-name="T3"> <text:line-break/><text:line-break/></text:span>有一天，姚嘉文請我去他家吃飯。我跟他提到這些事，他不置可否。不久之後，我們邀請他來高雄演講。演講會中，我再度公開問他關於民進黨賄選及公器私用和包公程卡位喬人事等醜陋行徑。姚嘉文照樣不置可否，並表示這些都是<text:span text:style-name="T3"><text:s/>"</text:span>小問題<text:span text:style-name="T3">"</text:span>，推翻國民黨才是大事。我說，推翻了國民黨，難道要讓一個更為貪婪、好話說盡壞事做絕的民進黨上台？會後，兩人不歡而散。<text:span text:style-name="T3"> <text:line-break/><text:line-break/></text:span>不可思議的是，每逢選舉，這個爛黨就攻擊國民黨貪污、買票、包工程與官商勾結，講得好可怕，禍害子孫，必須立即推翻才行。可是，<text:span text:style-name="T3">"</text:span>自己人<text:span text:style-name="T3">" </text:span>不管怎麼貪污買票官商勾結包工程，卻又說這些都只是<text:span text:style-name="T3"><text:s/>"</text:span>小事<text:span text:style-name="T3">"</text:span>，要<text:span text:style-name="T3"><text:s/>"</text:span>顧全大局<text:span text:style-name="T3">"</text:span>。<text:span text:style-name="T3"> <text:line-break/><text:line-break/></text:span>這意思是說，他們反對的其實並不是貪污，不是官商勾結，不是包娼包賭包工程，不是與黑道掛勾，而是反對<text:span text:style-name="T3"><text:s/>"</text:span>國民黨<text:span text:style-name="T3">" </text:span>貪污，反對<text:span text:style-name="T3"><text:s/>"</text:span>國民黨<text:span text:style-name="T3">" </text:span>官商勾結，反對<text:span text:style-name="T3"><text:s/>"</text:span>國民黨<text:span text:style-name="T3">" </text:span>包娼包賭包工程及黑道掛勾，但從來不反對<text:span text:style-name="T3">"</text:span>自己<text:span text:style-name="T3">" </text:span>貪污腐敗官商勾結包娼包賭包工程及黑道掛勾。<text:span text:style-name="T3"> <text:line-break/><text:line-break/></text:span>這就如同反核，他不是真的反核，而是反對<text:span text:style-name="T3"><text:s/>"</text:span>國民黨<text:span text:style-name="T3">" </text:span>使用核電，倘若是我們自己人執政，那就沒關係。或者比方說反服貿，當國民黨的相關作為根本一點問題也沒有時，民進黨卻能透過一片綠油油的主流媒體及網路以及一大堆親綠學者人渣，散播鋪天蓋地的無數謠言，指控根本子虛烏有的各種罪名，包括什麼反黑箱。但是，當這個人渣黨奪得權力上台，無數的非法作為以及徹徹底底的反民主行徑，主流媒體及人渣學者們卻反而大力支持或當做沒看見。<text:span text:style-name="T3"> <text:line-break/><text:line-break/></text:span>為什麼呢？為什麼在這島上，所有事情，甚至連法律也一樣，依據顏色不同，完全兩套截然相反的標準？因為<text:span text:style-name="T3"><text:s/>"</text:span>他們<text:span text:style-name="T3">" </text:span>跟<text:span text:style-name="T3"><text:s/>"</text:span>我們<text:span text:style-name="T3">" </text:span>不一樣，他們是<text:span text:style-name="T3"><text:s/>"</text:span>中國人<text:span text:style-name="T3">" </text:span>，是<text:span text:style-name="T3"><text:s/>"</text:span>敵人<text:span text:style-name="T3">"</text:span>，而<text:span text:style-name="T3"><text:s/>"</text:span>我們<text:span text:style-name="T3">" </text:span>都是<text:span text:style-name="T3"><text:s/>"</text:span>台灣人<text:span text:style-name="T3">"</text:span>，是<text:span text:style-name="T3"><text:s/>"</text:span>自己人<text:span text:style-name="T3">"</text:span>，既然是自己人，大家搞分贓乃是天經地義之事，有何不可？這就是台灣二十多年來所謂民主化的一個基本真相。<text:span text:style-name="T3"> <text:line-break/><text:line-break/></text:span>時間來到<text:span text:style-name="T3">1988</text:span>年，我越來越討厭政治的陰暗與複雜，於是又開始想退黨。有一天，我跟陳菊說，我想要退黨。說完沒兩天，剛好發生<text:span text:style-name="T3">520</text:span>事件。<text:span text:style-name="T3"> <text:line-break/><text:line-break/>520 </text:span>那天晚上，我當家教，很晚才回家。我那時有一台朋友送的電話答錄機，當我回家時，發現答錄機的紅燈一直閃爍不停，意味著有很多通電話留言，全是黨外朋友們打來的。其中有幾通是楊秋興的留言。他說他人在鎮壓的現場，已經有一名女學生被國民黨開槍打死了<text:span text:style-name="T3"><text:s/>(</text:span>事後證明是誤傳的謠言，這名女學生就是王雪峰<text:span text:style-name="T3">)</text:span>。楊秋興希望我趕快帶領一些學生北上。他在極為嘈雜的背景聲音中大喊：<text:span text:style-name="T3">"</text:span>二二八事件又發生了！你趕快來！<text:span text:style-name="T3">" <text:line-break/><text:line-break/></text:span>當天晚上我就搭車北上了，一大清晨，和戴振耀去警察局，保釋出一些人。那兩天，又遇到陳菊，我又提到想退黨的事。她說，現在大家被打成這樣，你還要退黨？你這不是在打擊自己人的士氣嗎？我想想也對，過一陣子再說吧。<text:span text:style-name="T3"> <text:line-break/><text:line-break/></text:span>結果，這個<text:span text:style-name="T3"><text:s/>"</text:span>一陣子<text:span text:style-name="T3">"</text:span>，差不多是五、六年之久。並不是我不趕緊退黨，而是退不退其實已經沒有任何意義了，民進黨早已壯大到根本不差我一個。記得民進黨剛成立時，整個高雄市黨員總共才一兩百人，真正參與活動的只有十來個。短短幾年的時間，民進黨藉著神乎其技的炒作省籍議題及抹黑，以及加碼再加碼的各種掏空國庫的所謂年金與津貼等福利政策騙術，整個黨支持度大増，不斷迅速膨脹。<text:span text:style-name="T3"> <text:line-break/><text:line-break/></text:span>差不多是<text:span text:style-name="T3">1994</text:span>年吧，我選了一個黃道吉日<text:span text:style-name="T3">228</text:span>，簡單寫了封退黨聲明書寄給黨中央，正式退出這個人渣越來越多、甚至人渣當家的人渣黨。<text:span text:style-name="T3"> <text:line-break/><text:line-break/></text:span>我知道這個黨的很多齷齪無恥醜陋至極的黑暗黑心勾當，甚至應該抓去槍斃的各種重大犯罪事蹟，簡直罄竹難書。我之所以沒辦法公開明講是因為兩個原因。第一，我必須能提供證據才能公開明講，否則根本打擊不了這些人跟這個黨。第二，我通常有人證，但是，除非這些人證願意配合作證，否則還是一樣<text:span text:style-name="T3"><text:s/>"</text:span>查無實證<text:span text:style-name="T3">"</text:span>。<text:span text:style-name="T3"> <text:line-break/><text:line-break/></text:span>你不要以為我肯定是人脈亨通廣大，所以才會知道這麼多黑心勾當以及各種狗皮倒灶之事。事實上並非如此。我平常根本不跟大家搞社交，每次做完事情，辦完活動，我就回家，一切飯局幾乎一概拒絕，更不用說什麼上酒家玩女人等等這些人渣黨幾乎是每天必做的例行<text:span text:style-name="T3"><text:s/>"</text:span>工作<text:span text:style-name="T3">"</text:span>。因此，我相信我所知道的黑幕僅僅只是冰山一角，我說不定就是那個知道最少黑幕的圈內人。<text:span text:style-name="T3"> <text:line-break/><text:line-break/></text:span>經過十幾年的觀察，我知道的事情當然更多了，但是我早已脫離政治圈，跟那些長年在裏頭打混的人相比，我應該還是那個對於人渣勾當知道得最少的人。但我完全可以確認的一點是：人渣黨的腐敗與陰暗醜陋，並不是一種個案，不是一鍋粥裏頭有幾顆老鼠屎，而是一鍋老鼠屎之中究竟勉強可以找到幾粒白米？<text:span text:style-name="T3"> <text:line-break/><text:line-break/></text:span>如果你以為我是在從事一種以選舉為考量的什麼藍綠鬥爭，那就錯得太離譜了。我只是覺得很痛心，一般人根本完全不知道台灣的政治究竟醜陋到什麼程度。政治上，不管藍綠，每天就是拼命撈錢，拼命喬事情，卡位，搶資源，進行各種完全不可思議的官商勾結與謀取私人暴利。這並不是究竟<text:span text:style-name="T3"><text:s/>"</text:span>是誰<text:span text:style-name="T3">" </text:span>的問題，而是究竟還有<text:span text:style-name="T3"><text:s/>"</text:span>誰不是<text:span text:style-name="T3">"</text:span>？究竟這一鍋老鼠屎之中還剩下幾粒白米？也許一雙巴掌、十根手指頭就能數完。<text:span text:style-name="T3"> <text:line-break/><text:line-break/></text:span>我知道一般人一定半信半疑，心裏一定會很納悶，<text:span text:style-name="T3">"</text:span>真的有這麼黑暗嗎？<text:span text:style-name="T3">" </text:span>你會有這樣的疑惑我能理解，畢竟整個媒體所呈現的政治樣貌，跟基本真相實在相去太遠。媒體所呈現的，基本上就是一種根本與事實完全不符的假象。藍綠一起行騙，騙吃騙喝，一個吃得含蓄，一個吃得異常凶猛而且滿口漂亮話。這就是台灣二十多年來所謂民主化的一個基本真相。<text:span text:style-name="T3"> <text:line-break/><text:line-break/></text:span>如果你不相信我說的，不妨想辦法去認識一些或多或少參與台灣政治圈中的人，跟他成為朋友，當你們彼此之間有點基本信任時，你再問問他，看看我所言是否有半點誇大不實，看看台灣過去這二十多年來所謂民主化，究竟是一種什麼樣的詐財騙局。<text:span text:style-name="T3"> <text:line-break/><text:line-break/></text:span>最近因為某個重要原因，我和睽違二、三十年的一些黨外前輩見面，他們曾經身任中央要職。閒聊中，他們隨口說了點人渣黨內關於貪污勒索包娼包睹包工程以及與黑道掛勾暴力圍標每天上酒家玩女人等等等的事，講得鉅細靡遺，無法無天的程度，十分駭人聽聞。他們還說，那些越是滿口清純理想的人，越是貪婪齷齪。<text:span text:style-name="T3"><text:line-break/><text:line-break/></text:span>我聽了那些重大犯罪細節，心情很沉重，一個國家或社會，居然就像個金庫一樣，任人取用，其中甚至還包括由一群黑道個個攜帶槍支，硬闖議會辦公室，威脅恐嚇以便取得工程承包或賤賣國土的各種<text:span text:style-name="T3"><text:s/>"</text:span>小事<text:span text:style-name="T3">" </text:span>與<text:span text:style-name="T3"><text:s/>"</text:span>趣聞<text:span text:style-name="T3">"</text:span>。<text:span text:style-name="T3"> <text:line-break/><text:line-break/></text:span>這個社會註定將沉淪至谷底，這是誰造成的呢？難道不就是台灣人自己嗎？經常看到很多充滿政治熱情的綠營支持者，我都覺得很感慨，這些蠢蛋，竟然會相信市面上及媒體上那些純屬虛構的無恥謊言與包裝，竟然會被洗腦動員去仇恨那些根本不應該仇恨的人<text:span text:style-name="T3"><text:s/>(</text:span>特別是對岸同胞<text:span text:style-name="T3">)</text:span>，竟然完全不知道這事實上是一個比你所知道的任何一個黑幫或詐騙集團都還更加惡質化一萬倍的人渣黨。<text:span text:style-name="T3"> <text:line-break/><text:line-break/></text:span>當然，你不能怪一般人是壞蛋。事實上，他們絕大多數都不壞，你只能怪他們腦子不清，很容易受騙。真正應該被譴責、被繩之以法的是那些擁有各種權勢地位者，包括政客、媒體及一大票齷齪的親綠文人。<text:span text:style-name="T3"> <text:line-break/><text:line-break/></text:span>我並不是說國民黨很好，但他畢竟在扯爛污這方面還差民進黨一大截。而且，國民黨不像民進黨那樣好話說盡壞事做絕，不像民進黨那樣一切醜陋齷齪之事全打著各種美麗理想與漂亮口號。<text:span text:style-name="T3"> <text:line-break/><text:line-break/></text:span>有時候看電視上那些親藍的名嘴在批評民進黨，我都覺得很可笑，這些人有這麼單純嗎？他們有可能不知道台灣的政治真相嗎？他們明明知道民進黨並不僅僅是名嘴節目上所講的那樣一些輕微的過錯，而是理應繩之以法甚至槍斃的重大罪行，但是大家卻互相心照不宣，完全不說真相，而光是在一些無謂的小事件上鬥嘴。<text:span text:style-name="T3"><text:line-break/><text:line-break/></text:span>記者更是如此。記者有可能不知道台灣政治每天在搞些什麼嗎？當然不可能。但就是沒有一個記者敢冒生命危險去報導真相。<text:span text:style-name="T3"> <text:line-break/><text:line-break/></text:span>陳明文和張花冠所不小心扯出來的這種規模的犯罪，貪污，包工程，司法關說，喬人事，偷工減料等等等，聽起來很可怕很荒唐，但這其實連民進黨這個犯罪帝國的冰山一角恐怕也根本談不上。<text:span text:style-name="T3"> <text:line-break/><text:line-break/></text:span>你能不能想像，比方說朱立倫硬勒住洪秀柱的脖子，然後湊近她耳邊說：<text:span text:style-name="T3">"</text:span>我的官司我都已經打點好了，接下來我就會讓妳死得很難看<text:span text:style-name="T3">"</text:span>，然後洪秀柱一氣之下就抖出朱立倫如何官商勾結包工程，如何偷工減料浪費公帑，如何公器私用公報私仇卡位喬人事。然後，馬英九私下打電話叫他們要息事寧人。<text:span text:style-name="T3"> <text:line-break/><text:line-break/></text:span>今天，如果同樣的事就這樣發生在國民黨身上，恐怕不知道要發生多麼<text:span text:style-name="T3"><text:s/>"</text:span>偉大<text:span text:style-name="T3">" </text:span>的民主抗爭了，親綠學者人渣們不知道要怎麼哭爸哭母、講多少漂亮話了。但是，只要是民進黨幹的，不管多麼醜陋卑鄙齷齪與非法，這個社會幾乎一點聲音也沒有，因為幾乎所有媒體全是綠的，所有所謂<text:span text:style-name="T3"><text:s/>"</text:span>社運<text:span text:style-name="T3">" </text:span>全是綠的，而且法院也早已改掛綠旗。這一切就是過去這<text:span text:style-name="T3">20</text:span>年的所謂台灣<text:span text:style-name="T3"><text:s/>"</text:span>民主化<text:span text:style-name="T3">" </text:span>的成果。台灣的沉淪之迅速，若非親眼目睹，實在很難想像。<text:span text:style-name="T3"> <text:line-break/><text:line-break/></text:span>一個社會權力結構的改變，我估計大約也只有幾種可能，一是比賽講道理。二是比拳頭。三是比誰更無恥。在這島上，講道理是完完全全講不通的，因為只要是<text:span text:style-name="T3"><text:s/>"</text:span>自己人<text:span text:style-name="T3">"</text:span>，就算是殺老爸姦老母的惡行，對方支持者恐怕還是會力挺到底。<text:span text:style-name="T3"> <text:line-break/><text:line-break/></text:span>至於比誰更無恥，這倒是行得通。事實上，人渣黨就是藉著無恥到極至的種種作為，才能打敗國民黨。當它還有點理想性時，台灣人反而把它視為妖魔鬼怪；當它越來越腐敗越來越無恥時，反而支持度大增。這條路顯然是行得通的。但是，越無恥反而越能獲勝，意味著這個社會只會越來越沉淪。<text:span text:style-name="T3"> <text:line-break/><text:line-break/></text:span>剩下來的似乎只有一條路，那就是暴力。暴力有兩種，一種來自內部，一種外來。不管哪一種，暴力只會埋下更多仇恨。當年，當國民黨惡質到極點時，很多黨外人士覺得跟國民黨及其支持者講道理根本沒用，於是經常有究竟是否應該採取暴力對抗的私下爭論。後來，議會路線興起，比賽看誰更無恥的可能性於焉誕生，於是這樣一種<text:span text:style-name="T3"><text:s/>"</text:span>暴力<text:span text:style-name="T3"><text:s/>vs.</text:span>非暴力<text:span text:style-name="T3">" </text:span>的爭論才停止，同時也造就了比過去蔣家年代更為墮落野蠻的台灣社會。<text:span text:style-name="T3"> <text:line-break/><text:line-break/></text:span>當<text:span text:style-name="T3"><text:s/>"</text:span>暴力<text:span text:style-name="T3">" </text:span>和<text:span text:style-name="T3"><text:s/>"</text:span>無恥<text:span text:style-name="T3">" </text:span>這兩條路都不可行時，最後恐怕還是得回到<text:span text:style-name="T3"><text:s/>"</text:span>比賽講道理<text:span text:style-name="T3">"</text:span>，只是不知道究竟要怎麼講、究竟要反覆講幾百萬遍，然後人們才會清醒地看清真相？一個人講是不夠的，越多的人講，或許就越有可能改變人渣橫行的恐怖現狀，讓社會至少向一個比較好的方向走去。<text:span text:style-name="T3"> <text:line-break/><text:line-break/></text:span>陳真<text:span text:style-name="T3"><text:s/>2017. 09. 26. <text:line-break/><text:line-break/>==================== <text:line-break/></text:span>張花冠深夜<text:span text:style-name="T3">PO</text:span>文爆料：「陳明文要讓我死得很難看」<text:span text:style-name="T3"> <text:line-break/><text:line-break/></text:span>中時電子報<text:span text:style-name="T3"> <text:line-break/><text:line-break/></text:span>呂妍庭／李昀<text:span text:style-name="T3"> <text:line-break/><text:line-break/>2017</text:span>年<text:span text:style-name="T3">9</text:span>月<text:span text:style-name="T3">24</text:span>日<text:span text:style-name="T3"> <text:line-break/><text:line-break/><text:line-break/></text:span>嘉義縣長張花冠與立委陳明文「摟肩」風波持續延燒，尤其外界特別好奇，當時陳明文到底跟張花冠講什麼悄悄話？<text:span text:style-name="T3">23</text:span>日深夜張花冠在臉書<text:span text:style-name="T3">PO</text:span>文，首度揭露當天陳明文其實是對她說，「等他<text:span text:style-name="T3">26</text:span>日官司宣判後，會讓她死得很難看」，內容相當勁爆。<text:span text:style-name="T3"> <text:line-break/><text:line-break/>23</text:span>日晚間<text:span text:style-name="T3">11</text:span>點左右，張花冠在臉書<text:span text:style-name="T3">PO</text:span>文，首次完整揭露當天事發經過，透露當時陳明文硬勒住她脖子，和她並行時講悄悄話，講的是他<text:span text:style-name="T3">26</text:span>日宣判的官司都已經處理好了，不會有事，等宣判確定沒事後，「他會讓我死的很難看」，實際上已構成了恐嚇罪，而她最後選擇以「性騷擾」提告，是因為恐嚇罪是公訴罪，無法撤告，表示她個人已留有轉圜空間。<text:span text:style-name="T3"> <text:line-break/><text:line-break/></text:span>之後因陳明文未向全國婦女道歉，還不斷透過夫人廖素惠在臉書對她攻訐，試圖將焦點轉為兩個女人的戰爭，然而，整件事絕不是只有單純的性騷擾，也並非個人間的矛盾，而她之所以願意挺身而出，就是擔憂未來的嘉義縣長將只是貫徹陳明文個人意志的傀儡。<text:span text:style-name="T3"> <text:line-break/><text:line-break/></text:span>張花冠的<text:span text:style-name="T3">PO</text:span>文，不僅驚爆陳明文其實對她涉及恐嚇，還首度披露為陳明文涉及的下水道貪污案，嘉義縣政府卻得被迫賠償涉案廠商<text:span text:style-name="T3">1</text:span>億元的內幕，並重提當天在政論節目所謂的工程事件，指與陳明文關係密切的營造商，承攬在嘉太工業區內的新建廠房工程，是名符其實的豆腐渣工程。<text:span text:style-name="T3"> <text:line-break/><text:line-break/></text:span>此外，陳明文在她縣長任內不斷干擾縣府內諸多人事案，某些局處長或科長，若非他屬意人選，陳委員則對她咆哮怒罵，甚至要求其他局處長請假辭職，嚴重干擾縣府運作。<text:span text:style-name="T3"> <text:line-break/><text:line-break/></text:span>張花冠<text:span text:style-name="T3">PO</text:span>文更進一步指出，如果嘉義縣長都將由涉及貪污案、四處包工程、惡意干擾縣府人事的人來指定，這對嘉義是福是禍？無需贅言。<text:span text:style-name="T3"> <text:line-break/><text:line-break/></text:span>張花冠臉書<text:span text:style-name="T3"> <text:line-break/><text:line-break/></text:span>【只有單純的性騷擾嗎？】<text:span text:style-name="T3"> <text:line-break/><text:line-break/></text:span>陳明文硬勒住我的脖子、與我併行時，到底說了些什麼？事實上，當時他講的是：他的官司都已經處理好了，不會有事。等宣判確定沒事後，他會讓我死的很難看。<text:span text:style-name="T3"> <text:line-break/><text:line-break/></text:span>為何陳明文如此充滿自信，敢跟我說都處理好了。其中原委，我並不清楚。<text:span text:style-name="T3"> <text:line-break/><text:line-break/></text:span>事發後接連幾天，我接到許多關切電話，希望我大事化小、息事寧人。但我想試問：身為嘉義縣長，遭受恐嚇，能息事寧人嗎？台灣社會能為了和諧，而不顧是非嗎？如果我們都採取這種和稀泥、想要「河蟹」一切的態度，民進黨的進步性又在哪裡？<text:span text:style-name="T3"> <text:line-break/><text:line-break/>9/21</text:span>傍晚蔡總統也於餐會中表示，希望事件能圓滿落幕。小英總統的關切，我心懷感激，也希望陳委員能儘速道歉，讓事件早日落幕。<text:span text:style-name="T3"> <text:line-break/><text:line-break/></text:span>我個人已留有轉圜空間，而小英總統也出面關照了，理論上事件應該能儘速落幕。然而，陳委員不僅未向全國婦女道歉，還不斷透過夫人廖女士於臉書上對我攻訐，試圖將此轉為兩個女人的戰爭。<text:span text:style-name="T3"> <text:line-break/><text:line-break/></text:span>然而，整件事絕不是只有單純的性騷擾，也並非個人間的矛盾。相反的，我之所以願意挺身而出，就是擔憂未來的嘉義縣長將只是貫徹陳明文個人意志的傀儡而已。這不僅是嘉義的災難，更會使台灣的民主政治蒙羞。<text:span text:style-name="T3"> <text:line-break/><text:line-break/></text:span>雖說下水道貪污案發生於陳明文擔任縣長任內，但我擔任縣長任內，嘉義縣政府卻得被迫賠償涉案廠商一億元。一億元是什麼概念呢？一億元足以供應嘉義全縣小學生長達半年的營養午餐。其次，與陳明文關係密切的營造商，承攬在嘉太工業區內的新建廠房工程，更是名符其實的豆腐渣工程。<text:span text:style-name="T3"> <text:line-break/><text:line-break/></text:span>地基開挖擋土牆施工不當，造成隔鄰新藝陶瓷廠房地面龜裂下陷，嚴重影響工廠安全。此外，從我擔任縣長開始，陳委員就不斷干擾縣府內諸多人事案。某些局處長或科長，若非他屬意人選，陳委員則對我咆哮怒罵，大則要求其他局處長請假辭職，嚴重干擾縣府運作。這幾年來在我和縣府許多主管努力堅持下，縣府才能夠獨立超然運作。<text:span text:style-name="T3"> <text:line-break/><text:line-break/></text:span>如果嘉義縣長都將由涉及貪污案、四處包工程、惡意干擾縣府人事的人來指定，這對嘉義是福是禍？無需贅言。<text:span text:style-name="T3"> <text:line-break/><text:line-break/></text:span>因此，各位這幾天看到紛亂事件，表面上是性騷擾案，但實際上卻隱藏了恐嚇、意圖人事一把抓、貪污案等不為人知的一面。<text:span text:style-name="T3"> <text:line-break/><text:line-break/></text:span>這絕非單純的性騷擾案，它關係到嘉義日後發展的是非對錯，以及民進黨的道德操守與榮譽！</text:p>
      <text:p text:style-name="P1">smolensk   |  2017.09.25 23:40   |   <text:a xlink:type="simple" xlink:href="http://palinfo.habago.org/Entry?Command=Information_PrintForum&amp;iPage=123#FORUM36161"><text:span text:style-name="T2">#</text:span></text:a></text:p>
      <text:p text:style-name="P4">https://youtu.be/rM-WpZ0ZO4Y <text:line-break/><text:span text:style-name="T1">這個影片是在</text:span>Trump<text:span text:style-name="T1">就任後一周所發布，短短十分鐘多，分析卻相當到位、面面俱到，在</text:span>Trump<text:span text:style-name="T1">已就任近</text:span>8<text:span text:style-name="T1">個月的今天來看，依然不會顯得不合時宜。很適合初心者。</text:span> <text:line-break/><text:line-break/><text:span text:style-name="T1">這裡有熱心人的中文翻譯：</text:span>https://episode.cc/read/xellass/resident2/15</text:p>
      <text:p text:style-name="P1"><text:span text:style-name="T1">陳真</text:span><text:s/>  |  2017.09.25 19:31   |   <text:a xlink:type="simple" xlink:href="http://palinfo.habago.org/Entry?Command=Information_PrintForum&amp;iPage=123#FORUM36160"><text:span text:style-name="T2">#</text:span></text:a></text:p>
      <text:p text:style-name="P2">對於人渣黨這二十幾年來拼命散播的仇中意識，對於這些無惡不作、無所不貪、不擇手段、好話說盡壞事做絕、為謀一己私利，不惜讓眾人陪葬、充當美日走狗的邪惡人渣，我心裏真是有說不出的恨。如果有一天，我能親眼看到這些禍國殃民的貪污人渣一個個被繩之以法，我真是會放鞭炮。<text:span text:style-name="T3"> <text:line-break/><text:line-break/></text:span>陳真<text:span text:style-name="T3"> <text:line-break/><text:line-break/>========================= <text:line-break/></text:span>學者：仇中無所不在<text:span text:style-name="T3"><text:s/></text:span>後果堪慮<text:span text:style-name="T3"> <text:line-break/><text:line-break/></text:span>記者潘維庭、本報系記者陳柏廷╱台北─北京報導<text:span text:style-name="T3"> <text:line-break/><text:line-break/>2017</text:span>年<text:span text:style-name="T3">9</text:span>月<text:span text:style-name="T3">25</text:span>日<text:span text:style-name="T3"> <text:line-break/><text:line-break/></text:span>旺報【記者潘維庭、本報系記者陳柏廷╱台北─北京報導】<text:span text:style-name="T3"> <text:line-break/><text:line-break/></text:span>「<text:span text:style-name="T3">2017</text:span>中國新歌聲─上海．台北音樂節」<text:span text:style-name="T3">24</text:span>日下午在台大田徑場舉行，卻遭到民間獨派團體與台大學生衝入會場鳴喇叭、撒冥紙抗議，並高舉台獨旗與標語，活動被迫中斷。兩岸學者皆認為，這已非單純的出借場地遭破壞，校方與學生溝通不良，顯然有針對兩岸正常交流的仇中政治黑手介入，仇視兩岸交流所有活動，將其政治標籤化，當前兩岸交流遭仇中勢力干擾，已到無所不在的地步。<text:span text:style-name="T3"> <text:line-break/><text:line-break/></text:span>文化大學社科院院長趙建民表示，現在台灣年輕一代對本土價值的重視本來無可厚非，但更應從全球化的角度，不要被仇中的情緒鼓動；由台灣的安全等層面思考兩岸關係，而不僅流於片面性思考。當前兩岸關係脆弱，執政者本應最理解兩岸情況，不該為了選票誤導兩岸關係發展。</text:p>
      <text:p text:style-name="P1"><text:span text:style-name="T1">陳真</text:span><text:s/>  |  2017.09.25 13:19   |   <text:a xlink:type="simple" xlink:href="http://palinfo.habago.org/Entry?Command=Information_PrintForum&amp;iPage=123#FORUM36159"><text:span text:style-name="T2">#</text:span></text:a></text:p>
      <text:p text:style-name="P3">幼兒園之前的階段或小學，才需要品德教育，大學不需要，因為都已經成年人了，還需要人家來型塑你的品格嗎？<text:span text:style-name="T3"> <text:line-break/><text:line-break/></text:span>老師或許知識比學生多，但人品不見得更好，大多時候反而更差。你看，不管如何改朝換代，不管掛哪面顏色的旗子，所謂學者或知識份子，在這島上，自古至今，始終都緊緊地依附著主流政治勢力；不管誰當家，讀書人就全部一窩蜂、爭先恐後地靠攏過去，敢於講究是非對錯者，永遠是鳳毛麟角般稀少。<text:span text:style-name="T3"> <text:line-break/><text:line-break/></text:span>不過，這年頭，在這封閉之島上，大學生發育得很慢，感覺心智年齡差不多只有幼兒園大約五、六歲或頂多七、八歲。那些心智年齡成熟，具有是非判斷能力的極少數學生，活在這島上接受這種<text:span text:style-name="T3"><text:s/>"</text:span>教育<text:span text:style-name="T3">"</text:span>，想必是很痛苦的一件事，可說是生不如死，過去如此，於今尤烈。絕大部份學生則過得很愜意。但這並不必然意味著這類學生品性低劣，這只意味著腦殘而已。腦殘很難醫，算是一種絕症。想要醫好，除非奇蹟出現。</text:p>
      <text:p text:style-name="P1"><text:span text:style-name="T1">李念淨</text:span><text:s/>  |  2017.09.24 20:54   |   <text:a xlink:type="simple" xlink:href="http://palinfo.habago.org/Entry?Command=Information_PrintForum&amp;iPage=123#FORUM36158"><text:span text:style-name="T2">#</text:span></text:a></text:p>
      <text:p text:style-name="P2">大學不是應該教育人成為一個良善的人嗎？學生怎麼這麼不包容呢？連借給對岸藝人唱唱歌都不可以嗎？<text:span text:style-name="T3">(</text:span>他們一開始的藉口是會破壞操場，可是在這之前不是也辦了很多活動嗎？<text:span text:style-name="T3">) <text:line-break/><text:line-break/>https://udn.com/news/story/7314/2720100 <text:line-break/></text:span>台大生佔領舞台要求道歉<text:span text:style-name="T3"><text:s/></text:span>「中國新歌聲」活動被迫取消<text:span text:style-name="T3"> <text:line-break/><text:line-break/></text:span>台大學生今天抗議校方將田徑場租借給中國大陸選秀節目，造成跑道受損，影響學生受教權。面對學生與抗議團體的抗爭活動，主辦單位宣布，應校方要求，基於維安因素取消活動。<text:span text:style-name="T3"> <text:line-break/><text:line-break/></text:span>中國大陸選秀節目「中國新歌聲」今天在國立台灣大學舉辦「<text:span text:style-name="T3">2017</text:span>『中國新歌聲』上海．台北音樂節」活動。有學生在場外繫上白布條抗議。<text:span text:style-name="T3"> <text:line-break/><text:line-break/></text:span>發起抗議的蔡姓台大學生表示，由於演唱會工程關係導致操場跑道龜裂，無法使用，且操場封閉一週，所有涉及大操場的體育課程全部無法進行。<text:span text:style-name="T3"> <text:line-break/><text:line-break/></text:span>活動進行至下午<text:span text:style-name="T3">4</text:span>時左右，抗議學生與團體衝進會場，並拋擲物品到台上。下午<text:span text:style-name="T3">4</text:span>時<text:span text:style-name="T3">40</text:span>分，主辦單位宣布，應校方要求，基於維安因素取消活動。<text:span text:style-name="T3"> <text:line-break/><text:line-break/></text:span>截至發稿為止，學生與抗議團體仍占領舞台，並持續在現場高呼「還我操場」、「罔顧學生為統戰」等口號。抗議活動期間，一名民眾疑似因身體不適被送到場外。</text:p>
      <text:p text:style-name="P1"><text:span text:style-name="T1">王修亮</text:span><text:s/>  |  2017.09.24 00:41   |   <text:a xlink:type="simple" xlink:href="http://palinfo.habago.org/Entry?Command=Information_PrintForum&amp;iPage=123#FORUM36157"><text:span text:style-name="T2">#</text:span></text:a></text:p>
      <text:p text:style-name="P3">午后，永和中山路，老窩。<text:span text:style-name="T3"> <text:line-break/><text:line-break/></text:span>「你會怎麼形容這陽光<text:span text:style-name="T3">?</text:span>」<text:span text:style-name="T3"> <text:line-break/></text:span>妹妹回首看著一身的撒落，漫不經心地回答：「蕎麥茶。」<text:span text:style-name="T3"> <text:line-break/></text:span>我一時沒聽懂：「甚麼？」<text:span text:style-name="T3"> <text:line-break/></text:span>「就像蕎麥茶，清淡如水，但香味先沁鼻，滑入口中，內心才分明水與茶的不同。」<text:span text:style-name="T3"> <text:line-break/></text:span>有如蕎麥茶的陽光，帶著沁鼻的香意，融入肌膚的陽光。<text:span text:style-name="T3"> <text:line-break/></text:span>當親身相與時，才分明體會那溫暖與溫柔。<text:span text:style-name="T3"> <text:line-break/><text:line-break/></text:span>陽光隨著時間轉了身，漸漸移往另一邊，脫離了肌膚的癡迷。<text:span text:style-name="T3"> <text:line-break/></text:span>此刻才聽到店裡音樂輕快的迴旋。<text:span text:style-name="T3"> <text:line-break/></text:span>「這音樂我喜歡，估量應該是西洋古典音樂，可惜我不懂，不知道是甚麼曲名，要不回去可以找來聽聽。」<text:span text:style-name="T3"><text:line-break/></text:span>「聽起來是幻想曲裡面其中一首。」<text:span text:style-name="T3"> <text:line-break/></text:span>仔細聽了一會兒，確實是田園交響曲，我極少數知道名子的樂曲之一，因為當年教學的需要，認真聽了許多次。<text:span text:style-name="T3"> <text:line-break/></text:span>「咦！妹妹！你也不過聽了一次吧！怎麼會記得住？」<text:span text:style-name="T3"> <text:line-break/></text:span>「這調子很明顯啊！當然就記住了！」<text:span text:style-name="T3"> <text:line-break/></text:span>為甚麼我沒那種敏銳度？音樂對我來說，一直是個若隱若現的背景，不是融入，而是隔絕。<text:span text:style-name="T3"> <text:line-break/></text:span>「我明白了，我對音樂一直沒有自信，而且是沒有自信到認為自己完全不懂音樂，聽不出音樂的好壞，所以在任何場合，就是自動關上耳朵不聽音樂。」<text:span text:style-name="T3"> <text:line-break/></text:span>「你為甚麼會有這種感覺呢？你很喜歡唱歌啊！而且都是隨口創作自己的曲調，不論歌聲音色好不好，你懂得音樂啊！」<text:span text:style-name="T3"> <text:line-break/></text:span>「可是我對音樂太沒有自信啦！」<text:span text:style-name="T3"> <text:line-break/><text:line-break/></text:span>「為甚麼這樣沒自信？」<text:span text:style-name="T3"> <text:line-break/></text:span>「因為二十四歲以前完全沒有接觸音樂，甚至沒有好好聽過一首音樂。當年大家都很窮啊！哪有錢買隨身聽，連個收音機都沒有，除了學校音樂課，根本沒機會接觸音樂，而國中小學的音樂課不是不上，就是在教樂理，我師專五年，只有一年級有音樂課，課程是以小學老師應該會彈風琴為目標，學到拜爾第二十首練習曲。二年級開始，當時的師專校長說：美術科學生是教畫圖的，不需要學音樂課，然後我就與音樂絕緣了！」<text:span text:style-name="T3"> <text:line-break/></text:span>那真是個連聽流行歌都沒有機會聽的時代啊<text:span text:style-name="T3">!</text:span>只能零零碎碎在某些商店裡偶而傳送幾句。<text:span text:style-name="T3"> <text:line-break/></text:span>「你要有自信啊！你平常自己喜歡唱歌，就表示你對音樂是有感覺的。我還很希望你將來替我創作的遊戲、卡通配樂呀！」<text:span text:style-name="T3"> <text:line-break/></text:span>被女兒鼓勵了呢！<text:span text:style-name="T3"> <text:line-break/></text:span>「好啊！我其實買過一些世界名曲的<text:span text:style-name="T3">CD</text:span>，但是總覺得自己好像沒有欣賞的能力，放著也沒聽。回去開始慢慢放著聽，你可別嫌我吵，我不習慣用耳機的。」<text:span text:style-name="T3"> <text:line-break/></text:span>「不會啦！音樂是不會讓人覺得吵的。」<text:span text:style-name="T3"> <text:line-break/><text:line-break/></text:span>「說起音樂，想到天才莫札特，和惜才又妒才的那位御前樂師。藝術確實是需要天分的，雖然說天分和努力都很重要，天才也需要努力的練習，但是同樣時間的努力練習，有天分的人，就是比沒有天分的人進步得快、表現得出色，而且你深知自己永遠無法企及他的創作水準。」<text:span text:style-name="T3"> <text:line-break/><text:line-break/></text:span>「這兩種人展現出來的美感並不相同吧！都讓人喜歡啊！天才由於自然而然，或許有如輕快的風與水，努力者所表達出來的，因為時間練習的累積，必然是紮實穩重沉厚的山脈，天才搶不走努力者的渾厚，努力者也不需要因為模仿天才，去表達自己不擅長的行雲流水。」<text:span text:style-name="T3"> <text:line-break/></text:span>咦！我從來沒想過這樣的角度。<text:span text:style-name="T3"> <text:line-break/></text:span>我是山？還是水？<text:span text:style-name="T3"> <text:line-break/><text:line-break/></text:span>我一直都知道自己不是天才，而是認真努力、堅持於有所為的模仿者。模仿孔孟，模仿陶潛，模仿王陽明，模仿黃宗羲。<text:span text:style-name="T3"> <text:line-break/></text:span>「對，我不是天才，我是靠著一點一滴的努力，透過反省的學習，才發展出一套互動教學方式。我一直以為教育這件事是沒有天才的，只有努力，為甚麼？是因為藝術可以屬於個人，屬於創意，教育卻必然屬於群體嗎？而群體就不可能以個人創意左右？」<text:span text:style-name="T3"> <text:line-break/></text:span>「教育確實不是個人創造力，他是引發和引導吧<text:span text:style-name="T3">!</text:span>」<text:span text:style-name="T3"> <text:line-break/></text:span>「這麼說或許是對的，教育本身和創造無關，但會引發人的創造力，引導人們努力，最後匯聚為群體的文化，群體的文化貌似群的創造，其實仍然是每一個個體創造的匯聚。」<text:span text:style-name="T3"> <text:line-break/><text:line-break/></text:span>「看著你教書那麼多年，我感覺教育是很神奇的，無法歸類在任何一種項目。」<text:span text:style-name="T3"> <text:line-break/></text:span>「這怎麼說呢<text:span text:style-name="T3">?</text:span>」<text:span text:style-name="T3"> <text:line-break/></text:span>「教育到底是引導人追尋問題還是尋找答案呢？其實都不是，問題和答案都在人類自心深處，而教育的功能，就是有辦法讓你自己引出你的問題，並且導出你自己的答案。教育本身甚麼都沒有，所以無法歸類。」<text:span text:style-name="T3"><text:line-break/></text:span>這真是神奇的描述，所以，自古以來「師」的地位才會如此奇特嗎？不是家人，卻又類似家人，在人倫之中，佔有無法歸類的身分。<text:span text:style-name="T3"> <text:line-break/></text:span>我似乎對自己一生的努力，擁有了一個刷新的觀點。<text:span text:style-name="T3"> <text:line-break/><text:line-break/></text:span>從陽光、蕎麥茶、音樂到教育，母女得到一個靜觀的午後。</text:p>
      <text:p text:style-name="P1"><text:span text:style-name="T1">陳真</text:span><text:s/>  |  2017.09.23 22:31   |   <text:a xlink:type="simple" xlink:href="http://palinfo.habago.org/Entry?Command=Information_PrintForum&amp;iPage=123#FORUM36156"><text:span text:style-name="T2">#</text:span></text:a></text:p>
      <text:p text:style-name="P6"><text:span text:style-name="T1">四十三，</text:span> <text:line-break/><text:line-break/><text:span text:style-name="T1">如果不是曾見證過美麗，我們不會如此厭惡醜陋；倘若不曾飽經滄桑，我們也不會如此渴望寧靜。</text:span> <text:line-break/><text:line-break/><text:span text:style-name="T1">這算是廣告時間：</text:span> <text:line-break/><text:line-break/>https://www.youtube.com/watch?v=pP3-pzpiAyQ <text:line-break/><text:line-break/><text:span text:style-name="T1">這段視頻我看過至少三千次，看了會哭的。這位指揮的老兄</text:span>Goran Bregovic<text:span text:style-name="T1">也就是這曲子的作曲家，是我的偶像之一。過去在歐洲長住，常追著他跑。就像一個毒癮患者渴望吸食鴉片那樣，這類風花雪月的東西帶給我莫大安慰。所謂喜極而泣，也許就是這種感覺。許多東西實在太美了，美到讓人真捨不得老去，捨不得有一天得跟這個美麗世界告別。除了淚水相贈，還能如何表達這樣一種莫大的快樂？</text:span> <text:line-break/><text:line-break/><text:span text:style-name="T1">我常感覺，要不是有這樣的快樂，我能懂得悲傷嗎？倒過來說也一樣，悲歡就像一對雙胞胎，有此必有彼，此有多深，彼就有多深。</text:span> <text:line-break/><text:line-break/>Kahlil Gibran<text:span text:style-name="T1">如是說：</text:span> <text:line-break/><text:line-break/>Your joy is your sorrow unmasked. <text:line-break/>And the selfsame well from which your laughter rises was oftentimes filled with your tears. <text:line-break/>And how else can it be? <text:line-break/>The deeper that sorrow carves into your being, the more joy you can contain. <text:line-break/>Is not the cup that holds your wine the very cup that was burned in the potter's oven? <text:line-break/>And is not the lute that soothes your spirit, the very wood that was hollowed with knives? <text:line-break/>When you are joyous, look deep into your heart and you shall find it is only that which has given you sorrow that is giving you joy. <text:line-break/>When you are sorrowful look again in your heart, and you shall see that in truth you are weeping for that which has been your delight. <text:line-break/><text:line-break/>Some of you say, "Joy is greater thar sorrow," and others say, "Nay, sorrow is the greater." <text:line-break/>But I say unto you, they are inseparable. <text:line-break/>Together they come, and when one sits, alone with you at your board, remember that the other is asleep upon your bed. <text:line-break/><text:line-break/><text:span text:style-name="T1">你的歡樂，是你卸下面具的憂傷。</text:span> <text:line-break/><text:line-break/><text:span text:style-name="T1">你的歡笑聲洶湧而出的那口井，也往往裝滿了你的眼淚。</text:span> <text:line-break/><text:line-break/><text:span text:style-name="T1">難道不是這樣嗎？</text:span> <text:line-break/><text:line-break/><text:span text:style-name="T1">鐫刻在你身上的憂傷越深，你能擁有的快樂也越多。</text:span> <text:line-break/><text:line-break/><text:span text:style-name="T1">盛裝你的美酒的那只杯子，不也就是陶匠爐火中鍛煉過的那一只嗎？</text:span> <text:line-break/><text:line-break/><text:span text:style-name="T1">撫慰你心靈的琵琶，不正是被小刀掏削鏤空的那塊木頭嗎？</text:span> <text:line-break/><text:line-break/><text:span text:style-name="T1">當你歡樂時，深深察看你的內心，你會發現，唯有那些曾讓你悲傷的東西正給你快樂。</text:span> <text:line-break/><text:line-break/><text:span text:style-name="T1">悲傷時，不妨再度琢磨你的心，你會發現，你其實正為那些曾給你快樂的東西哭泣。</text:span> <text:line-break/><text:line-break/><text:span text:style-name="T1">你們之中有人說，「樂大於悲」。有些人則說，「不，悲大於樂。」</text:span> <text:line-break/><text:line-break/><text:span text:style-name="T1">但我跟你們說，悲歡不可分。</text:span> <text:line-break/><text:line-break/><text:span text:style-name="T1">他們結伴同來，當一個與你獨坐桌旁，別忘了，另一個正在你床上酣睡呢。</text:span></text:p>
      <text:p text:style-name="P1"><text:span text:style-name="T1">陳真</text:span><text:s/>  |  2017.09.23 22:31   |   <text:a xlink:type="simple" xlink:href="http://palinfo.habago.org/Entry?Command=Information_PrintForum&amp;iPage=123#FORUM36155"><text:span text:style-name="T2">#</text:span></text:a></text:p>
      <text:p text:style-name="P3">四十二，<text:span text:style-name="T3"> <text:line-break/><text:line-break/></text:span>剛才吃飯時，學姐問我關於宗和於<text:span text:style-name="T3">2017. 09. 14. </text:span>提供的那段視頻是否正確？<text:span text:style-name="T3"> <text:line-break/><text:line-break/></text:span>我說我沒看，因為怕看了血壓高。學姐跟我大約轉述了一下內容，我聽了差點沒氣炸，真是胡說八道一通，這怎麼會是<text:span text:style-name="T3"><text:s/>“</text:span>持平客觀<text:span text:style-name="T3">”</text:span>？<text:span text:style-name="T3"> <text:line-break/><text:line-break/></text:span>不過，我還是先不打算看它究竟怎麼講，因為不想傷害自己的健康，我也沒力氣澄清網路世界幾乎遍地都是的垃圾資訊與謠言。我只能這麼說：<text:span text:style-name="T3"> <text:line-break/><text:line-break/></text:span>世上這些事都沒啥好談的，任何人只要<text:span text:style-name="T3"><text:s/>“</text:span>願意<text:span text:style-name="T3">” </text:span>去理解，即便再複雜的事，頂多幾個月後就能弄懂一個基本大概。如果不願意去理解，那還有什麼好說的呢？<text:span text:style-name="T3"> <text:line-break/><text:line-break/></text:span>我還聽學姊說，中廣最近訪問一個它媽的什麼國際關係學者專家，說什麼羅興亞人背後是<text:span text:style-name="T3">ISIS</text:span>在撐腰。散播這種謠言，真該拖出去槍斃。人心人性實在很卑鄙，講話、寫東西往往跟放屁沒兩樣，扭曲渲染，道聽途說，信口開河。<text:span text:style-name="T3"> <text:line-break/><text:line-break/></text:span>十年前回台灣之前，我不知道誰是林志玲，至今仍不知道歌星蔡依玲長什麼樣，經常對於周遭的人的談話內容感到很納悶，因為根本不知道他們究竟是在討論誰，什麼蔡依林、林志玲、幾月天幾把刀的，討論得好像只要是人就該知道似的。我也常訝異，周遭的人怎麼對於這些人或團體如此清楚每個細節，一談起來，如數家珍。<text:span text:style-name="T3"> <text:line-break/><text:line-break/></text:span>同樣的納悶也常發生在旁人身上，比方說，人們常訝異我對於世界各國的導演或古往今來的許多作家，為何如此清楚？<text:span text:style-name="T3"> <text:line-break/><text:line-break/></text:span>這一切說穿了，其實就兩個字：<text:span text:style-name="T3">“</text:span>在乎<text:span text:style-name="T3">”</text:span>。你在乎什麼，自然就會懂得什麼。反之亦然。你不關心的事，哪怕存在一個世紀，哪怕就在你眼前，你也照樣能視而不見。<text:span text:style-name="T3"> <text:line-break/><text:line-break/></text:span>我如果跟你討論林志玲或蔡依玲，我想你也會覺得很無奈。請問是哪個<text:span text:style-name="T3"><text:s/>“</text:span>志<text:span text:style-name="T3">”</text:span>？怎麼寫？哪個<text:span text:style-name="T3"><text:s/>“</text:span>玲<text:span text:style-name="T3">” </text:span>或<text:span text:style-name="T3"><text:s/>“</text:span>伶<text:span text:style-name="T3">”</text:span>？你可能也會覺得：算了算了，這沒啥好談的，如果你真的<text:span text:style-name="T3"><text:s/>“</text:span>願意<text:span text:style-name="T3">”</text:span>、真的<text:span text:style-name="T3"><text:s/>“</text:span>想<text:span text:style-name="T3">” </text:span>了解林志玲或蔡依玲的話，那麼，你隨時都能了解一個基本大概。如果你始終還是不清楚，那意味著你對她們根本沒興趣。<text:span text:style-name="T3"><text:line-break/><text:line-break/></text:span>沒有人有義務去了解世界上每一件事，因此，不了解無所謂，一點關係也沒有。但是，對於自己不了解的事，最好的作法其實就是保持沉默。</text:p>
      <text:p text:style-name="P1"><text:span text:style-name="T1">陳真</text:span><text:s/>  |  2017.09.23 13:45   |   <text:a xlink:type="simple" xlink:href="http://palinfo.habago.org/Entry?Command=Information_PrintForum&amp;iPage=123#FORUM36154"><text:span text:style-name="T2">#</text:span></text:a></text:p>
      <text:p text:style-name="P2">三十九，<text:span text:style-name="T3"> <text:line-break/><text:line-break/></text:span>透過概念化，你很快就能掌握一套知識或一種狀況，比方說某個氧化還原的過程，比方說一種數學運算，比方說某種因果關係的建立。我<text:span text:style-name="T3"><text:s/>“</text:span>知道<text:span text:style-name="T3">” </text:span>氫和氧怎麼結合成水，我<text:span text:style-name="T3"><text:s/>“</text:span>知道<text:span text:style-name="T3">” </text:span>某個三角函數的計算，我<text:span text:style-name="T3"><text:s/>“</text:span>知道<text:span text:style-name="T3">” </text:span>某種命題與邏輯<text:span text:style-name="T3">…</text:span>透過概念化，我可以迅速<text:span text:style-name="T3"><text:s/>“</text:span>知道<text:span text:style-name="T3">” </text:span>很多東西，但我卻很難輕易了解哪怕只是一隻貓的習性或一隻蜘蛛結網的狀況。<text:span text:style-name="T3"> <text:line-break/><text:line-break/></text:span>這時候，光是<text:span text:style-name="T3"><text:s/>“</text:span>知道<text:span text:style-name="T3">” </text:span>（<text:span text:style-name="T3">knowing</text:span>）是不夠的。除了<text:span text:style-name="T3"><text:s/>“</text:span>知道<text:span text:style-name="T3">”</text:span>，你還必須有能力鑑賞（<text:span text:style-name="T3">appreciation</text:span>），就跟看一幅畫或聽一首曲子一樣，光是<text:span text:style-name="T3"><text:s/>“</text:span>看到<text:span text:style-name="T3">” </text:span>或<text:span text:style-name="T3"><text:s/>“</text:span>聽到<text:span text:style-name="T3">” </text:span>並沒有用，只要有耳朵，只要有眼睛，誰看不到聽不到？但是，這樣一種看到或聽到卻不具任何意義。<text:span text:style-name="T3"> <text:line-break/><text:line-break/></text:span>你覺得，我有可能告訴你比方說關於羅興亞人的遭遇嗎？當然不可能，除非你自己<text:span text:style-name="T3"><text:s/>“</text:span>願意<text:span text:style-name="T3">” </text:span>去<text:span text:style-name="T3"><text:s/>“</text:span>理解<text:span text:style-name="T3">” </text:span>它。我們可以<text:span text:style-name="T3"><text:s/>“</text:span>知道<text:span text:style-name="T3">” </text:span>各種科學，但卻只能<text:span text:style-name="T3"><text:s/>“</text:span>理解<text:span text:style-name="T3">” </text:span>生命。我可以告訴你某個數學定理或某個化學方程式，不管你願不願意，只要你夠聰明，就能聽懂，但我卻沒辦法告訴你一幅畫、一首歌、一個生命、一個事件，除非你<text:span text:style-name="T3"><text:s/>“</text:span>願意<text:span text:style-name="T3">” </text:span>讓它進入你的生命中，成為你的一部份。<text:span text:style-name="T3"> <text:line-break/><text:line-break/></text:span>一對戀人步入教堂，牧師問：你願意娶她為妻認他為夫、直到死亡來把你們拆散嗎？只要有生命存在的地方，<text:span text:style-name="T3">“</text:span>願不願意<text:span text:style-name="T3">” </text:span>很重要，畢竟它不僅僅是一種概念。<text:span text:style-name="T3"> <text:line-break/><text:line-break/></text:span>四十，<text:span text:style-name="T3"> <text:line-break/><text:line-break/></text:span>許多時候，與人談話往往詞窮，並非無話可說，而是對方把大門給關上了，表面上在聽，其實有聽沒有到，於是你只能啞口無言，只能哼哼哈哈。<text:span text:style-name="T3"> <text:line-break/><text:line-break/></text:span>事無大小，只有深淺。哪怕只是一句<text:span text:style-name="T3"><text:s/>“</text:span>最近忙嗎？<text:span text:style-name="T3">” </text:span>我就不知從何啟齒。你這是問真的還是問假的呢？你是期待我說謊、打馬虎眼呢？還是真心期待我說實話？重點是，我就算說了實話，你會信嗎？你能理解嗎？或者說，你<text:span text:style-name="T3"><text:s/>“</text:span>願意<text:span text:style-name="T3">” </text:span>理解嗎？<text:span text:style-name="T3"> <text:line-break/><text:line-break/></text:span>許多時候，我都很想把我往往長達二、三十頁<text:span text:style-name="T3">A4</text:span>紙張的生活作息行程表以及無數待辦事項的備忘錄帶在身邊，遇到有人要跟我質疑說我怎麼可能有多忙時，我就拿出來<text:span text:style-name="T3"><text:s/>“</text:span>證明<text:span text:style-name="T3">” </text:span>給他看。<text:span text:style-name="T3"> <text:line-break/><text:line-break/></text:span>有一回，實在受不了質疑，我就把這檔案傳給一位一直不相信我很忙的朋友看，我跟她說我無意怠慢，確實連看<text:span text:style-name="T3"><text:s/>Line</text:span>的時間也沒有，拖一兩個月才看信是很正常的，不可能隨看隨回，除非我每天都不要睡覺。結果似乎就得罪她了，從此音訊全無。這意味著，她顯然還是不相信，因為一個完全不忙的人，也許很難想像、更不用說相信什麼是辛苦操勞的忙碌人生。<text:span text:style-name="T3"> <text:line-break/><text:line-break/></text:span>一個人要工作，看門診，看會診，要買菜，要煮飯，要洗衣，要修理無數的東西，包括馬桶、車子、冷氣、溫度計、破掉的褲子、椅子、眼鏡、電風扇、列表機、漏水、電視、天花板、燈泡、水壺、影印機、電話、<text:span text:style-name="T3">DVD</text:span>放映機<text:span text:style-name="T3">...</text:span>等等等，要連絡無數的人，處理無數的公事私事，要幫忙無數朋友的許多事，要照顧家人的許多事，包括就醫，當司機，當祕書，處理各種突發緊急事項，跑郵局跑銀行，回覆成千上百的信，要貸款，要轉貸，辦增貸，借信貸，要給一些單位和人員上課，要準備教材，幫病人跑法院，要開會，要寫書，要整理二十幾年的筆記檔案，要整理一大堆更早之前寫的資料，要做研究，要讀書，自己也要看病<text:span text:style-name="T3">…</text:span>等等等等等，根本講不完。<text:span text:style-name="T3"> <text:line-break/><text:line-break/></text:span>搬家來高雄快一年，至今仍以沙發當床，苦不堪言，根本沒時間整理出床舖來。但我卻經常老是得回答我<text:span text:style-name="T3"><text:s/>“</text:span>在忙什麼？<text:span text:style-name="T3">” </text:span>的質疑，不管我怎麼說，都沒有人相信。有啦，學姐當然會相信。<text:span text:style-name="T3"> <text:line-break/><text:line-break/></text:span>朋友們常會反駁說，如果你很忙，怎麼可能還有時間寫留言板？我聽了也只能啞口無言。我很忙，可是我還是一樣看電影，一樣打球，一樣每天洗兩三次澡，一樣陪家人去看醫生，一樣每天發呆看天上的白雲，看遠處的壽山，這一切不就是我忙的一部份？這有什麼好爭辯的？何況寫留言板都是利用零零碎碎的時間寫，花的時間極少。每個人有他自己覺得重要的事，寫巴勒網至少是我自願的。<text:span text:style-name="T3"> <text:line-break/><text:line-break/></text:span>這事告訴我們：理解一件事並不容易。首先，你得<text:span text:style-name="T3"><text:s/>“</text:span>相信<text:span text:style-name="T3">”</text:span>，信者為真。只要你<text:span text:style-name="T3"><text:s/>“</text:span>願意<text:span text:style-name="T3">” </text:span>相信，其它的其實也就沒什麼好說的了。一個會相信你的人，你怎麼說，他就怎麼信；一個不願意相信你的人，其實你就算再怎麼舉證，他也還是一樣不信或半信半疑。<text:span text:style-name="T3"> <text:line-break/><text:line-break/></text:span>連<text:span text:style-name="T3"><text:s/>“</text:span>忙不忙<text:span text:style-name="T3">” </text:span>這樣一種根本不具有任何價值判斷的事，相信者都已如此稀少，更不用說那些涉及價值判斷的生命抉擇了。我若跟你說，我有許多機會當大官或擁有醫界、學界權位，但我不要，你信嗎？<text:span text:style-name="T3"> <text:line-break/><text:line-break/></text:span>四十一，<text:span text:style-name="T3"> <text:line-break/><text:line-break/></text:span>我常說，知識的累積與傳遞，需要一個東西叫做證詞（<text:span text:style-name="T3">testimony</text:span>）。其實我並不知道地球是否真的是圓的，我也不知道川普是不是真的是美國總統，所有這些知識，我其實都是<text:span text:style-name="T3"><text:s/>“</text:span>聽人家說的<text:span text:style-name="T3">”</text:span>，而不是自己的研究結論。<text:span text:style-name="T3">“</text:span>聽人家說的<text:span text:style-name="T3">” </text:span>就是一種證詞，透過無數的證詞做為一套<text:span text:style-name="T3"><text:s/>“</text:span>基本命題<text:span text:style-name="T3">” </text:span>題庫，建構起一種理解世界的基本架構。<text:span text:style-name="T3"> <text:line-break/><text:line-break/></text:span>當一個國家或主流勢力要進行洗腦時，這些<text:span text:style-name="T3"><text:s/>“</text:span>基本命題<text:span text:style-name="T3">” </text:span>就是他所要著力的地方，讓你相信比方說<text:span text:style-name="T3"><text:s/>“</text:span>中國是邪惡殘暴的<text:span text:style-name="T3">”</text:span>，或是<text:span text:style-name="T3"><text:s/>“</text:span>美國是熱愛民主自由與人權的<text:span text:style-name="T3">”</text:span>、<text:span text:style-name="T3">“</text:span>台獨是台灣人唯一的活路<text:span text:style-name="T3">” </text:span>等等等。當你信仰這樣一些基本命題時，你看世界的眼光也就整個跟著改變了。這時候，我就算再怎麼舉證美國殘害千萬條人命的鐵證，你也還是不會相信。除非有一天，你真的<text:span text:style-name="T3"><text:s/>“</text:span>願意<text:span text:style-name="T3">” </text:span>相信了，你看待世界的眼光才會整個跟著改變。<text:span text:style-name="T3"> <text:line-break/><text:line-break/></text:span>面對一樣的鐵證如山，結果甲信，乙卻不信。此時，溝通已到盡頭，剩下的就是看乙願不願意相信了。<text:span text:style-name="T3"> <text:line-break/><text:line-break/></text:span>我們不可能改變一種眼光，除非改變構成該眼光的那些往往純屬虛構的基本命題。</text:p>
      <text:p text:style-name="P1"><text:span text:style-name="T1">陳真</text:span><text:s/>  |  2017.09.22 16:31   |   <text:a xlink:type="simple" xlink:href="http://palinfo.habago.org/Entry?Command=Information_PrintForum&amp;iPage=123#FORUM36153"><text:span text:style-name="T2">#</text:span></text:a></text:p>
      <text:p text:style-name="P3">三十八，<text:span text:style-name="T3"> <text:line-break/><text:line-break/></text:span>這裏有張照片：<text:span text:style-name="T3">https://goo.gl/pRQtsg <text:line-break/><text:line-break/></text:span>照片上頭標題寫著：<text:span text:style-name="T3">“</text:span>在孟加拉某個難民營，那些在九零年代就從緬甸逃難出來的羅興亞人，提供食物、衣物和帳蓬等等給那些新來的難民，因為他們特別需要這些東西。<text:span text:style-name="T3">” <text:line-break/><text:line-break/></text:span>我並不是刻意挑選這照片，而只是剛好看到。這照片沒什麼特別，但我想說的是，任何一個人事物，都不是你一時興起、谷歌一下或百度一下就能理解。但是，網路世界卻帶來這樣一種錯覺，彷彿只要參拜一下谷歌大神或百度大帝，人人馬上就能成為專家。<text:span text:style-name="T3"> <text:line-break/><text:line-break/></text:span>平常看診，最怕這類谷歌醫學院畢業的病人，稍微谷歌一下，儼然就像你的指導教授似的，指導你應該怎麼開藥。如果醫學這麼簡單，花個幾分鐘谷歌一下就能弄懂，那還需要念個七年書、外加臨床訓練個四、五年，前後十多年才能成為一名醫師嗎？<text:span text:style-name="T3"> <text:line-break/><text:line-break/></text:span>我還想說的是，過度<text:span text:style-name="T3"><text:s/>“</text:span>概念化<text:span text:style-name="T3">” </text:span>的失真問題。真者，<text:span text:style-name="T3">authenticity</text:span>也，不是真假的真，是事關血肉的真，真實的真。我們必須透過一定程度的概念化才能理解世界，理解問題，但你得知道，當一個人事物被概念化時，將會有多少實質血肉在這過程中消失了。<text:span text:style-name="T3"> <text:line-break/><text:line-break/>“</text:span>概念化<text:span text:style-name="T3">” </text:span>在知識的建構與理解上是必要的，但它終究還是得依靠一定程度的實質性內涵，方能支撐起一個個概念。比方說你看這張照片，你怎麼對它進行概念化？或者說，你怎麼描述它？它可以有無數種描述方式不是嗎？但是不管哪一種描述或所有描述的總和，事實上仍然都還離<text:span text:style-name="T3"><text:s/>“</text:span>真實<text:span text:style-name="T3">” </text:span>很遠很遠。<text:span text:style-name="T3"> <text:line-break/><text:line-break/></text:span>只要你盯著照片仔細看，也許就能了解我想說卻說不上來的那些東西。</text:p>
      <text:p text:style-name="P1"><text:span text:style-name="T1">陳真</text:span><text:s/>  |  2017.09.22 09:44   |   <text:a xlink:type="simple" xlink:href="http://palinfo.habago.org/Entry?Command=Information_PrintForum&amp;iPage=123#FORUM36152"><text:span text:style-name="T2">#</text:span></text:a></text:p>
      <text:p text:style-name="P6"><text:span text:style-name="T1">三十七，</text:span> <text:line-break/><text:line-break/><text:span text:style-name="T1">這是今天早上收到來自</text:span>UNHCR<text:span text:style-name="T1">（聯合國難民署）的一封電子信，寄給所有曾經捐款給他們或是曾支持其活動者。網址：</text:span>http://www.unhcr.org/ <text:line-break/><text:line-break/>Dr. Chen, <text:line-break/><text:line-break/>As you may already know, hundreds of thousands of Rohingya families are fleeing Myanmar for their lives. Many are women and children who have walked for days in the jungle to reach safety in Bangladesh. They arrive exhausted and hungry. <text:line-break/><text:line-break/>Support from people like you has already allowed UNHCR to airlift vital aid and tents – but refugee camps are still at a breaking point. Donations are urgently needed to deliver much needed supplies like mosquito nets, tarps and food. <text:line-break/><text:line-break/>The stateless Rohingya minority in Myanmar have been described by the United Nations as "the most persecuted people in the world." In the past three weeks alone more than four hundred thousand have fled murder, rape, torture and the burning of their villages. <text:line-break/><text:line-break/>Thanks to your past support, refugees around the world have received lifesaving supplies. Make a gift again today, and your donation will go directly to helping Rohingya refugees suffering during this crisis. Generous support from people like you has already helped so much, but so much more needs to be done. <text:line-break/><text:line-break/>Please consider giving generously during this crisis. <text:line-break/><text:line-break/>Thank you for your help during this difficult time. <text:line-break/><text:line-break/>Anne-Marie Grey <text:line-break/>Executive Director and CEO <text:line-break/>The UN Refugee Agency <text:line-break/><text:line-break/><text:span text:style-name="T1">大約翻譯如下：</text:span> <text:line-break/><text:line-break/><text:span text:style-name="T1">陳醫師，</text:span> <text:line-break/><text:line-break/><text:span text:style-name="T1">也許如您所知，數十萬個羅興亞人的家庭為了活命，逃出緬甸。其中很多是婦女和小孩，她們在叢林之中步行幾天後，在精疲力竭與饑餓中，抵達孟加拉的安全處所。</text:span> <text:line-break/><text:line-break/><text:span text:style-name="T1">由於那些像您一樣的聲援者之努力，聯合國難民署終於獲准空運民生重要物資與帳蓬進入救援，但難民營依然人滿為患，我們依舊需要更多的資助，以提供蚊帳、防水布及食物。</text:span> <text:line-break/><text:line-break/><text:span text:style-name="T1">居住緬甸卻沒有國籍的少數民族</text:span>—<text:span text:style-name="T1">羅興亞人，聯合國曾形容他們是</text:span><text:s/>“<text:span text:style-name="T1">世界上最被迫害的一群人</text:span>”<text:span text:style-name="T1">，光是在過去三個星期內，就有高達四十萬的難民，面臨謀殺、強姦與刑求，逃離被縱火焚燒的村落家園。</text:span> <text:line-break/><text:line-break/><text:span text:style-name="T1">謝謝您過去以來的支持，使得世界各地的難民得以獲得救命物資。希望您能繼續捐助，它將會直接用於羅興亞人身上，協助他們減緩面對此次災難危機所承受的痛苦。人們的慷慨解囊，對於難民提供巨大的幫助，但仍然還是需要更多的援助。</text:span> <text:line-break/><text:line-break/><text:span text:style-name="T1">很感謝您這段時間以來的幫忙，希望您能繼續伸出援手。</text:span> <text:line-break/><text:line-break/><text:span text:style-name="T1">安瑪莉格雷</text:span><text:s/><text:span text:style-name="T1">敬上</text:span> <text:line-break/><text:span text:style-name="T1">聯合國難民署執行長</text:span> <text:line-break/><text:line-break/>2017. 09. 22.</text:p>
      <text:p text:style-name="P5"/>
      <text:p text:style-name="P1"><text:span text:style-name="T1">陳真</text:span><text:s/>  |  2017.09.21 23:40   |   <text:a xlink:type="simple" xlink:href="http://palinfo.habago.org/Entry?Command=Information_PrintForum&amp;iPage=124#FORUM36151"><text:span text:style-name="T2">#</text:span></text:a></text:p>
      <text:p text:style-name="P2">三十四，<text:span text:style-name="T3"> <text:line-break/><text:line-break/></text:span>把羅興亞人長達至少半個多世紀的恐怖遭遇說成雙方交戰，是眛著良心的睜眼瞎話，那就如同說猶太人和納粹進行交戰而非被迫害一樣荒唐。把羅興亞人所遭受的長期姦殺擄掠，說成是由美國所唆使、故意要引誘緬軍來屠殺的一樁苦肉計陰謀，何止腦殘，更是無恥下流。<text:span text:style-name="T3"> <text:line-break/><text:line-break/></text:span>進行這種低能無恥的<text:span text:style-name="T3"><text:s/>“</text:span>討論<text:span text:style-name="T3">”</text:span>，真是很不對等。我是要怎樣？寫一本教科書從頭一一教起嗎？還是再寫一本<text:span text:style-name="T3"><text:s/>“</text:span>羅興亞人悲歌<text:span text:style-name="T3">” </text:span>的小冊子？我是有能力寫，只是這種事，寫起來滿紙污穢，十分傷神。事實上，長達半個多世紀，甚至近百年，相關資料早已汗牛充棟，任何人只要有心了解，不用發愁找不到資料。<text:span text:style-name="T3"> <text:line-break/><text:line-break/></text:span>當然，人間不平事那麼多，誰也沒義務非得去了解某個族群或某個事件不可，但是，不了解沒關係，人總不應該瞎掰造謠，任意信口開河，畢竟每一樁姦殺擄掠的背後，都有個承受至痛的生命。我們終究不是在討論電玩遊戲，也不是吃飽飯沒事幹上網來串門子聊八卦。鄰有喪，尚且不巷歌，何況百萬生靈塗炭。惻隱之心，人皆有之。這理應只是人性之常，並不是什麼故作崇高的道德標準。<text:span text:style-name="T3"> <text:line-break/><text:line-break/></text:span>三十五，<text:span text:style-name="T3"> <text:line-break/><text:line-break/></text:span>所謂戰爭或交戰，指的是雙方各有相當數目的傷亡。這次事件，根據國際特赦組織（<text:span text:style-name="T3">AI</text:span>）等人權機構的各項報告，緬軍殺害了數千個羅興亞人，無數人失蹤，短短兩周內，製造<text:span text:style-name="T3">27</text:span>萬個境外難民及<text:span text:style-name="T3">3</text:span>萬個境內難民，摧毀數千棟房屋，燒光無數村落，大規模輪姦，甚至姦殺，集體活人焚燒，朝著逃難人群開槍，進行無差別攻擊，連婦女甚至小孩也不放過，數不清的各項非法處決與刑求，甚至在難民逃難路線上埋設國際禁用的<text:span text:style-name="T3"><text:s/>“</text:span>殺傷人員地雷＂等等等。<text:span text:style-name="T3"> <text:line-break/><text:line-break/></text:span>至於緬軍這一方呢？請問緬軍死了多少人？我不知道數字，好像連一個也沒有。就算有，必然也是微乎其微，因為羅興亞人並無武裝。這是一種屠殺，這是種族滅絕，不是戰爭。<text:span text:style-name="T3"> <text:line-break/><text:line-break/></text:span>三十六，<text:span text:style-name="T3"> <text:line-break/><text:line-break/>2017</text:span>年<text:span text:style-name="T3">9</text:span>月<text:span text:style-name="T3">10</text:span>號，<text:span text:style-name="T3">AI </text:span>的報告指出：<text:span text:style-name="T3"> <text:line-break/><text:line-break/>“</text:span>攤開在我們眼前的是種族淨化，鎖定羅興亞人為攻擊目標，因其種族與宗教之不同而施加攻擊，包括謀殺及強制遷徙。以法律術語而言，這是一種反人道罪行。緬甸政府應立即停止這項種族清洗罪行，停止駭人聽聞的迫害行動，並應允許人道救援團體進入救助難民，允許拆除地雷團隊進入。＂<text:span text:style-name="T3"> <text:line-break/><text:line-break/>AI </text:span>去年（<text:span text:style-name="T3">2016</text:span>）年十二月的報告亦指出，緬軍所犯下之罪行包括針對羅興亞人進行非法處決與刑求，任意屠殺對象包括婦女，甚至連小孩也不放過，同時還針對羅興亞婦女進行大規模強姦，焚燒無數村落與數千個家庭，針對男女老幼不分婦女小孩及整個家庭的一種<text:span text:style-name="T3"><text:s/>“</text:span>無差別攻擊<text:span text:style-name="T3">”</text:span>。許多難民指證，緬軍往往把羅興亞人從家中拖出來，男的當場殺害，年輕女性則遭到輪姦。<text:span text:style-name="T3"> <text:line-break/><text:line-break/>AI</text:span>表示，這是純粹針對特定族群的一種反人道罪行，一種極其邪惡而且<text:span text:style-name="T3"><text:s/>“</text:span>完全不成比例<text:span text:style-name="T3">” </text:span>的屠殺與攻擊。<text:span text:style-name="T3">AI</text:span>並強調，這並非緬軍個人作為，而是由國家所發動的系統性、廣泛性的大規模國家政策性作為。<text:span text:style-name="T3"> <text:line-break/><text:line-break/>AI</text:span>表示，目前尚無法精確評估死難人數，主要原因之一是翁山蘇姬主政的緬甸政府全力掩蓋，並阻止國外調查與國內報導。目前傷亡人數之估算，很可能只是冰山一角。<text:span text:style-name="T3">AI</text:span>並指證緬軍曾在某天，派遣武裝直升機進入村落，任意射殺數百名驚慌逃竄的男女老幼，縱火焚燒數百個家庭，全部付之一炬。<text:span text:style-name="T3"> <text:line-break/><text:line-break/>AI</text:span>譴責翁山蘇姬以恐怖份子形容羅興亞人，並以反恐為名，行屠殺種族之實，包括燒毀當地清真寺與學校。<text:span text:style-name="T3">AI</text:span>表示，羅興亞難民中有不少孕婦、新生兒以及無數病人，面臨嚴重營養不良與各項醫療問題，緬甸官方卻禁止一切人道救援物資與醫療資源的進入。翁山蘇姬甚至反過頭來譴責國際人權機構及聯合國難民署企圖資助恐怖份子。今年九月初，當人道災難達到最高點時，翁山蘇姬甚至把攻擊矛頭指向緬甸境內的慈善團體，指控他們供給食物給所謂恐怖份子。<text:span text:style-name="T3">2017</text:span>年九月七日，<text:span text:style-name="T3">AI</text:span>發表聲明譴責翁山主政的緬甸政府<text:span text:style-name="T3"><text:s/>“</text:span>把整個羅興亞族群當成國家仇敵＂。<text:span text:style-name="T3"> <text:line-break/><text:line-break/></text:span>三年多前，<text:span text:style-name="T3">AI</text:span>曾引用一位曾經獲准在<text:span text:style-name="T3">2014</text:span>年<text:span text:style-name="T3">7</text:span>月進入緬甸境內難民營的聯合國資深官員的說法。這位官員說，他個人曾經處理過各種人道災難事件，<text:span text:style-name="T3">“</text:span>但是，羅興亞難民營的悲慘處境之可怕，卻是我個人生平所不曾見過＂。<text:span text:style-name="T3"> <text:line-break/><text:line-break/></text:span>請注意喔，這是幾年前的報告。我只是想說，這些事並不是今天才發生，國際人權組織也不是什麼美國一聲令下就突然開始狂吠的走狗。這類荒唐指控，純粹就是瞎掰胡扯。</text:p>
      <text:p text:style-name="P1"><text:span text:style-name="T1">陳真</text:span><text:s/>  |  2017.09.21 13:49   |   <text:a xlink:type="simple" xlink:href="http://palinfo.habago.org/Entry?Command=Information_PrintForum&amp;iPage=124#FORUM36150"><text:span text:style-name="T2">#</text:span></text:a></text:p>
      <text:p text:style-name="P3">三十三，<text:span text:style-name="T3"> <text:line-break/><text:line-break/></text:span>最近一兩個月，頻頻和我黨外時最要好的幾位朋友（同時也是前輩）碰面。他們曾位居要津，如今年華老去，時不我予。當我們談到當今政壇上這些汲汲營營於個人權位的人渣小癟三時，我開玩笑說，我平常偶爾看個報紙，經常飽受驚嚇，往往一不小心就會看到誰當上了什麼大官，什麼部長、主委的，動輒主管幾千幾百億的預算。我說，這些窩囊廢，就算分贓分得再少，現在也個個至少都是國營事業的董事長起跳。<text:span text:style-name="T3"> <text:line-break/><text:line-break/></text:span>過去經常有人問我，你想做的一些事，何必那麼辛苦從事？你只要透過你的人脈，要求他們去做，或是乾脆自己當官，不就馬上可以做到你想做的事？對此我常啞口無言。但啞口無言並非無話可說，而是我知道有些話因為涉及背後整個世界觀、整個<text:span text:style-name="T3"><text:s/>form of life</text:span>的不同，就算說了也是白說，一來對方聽不懂，二來就算懂，人家也不會相信。一個嚮往或相信某種東西<text:span text:style-name="T3">—</text:span>例如權力與金錢地位<text:span text:style-name="T3">—</text:span>的人，不可能相信有人會排斥權力與金錢地位。<text:span text:style-name="T3"> <text:line-break/><text:line-break/></text:span>別說我，就說林義雄好了。他若真的<text:span text:style-name="T3"><text:s/>“</text:span>只是<text:span text:style-name="T3">” </text:span>想停建核四或<text:span text:style-name="T3"><text:s/>“</text:span>只是<text:span text:style-name="T3">” </text:span>想修改公投法，那還不簡單，他只要對民進黨一聲令下就絕對能辦到。萬一還是辦不到，那他就自己當總統，不就得了，想幹啥就能幹啥，何必辛苦戴著斗笠全台灣走透透，宣揚、要求修改公投法？<text:span text:style-name="T3"> <text:line-break/><text:line-break/></text:span>過去這<text:span text:style-name="T3">20</text:span>年來，林義雄若想當總統，沒有任何人能選得贏他，更不用說當什麼行政院長了。這些年，你就算跪著給他磕頭喊他阿公，他也不會願意當官。為什麼呢？他想要做的那些事，只要當上大官或當上總統，不就馬上可以全部解決了不是嗎？就連那些窩囊低能的小癟三每個都能當大官了，林義雄會連一官半職都當不上？<text:span text:style-name="T3"> <text:line-break/><text:line-break/></text:span>我常舉墨西哥的游擊隊蒙面俠<text:span text:style-name="T3">Marcos</text:span>為例，他在墨西哥民間聲望很高，只要願意跟政府和談，一官半職跑不掉，擔任領導人也不成問題，但他不求任何權力，因為他說，他想從事的事，與權力無關。依我看，他是相信詩的。詩，就像天上的星，只要記住它的位置，我們就不會迷失在遠方。<text:span text:style-name="T3"> <text:line-break/><text:line-break/></text:span>雖然我很排斥使用<text:span text:style-name="T3"><text:s/>“</text:span>公民<text:span text:style-name="T3">” </text:span>或<text:span text:style-name="T3"><text:s/>“</text:span>公民社會<text:span text:style-name="T3">” </text:span>這樣一些在島內被綠油油的人渣剽竊的詞，但是一時也想不出發明其它更好的詞來取代，於是就姑且用之。公民社會是這樣一種力量，它屬於一個個的個人，獨立於國家，獨立於權力之外，相信價值，而非價格，相信善，而不是相信權力。一個英明君主或可帶來一段時間內的社會昌盛，但萬一來個昏君呢？或是萬一你自己就是昏君呢（想想翁山蘇姬），那該怎麼辦？<text:span text:style-name="T3"> <text:line-break/><text:line-break/></text:span>一如勇氣，權力本身是盲目的，它不會<text:span text:style-name="T3"><text:s/>“</text:span>自動<text:span text:style-name="T3">” </text:span>往一個良善的方向走去，除非有一股獨立於政治、獨立於利害與個人權位盤算之外的力量，我們才有可能知道應該走往何處去。兩岸三地在這方面是一片沙漠，全是當權者說了算。特別是台灣，更是離譜；所謂公民的力量，被政治操弄成為一種權位跳板，一股更為卑鄙齷齪與貪婪的政治惡勢力。<text:span text:style-name="T3"> <text:line-break/><text:line-break/></text:span>類似像以上這樣一些說法，其實是說不完的，而且說來瑣碎蒼白而缺乏意義。它只能說是<text:span text:style-name="T3"><text:s/>“</text:span>第一課<text:span text:style-name="T3">”</text:span>。絕大多數時候，在一種公眾場合下（例如留言板），為了讓別人能看懂，你也只能談第一課，畢竟它具體而可輕易描述。但我還有許許多多放在倉庫終年不見天日的第二課、第三課、第四課<text:span text:style-name="T3">…</text:span>，那才是我真正想說的，只是表達能力不足，思維有限，難以窮盡其萬一。<text:span text:style-name="T3"> <text:line-break/><text:line-break/></text:span>最近跟這些昔日生死之交見面，談到我的口才，我說我黨外時原本十分引以為傲的口才，不知道為什麼，飄洋過海十年，念了幾本書之後，居然完全退化，退化到好像連在路邊買一杯飲料都會害怕表達不來，得先在心裏默念好幾遍，事先準備好一套句子，例如：<text:span text:style-name="T3">“</text:span>你好，我想買一杯檸檬綠茶，無糖，少冰<text:span text:style-name="T3">”</text:span>。<text:span text:style-name="T3"> <text:line-break/><text:line-break/></text:span>學姊說，我口才退化變成啞巴，是因為喪失了以某種方式談論某些瑣碎事情的衝動。也許確實如此，總覺得自己不管講什麼或寫什麼，都只是一些很蒼白很沒有意義的話語。<text:span text:style-name="T3">“</text:span>寫<text:span text:style-name="T3">”</text:span>，勉強還好，畢竟不用見人，臉皮還掛得住，若是<text:span text:style-name="T3"><text:s/>“</text:span>說<text:span text:style-name="T3">” </text:span>就不行了，連舌頭都不聽使喚，羞於動作了。<text:span text:style-name="T3"> <text:line-break/><text:line-break/></text:span>齊克果有這麼一段話，也許可以做為<text:span text:style-name="T3"><text:s/>“</text:span>第二課<text:span text:style-name="T3">” </text:span>的開場白。他說：<text:span text:style-name="T3"> <text:line-break/><text:line-break/>A man prayed, and at first he thought that prayer was talking. But he became more and more quiet until in the end he realized prayer is listening. <text:line-break/><text:line-break/></text:span>一個人禱告時，一開始總以為禱告當然就是說話呀，但是慢慢地，他卻變得越來越靜，他似乎意識到：禱告並非訴說，而是聆聽。</text:p>
      <text:p text:style-name="P1"><text:span text:style-name="T1">陳真</text:span><text:s/>  |  2017.09.21 10:50   |   <text:a xlink:type="simple" xlink:href="http://palinfo.habago.org/Entry?Command=Information_PrintForum&amp;iPage=124#FORUM36149"><text:span text:style-name="T2">#</text:span></text:a></text:p>
      <text:p text:style-name="P2">三十二，<text:span text:style-name="T3"> <text:line-break/><text:line-break/></text:span>緬甸的事我還沒寫完，估計可以寫到編號一百或兩百都不成問題。<text:span text:style-name="T3"> <text:line-break/><text:line-break/></text:span>我沒有什麼<text:span text:style-name="T3"><text:s/>"</text:span>特殊<text:span text:style-name="T3">" </text:span>情懷，只有正常人理應要有的正常感受與反應。<text:span text:style-name="T3"> <text:line-break/><text:line-break/></text:span>國家有國家的盤算與作法，但你我並不是國家。國家不是人，但我們卻是一個個活生生的個人。在國家之外，人得有自己的眼光、見識與情感，這樣一種力量，叫做公民社會。這個詞，在台灣被一群綠油油的人渣給長年拿去用了，所以讓人聽了很想吐很齷齪，就跟人權與自由一樣，被人渣給剽竊了，但我們總不能因為標籤被偷走，就連其血肉也一併要放棄。<text:span text:style-name="T3"> <text:line-break/><text:line-break/></text:span>亞里斯多德說：<text:span text:style-name="T3">"Courage is the first of human qualities because it is the quality which guarantees the others." </text:span>意思是說，勇氣是人類一切美德之首，因為它確保了其它美德實踐的可能性。一個人有好多美德固然很好，但是倘若他膽小如鼠，瞻前顧後，畏首畏尾，那麼，再多的美德也枉然，不過一番空談。<text:span text:style-name="T3"> <text:line-break/><text:line-break/></text:span>對此，我的看法稍微有點不一樣，我認為，一切美德得有個<text:span text:style-name="T3"><text:s/>"</text:span>基礎<text:span text:style-name="T3">"</text:span>，就像蓋房子得打個地基一樣，這個基礎的<text:span text:style-name="T3">X</text:span>軸與<text:span text:style-name="T3">Y</text:span>軸，不外就是情感與理性。勇氣只是眾多美德之一，勇氣固然提供了一時實踐的<text:span text:style-name="T3"><text:s/>"</text:span>動力<text:span text:style-name="T3">"</text:span>，但是動力本身是盲目的，唯有情感與理性能提供一種眼光，一種指引，一種長遠<text:span text:style-name="T3"><text:s/>"</text:span>方向<text:span text:style-name="T3">"</text:span>。<text:span text:style-name="T3"> <text:line-break/><text:line-break/></text:span>我認識島內許多綠油油的腦殘人士，很多是我的好朋友，通常是一些很基層的民眾，受教育程度不高，但是很勇敢。過去打擊蔣家的年代，他們往往奮不顧身，如今打擊對岸共匪也一樣很勇敢。將來兩岸倘若兵戎相見，綠營檯面人物我敢保證絕對全部跑光光或者改喊<text:span text:style-name="T3"><text:s/>"</text:span>打倒台獨，祖國萬歲<text:span text:style-name="T3">"</text:span>，但是這些基層民眾卻很可能會和解放軍拼命。<text:span text:style-name="T3"> <text:line-break/><text:line-break/></text:span>你不能說他們不勇敢，但他們究竟是<text:span text:style-name="T3"><text:s/>"</text:span>為了什麼<text:span text:style-name="T3">" </text:span>而如此勇敢卻是個問題。也許為了一個無惡不作無所不貪的人渣黨，也許為了所謂<text:span text:style-name="T3"><text:s/>"</text:span>台灣人的尊嚴<text:span text:style-name="T3">"</text:span>，也許為了荒唐透頂的所謂民主，更多時候是為了某種洗腦教育下的仇中意識，這樣一種勇敢是很盲目的，有了它，一旦實踐起來，反而更恐怖，一切美德將毀於一旦。<text:span text:style-name="T3"> <text:line-break/><text:line-break/></text:span>我要說的是，在我們質問怎麼做某些事之前，不如先想想我對這些事究竟懷有多少情感？擁有多少相關知識、理性與見解？<text:span text:style-name="T3"> <text:line-break/><text:line-break/></text:span>巴勒網每個月靜站，快滿十年了。每次像一尊銅像站在那邊日曬雨淋的時候，過往路人經常會嘲笑我們這樣做<text:span text:style-name="T3"><text:s/>"</text:span>沒有用啦<text:span text:style-name="T3">"</text:span>。但是，<text:span text:style-name="T3">"</text:span>有沒有用<text:span text:style-name="T3">" </text:span>不該是第一道命題。該不該做或想不想做才是應該最先要發問的。而且，<text:span text:style-name="T3">"</text:span>想不想<text:span text:style-name="T3">" </text:span>比<text:span text:style-name="T3"><text:s/>"</text:span>該不該<text:span text:style-name="T3">" </text:span>還重要，因為<text:span text:style-name="T3"><text:s/>"</text:span>該不該<text:span text:style-name="T3">" </text:span>只是道德上的抽象<text:span text:style-name="T3"><text:s/>"</text:span>應然<text:span text:style-name="T3">"</text:span>，<text:span text:style-name="T3">"</text:span>想不想<text:span text:style-name="T3">" </text:span>才是情感血肉。<text:span text:style-name="T3"> <text:line-break/><text:line-break/></text:span>一個媽媽去廟裏給家人上香祈福，對著菩薩，嘴裏念念有詞，倘若有個路人經過，對她嘲笑說：<text:span text:style-name="T3">"</text:span>這樣做沒有用啦<text:span text:style-name="T3">"</text:span>，這樣的一種嘲笑是不是很奇怪？<text:span text:style-name="T3">"</text:span>有沒有用<text:span text:style-name="T3">" </text:span>當然很重要，但它是根本命題嗎？那位媽媽之所以<text:span text:style-name="T3"><text:s/>"</text:span>很想<text:span text:style-name="T3">" </text:span>這麼做才是重點吧。任何作法，只要有一絲絲可能性，只要存在一點點希望，她就不會放棄。<text:span text:style-name="T3"> <text:line-break/><text:line-break/></text:span>再說，這個媽媽為了她的家人或小孩，當然不會只是拜拜而已而其它什麼都不做，她一定分分秒秒就始終活在那樣一個<text:span text:style-name="T3"><text:s/>"</text:span>很想要有益於家人<text:span text:style-name="T3">" </text:span>的<text:span text:style-name="T3"><text:s/>"</text:span>世界<text:span text:style-name="T3">" </text:span>中，她的整個生命基本上就是那樣，她的情感與理性，將會引導她始終往某個對家人有利的方向去做每一件事。<text:span text:style-name="T3"> <text:line-break/><text:line-break/></text:span>我最近生病了，累壞了，等一下要去看醫生，倘若不是為了某種情感，我哪會去看什麼醫生，死了就算了，死了我還覺得更乾脆呢，我根本不會想要愛惜自己的生命。我想說的是，<text:span text:style-name="T3">"</text:span>應該怎麼做<text:span text:style-name="T3">" </text:span>的問題得放在一個更大的架構下來看，亦即你<text:span text:style-name="T3"><text:s/></text:span>究竟<text:span text:style-name="T3"><text:s/>"</text:span>怎麼活<text:span text:style-name="T3">"</text:span>，究竟<text:span text:style-name="T3"><text:s/>"</text:span>為了什麼而活<text:span text:style-name="T3">"</text:span>，究竟<text:span text:style-name="T3"><text:s/>"</text:span>活在一個什麼樣的世界中<text:span text:style-name="T3">"</text:span>？<text:span text:style-name="T3"> <text:line-break/><text:line-break/></text:span>這裏講的<text:span text:style-name="T3"><text:s/>"</text:span>世界<text:span text:style-name="T3">"</text:span>，指的是一種<text:span text:style-name="T3"><text:s/>form of life</text:span>，一種生命的基調，意即你求的究竟是什麼？在乎的是什麼？一個遠方所謂陌生人的痛苦究竟能不能傷了你的心？<text:span text:style-name="T3">...</text:span>等等這樣一些問題，也許才是根本命題。<text:span text:style-name="T3"> <text:line-break/><text:line-break/></text:span>當然，如果一定要把事情講得很粗糙，我還是可以說說該怎麼做：<text:span text:style-name="T3"> <text:line-break/><text:line-break/></text:span>首先，你得長期不斷以某種眼光關注世界，了解它裏頭究竟發生一些什麼事，把它弄懂，讓別人家的事變成你家的事那樣熟悉且重要。<text:span text:style-name="T3"> <text:line-break/><text:line-break/></text:span>其次，你可以進一步把你知道的事，告訴別人。你可以自己寫，自己講，也可以翻譯他人文章，幫忙傳遞訊息。看到謠言，看到不義之事就挺身而出。<text:span text:style-name="T3"> <text:line-break/><text:line-break/></text:span>或者，你也可以支持各種相關的團體或組織；可以寫信，表達支持或反對，也可以連署，或者參與各種活動，或者捐款贊助，或者捐款救助；倘若你有一百塊多出來的錢，那你就把它捐出去送給那些真正需要它的當事人或團體；倘若你有用不上的衣物或各種物品，就拿去送給需要它們的當事人或團體，努力使相關力量持續壯大；又或者，你也可以自己組織一個團體，致力於某件事；又或者你也可以像<text:span text:style-name="T3">John Pilger </text:span>那樣，親身去做各種調查，公諸於世。<text:span text:style-name="T3"> <text:line-break/><text:line-break/></text:span>將近三十年前，當我還是個大學生，當我那時窮到根本一年吃不到五頓飽飯時，光憑著一支筆，我照樣可以花兩個月的時間寫出台灣第一篇兒童人權報告，花一年的時間，像傳教士一樣，到處演講，組織台灣第一個兒福團體，成功地提高台灣的兒福預算數十倍，成功地推動重症兒童免費醫療等等。台灣目前各大社運團體，從環保到人權，從醫療到社福到政治，乃至這個人渣黨，我都是參與創立者之一。<text:span text:style-name="T3"> <text:line-break/><text:line-break/>"</text:span>應該怎麼做？<text:span text:style-name="T3">" </text:span>這問題其實講不完，這就好像問一個爸爸或媽媽說<text:span text:style-name="T3"><text:s/>"</text:span>你們打算怎麼照顧好你的家人<text:span text:style-name="T3">" </text:span>一樣？<text:span text:style-name="T3">"</text:span>應該怎麼做？<text:span text:style-name="T3">" </text:span>這寫得完講得完嗎？更重要的是，這還需要問嗎？<text:span text:style-name="T3"> <text:line-break/><text:line-break/></text:span>比方說，緬甸駐中國不是有大使館嗎？你可以去大使館門口舉牌站樁或乾脆把它包圍起來啊。如果你要捐錢，我可以告訴你許多可靠的國際性捐款管道，不管是捐款人權組織或透過慈善團體捐給個人都行。如果你懂英文或其它外文，就平常且長期性地多做點功課，教育自己，或許也能讓更多人知道真實狀況。<text:span text:style-name="T3"> <text:line-break/><text:line-break/></text:span>更根本的作法還很多，包括風花雪月琴棋書畫都很有用。我相信詩能救世界，因為詩能改變我們的理性與感性，加深加厚我們看待世界的眼光與情感。<text:span text:style-name="T3"> <text:line-break/><text:line-break/></text:span>這裏頭並沒有什麼速成的方法，就算種一棵樹也得花上二十年、三十年才有一點綠蔭，何況種一群人。那麼，什麼時候才是最好的種樹或種人時機？最好的時機有二，一是三十年前，二是現在。</text:p>
      <text:p text:style-name="P1">Meng   |  2017.09.21 01:50   |   <text:a xlink:type="simple" xlink:href="http://palinfo.habago.org/Entry?Command=Information_PrintForum&amp;iPage=124#FORUM36148"><text:span text:style-name="T2">#</text:span></text:a></text:p>
      <text:p text:style-name="P3">几天看下来，非常感佩陈医师悲天悯人的情怀。<text:span text:style-name="T3"> <text:line-break/></text:span>依当下情势，以陈医师之见，如何才能既救民众于水火，且不与其当局拔刀相向呢？</text:p>
      <text:p text:style-name="P1"><text:span text:style-name="T1">陳真</text:span><text:s/>  |  2017.09.21 00:50   |   <text:a xlink:type="simple" xlink:href="http://palinfo.habago.org/Entry?Command=Information_PrintForum&amp;iPage=124#FORUM36147"><text:span text:style-name="T2">#</text:span></text:a></text:p>
      <text:p text:style-name="P2">三十一，<text:span text:style-name="T3"> <text:line-break/><text:line-break/></text:span>這也是插播，做為一個謊言實例。今天看到一則<text:span text:style-name="T3"><text:s/>“</text:span>新聞<text:span text:style-name="T3">”</text:span>，又有個脫北者爆料了（當然一定又是美女，好像只有美女才會脫北似的），說金正恩如何如何荒淫無道，經常派出爪牙到中學挑選美女，強行拉走。這位脫北爆料者還說這是她親眼目睹呢。<text:span text:style-name="T3"> <text:line-break/><text:line-break/></text:span>被挑中者，還必須先驗明正身，證明是處女才行，才夠格充當金正恩的性奴隸。而且還說什麼金正恩很喜歡跟性奴女學生們玩遊戲，玩輸的就要把陰毛剃光以示懲罰。至於被金正恩玩膩了的女學生，就<text:span text:style-name="T3"><text:s/>“</text:span>丟給<text:span text:style-name="T3">” </text:span>高官當妻妾，做為獎品，讓他們繼續玩。<text:span text:style-name="T3"> <text:line-break/><text:line-break/></text:span>你只要在<text:span text:style-name="T3">Google</text:span>打入<text:span text:style-name="T3"><text:s/>“</text:span>金正恩<text:span text:style-name="T3">”</text:span>，跳出來的中文<text:span text:style-name="T3"><text:s/>“</text:span>新聞<text:span text:style-name="T3">” </text:span>很多就是這一類。你信嗎？有可能嗎？即便是蔣家掌權的年代都沒有人能知道蔣家人平常到底怎麼生活，根本一無所知，更何況更為神祕千百倍的金氏王朝；有可能玩女人玩到連什麼剃陰毛都被一大堆人給聽到或看到？然後爆料者在全世界巡迴呼籲，又是演講，又是座談，又是出書，到處宣揚金正恩的各種<text:span text:style-name="T3"><text:s/>“</text:span>暴政內幕<text:span text:style-name="T3">”</text:span>，你信嗎？<text:span text:style-name="T3"> <text:line-break/><text:line-break/></text:span>這兩天，台灣媒體還加碼爆料說，美國有個神祕的什麼私人情報團，透過網路監控，證實金正恩和北韓高官們每天看<text:span text:style-name="T3">A </text:span>片，玩臉書。如果連這種<text:span text:style-name="T3"><text:s/>“</text:span>新聞<text:span text:style-name="T3">” </text:span>你也信，那我真是服了你。<text:span text:style-name="T3"> <text:line-break/><text:line-break/></text:span>上上個月，就有個什麼世界著名的脫北者（當然又是美女，而且媒體還封她是<text:span text:style-name="T3"><text:s/>“</text:span>最美<text:span text:style-name="T3">” </text:span>的脫北者），應邀來到台灣，巡迴全台演講，好像還上電視（最沒水準的<text:span text:style-name="T3"><text:s/>“</text:span>公視<text:span text:style-name="T3">”</text:span>），宣揚金正恩如何奢靡荒淫的暴政，連金正恩一餐吃幾萬塊她居然也都知道。<text:span text:style-name="T3"> <text:line-break/><text:line-break/></text:span>這裏有<text:span text:style-name="T3"><text:s/>“</text:span>最美的脫北者<text:span text:style-name="T3">” </text:span>照片：<text:span text:style-name="T3"> <text:line-break/><text:line-break/>https://goo.gl/cyNdRT <text:line-break/><text:line-break/></text:span>不但爆料金正恩暴政內幕，順便為自己<text:span text:style-name="T3"><text:s/>“</text:span>暢銷全球<text:span text:style-name="T3">” </text:span>的新書打廣告，西方還封她是什麼<text:span text:style-name="T3"><text:s/>“</text:span>全球最受矚目的<text:span text:style-name="T3">TED</text:span>演講者<text:span text:style-name="T3">”</text:span>，<text:span text:style-name="T3">TED</text:span>不知道是什麼東西，聽起來應該是很炫很流行。越炫越流行的東西我通常也越不感興趣，因為往往也越沒有營養。<text:span text:style-name="T3"> <text:line-break/><text:line-break/>“</text:span>最美的脫北者<text:span text:style-name="T3">” </text:span>不但指控北韓暴政，來到台灣當然更要指控中國暴政，而且還聲援劉曉波呢，並且呼籲世人面對違反人權的暴政時，<text:span text:style-name="T3">”</text:span>絕不能沉默<text:span text:style-name="T3">”</text:span>，激昂慷慨一番，最後結論當然就是<text:span text:style-name="T3"><text:s/>“</text:span>暴政必亡<text:span text:style-name="T3">”</text:span>、<text:span text:style-name="T3">”</text:span>共產必亡<text:span text:style-name="T3">”</text:span>。至於台灣呢，當然是民主聖地，自由與人權的寶島。<text:span text:style-name="T3"> <text:line-break/><text:line-break/></text:span>看起來，這位脫北者還挺有<text:span text:style-name="T3"><text:s/>“</text:span>現實感<text:span text:style-name="T3">” </text:span>的，挺能跟得上時代，不請她加入民進黨，真是浪費了人才。不過，她爆的那些料，你信嗎？我在今年<text:span text:style-name="T3">8</text:span>月<text:span text:style-name="T3">25</text:span>日的留言裏不是揭穿了一堆假新聞嗎，比方說什麼金正恩花幾億元買三角褲送給性奴團。忘記內文的，請自行回頭查閱。這些假新聞，就是這位<text:span text:style-name="T3"><text:s/>“</text:span>最美的脫北者<text:span text:style-name="T3">” </text:span>爆的料。中港台媒體與諸多網路，不分藍綠，照單全收。<text:span text:style-name="T3"> <text:line-break/><text:line-break/></text:span>讓我對媒體感到厭惡的並非犯錯，而是故意犯錯之後，即使被拆穿，他還是照樣繼續撒謊撒到底。做為一個記者，做為一個報社，做為一家電視台，做為一個網站，居然絲毫不把基本事實的正確性當一回事。<text:span text:style-name="T3"> <text:line-break/><text:line-break/></text:span>更讓人驚訝的是，閱聽大眾其實也根本不在乎真假。這年頭，特別是在這島上，<text:span text:style-name="T3">“</text:span>真實<text:span text:style-name="T3">” </text:span>似乎完全失去意義，詐騙造謠與抹黑被視為一種合法且合情合理的常態手段。<text:span text:style-name="T3"> <text:line-break/><text:line-break/></text:span>比方說台式選舉，就是比賽搞詐騙，搞抹黑，搞演技，搞嫁禍，搞自編自導自演。人渣黨及其周邊每個尾巴黨以及最近又開始被主流媒體炒作捧紅的柯啥咪，全是這方面的大內高手。如果有人以為人渣黨和柯啥咪鬧翻，那真的是腦袋進水了。那是在演雙簧啦，先把國民黨給邊緣化再說。題外話。<text:span text:style-name="T3"> <text:line-break/><text:line-break/></text:span>回到這位<text:span text:style-name="T3"><text:s/>“</text:span>最美的脫北者<text:span text:style-name="T3">”</text:span>，不但爆料金氏王朝之荒淫無道，媒體上甚至還有圖為證呢。請看，連金正恩他老爸金正日都是色鬼。你看看，旁邊幾個腐敗的北韓高官，看到短裙性奴美女還色瞇瞇地笑呢：<text:span text:style-name="T3"> <text:line-break/><text:line-break/>https://goo.gl/SLRNik <text:line-break/><text:line-break/></text:span>不過，請再看我花兩秒鐘就找到的這一張照片：<text:span text:style-name="T3"> <text:line-break/><text:line-break/>https://goo.gl/tPv5Rg <text:line-break/><text:line-break/></text:span>現在是怎樣？移形幻術嗎？還是乾坤大挪移？左邊金正日及一票色男人的表情與動作完全一模一樣，短裙性奴美女們卻不見了，變成一排女軍官。兩張照片中，必有一張是假的，你覺得是哪一張？<text:span text:style-name="T3"> <text:line-break/><text:line-break/></text:span>還有哦，爆料還沒完哦。你看這張，金正日金正恩這對父子簡直就是一對色狼，居然正在檢視泳裝美女性奴，還盯著倫家的屁股看呢：<text:span text:style-name="T3"> <text:line-break/><text:line-break/>https://goo.gl/GtbvtW <text:line-break/><text:line-break/></text:span>可是，你再看看我花三秒鐘就找到的這一張：<text:span text:style-name="T3"> <text:line-break/><text:line-break/>https://goo.gl/871iir <text:line-break/><text:line-break/></text:span>怎麼男主角換人了？其它的人物與角度一概沒變，完全一模一樣。兩張照片中，必有一張是假的，你覺得是哪一張？<text:span text:style-name="T3"> <text:line-break/><text:line-break/></text:span>我有時會寫信給報社，跟他們說你們報導的內容是謠言或有錯誤，幾乎不曾有人回信致謝，更不用說更正錯誤，並向讀者致歉。至於因此辭職下台或被開除，那就更不可能了。一個記者越會造謠做假，很可能反而會更吃香，更加飛黃騰達。不信的話，請你把我拆穿的這些照片資料，寄給聯合報、自由人渣報、蘋果日報、三立電視台及綠油油的公視，請他們更正錯誤，看看有沒有人會理你。<text:span text:style-name="T3"> <text:line-break/><text:line-break/></text:span>我的結論就是沒什麼話好說。世態若此，很無言。人們從各種洗腦謊言與胡扯瞎掰中，似乎獲得某種奇怪的娛樂快感，以致於不覺得是非對錯與真假有啥重要。<text:span text:style-name="T3"> <text:line-break/><text:line-break/></text:span>我常想起<text:span text:style-name="T3"><text:s/>John Pilger</text:span>，一樣是記者，有這樣辛苦認真、貢獻巨大的記者，也有那樣如此不堪聞問的所謂<text:span text:style-name="T3"><text:s/>“</text:span>記者<text:span text:style-name="T3">”</text:span>。最不可思議的當然是讀者，居然對謊言謠言與做假全然無感。有什麼樣的讀者，自然就會造就出什麼樣的記者。</text:p>
      <text:p text:style-name="P1"><text:span text:style-name="T1">陳真</text:span><text:s/>  |  2017.09.20 20:54   |   <text:a xlink:type="simple" xlink:href="http://palinfo.habago.org/Entry?Command=Information_PrintForum&amp;iPage=124#FORUM36146"><text:span text:style-name="T2">#</text:span></text:a></text:p>
      <text:p text:style-name="P3"><text:span text:style-name="T3"><text:line-break/></text:span>三十，<text:span text:style-name="T3"> <text:line-break/><text:line-break/></text:span>算是插播，不過原理是一樣的。當今的網路世界也好，媒體也罷，幾乎沒有幾句話是真的或是有意義有內容的，非常<text:span text:style-name="T3"><text:s/>"</text:span>後現代<text:span text:style-name="T3">"</text:span>，真真假假任你隨便瞎掰，就連照片也不可信，真實淪喪，意義也不再具有任何意義。偶而看到一個講人話的，簡直驚為天人。<text:span text:style-name="T3"> <text:line-break/><text:line-break/></text:span>想想吾友柏楊先生，想想李敖，想想<text:span text:style-name="T3"><text:s/>"</text:span>自由中國<text:span text:style-name="T3">" </text:span>雜誌，想想<text:span text:style-name="T3"><text:s/>"</text:span>文星<text:span text:style-name="T3">" </text:span>雜誌，想想比方說李敖當年那些震撼人心的文字與思想，深刻也許說不上，但至少言論品質一流，特別是在那樣一種近乎完全封閉的時代，見識過人，石破天驚。<text:span text:style-name="T3"> <text:line-break/><text:line-break/></text:span>這究竟意味著什麼不好說，但它至少表明了一點：不經大腦、漫無設限的所謂自由，概念上其實是很可疑的。我寧可在一片壓抑中尋找在縫隙中掙脫而出的那一點真實與良善，也不願在所謂絕對的自由、連造謠都能成為一種行業一種技能的虛幻自由中，自欺欺人地浸泡在那永無止境的垃圾堆裡腐爛。<text:span text:style-name="T3"> <text:line-break/><text:line-break/></text:span>有機會的話，我應該來貼一些李敖早年的文字，貼一些所謂白色恐怖時期的文字，讓各位看看在這個所謂自由開放的年代，臉書氾濫橫行，人人都有一張臉，講話寫東西不需要再冒著生命危險，想說什麼就說什麼，不該說不能說的，居然也全都肆無忌憚地說個不停，夠開放夠自由了吧，但是思想與言論卻反而如此低能醜陋與荒唐，主流控制與洗腦更甚以往千百倍。<text:span text:style-name="T3"> <text:line-break/><text:line-break/></text:span>以前的人還懂得反抗謊言與洗腦，懂得在黑暗中尋找光亮，為了追求那一點真實，奮不顧身。現在的人卻被洗腦洗得好開心好得意，以為自己有這個自由那個自由。<text:span text:style-name="T3"> <text:line-break/><text:line-break/></text:span>每天看著周遭的人忙著討論每天塞進腦子裏頭的那些無聊八卦與謠言，那些所謂新聞，那些低能到爆的所謂學者專家之言，那些腦子進水的分析與論述，實在很無言。許多時候，別人還沒開口，我就知道他在什麼樣的話題上將要說些什麼了，因為就跟機器人其實沒兩樣。<text:span text:style-name="T3"> <text:line-break/><text:line-break/>(</text:span>快下班了，待續<text:span text:style-name="T3">)</text:span></text:p>
      <text:p text:style-name="P1"><text:span text:style-name="T1">陳真</text:span><text:s/>  |  2017.09.20 12:08   |   <text:a xlink:type="simple" xlink:href="http://palinfo.habago.org/Entry?Command=Information_PrintForum&amp;iPage=124#FORUM36145"><text:span text:style-name="T2">#</text:span></text:a></text:p>
      <text:p text:style-name="P2">二十八，<text:span text:style-name="T3"> <text:line-break/><text:line-break/></text:span>緬甸天然資源豐富，人力廉價，戰略地位重要，炙手可熱，世界各大強權與富國爭相加碼投資，努力拉攏翁山主政下的軍政府。翁山蘇姬不但是特定利益階層的代言人，而且也是西方設立的民主與人權遮羞布，製造開明假像，其實緬甸人權與民主之敗壞，更甚以往。<text:span text:style-name="T3"> <text:line-break/><text:line-break/></text:span>這回之所以上了新聞版面，是因為種族清洗事件太大，加上國際人權團體對於難民的聲援，罕見的人道災難畢竟難以一手完全遮掩，但事實上它還是被嚴重消音了。<text:span text:style-name="T3"> <text:line-break/><text:line-break/></text:span>主流媒體不痛不癢、互相抄來抄去的的表面性報導，事實上對於翁山緬甸軍政府不但不構成根本性的打擊，對於美國與西方列強而言，反倒又做了一回無本生意，亦即表面上譴責緬甸，實則縱容，同時還能藉此譴責中俄在聯合國的力挺緬甸免於罪行調查，私底下自己卻又鬆綁法令，加強與緬甸的軍事同盟與擴大投資。<text:span text:style-name="T3"> <text:line-break/><text:line-break/></text:span>比方說，打從<text:span text:style-name="T3">2012</text:span>年起，美國便熱烈邀請緬甸加入號稱全世界最大的多國軍事演習。美緬此一軍事結盟，當時就曾引起<text:span text:style-name="T3"><text:s/>“</text:span>國際特赦組織<text:span text:style-name="T3">” </text:span>與<text:span text:style-name="T3"><text:s/>“</text:span>人權觀察組織<text:span text:style-name="T3">” </text:span>的譴責與相關內幕曝光。<text:span text:style-name="T3"> <text:line-break/><text:line-break/></text:span>另一方面，對於爭相想在緬甸獲得好處的世界各國而言，清除少數民族又何嘗不是好事一樁，即便在敵人<text:span text:style-name="T3">—</text:span>中國<text:span text:style-name="T3">—</text:span>的後院鬧出一點事來，最大的受害者也不會是美國，而是中國；同時還能藉機操弄東協各國之間的矛盾與衝突，給中國主導的東協加幾與一帶一路搞一點深具實質性的破壞。<text:span text:style-name="T3"> <text:line-break/><text:line-break/></text:span>簡單說就是一舉數得。<text:span text:style-name="T3">WSWS </text:span>形容這是西方與美國的一種<text:span text:style-name="T3"><text:s/>“</text:span>棍棒與葫蘿蔔<text:span text:style-name="T3">” </text:span>的兩手策略。一下給你抱抱，餵你糖吃，一下又打打你的小手心，說你不乖哦，說你跟中國走太近。<text:span text:style-name="T3"> <text:line-break/><text:line-break/></text:span>二十九，<text:span text:style-name="T3"> <text:line-break/><text:line-break/></text:span>至於翁山蘇姬顯然也是以此自我期許，期許自己能夠在中西各方勢力中扮演一個政治玩家，而非人權與民主的捍衛者，更不是什麼<text:span text:style-name="T3"><text:s/>“</text:span>愛與非暴力<text:span text:style-name="T3">” </text:span>的信徒。<text:span text:style-name="T3"> <text:line-break/><text:line-break/></text:span>翁山蘇姬與軍政府的混合體最早始自<text:span text:style-name="T3">2008</text:span>年，也就是歐巴馬一上台差不多隔年（<text:span text:style-name="T3">2009</text:span>年）就整個政策轉向，重返亞太，圍堵中國，而翁山蘇姬對於軍政府的敵對態度與制裁立場竟然也隨著整個改變，所有罪行竟然一筆勾銷。<text:span text:style-name="T3"> <text:line-break/><text:line-break/></text:span>直到目前為止，看不出翁山軍政府和美國與西方的關係有什麼明顯的變化。如果有什麼改變的話，那就是比以往更加緊密，不管是在軍事上或經濟上，都是如此；而且美國與西方的這種改變是相當制度性與全面性的，而非僅僅某些事件與個別項目上的合作。<text:span text:style-name="T3"> <text:line-break/><text:line-break/></text:span>倒是緬甸對於中國態度很曖昧，一下冷一下熱，大玩兩面手法。</text:p>
      <text:p text:style-name="P1"><text:span text:style-name="T1">陳真</text:span><text:s/>  |  2017.09.20 09:36   |   <text:a xlink:type="simple" xlink:href="http://palinfo.habago.org/Entry?Command=Information_PrintForum&amp;iPage=124#FORUM36144"><text:span text:style-name="T2">#</text:span></text:a></text:p>
      <text:p text:style-name="P3">二十七，<text:span text:style-name="T3"> <text:line-break/><text:line-break/></text:span>沒有網路的年代，找資料、查新聞，得每天跑圖書館翻箱倒櫃，資訊不容易取得。網路世界，資訊氾濫，網軍橫行無阻，把基本事實與真相全給淹沒了，謠言或腦殘文字幾乎徹底掩蓋了一切真實言論。任何一個阿狗阿貓都可以憑空上網胡扯瞎掰，人們就整天浸泡在這一堆垃圾裏頭。<text:span text:style-name="T3"> </text:span></text:p>
      <text:p text:style-name="P1"><text:span text:style-name="T1">陳真</text:span><text:s/>  |  2017.09.20 09:27   |   <text:a xlink:type="simple" xlink:href="http://palinfo.habago.org/Entry?Command=Information_PrintForum&amp;iPage=124#FORUM36143"><text:span text:style-name="T2">#</text:span></text:a></text:p>
      <text:p text:style-name="P2">二十六，<text:span text:style-name="T3"> <text:line-break/><text:line-break/></text:span>那篇腦殘造謠文章說：羅興亞人是美國人在操控，是美國人暗中叫他們去殺警奪槍，然後故意引起緬甸軍政府鎮壓屠殺，然後再唆使聯合國假裝以人道為由發出譴責，然後還透過由美國一手操控的國際人權組織故意渲染羅興亞人的悲慘處境，引起世人同情，同時抹黑中俄力挺緬甸，然後再暗中扶持伊斯蘭武裝極端組織，藉此打擊翁山蘇姬，然後引爆內戰，藉以入侵緬甸或經濟制裁，然後再培植出一個純粹由美國操控的新興獨立國家來充當美國傀儡。<text:span text:style-name="T3"> <text:line-break/><text:line-break/></text:span>請各位告訴我，如果你對這些問題有最最最起碼的一點點認識的話，這樣一些像發神經一樣的腦殘抹黑文字，哪一點具有基本的事實性？<text:span text:style-name="T3"> <text:line-break/><text:line-break/></text:span>腦殘文章最後居然還義正詞嚴地說：<text:span text:style-name="T3"> <text:line-break/><text:line-break/>“</text:span>某些國家和狗狗們，無論你們在輿論場如何造謠生事，迷惑眾生。請記得，若開邦不是科索沃，緬甸也不是南斯拉夫，中國更有自己的智慧和實力。<text:span text:style-name="T3">” <text:line-break/><text:line-break/></text:span>我最近做夢，夢見：<text:span text:style-name="T3"> <text:line-break/><text:line-break/></text:span>台獨原來是中國暗中扶持，目的是要讓美國在與中國的外交上感到為難，一方面美國得支持台獨之民主價值，一方面又不能得罪中共，左右都不是，真是好為難啊。如今，中國又再度唆使金三胖出來核試爆攪局，給美國增添難題，一方面美國得努力維持朝鮮半島的穩定與民主繁榮，一方面還得小心被北韓核武攻擊，真是搞得心力交瘁，而中國就藉此機會假裝扮好人，進行調節，黑鍋美國揹，美名我得，真是妙招妙招。<text:span text:style-name="T3"> <text:line-break/><text:line-break/></text:span>其實，達賴也是中國心腹，表面上與中國過不去，其實是要藉此讓美國卸下心防，以便讓美國人與西方人全中了喇嘛教思想的毒素，從此變得消極，不求上進，而中國就可藉此迅速壯大，真是妙招妙招。<text:span text:style-name="T3"> <text:line-break/><text:line-break/></text:span>這是我做夢夢到的，原來兩岸議題如此複雜，算計頗深，想想也還頗有幾分道理，也算是一種難能可貴的觀點，值得大家深思。</text:p>
      <text:p text:style-name="P1"><text:span text:style-name="T1">陳真</text:span><text:s/>  |  2017.09.19 20:39   |   <text:a xlink:type="simple" xlink:href="http://palinfo.habago.org/Entry?Command=Information_PrintForum&amp;iPage=124#FORUM36142"><text:span text:style-name="T2">#</text:span></text:a></text:p>
      <text:p text:style-name="P3">二十三，<text:span text:style-name="T3"> <text:line-break/><text:line-break/>1988</text:span>年緬甸軍政府上台，一直到<text:span text:style-name="T3">2011</text:span>年美國重返亞太開始和緬甸改善關係這段期間，中國是緬甸唯一貿易夥伴與同盟國，除經援外，同時也提供各項武器與軍事訓練。<text:span text:style-name="T3"> <text:line-break/><text:line-break/></text:span>上周四，亦即九月十四日，以英文發行的<text:span text:style-name="T3"><text:s/>"</text:span>緬甸時報<text:span text:style-name="T3">" (Myanmar Times) </text:span>有篇社論指出，八零年代，中緬兩國的人均<text:span text:style-name="T3">GDP</text:span>分別是<text:span text:style-name="T3">311</text:span>美元與<text:span text:style-name="T3">171</text:span>美元，中國是緬甸的兩倍都不到<text:span text:style-name="T3"><text:s/>(</text:span>當年台灣則是大陸的十幾至二十幾倍<text:span text:style-name="T3">)</text:span>。但是，經過<text:span text:style-name="T3">30</text:span>年，緬甸如今卻僅有中國大陸的七分之一。該篇文章旨在討論緬甸究竟應如何走下一步，方能真正從中緬關係中獲益。<text:span text:style-name="T3"> <text:line-break/><text:line-break/></text:span>我想說的是，把中國對於緬甸或其他國家的投資或各項民生設施的協助視為一種出於善念之舉是違反事實的，國家畢竟不是人，它不會主動、更不會自動具有善念，除非受到人們的監督與督促，以及衡量各種利害得失之下，才有可能在行為上做出利他之事。<text:span text:style-name="T3"> <text:line-break/><text:line-break/></text:span>殘暴血腥的軍政府遭受西方經濟制裁時，中國不離不棄，始終相挺，當然不是因為善念大發，而是因為戰略考量與政治需求。問題是，這樣一種資助，並非以緬甸普遍人民的利益為考量，而是以賄賂、攏絡軍政府做為戰略夥伴為考量而無助於一般人民。<text:span text:style-name="T3"> <text:line-break/><text:line-break/></text:span>光看人均收入也許難以評價人民真實的生活水平，但是，如果你從各項反映生活水準的指數來看，緬甸人民在這段長達<text:span text:style-name="T3">20</text:span>幾年的中緬親密夥伴關係中，其實受益不大。<text:span text:style-name="T3"> <text:line-break/><text:line-break/></text:span>比方說，<text:span text:style-name="T3">2013</text:span>年聯合國的<text:span text:style-name="T3"><text:s/>"</text:span>人類發展報告<text:span text:style-name="T3">" </text:span>排名，在<text:span text:style-name="T3">186</text:span>個評鑑國家中，緬甸排名<text:span text:style-name="T3">149</text:span>，在教育與醫療及收入和個人藉以發展之各項社會條件上，不但敬陪末座，而且極不平等。比方說，貧窮人口居高不下，近三成人口生活在貧窮線底下，百分之七十五的人缺水缺電。<text:span text:style-name="T3"> <text:line-break/><text:line-break/></text:span>評估一個社會的普遍生活水平時，有個十分具有指標意義的常用指數就是新生兒死亡率，亦即每一千個活產嬰兒在一個月內的死亡人數。在這指數上，緬甸在過去三十年來幾乎完全沒有任何進步，排名在世界各國的末段班，新生兒死亡人數大約在<text:span text:style-name="T3">60</text:span>左右。中國大陸卻從<text:span text:style-name="T3">30</text:span>幾進步到<text:span text:style-name="T3">11</text:span>左右，屬中段班。台灣則是在<text:span text:style-name="T3">4</text:span>左右，屬前段班。排名最佳的是新加坡與日本，大約在<text:span text:style-name="T3">2</text:span>左右。古巴大約是<text:span text:style-name="T3">5, </text:span>也是前段班，比美國好，美國是<text:span text:style-name="T3">6</text:span>左右。<text:span text:style-name="T3"> <text:line-break/><text:line-break/></text:span>為什麼新生兒死亡率具有指標意義？也許主要是因為一個月大以下的新生兒特別脆弱，當一個社會在乾淨飲水及食物安全與各項基本民生條件上出問題時，最為脆弱的生命必然也最難存活。<text:span text:style-name="T3"> <text:line-break/><text:line-break/></text:span>由此也可以看出一個社會的公平性。你看，古巴那麼窮，但不會有人餓肚子，讀書免費，有病不怕沒錢看醫生。相對地，美國是全世界最富有的國家之一，卻有著相當高比例的貧窮人口以及高於古巴的新生兒死亡率。<text:span text:style-name="T3"> <text:line-break/><text:line-break/></text:span>緬甸其實也一樣，它甚至有著全世界增加幅度最快的巨富人口，但一般人卻仍一貧如洗，大多數人連最基本的水與電都無法擁有。<text:span text:style-name="T3"> <text:line-break/><text:line-break/></text:span>二十四，<text:span text:style-name="T3"> <text:line-break/><text:line-break/></text:span>中國對外向來的基本主張是不干涉內政，提供經援或軍援不預設前提條件，號稱去政治或政治中立。問題是，如之前留言所述，有可能中立嗎？光是蓋一個大壩都不可能中立，何況其它。<text:span text:style-name="T3"> <text:line-break/><text:line-break/></text:span>我並不是說應該學美國或西方那樣，拿錢來控制窮國，從中上下其手，顛覆與控制對方整個國家，甚至動輒血腥侵略屠殺。我只是說，你可以不要求對方<text:span text:style-name="T3"><text:s/>"</text:span>做<text:span text:style-name="T3">" </text:span>什麼，但你至少可以要求對方<text:span text:style-name="T3"><text:s/>"</text:span>不做<text:span text:style-name="T3">" </text:span>傷天害理的事吧。<text:span text:style-name="T3"> <text:line-break/><text:line-break/></text:span>就比方說，你明明知道他把你送給他的武器拿來亂殺人，殺百姓，殺異己，殺少數民族，那你能說你提供武器的行為是中立的嗎？一個吸毒者，吸毒吸到傾家蕩產，跑去跟地下錢莊借錢，他們一定會借，只要有錢賺，有高利息可撈，他哪會管你借錢去吸毒。問題是，一個國家總不能把自己當成地下錢莊唯利是圖吧？這樣一種<text:span text:style-name="T3"><text:s/>"</text:span>不管對方死活<text:span text:style-name="T3">"</text:span>，並不叫做政治中立。<text:span text:style-name="T3"> <text:line-break/><text:line-break/></text:span>二十五，<text:span text:style-name="T3"> <text:line-break/><text:line-break/></text:span>美國與西方則是另一種更為恐怖的偽善。當初抵制緬甸說是因為他人權記錄不佳，但是，<text:span text:style-name="T3">2011</text:span>年美國與西方勢力大舉介入之後，緬甸的人權狀況卻更加明顯惡化。比方說，對於羅興亞人幾次重大的屠殺與迫害就是發生在<text:span text:style-name="T3">2012, 2014, 2016 </text:span>及<text:span text:style-name="T3">2017</text:span>年，一切血腥暴行全是在所謂民主自由與人權的謊言底下肆無忌憚地進行。<text:span text:style-name="T3"> <text:line-break/><text:line-break/></text:span>以羅興亞人最近這段期間的恐怖遭遇規模之巨大，理應成為世人耳熟能詳的重大事件才對，但就如<text:span text:style-name="T3"><text:s/>WSWS </text:span>一系列文章所指出，這場人道浩劫與種族淨化的重大反人道罪行，實際上卻被中國、美國與西方各國所大力消音。為什麼呢？因為，<text:span text:style-name="T3">(</text:span>我猜<text:span text:style-name="T3">)</text:span>，緬甸目前是各方勢力都想拉攏與投資的對象，具有非常重要的所謂戰略地位價值。<text:span text:style-name="T3"> <text:line-break/><text:line-break/></text:span>國家之為物，往往因利而行，不問是非，但那不應該是人們看待世界的唯一眼光，總不能凡事都說<text:span text:style-name="T3"><text:s/>"</text:span>有祖國在，一切都安啦<text:span text:style-name="T3">" </text:span>吧。</text:p>
      <text:p text:style-name="P1"><text:span text:style-name="T1">陳真</text:span><text:s/>  |  2017.09.16 12:46   |   <text:a xlink:type="simple" xlink:href="http://palinfo.habago.org/Entry?Command=Information_PrintForum&amp;iPage=124#FORUM36141"><text:span text:style-name="T2">#</text:span></text:a></text:p>
      <text:p text:style-name="P2">（續前）<text:span text:style-name="T3"> <text:line-break/><text:line-break/></text:span>一個人可以因為企求某種利益、權勢地位與虛榮而擁有強烈動機與力量，可當他處於絕望與巨大痛苦中，能夠支撐他的，難道不就只是因為心裡對那一點<text:span text:style-name="T3"><text:s/>“</text:span>美麗<text:span text:style-name="T3">” </text:span>的仰望？<text:span text:style-name="T3"> <text:line-break/><text:line-break/></text:span>很多事，事後說來輕鬆有趣，但在當下卻生不如死；漫漫黑夜無邊的孤獨與折磨中，唯有美麗相伴。<text:span text:style-name="T3"> <text:line-break/><text:line-break/></text:span>這些東西並不實存，但信者為真。你信他，他就如你所願，給你力量。你的日子因之如何，力量也必如何。國家不會相信這些，但人最好要信，因為那很可能是你渡過不可測的一生風雨中唯一的依靠。<text:span text:style-name="T3"> <text:line-break/><text:line-break/></text:span>（又是站樁的一天。寫北於上列車中。）</text:p>
      <text:p text:style-name="P5"/>
      <text:p text:style-name="P1"><text:span text:style-name="T1">方在平</text:span><text:s/>  |  2017.09.16 11:10   |   <text:a xlink:type="simple" xlink:href="http://palinfo.habago.org/Entry?Command=Information_PrintForum&amp;iPage=125#FORUM36139"><text:span text:style-name="T2">#</text:span></text:a></text:p>
      <text:p text:style-name="P2">我跟陳醫師想的一樣。作為非內地媒體，鳳凰衛視本應該成為向華人世界乃至全世界展現大國包容一面的平台，傳播多元文化，以德服人。然而現實是這樣的一刀切，反落人以口實，讓人唏噓。</text:p>
      <text:p text:style-name="P1"><text:span text:style-name="T1">陳真</text:span><text:s/>  |  2017.09.16 10:09   |   <text:a xlink:type="simple" xlink:href="http://palinfo.habago.org/Entry?Command=Information_PrintForum&amp;iPage=125#FORUM36137"><text:span text:style-name="T2">#</text:span></text:a></text:p>
      <text:p text:style-name="P3">在平，<text:span text:style-name="T3"> <text:line-break/><text:line-break/></text:span>我在台灣看不到鳳凰，回台十年，所以已經十年沒看了<text:span text:style-name="T3">(</text:span>網路上可以看，但我從沒有透過網路觀看影片的習慣<text:span text:style-name="T3">)</text:span>。以前在英國打開電視就可以直接收看，但台灣怎麼可能讓鳳凰進來？一進來，所有抹黑祖國的謊言豈不全都要拆穿。為什麼這麼說呢？因為它所呈現的形象與內涵跟台灣人半個多世紀來所認知的中國印象完全相反。這樣一種澄清效果並非僅僅只是<text:span text:style-name="T3"><text:s/>"</text:span>拆穿某個謊言<text:span text:style-name="T3">" </text:span>那樣一種等級，而是全面性的顛覆。<text:span text:style-name="T3"> <text:line-break/><text:line-break/></text:span>比方說，過去的國民黨把林弘宣、林義雄及施明德等人徹底妖魔化，把他們描述成邪門邪惡陰暗恐怖貪婪無恥的妖魔鬼怪地痞流氓。我曾經在這樣一種氛圍下，自己製作傳單，跑到一些高中例如雄女、雄中、左營中學等等的校門口散發。我在傳單上並沒有寫下任何攻擊字眼，而僅僅只是引用這些<text:span text:style-name="T3"><text:s/>"</text:span>魔鬼<text:span text:style-name="T3">" </text:span>講的一些話。比方說：<text:span text:style-name="T3"> <text:line-break/><text:line-break/>"</text:span>我相信政治是一種科學，我願抱著對就是對、錯就是錯、是非分明的態度，投身政治。<text:span text:style-name="T3">"--</text:span>林義雄<text:span text:style-name="T3"> <text:line-break/><text:line-break/>"</text:span>我信仰了，我堅守了，我奉獻了。<text:span text:style-name="T3">"---</text:span>施明德<text:span text:style-name="T3"> <text:line-break/><text:line-break/>"</text:span>再怎麼美好的理想，都不可能透過卑鄙的手段去獲得。卑鄙的手段，終究是卑鄙的，不可能因為美好的目的而被美化。<text:span text:style-name="T3">"--</text:span>施明德<text:span text:style-name="T3"> <text:line-break/><text:line-break/></text:span>另外還有我最仰慕的林弘宣在法庭上的<text:span text:style-name="T3"><text:s/>"</text:span>最後陳述<text:span text:style-name="T3">"</text:span>，他說：<text:span text:style-name="T3"> <text:line-break/><text:line-break/></text:span>『<text:span text:style-name="T3"><text:s/></text:span>昨天有一位辯護人說：「類似高雄事件而以叛亂罪名起訴，古今中外史無前例。」被告不同意這個說詞。我請這位辯護人不要忘記大約在一千九百八十年前，誕生在羅馬帝國殖民地猶太省的耶穌在他卅三歲時，<text:span text:style-name="T3"><text:s/></text:span>因為傳揚愛心、和平、正義．寬恕等福音，而被他同胞中的政治宗教領袖們以涉嫌叛亂抓起來、並提起公訴，控告耶穌意圖領導猶太群眾推翻羅馬帝國。當時官派的猶太省省主席彼拉多公開審判耶穌，但查不出任何犯罪事實和證據，於是把耶穌又交還給那些控告人自行處理。結果，近乎兩千年來被全世界基督教徒所尊敬為救世主的耶穌，被他的同胞以莫須有的叛亂罪名處以十字架的死刑。<text:span text:style-name="T3"> <text:line-break/><text:line-break/></text:span>我舉這件影響人類歷史最深遠的判例，其目的只是要引出耶穌臨死之前所說的一句千古名言，<text:span text:style-name="T3"><text:s/></text:span>耶穌活生生被釘在十字架上，<text:span text:style-name="T3"><text:s/></text:span>他的鮮血一滴滴的流著；<text:span text:style-name="T3"><text:s/></text:span>他非但沒有懷恨任何人，<text:span text:style-name="T3"><text:s/></text:span>他反而大聲疾呼地說：「我的父，我的上帝，<text:span text:style-name="T3"><text:s/></text:span>原諒他們，因為他們不知道他們所做的。<text:span text:style-name="T3"><text:s/></text:span>」被告此刻的心境跟我主耶穌臨死前很接近。<text:span text:style-name="T3"><text:s/></text:span>我不懷恨非法抓我、<text:span text:style-name="T3"><text:s/></text:span>侮辱折磨我的治安人員，以及背後主使他們去做的任何人。<text:span text:style-name="T3"> <text:line-break/><text:line-break/></text:span>我懇求上帝原諒他們，因為他們不知道他們所做的，我也求上帝安慰一切因本案而正在受苦受難的共同被告及其家人親屬<text:span text:style-name="T3"><text:s/></text:span>、<text:span text:style-name="T3"><text:s/></text:span>朋友以及海內外同胞，我同時也求上帝原諒我的一切過錯。<text:span text:style-name="T3"> <text:line-break/><text:line-break/></text:span>最後我求主賜給代表國家執法的庭上在決定判決的關鍵，能夠有聖靈的感動；<text:span text:style-name="T3"><text:s/></text:span>完全寬恕一切共同被告，<text:span text:style-name="T3"><text:s/></text:span>並釋放所有因本案而拘押的人。讓我們的政府最高首長蔣經國先生，在高雄事件發生後所一再聲明「決心實行民主，<text:span text:style-name="T3"><text:s/></text:span>絕對不走軍事統治」的國策得以彰顯，<text:span text:style-name="T3"><text:s/></text:span>於是全國百姓耳目一新，<text:span text:style-name="T3"><text:s/></text:span>從前只是風聞政府一再決心實行民主，<text:span text:style-name="T3"><text:s/></text:span>如今是親眼從本案看到了，<text:span text:style-name="T3"><text:s/></text:span>這是我日以繼夜所求、<text:span text:style-name="T3"><text:s/></text:span>所思的夢；而我相信我的夢會實現，而藉此機會；我並向所有辯護人、庭上、所有工作人員以及所有旁聽人士，在這些日子來的辛苦、努力、服務和關懷表示由衷的感激和謝意。』<text:span text:style-name="T3"> <text:line-break/><text:line-break/></text:span>一個人被洗腦，於是把某些人事物視為魔鬼，可當他見到<text:span text:style-name="T3"><text:s/>"</text:span>魔鬼<text:span text:style-name="T3">" </text:span>或聽到<text:span text:style-name="T3"><text:s/>"</text:span>魔鬼<text:span text:style-name="T3">" </text:span>講話的內容與神情態度時，他會開始懷疑自己之前的認知是不是有問題。這也是為什麼我當年所製作的那樣一些傳單，往往招來很大的打壓，因為它或多或少帶來一種真相，而真相往往是統治者最不願意讓人民看到的。<text:span text:style-name="T3"> <text:line-break/><text:line-break/></text:span>別說重大歷史事件中的檯面人物，就連我當時僅僅只是一個二十歲出頭的大學生，每次認識新同學<text:span text:style-name="T3">(</text:span>本校或外校<text:span text:style-name="T3">)</text:span>，初次見面最常聽到的一句話不外就是：<text:span text:style-name="T3">"</text:span>陳真怎麼這麼斯文溫和？我還以為陳真是青面獠牙<text:span text:style-name="T3">"</text:span>。情治單位在各大校園內外，把我描述得越難聽越邪惡（連開設私娼寮的謠言都有），當我出現在人們眼前時，人們反而越會去懷疑自己所被灌輸的資訊是不是在根本上就是錯的。<text:span text:style-name="T3"> <text:line-break/><text:line-break/></text:span>我常想，鳳凰如果可以進來台灣，打開電視就有，那麼，很多謊言，不管它存在多久，將會迅速煙消雲散。這會比什麼讓利、什麼吸引年輕人創業啦等等更有效。因為對岸不管給台灣多少利益，台灣人還是一樣會把你看成魔鬼，看成文明落後的低級人士。<text:span text:style-name="T3"> <text:line-break/><text:line-break/></text:span>我不看<text:span text:style-name="T3"><text:s/>"</text:span>震海聽風錄<text:span text:style-name="T3">" </text:span>及<text:span text:style-name="T3"><text:s/>"</text:span>時事辯論<text:span text:style-name="T3">"</text:span>，但我在英國時，常看<text:span text:style-name="T3"><text:s/>"</text:span>鏘鏘三人行<text:span text:style-name="T3">"</text:span>，很喜歡竇文濤，因為他風花雪月的，很合我的胃口。不過，我也發現，他的座上賓經常有一些文化人或所謂知識份子，這些人通常帶有一種所謂<text:span text:style-name="T3"><text:s/>"</text:span>進步<text:span text:style-name="T3">" </text:span>性格，我不是很喜歡<text:span text:style-name="T3"><text:s/>"</text:span>進步型<text:span text:style-name="T3">" </text:span>的人，老是講一堆什麼進步理念的。講沒關係，我也有時會講，但人的話語總得跟他的生命結合才行，要不然聽起來感覺就像在放屁。<text:span text:style-name="T3"> <text:line-break/><text:line-break/></text:span>我知道這些人其中有一些<text:span text:style-name="T3"><text:s/>"</text:span>思想有問題<text:span text:style-name="T3">"(</text:span>恕不點名<text:span text:style-name="T3">)</text:span>，所謂思想有問題就是想法總是傾向西方所宣傳的那一套民主自由的謊言。理念本身也許沒問題，可當一個理念被有意無意直接粗暴地套用在某種特定社會情境下時，它很可能就會產生扭曲效果，傷害現實，帶來禍害。<text:span text:style-name="T3"> <text:line-break/><text:line-break/></text:span>我不知道這些節目是不是因為這樣才被下架。我只了解<text:span text:style-name="T3"><text:s/>"</text:span>鏘鏘三人行<text:span text:style-name="T3">"</text:span>，其他兩個節目從來不看。把鏘鏘下架，或是視為敏感詞，在我看來是有點神經過敏，因為這個節目確實很文化多元，而且它並不政治，往往各說各話，沒有半點政治味或宣傳味，比較像一種文化性質的節目。竇文濤口才好，很幽默，文采一流，他所主持的鏘鏘，風流不下流，輕鬆不輕浮。<text:span text:style-name="T3"> <text:line-break/><text:line-break/></text:span>鏘鏘若在台灣固定播出，統一大業肯定會往前邁進一大步。若是<text:span text:style-name="T3"><text:s/>"</text:span>冷暖人生<text:span text:style-name="T3">" </text:span>在台播出，恐怕不只是統一，而是給這島上立了座愛情廟，供人頂禮膜拜心頭上那位共通的神明。<text:span text:style-name="T3"> <text:line-break/><text:line-break/></text:span>雖然這些節目並無政治性，但我相信，光是政治本身打動不了政治，一個人整天在那邊宣揚祖國成就有多偉大，科技多厲害，武器多厲害，金錢多到嚇死人，不會有任何效果的。惟有那些在政治之上，比政治還大上許多的東西，才有可能打動人心。你要說這東西是文化內涵也好，思想與精神也罷，或者用我的話來說，它比較像一種愛情，一種風花雪月，天下之中，沒有比這個更大的。<text:span text:style-name="T3"> <text:line-break/><text:line-break/></text:span>當然不是說我們談情說愛風花雪月就是為了產生什麼外在的效果，絕對不是這樣。倘若有了一絲這樣的居心或目的，那麼一切風花雪月就會失去價值，因為它不再美麗。美麗的目的就是美麗本身，除此之外別無任何目的。就好像你善待一個人，善待本身就是目的，而不是為了藉此達到其它目的。<text:span text:style-name="T3"> <text:line-break/><text:line-break/></text:span>一朵美麗的花，天上飄浮而過的雲，也許瞬間即逝，也許毫無作用，這很正常，而且這樣一種<text:span text:style-name="T3"><text:s/>"</text:span>無用<text:span text:style-name="T3">" </text:span>也恰恰正是它無堅不摧的力量之所在。善惡美醜全在它自身，它自身就是它最大而且也是唯一的回報。很多現實兮兮的人聽不慣這些，那倒無所謂，別因為聽不慣就要叫人閉嘴就行。<text:span text:style-name="T3"> <text:line-break/><text:line-break/></text:span>昨天看了加拿大導演多藍<text:span text:style-name="T3">(</text:span>目前是我心目中排名前三名的舉世最偉大導演之一<text:span text:style-name="T3">)</text:span>的<text:span text:style-name="T3"><text:s/>"</text:span>雙面勞倫斯<text:span text:style-name="T3">"</text:span>，看第二遍，裏頭有句詩：<text:span text:style-name="T3"> <text:line-break/><text:line-break/>"</text:span>再白的磚瓦，也抵擋不住，玫瑰的綻放。<text:span text:style-name="T3">" <text:line-break/><text:line-break/></text:span>政治一時，美麗長存，光是頭上這顆明月，就不知道已經安慰了幾代生靈。有些東西是擋不住的，你能擋得住哪怕只是一條狗的眼神嗎？</text:p>
      <text:p text:style-name="P1"><text:span text:style-name="T1">陳真</text:span><text:s/>  |  2017.09.15 11:36   |   <text:a xlink:type="simple" xlink:href="http://palinfo.habago.org/Entry?Command=Information_PrintForum&amp;iPage=125#FORUM36136"><text:span text:style-name="T2">#</text:span></text:a></text:p>
      <text:p text:style-name="P2"><text:span text:style-name="T3">(</text:span>續<text:span text:style-name="T3">) <text:line-break/><text:line-break/></text:span>二十，<text:span text:style-name="T3"> <text:line-break/><text:line-break/></text:span>關於密松大壩，我先做個背景簡介：這個由中國投資的水電站規模之龐大，舉世屈指可數，一旦完工，將超過緬甸整個國家的發電量，但它百分之九十的電卻將輸往中國。不過，依據後來陸續曝光的雙方合約顯示，五十年後，這座大壩的整個所有權將歸屬緬甸政府；在這五十年之間，緬方有權免費獲得百分之十的發電，並可依其需要取得更多發電量。<text:span text:style-name="T3"> <text:line-break/><text:line-break/></text:span>聽起來是個還不錯的戶惠合作項目，可是為什麼引起緬甸人民那麼大的反感？生態破壞是其一，破壞當地人民的某種<text:span text:style-name="T3"><text:s/>“</text:span>類宗教情懷<text:span text:style-name="T3">” </text:span>是其二。但是，就只是因為這樣嗎？當然不是。<text:span text:style-name="T3"> <text:line-break/><text:line-break/></text:span>後來，<text:span text:style-name="T3">2011</text:span>年，這個大壩竟然遭到緬方片面停建，舉世震驚，畢竟緬甸軍政府是中國豢養的一條惡犬，怎麼突然不聽話了呢？那一年，也恰恰是美國改變戰略，開始和緬甸結盟，於是有很多人就說這座大壩的停建是因為美國人從中搞鬼。<text:span text:style-name="T3"> <text:line-break/><text:line-break/></text:span>但它的停建以及興建過程中所引起的民間諸多衝突與憤恨，真的只是因為美國人的煽動或介入搞破壞嗎？之前編號十八提及的那篇文章，作者透過前後長達數年的媒體報導以及當地族群政治生態的種種研究，指出事情並非如此，問題的源頭並不是<text:span text:style-name="T3"><text:s/>“</text:span>阿兜仔的陰謀<text:span text:style-name="T3">”</text:span>，而是中國的所謂<text:span text:style-name="T3"><text:s/>“</text:span>去政治<text:span text:style-name="T3">” </text:span>似乎一點也去不了政治，反倒招來許多根本問題的加速惡化。<text:span text:style-name="T3"> <text:line-break/><text:line-break/></text:span>所謂去政治，簡單說就是中方根本不管你當地有什麼族群居住，不管你有什麼歷史淵源，更不管你和政府之間有什麼衝突與矛盾，反正他就是唯利<text:span text:style-name="T3"><text:s/>(</text:span>所謂國家利益或企業利益<text:span text:style-name="T3">) </text:span>是圖，其它一概不管，也從來不與當地人溝通或接觸。這樣一種所謂保持<text:span text:style-name="T3"><text:s/>“</text:span>政治中立<text:span text:style-name="T3">” </text:span>的立場，你想，緬甸人會覺得這個叫做<text:span text:style-name="T3"><text:s/>“</text:span>中立<text:span text:style-name="T3">” </text:span>嗎？就比方說中國長年提供緬甸軍政府各項武器與軍事訓練，緬軍再拿去殺人民，殺異己，你能說我保持政治中立，這些血腥事件與我無關嗎？<text:span text:style-name="T3"> <text:line-break/><text:line-break/></text:span>二十一，<text:span text:style-name="T3"> <text:line-break/><text:line-break/></text:span>近來，擁有<text:span text:style-name="T3">47</text:span>個會員國的<text:span text:style-name="T3">UNHRC (</text:span>聯合國人權理事會<text:span text:style-name="T3">) </text:span>提案譴責緬甸翁山政府屠殺羅興亞人，要求組團調查；調查團涵蓋十幾個國際人權團體，具有相當高的獨立性與公正性，結果，翁山蘇姬悍然拒絕，說不得干涉內政。另一方面，中國又來<text:span text:style-name="T3"><text:s/>“</text:span>去政治<text:span text:style-name="T3">” </text:span>了，否決了聯合國的譴責提案。我想說的是，不管支持或否決，這一切都是政治，國與國之間並沒有<text:span text:style-name="T3"><text:s/>“</text:span>去政治<text:span text:style-name="T3">” </text:span>這回事。<text:span text:style-name="T3"> <text:line-break/><text:line-break/></text:span>不過，很諷刺的是，當年翁山蘇姬被軟禁時，聯合國提案譴責並發動經濟制裁，翁山蘇姬怎麼不說<text:span text:style-name="T3"><text:s/>“</text:span>不得干涉內政<text:span text:style-name="T3">”</text:span>？現在自己當權了，說法也就整個變了。至於中國倒是始終如一，當年他否決要求釋放翁山蘇姬以及各種對於緬甸軍政府不利的提議，現在依然還是否決一切對於緬甸軍政府以及翁山蘇姬不利的提案。<text:span text:style-name="T3"> <text:line-break/><text:line-break/></text:span>我並不是說西方的譴責與調查提議乃是基於人權善念，而是說，每個國家各懷鬼胎，全是政治算計。比方說，美國與歐盟一方面提議譴責與調查種族屠殺，一方面卻又各自積極和緬甸翁山軍政府示好，加強軍事同盟與軍事援助，非常可恥。國際特赦組織近六、七年來不斷發表聲明譴責美國之偽善，一方面假裝譴責人權侵害，一方面卻又積極修改相關法令，擴大與緬甸軍政府之軍事結盟與各項援助與投資。國際特赦組織又怎麼會是什麼美國走狗，藉著渲染羅興亞人的屠殺來傷害中國呢？這種胡扯，不是腦殘嗎？如果不是腦殘，那就是故意抹黑。<text:span text:style-name="T3"> <text:line-break/><text:line-break/></text:span>如果你再仔細深入研究，你會發現，你能叫得出名字的所有國家，事實上都努力想拉攏緬甸翁山軍政府，所謂譴責，全是場面話。之所以被迫得演出這麼一些人權大戲是因為，這次的種族淨化事件實在太離譜，短短兩星期驅逐了將近一半的羅興亞人，燒毀數千棟房舍，滅掉幾十個村落，數十萬人大逃亡，到處姦殺擄掠，數千人被殺，無數人失蹤，而且還在難民逃亡路線上沿路埋設早已被禁用的<text:span text:style-name="T3"><text:s/>“</text:span>殺傷人員地雷<text:span text:style-name="T3">”</text:span>。<text:span text:style-name="T3"> <text:line-break/><text:line-break/></text:span>以這樣一種規模及涵蓋族群性質的反人道罪行，理應引起更大一百倍的媒體報導與舉世抗議才對，但事實上它多少還是被消音了。今天假設為惡者是中國，製造比<text:span text:style-name="T3"><text:s/>“</text:span>六四<text:span text:style-name="T3">” </text:span>大上一百倍一千倍規模的鎮壓與泯滅人性的諸多暴行，你想現在全世界各地會發生什麼事。光是一個根本不值得一提的劉曉波就炒作成什麼德性，連在醫院打掃、向來完全<text:span text:style-name="T3"><text:s/>“</text:span>去政治<text:span text:style-name="T3">” </text:span>的歐巴桑，居然也會罵上兩句中國迫害劉曉波的什麼暴行。<text:span text:style-name="T3"> <text:line-break/><text:line-break/></text:span>我並不是說美國在這事情上沒有盤算，他的盤算可深了，以後再說。<text:span text:style-name="T3"> <text:line-break/><text:line-break/></text:span>二十二，<text:span text:style-name="T3"> <text:line-break/><text:line-break/></text:span>所謂<text:span text:style-name="T3"><text:s/>“</text:span>為賢者諱<text:span text:style-name="T3">”</text:span>，一個好人，或者也不一定稱得上什麼好人，就比方說一個飽受過度冤屈的人，我們會多少想要替他<text:span text:style-name="T3"><text:s/>“</text:span>隱惡<text:span text:style-name="T3">”</text:span>。但這並不表示他沒做錯事，而只是因為他一般來講為人還不錯，偶而還會扶持老太太過馬路，所以我們不忍心傷害他，因為他已經遭受太多冤屈，或是他所做的壞事相較之下根本微不足道。<text:span text:style-name="T3"> <text:line-break/><text:line-break/></text:span>中國就是這樣一個<text:span text:style-name="T3"><text:s/>“</text:span>賢者<text:span text:style-name="T3">”</text:span>，他已經飽受冤屈，所以我們平常也就不想要再跟著落井下石，除非那些真正重大的邪惡者受到應有的懲罰與譴責。但是，這樣一種<text:span text:style-name="T3"><text:s/>“</text:span>為賢者諱<text:span text:style-name="T3">”</text:span>，諱久了其實也不一定好，錯誤的地方該改還是應該要改，特別是當它勢力越來越龐大時，就更應該受到節制。</text:p>
      <text:p text:style-name="P1"><text:span text:style-name="T1">方在平</text:span><text:s/>  |  2017.09.15 09:37   |   <text:a xlink:type="simple" xlink:href="http://palinfo.habago.org/Entry?Command=Information_PrintForum&amp;iPage=125#FORUM36135"><text:span text:style-name="T2">#</text:span></text:a></text:p>
      <text:p text:style-name="P3">知道陳醫師看香港的鳳凰衛視，不知道您對最近鏘鏘三人行、時事辯論會和震海聽風錄停播怎麼看？而且鏘鏘三人行和震海聽風錄在微博還成為敏感詞，禁止搜索？<text:span text:style-name="T3"> </text:span></text:p>
      <text:p text:style-name="P1"><text:span text:style-name="T1">陳真</text:span><text:s/>  |  2017.09.15 02:18   |   <text:a xlink:type="simple" xlink:href="http://palinfo.habago.org/Entry?Command=Information_PrintForum&amp;iPage=125#FORUM36134"><text:span text:style-name="T2">#</text:span></text:a></text:p>
      <text:p text:style-name="P2"><text:span text:style-name="T3">(</text:span>續<text:span text:style-name="T3">) <text:line-break/><text:line-break/></text:span>十九，<text:span text:style-name="T3"> <text:line-break/><text:line-break/></text:span>報告大家一個可以<text:span text:style-name="T3"><text:s/>"</text:span>做<text:span text:style-name="T3">" </text:span>而不要只會<text:span text:style-name="T3"><text:s/>"</text:span>說<text:span text:style-name="T3">" </text:span>的好消息：像月經一樣，一個月來一次的站樁，明天<text:span text:style-name="T3">(</text:span>周六<text:span text:style-name="T3">) </text:span>又到了。歡迎參加，在台大陸同胞特別歡迎。<text:span text:style-name="T3"> <text:line-break/><text:line-break/></text:span>有時天熱，有時蚊多，有時下雨，該有的準備自己要準備。經常有人站到差點昏倒，我的想法是千萬別硬撐，中暑是會死人的；能站就站，身體不適或有事要辦就請自行大方離開，不用客氣。</text:p>
      <text:p text:style-name="P1"><text:span text:style-name="T1">陳真</text:span><text:s/>  |  2017.09.15 02:05   |   <text:a xlink:type="simple" xlink:href="http://palinfo.habago.org/Entry?Command=Information_PrintForum&amp;iPage=125#FORUM36133"><text:span text:style-name="T2">#</text:span></text:a></text:p>
      <text:p text:style-name="P3"><text:span text:style-name="T3">(</text:span>續<text:span text:style-name="T3">) <text:line-break/><text:line-break/></text:span>八，<text:span text:style-name="T3"> <text:line-break/><text:line-break/></text:span>不管誰寫些什麼，只要不犯規，就請儘管放心寫，至於旁人看得舒不舒服，那純粹是他家的事了。寫情書才需要讓人看得舒服，寫留言板不需要，只需求真求實，不能憑空造謠，不能瞎掰亂抹黑，天底下沒有這種言論自由，巴勒網更不會有。<text:span text:style-name="T3"> <text:line-break/><text:line-break/></text:span>至於造謠抹黑的荒唐言論，看了只須罵娘或直接刪除即可，很少有人像我這麼有耐心還諄諄教誨的。<text:span text:style-name="T3"> <text:line-break/><text:line-break/></text:span>對於純粹憑空造謠瞎掰、完全背離基本事實的混蛋言論，倘若有人看了不覺得不適，我也沒法多說什麼，畢竟舒不舒服是勉強不來的。但是，倘若有人看了不但沒有不適，卻反倒對於批評抹黑造謠者的一句<text:span text:style-name="T3"><text:s/>“</text:span>腦殘<text:span text:style-name="T3">” </text:span>感到不舒服，我就沒法理解這樣一種道德感了。<text:span text:style-name="T3"> <text:line-break/><text:line-break/></text:span>九，<text:span text:style-name="T3"> <text:line-break/><text:line-break/></text:span>常提兩件事，印象很深。將近三十年前寫了一篇<text:span text:style-name="T3"><text:s/>“</text:span>台灣兒童人權報告<text:span text:style-name="T3">—</text:span>台灣的小孩不值錢？<text:span text:style-name="T3">”</text:span>，雖然觸犯政治大忌，但因為內容牽涉人們理應關切的兒童悲慘遭遇，願意刊登或轉載的媒體還不少，但是很奇怪，他們竟然一致要求我必須刪掉其中一段有關雛妓在黑白兩道控制下的生活描述，理由是說它太殘忍了。<text:span text:style-name="T3"> <text:line-break/><text:line-break/></text:span>我覺得很納悶，刪掉文字之後，殘忍的事就消失了嗎？你能忍耐殘忍的事長年發生在你周遭，也許就發生在你的左鄰右舍或社區裏，但你卻不能忍耐對於這些殘忍之事僅僅幾行字的描述？我沒法理解這樣一種道德感。因為，道德之為物，無論其內容為何，理應在形式上具有一種內在的一致性，方有可能成為道德。<text:span text:style-name="T3"> <text:line-break/><text:line-break/></text:span>還有一次更經典，大約<text:span text:style-name="T3">16</text:span>年前吧，我寫了一篇反伊拉克禁運及反貧鈾彈的文章，刊登與轉載之平面與網路媒體至少數十個，他們竟然全部<text:span text:style-name="T3"><text:s/>(</text:span>簡直就像事先約定好似的<text:span text:style-name="T3">)</text:span>，擅自刪除了我的最後一句結論裏頭的三個字<text:span text:style-name="T3"><text:s/>“</text:span>他媽的<text:span text:style-name="T3">”</text:span>。我的結論寫說：<text:span text:style-name="T3">“</text:span>對於一個想要安靜過自己的日子的人，生活在這年代，可真是他媽的生不逢時<text:span text:style-name="T3">”</text:span>。<text:span text:style-name="T3"> <text:line-break/><text:line-break/></text:span>我很納悶，面對美國針對伊拉克上百萬兒童的恐怖血腥暴行，你能忍耐讓它繼續發生，卻不能忍受<text:span text:style-name="T3"><text:s/>“</text:span>他媽的<text:span text:style-name="T3">” </text:span>三個字。大家是不是家教都太好了點？可是，對於這種家教，我真是很難理解。同理，道德之為物，無論其內容為何，理應在形式上具有一種內在的一致性，方有可能成為道德。<text:span text:style-name="T3"> <text:line-break/><text:line-break/></text:span>十，<text:span text:style-name="T3"> <text:line-break/><text:line-break/></text:span>再說一遍巴勒網的天條：禁止涉及任何非公眾人事物之評論或指導，包括不可干涉別人如何措詞如何發言如何正確生活或該不該有情緒等等等。只要不犯天條，措詞與表達方式就如同一個人身上穿的衣服，他愛怎麼穿就怎麼穿，旁人不得干涉或指導或評論。<text:span text:style-name="T3"> <text:line-break/><text:line-break/></text:span>至於評論一個人寫的<text:span text:style-name="T3"><text:s/>“</text:span>文字內容<text:span text:style-name="T3">” </text:span>及其所傳達的<text:span text:style-name="T3"><text:s/>“</text:span>想法<text:span text:style-name="T3">”</text:span>，看你要怎麼批評都十分歡迎。重點是，你得為你的批評說出個道理來。萬一對方的想法腦殘到難以評理，我一般就會直接刪掉，畢竟誰也沒有那個時間去回覆市面上那麼多的腦殘文字。<text:span text:style-name="T3"> <text:line-break/><text:line-break/></text:span>十一，<text:span text:style-name="T3"> <text:line-break/><text:line-break/></text:span>回到那篇腦殘抹黑文字。再說一遍：一個人可以有他自己的任何觀點或想法，言之成理也好，狗屁不通也罷，都沒關係，但你就是不能違背基本事實任意造謠抹黑胡扯瞎掰。這不是觀點問題，因為它根本不是一種觀點，就像發神經一樣，憑空胡扯。<text:span text:style-name="T3"> <text:line-break/><text:line-break/></text:span>對於造謠抹黑文字，你不能說<text:span text:style-name="T3"><text:s/>“</text:span>不想看就不要看<text:span text:style-name="T3">”</text:span>。一般文字你可以說不喜歡看就不要看，但是這類腦殘抹黑造謠文字卻沒有權利享有這樣一種待遇。它根本不應該存在，哪還有什麼愛看不看的道理。<text:span text:style-name="T3"> <text:line-break/><text:line-break/></text:span>可以評論，可以有任何觀點，但不能憑空造謠，更不能在那樣一種長達百年的痛苦悲劇上造謠，居然把受害者說成陰謀集團的一份子，把根本微不足道的報導與人權團體的關切，說成是美帝陰謀。這不僅僅是腦殘，而是可恥下流。<text:span text:style-name="T3"> <text:line-break/><text:line-break/></text:span>十二，<text:span text:style-name="T3"> <text:line-break/><text:line-break/></text:span>至於什麼<text:span text:style-name="T3"><text:s/>“</text:span>不應該站在道德高地踩一脚<text:span text:style-name="T3">”</text:span>，這就更說不通了。這樣一頂<text:span text:style-name="T3"><text:s/>“</text:span>不應該如何如何<text:span text:style-name="T3">” </text:span>的道德大帽，不是很空洞很道德高調嗎？這意思是怎樣？看到大屠殺，看到砍小孩的頭，看到把一堆人關起來放一把火全部燒死，看到四處輪姦婦女，看到兩星期的時間放火燒毀幾十萬人的家園，看到在難民逃亡路線上埋地雷，看到用機槍掃射逃亡的老幼婦孺，大家都不應該生氣，不應指責？只需交給偉大的祖國用什麼<text:span text:style-name="T3"><text:s/>“</text:span>私底下的政治操作<text:span text:style-name="T3">” </text:span>和<text:span text:style-name="T3"><text:s/>“</text:span>實實在在<text:span text:style-name="T3">” </text:span>的方法來改善就好。誰指責，誰就犯了道德病？<text:span text:style-name="T3"> <text:line-break/><text:line-break/></text:span>十三，<text:span text:style-name="T3"> <text:line-break/><text:line-break/></text:span>最後還扣上另一頂同樣也是莫名其妙的道德大帽，什麼<text:span text:style-name="T3"><text:s/>“</text:span>有事說事，別扣帽子，哲學不是說出來的，哲學是做出來的活出來的。<text:span text:style-name="T3">” </text:span>請問我扣了誰的什麼帽子？我倒是看你短短幾行就一連扣了好幾頂道德大帽。<text:span text:style-name="T3"> <text:line-break/><text:line-break/></text:span>我們應該練習講理，而不是學習扣帽子。至於什麼<text:span text:style-name="T3"><text:s/>“</text:span>哲學不是說出來的，哲學是做出來的活出來的<text:span text:style-name="T3">”</text:span>，這句我就更納悶了，這是啥意思？現在跟哲學有啥關係？是說我們應該全體閉嘴、關門打烊嗎？什麼都不用說，一切有祖國在？還是說現在又要來指點個人應該怎麼活了？比賽看誰做得最多？請問這能討論嗎？<text:span text:style-name="T3"> <text:line-break/><text:line-break/></text:span>要討論當然也可以，但只能討論自己。比方說，你們得先說自己是誰，告訴大家你們這一生怎麼活，究竟做了些什麼，究竟偉大到何種地步，否則怎麼會想要去教訓別人應該怎麼<text:span text:style-name="T3"><text:s/>“</text:span>活<text:span text:style-name="T3">” </text:span>怎麼<text:span text:style-name="T3"><text:s/>“</text:span>做<text:span text:style-name="T3">” </text:span>而不應該<text:span text:style-name="T3"><text:s/>“</text:span>說<text:span text:style-name="T3">”</text:span>。<text:span text:style-name="T3"> <text:line-break/><text:line-break/></text:span>我通常都能預料到華人社會的所謂<text:span text:style-name="T3"><text:s/>“</text:span>討論<text:span text:style-name="T3">”</text:span>，往往很快就會出現這一類道德指控，教訓別人<text:span text:style-name="T3"><text:s/>“</text:span>不要只會說、要會做<text:span text:style-name="T3">” </text:span>等等，所以我一開始就先打了點預防針，畢竟台灣認識我的人也許不少，但是對岸卻對我一無所知，於是我在回應的一開頭就先簡單說明了我並不是一個空口說白話的人。<text:span text:style-name="T3"> <text:line-break/><text:line-break/></text:span>我甚至可以對天毫不羞赧地這麼說：倘若我給出十元，那不是因為我擁有十元，而是我僅僅只有一元，其它九元全是借來的；倘若我應該給出自己的一條命，但事實上我卻連同其他家人的九條命也一併全都奉獻上了。我把文字當成神，我是對得起我的文字的。<text:span text:style-name="T3"> <text:line-break/><text:line-break/></text:span>事實上，任何人被迫做這樣一種自我陳述，無非就是在自我做賤，因為<text:span text:style-name="T3"><text:s/>“</text:span>我<text:span text:style-name="T3">” </text:span>究竟如何，不是一種議題，不是一種討論對象，不具任何公眾意義；任何人應敬之如神明，不得評論；同時也沒有人有義務必須如此做賤自己。<text:span text:style-name="T3"> <text:line-break/><text:line-break/></text:span>我一直要強調的巴勒網天條就是這個意思。套用你的話，<text:span text:style-name="T3">“</text:span>有事說事<text:span text:style-name="T3">”</text:span>，沒事談心，但是談你自己的心就好，你管別人怎麼活？他人應該怎麼<text:span text:style-name="T3"><text:s/>“</text:span>活<text:span text:style-name="T3">” </text:span>怎麼<text:span text:style-name="T3"><text:s/>“</text:span>做<text:span text:style-name="T3">”</text:span>，完完全全不該議論或批評指教，除非你以為自己是上帝。<text:span text:style-name="T3"> <text:line-break/><text:line-break/></text:span>十四，<text:span text:style-name="T3"> <text:line-break/><text:line-break/></text:span>至於什麼<text:span text:style-name="T3"><text:s/>“</text:span>每個人站在道德高地踩一腳<text:span text:style-name="T3">”</text:span>，你說不能解決問題。事實上，不需<text:span text:style-name="T3"><text:s/>“</text:span>每個人<text:span text:style-name="T3">”</text:span>，只需大約千分之一的人站在道德高地踩任何為惡者一腳，一切惡行都將被制止。<text:span text:style-name="T3"> <text:line-break/><text:line-break/></text:span>問題是，絕大部份人都認為事不關己，管你姦殺擄掠幾百萬人，他根本一點感覺也沒有。我相信，或者說過去十幾年來在海外的經歷讓我逐漸發現：一個社會，其普遍成員的道德感<text:span text:style-name="T3"><text:s/>(</text:span>或說美感<text:span text:style-name="T3">) </text:span>很重要，它很可能在根本上決定了一個社會長久文明發展的基礎。但是，兩岸三地在這方面卻一片空白，政治勢力主導了社會成員的思維與作法，從而喪失一種基本的、獨立於政治勢力之外的所謂公民力量。<text:span text:style-name="T3"> <text:line-break/><text:line-break/></text:span>我很不喜歡用<text:span text:style-name="T3"><text:s/>“</text:span>公民<text:span text:style-name="T3">” </text:span>一詞，因為在台灣，它往往是人渣的代名詞。你得回歸到<text:span text:style-name="T3"><text:s/>“</text:span>公民<text:span text:style-name="T3">” </text:span>一詞真正的原始意義與精神才行。我看過的<text:span text:style-name="T3"><text:s/>“</text:span>世界<text:span text:style-name="T3">” </text:span>不多，英國是我看過最好的一個公民社會的典範，不管是人權或動物權或各種進步思維例如勞動者權利與社會階級平等<text:span text:style-name="T3">…</text:span>等等等，許多觀念就是源自於英國。<text:span text:style-name="T3"> <text:line-break/><text:line-break/></text:span>十五，<text:span text:style-name="T3"> <text:line-break/><text:line-break/></text:span>邏輯上，任何人唯有當他站在某種道德高度時，他才有可能開口說話，才有可進行討論或發表想法。除非我們不是在談人、談制度、談社會、談生活、談生命，而是在談數學物理與化學，那也許就不一定需要站在某種道德高度才能講話了。<text:span text:style-name="T3"> <text:line-break/><text:line-break/></text:span>但我相信，即便是數學物理與化學，當你以某種道德眼光去理解它時，它會產生更深刻、更貼近真實的意義來，所謂數學哲學，特別是維根斯坦的數學哲學，往往就是這麼一回事，數學與邏輯談到最後卻只能回到神學領域。題外話。<text:span text:style-name="T3"> <text:line-break/><text:line-break/></text:span>十六，<text:span text:style-name="T3"> <text:line-break/><text:line-break/></text:span>現在罵翁山蘇姬的人，並不是當初捧她的人。如果你的所謂<text:span text:style-name="T3"><text:s/>“</text:span>捧<text:span text:style-name="T3">” </text:span>指的是刻意抬舉的話，那麼，當初捧她的人，現在基本上依然繼續捧，例如美國英國日本以色列澳洲等等等，例如各大主流媒體，看不出什麼決裂的跡象，反倒是世界各國爭相與緬交好，因為它的戰略位置太重要。<text:span text:style-name="T3"> <text:line-break/><text:line-break/></text:span>十七，<text:span text:style-name="T3"> <text:line-break/><text:line-break/></text:span>至於什麼<text:span text:style-name="T3"><text:s/>“</text:span>始終<text:span text:style-name="T3"><text:s/>(</text:span>要<text:span text:style-name="T3">) </text:span>相信中國的方法，通過經濟建設和私底下的政治操作來緩和矛盾，用時間來解決問題，實實在在做一些對未來有幫助的事好過指責謾罵施壓<text:span text:style-name="T3">”</text:span>。這話是沒有根據的。<text:span text:style-name="T3"> <text:line-break/><text:line-break/></text:span>中國對緬甸一般人民，長年以來只有進一步的傷害，而無多少助益。這也是為什麼緬甸會有反華風潮產生的原因。這問題說來話長，先簡單說幾句：<text:span text:style-name="T3"> <text:line-break/><text:line-break/></text:span>中國奉行一種所謂不干涉主義，不預設合作前提，不介入內部衝突紛爭，簡單說就是一種<text:span text:style-name="T3"><text:s/>“</text:span>去政治<text:span text:style-name="T3">” </text:span>或<text:span text:style-name="T3"><text:s/>"</text:span>反政治<text:span text:style-name="T3">” </text:span>的作法。相較於西方或美國往往以一種君臨天下的態度強力干預內政，甚至看不順眼就搞顛覆與侵略，中國的作法當然比較好，但你不能老是跟天字第一號大壞蛋比啊，你比最恐怖最血腥最無恥下流的人好，你就滿足了嗎？<text:span text:style-name="T3"> <text:line-break/><text:line-break/></text:span>首先，所謂不干預其實還是干預了，只是干預的方式不一樣。比方說<text:span text:style-name="T3">1988</text:span>年到<text:span text:style-name="T3">2011</text:span>年長達二十幾年之間，緬甸軍政府因其殘暴，遭受西方制裁，中國幾乎是全世界唯一繼續支持這個恐怖政權的國家，除了經濟賄賂<text:span text:style-name="T3"><text:s/>(</text:span>講好聽是經濟援助<text:span text:style-name="T3">)</text:span>其統治階層，圖利大企業，同時也提供各項武器與軍事訓練，使之繼續屠殺殘害人民。<text:span text:style-name="T3"> <text:line-break/><text:line-break/></text:span>我並不是說支持好或制裁好，我是說，不管支持或制裁，事實上都是一種干預。在緬甸的例子上，中國對於恐怖血腥軍政府的所謂<text:span text:style-name="T3"><text:s/>“</text:span>去政治<text:span text:style-name="T3">” </text:span>的<text:span text:style-name="T3"><text:s/>“</text:span>無條件<text:span text:style-name="T3">” </text:span>支持，事實上倒霉的卻是一般人民，特別是那些飽受迫害的少數民族，或是與政府對立的組織。<text:span text:style-name="T3"> <text:line-break/><text:line-break/></text:span>當聯合國幾度要提案譴責軍政府時，中國卻投下否決票。你能說這叫做<text:span text:style-name="T3"><text:s/>“</text:span>不干預<text:span text:style-name="T3">” </text:span>嗎？我要說的有三點：<text:span text:style-name="T3"> <text:line-break/><text:line-break/>A</text:span>，<text:span text:style-name="T3">“</text:span>去政治<text:span text:style-name="T3">” </text:span>在概念上是不可能的。<text:span text:style-name="T3"> <text:line-break/><text:line-break/>B</text:span>，既然<text:span text:style-name="T3"><text:s/>“</text:span>去政治<text:span text:style-name="T3">” </text:span>不可能，那麼，不管任何一種形式的干預<text:span text:style-name="T3">(</text:span>或講好聽點是<text:span text:style-name="T3"><text:s/>"</text:span>結盟<text:span text:style-name="T3">” </text:span>或<text:span text:style-name="T3"><text:s/>"</text:span>合作<text:span text:style-name="T3">")</text:span>，事實上都會對雙方產生影響。<text:span text:style-name="T3"> <text:line-break/><text:line-break/>C</text:span>，雙方事實上都不是白癡，雙方事實上不但都意識到這樣一種影響，而且都各自想讓這個影響對自己最有利。但是，一般人民或弱勢者的權益卻始終不在雙方的考量之中。除非當它有利於己時，才會去考量如何解決人權問題。當它不利於己時，也就是不利於所謂國家利益時，一般人民的痛苦乃至生命便會成為犧牲品。<text:span text:style-name="T3"><text:line-break/><text:line-break/></text:span>而我要反對的就是這樣一種所謂<text:span text:style-name="T3"><text:s/>“</text:span>國家利益至上<text:span text:style-name="T3">” </text:span>的病態思維，套一句一位拒服兵役拒絕鎮壓巴勒斯坦人而遭受軍法審判的以色列軍人的話：<text:span text:style-name="T3">“</text:span>讓我掛念的是人，而不是國家<text:span text:style-name="T3">”</text:span>。或者再套用十八世紀法國思想家孟德斯鳩的名言，他說，即使對法國有利但對人類不利的事，依然是一種罪惡，我依然會反對，<text:span text:style-name="T3">“</text:span>因為我成為法國人只是一種偶然，但我成為一個人卻是必然。<text:span text:style-name="T3">” <text:line-break/><text:line-break/></text:span>對岸寫東西總感覺像是什麼政府發言人那樣一種思維與姿態，動輒以所謂<text:span text:style-name="T3"><text:s/>“</text:span>國家<text:span text:style-name="T3">” </text:span>的角度看事情，問題是，你真的知道國家究竟幹了些什麼好事嗎？<text:span text:style-name="T3"> <text:line-break/><text:line-break/></text:span>十八，<text:span text:style-name="T3"> <text:line-break/><text:line-break/></text:span>講到<text:span text:style-name="T3"><text:s/>“</text:span>去政治<text:span text:style-name="T3">”</text:span>，這裏有一篇文章，以中國在緬甸投資、引起當地人極大反感的密松大壩為例，有興趣可以看看，想看全文可能得透過學校帳號，或從網路上找找看。<text:span text:style-name="T3"> <text:line-break/><text:line-break/>http://www.tandfonline.com/doi/full/10.1080/15387216.2016.1198265</text:span></text:p>
      <text:p text:style-name="P1"><text:span text:style-name="T1">楊宗和</text:span><text:s/>  |  2017.09.14 12:53   |   <text:a xlink:type="simple" xlink:href="http://palinfo.habago.org/Entry?Command=Information_PrintForum&amp;iPage=125#FORUM36132"><text:span text:style-name="T2">#</text:span></text:a></text:p>
      <text:p text:style-name="P2">我對緬甸問題沒有任何了解，不過這段視頻的報導與分析看來似乎持平客觀；雖然沒有談到具體事件的細節，但也算是把羅興亞人的問題從源頭簡短的解釋了。<text:span text:style-name="T3"> <text:line-break/><text:line-break/>https://youtu.be/VziQFwD0QBY</text:span></text:p>
      <text:p text:style-name="P1"><text:span text:style-name="T1">天峰</text:span><text:s/>  |  2017.09.14 12:50   |   <text:a xlink:type="simple" xlink:href="http://palinfo.habago.org/Entry?Command=Information_PrintForum&amp;iPage=125#FORUM36131"><text:span text:style-name="T2">#</text:span></text:a></text:p>
      <text:p text:style-name="P3">一、基本上，大陸關注緬甸局勢的人，更多關注的是緬北。罗兴亚問題甚少關心。但是，緬甸自從軍政府掌權后，實行大緬族主義，也就是一個國家一個民族一個宗教一個軍隊，即使其作為不稱為種族清洗，起碼也是民族壓迫。這是共識，即使腦殘的人也知道。<text:span text:style-name="T3"> <text:line-break/><text:line-break/></text:span>二、大陸從未對昂山素季有什麼高評價，自然也不會對其失望。現在罵她的，只是當初捧她的人。昂山素季不是上帝，不是你把她捧上天，她就能解決歷史積累下來的問題的。把問題國際化擴大化很簡單，每個人都站在道德的高地踩一脚，但是能解決問題嗎？不能。這不是昂山素季的問題，這是整個軍政府勢力以及佔了人口大部分的緬族人的問題。我始終相信中國的方法，通過經濟建設和私底下的政治操作來緩和矛盾，用時間來解決問題，實實在在做一些對未來有幫助的事好過指責謾罵施壓。<text:span text:style-name="T3"> <text:line-break/><text:line-break/></text:span>第三、我轉的文章，我看的角度，和陳真醫師看的角度不同。這只是一篇出自大陸自媒體人的文章，遠遠稱不上主流。他寫的東西，在大陸很多人認為是陰謀論，打臉他這種說法的大有人在。他選擇忽略緬甸政府幾十年來對少數民族的殘殺壓迫，而從美國陰謀論來展開，這是我不曾想過的角度，所以我後續會觀察，畢竟蒼蠅不叮無縫的蛋，現在材料都有了，看美國這個廚師怎麼烹製而已。文章的作用就是這樣，反對很容易，再不濟不看就是，但有沒有哪裏能提醒自己的，這才是我在乎的。<text:span text:style-name="T3"> <text:line-break/><text:line-break/></text:span>第四、知識分子的批判精神很可貴。但動不動沒靈魂，很腦殘，我只是市井之徒，我看了不舒服。也想說兩句。評價一個社會，應該站在歷史的角度，站在客觀的發展。中國幾千年文化悠久燦爛，不代表中國人幾千年來很有文化很有藝術很有宗教很有思想，事實上中國人幾千年來都他媽是文盲，精英知識分子的成就，和老百姓沒關係。<text:span text:style-name="T3">1949</text:span>年以後，中國的老百姓才有史以來第一次獲得全民教育的機會。是，現在社會很多亂像，但那只是原先農業社會的穩定被城市化打破，大家處在重新建構另一種穩定的過程中。知識分子的問題是，長期忽略中國的老百姓到底是怎樣一種存在，他們長期忽略老百姓到底想要什麼。今天是<text:span text:style-name="T3">2017</text:span>年，我可覺得，今天的中國人比歷史上任何時期的中國人素質都要高，都要有思想都要有靈魂。我不覺得貶低一個社會，能讓這個社會更好。一句話，有事說事，別扣帽子，哲學不是說出來的，哲學是做出來的活出來的。</text:p>
      <text:p text:style-name="P1"><text:span text:style-name="T1">陳真</text:span><text:s/>  |  2017.09.14 12:04   |   <text:a xlink:type="simple" xlink:href="http://palinfo.habago.org/Entry?Command=Information_PrintForum&amp;iPage=125#FORUM36130"><text:span text:style-name="T2">#</text:span></text:a></text:p>
      <text:p text:style-name="P2"><text:span text:style-name="T3">(</text:span>續<text:span text:style-name="T3">) <text:line-break/><text:line-break/></text:span>五，我這些回應是針對<text:span text:style-name="T3">2017. 09. 08. </text:span>那則來自對岸的轉貼文字。我的回應有點低能<text:span text:style-name="T3"><text:s/>(</text:span>或者說很初級<text:span text:style-name="T3">)</text:span>，但是沒辦法，面對腦殘文字，你也只能在他所胡扯的腦殘問題架構上去回答。<text:span text:style-name="T3"> <text:line-break/><text:line-break/></text:span>六，媒體並不是現在才注意到羅興亞人的恐怖遭遇，就連英國<text:span text:style-name="T3"><text:s/>“</text:span>經濟學人雜誌<text:span text:style-name="T3">” </text:span>或甚至連紐約時報、華盛頓郵報等等以及美國<text:span text:style-name="T3"><text:s/>“</text:span>時代雜誌<text:span text:style-name="T3">” </text:span>那樣的右派低俗無品媒體，也早在許多年前就不斷有相關報導。比方說，時代雜誌在<text:span text:style-name="T3">2013</text:span>年七月號甚至還以<text:span text:style-name="T3">U Wirathu </text:span>做為封面人物，標題寫著：<text:span text:style-name="T3">“The Face of Buddhist Terror” (</text:span>恐怖佛教的臉孔<text:span text:style-name="T3">)</text:span>。<text:span text:style-name="T3"> <text:line-break/><text:line-break/></text:span>知道誰是<text:span text:style-name="T3"><text:s/>U Wirathu</text:span>嗎？簡單說，緬甸迫害羅興亞人主要有兩股勢力，其一當然就是整個緬甸政府，其二就是一群<text:span text:style-name="T3"><text:s/>“</text:span>佛教暴徒<text:span text:style-name="T3">” (WSWS </text:span>的用詞<text:span text:style-name="T3">)</text:span>，這群影響力龐大的佛教勢力雖然來自民間，但實質上當然是緬甸軍政府所支持，長年以來每天宣揚對於穆斯林的仇恨，主張消滅、驅逐他們，使緬甸成為一個佛教國。這樣一個佛教極端組織的領導人就是這位廣受許多緬甸人<text:span text:style-name="T3"><text:s/>“</text:span>尊崇<text:span text:style-name="T3">” </text:span>的<text:span text:style-name="T3"><text:s/>"</text:span>人格者<text:span text:style-name="T3">” </text:span>及<text:span text:style-name="T3"><text:s/>“</text:span>精神導師<text:span text:style-name="T3">”--U Wirathu</text:span>。<text:span text:style-name="T3"> <text:line-break/><text:line-break/></text:span>我舉一段話來說明他們仇恨穆斯林到什麼樣的一種病態瘋狂程度。根據緬甸媒體<text:span text:style-name="T3">The Irrawaddy </text:span>今年<text:span text:style-name="T3">3</text:span>月<text:span text:style-name="T3">15</text:span>日的報導，引述了這位緬甸極端佛教勢力的精神領袖<text:span text:style-name="T3"><text:s/>U Wirathu</text:span>在一次群眾大會上的談話。當時群眾之中有許多婦女，<text:span text:style-name="T3">U Wirathu “</text:span>鼓勵<text:span text:style-name="T3">” </text:span>她們說，與其要嫁給回教徒，不如嫁給吸毒者或是嫁給狗。<text:span text:style-name="T3">U Wirathu</text:span>說：<text:span text:style-name="T3"> <text:line-break/><text:line-break/>“</text:span>女人如果要結婚，找不到老公，那就去找一條狗來嫁啊！狗跟回教徒一樣都很能幹！如果妳願意聽從我的建議找一條狗來跟牠結婚，但妳卻又不想在國內找狗的話，請妳跟我說，我很樂意幫妳們從國外訂購一堆狗來<text:span text:style-name="T3">”</text:span>。<text:span text:style-name="T3"> <text:line-break/><text:line-break/></text:span>七，美國過去以侵害人權與民主為由，經濟制裁緬甸，但是大約從<text:span text:style-name="T3">2011</text:span>年就開始和緬甸軍政府<text:span text:style-name="T3"><text:s/>“</text:span>你兄我弟<text:span text:style-name="T3">”</text:span>，努力培養盟友關係，特別是軍事結盟更加積極。並不是因為緬甸人權和民主改善，而是因為針對中國崛起的重返亞太戰略之所需，而翁山蘇姬就是這樣一個美方代理人。<text:span text:style-name="T3"> <text:line-break/><text:line-break/></text:span>我連翁山蘇姬的生日是哪一天都記得，過去還經常幫她在<text:span text:style-name="T3"><text:s/>“</text:span>親系譜<text:span text:style-name="T3">” </text:span>上<text:span text:style-name="T3"><text:s/>“</text:span>慶生<text:span text:style-name="T3">” </text:span>呢，但已經很多年不再做這傻事了。為什麼呢？因為在她透過美國和軍政府談判的過程中，我發現她要的是權力，而不是什麼人權與民主。只要掌權，其它都好談，過去罄竹難書的軍政府血腥暴行不但一筆勾銷，當做沒這回事，而且，誰敢提起，誰就是不團結，不顧全緬甸大局，誰就是不愛緬甸。<text:span text:style-name="T3"> <text:line-break/><text:line-break/>WSWS</text:span>很早就指出翁山蘇姬始終充當美國與西方列強代理人的諸多卑鄙，但我屬於後知後覺，直到幾年前才真正覺悟。<text:span text:style-name="T3"> <text:line-break/><text:line-break/></text:span>美國和西方各國從六、七年前開始大力投資緬甸，發展軍事同盟關係，並不是因為緬甸人權改善，而是因為代理人卡位成功。事實上，從無數的證據清楚顯示，緬甸的基本人權與民主，不但沒有改善，而且更加大幅惡化。<text:span text:style-name="T3"> <text:line-break/><text:line-break/></text:span>特別是羅興亞人所遭受的一波波血腥攻擊，更是來到空前難以想像的瘋狂地步。我敢說，除了當年納粹以及日軍侵華之外，恐怕很難找到比羅興亞人所遭受的種族屠殺與迫害更加嚴重的了。其嚴重並非在於死亡人數之高低，而是在於這一百多萬的人竟然半個多世紀來長期任人宰割，沒有任何保障。傷害一個羅興亞人就跟傷害一隻螞蟻根本沒兩樣，任何人都可以任意傷害他們。<text:span text:style-name="T3"> <text:line-break/><text:line-break/></text:span>聯合國早在幾年前就以<text:span text:style-name="T3"><text:s/>“</text:span>地球上最被迫害的族群<text:span text:style-name="T3">” </text:span>來形容羅興亞人的處境，不管哪一種立場的媒體，即便是那些向來為美國敲鑼打鼓的媒體，也從來都不否認這樣一個基本事實。而且，當六、七年前美國與西方國家開始積極和緬甸發展經濟與軍事結盟時，便引來各派媒體及許多國際人權組織的嚴厲批評。<text:span text:style-name="T3"> <text:line-break/><text:line-break/></text:span>我要說的是，否認羅興亞人被迫害的事實是很荒唐的，把這樣一群流離失所的人以及長年以來聲援他們的人權團體視為美國的走狗與陰謀，更是無恥而腦殘。而我居然得回應這樣一種腦殘言論。我知道中國長年以來在西方進行人權操弄的方面吃了很大的啞巴虧，但也不需要因此而醜化人權的基本價值，不需要神經過敏到一聽到人權就以為是什麼美帝陰謀。那不是很蠢嗎？<text:span text:style-name="T3"> <text:line-break/><text:line-break/></text:span>通常越蠢的聲音往往越有影響力，但是，一個社會如果老是在一種<text:span text:style-name="T3"><text:s/>“</text:span>選邊站<text:span text:style-name="T3">” </text:span>的心態上打轉，其實對誰都沒有好處，人權畢竟是每個人所有，而非僅僅屬於西方人。西方人總是掛人權羊頭賣侵略狗肉，但反對這樣一種人權操弄並不是反對人權的基本價值，更不是反對基本是非善惡。<text:span text:style-name="T3"> <text:line-break/><text:line-break/></text:span>中國的發展也是我的個人夢想，但是，要發展就應該堅持走在一條良善的道路上，而不是把一切稍微有可能阻礙或妨害到發展的人事物視之為敵。</text:p>
      <text:p text:style-name="P1"><text:span text:style-name="T1">欧阳阳</text:span><text:s/>  |  2017.09.13 11:32   |   <text:a xlink:type="simple" xlink:href="http://palinfo.habago.org/Entry?Command=Information_PrintForum&amp;iPage=125#FORUM36129"><text:span text:style-name="T2">#</text:span></text:a></text:p>
      <text:p text:style-name="P3">关于锵锵三人行的停播<text:span text:style-name="T3">——</text:span>恭喜之，祝贺之！<text:span text:style-name="T3"> <text:line-break/></text:span>我其实很明白，这针对的不是锵锵，或至少不单单是锵锵，更不是窦文涛个人，而是凤凰。我有十个孩子，九个对我每日不辍勤做功课大唱赞歌，唯有一个孩子口是心非滥竽充数，还动不动偷塞私货，不治你治谁。这也是为什么即便是鲁豫有约这样人畜无害、无关政治的节目亦以某种理由被拿下。<text:span text:style-name="T3"> <text:line-break/><text:line-break/></text:span>如果一定要总结，从我作为一个观众的角度来看，锵锵的厉害之处，在于从不预设立场。这种节目在华语地区独一无二，绝无仅有，是唯一的颔下之珠（我这句话就是说得这么笃定）：<text:span text:style-name="T3"> <text:line-break/><text:line-break/></text:span>它可以让<text:span text:style-name="T3">avant-garde</text:span>们口若悬河辩才无碍，这不难，但它也可以请司马南、张召忠成为座上宾；它可以让李敖王蒙蔡澜周孝正鹤发抖擞，也可以让刘少华刘炎焱等头角峥嵘；<text:span text:style-name="T3"> <text:line-break/></text:span>它可以让饶毅鲜见地扬眉奋髯，也可以让王朔一贯地舌灿莲花；它可以在郭敬明几近翻脸时继续追问剽窃事情，也可以由衷地请来查建英给冯小刚的<text:span text:style-name="T3">1942</text:span>做宣传；它可以（也是中国唯一一个）同时请来徐晓东与王占海各抒己见，也可以让傅晓田为女权当场呛声；它可以从苏黄米蔡谈到欧柳颜赵，也可以从兰亭集序谈到国际政治<text:span text:style-name="T3">…………</text:span>它的价值光谱宽，或者说它根本没有任何光谱或范围的预设，它没有分别心，它没有显赫的价值判断<text:span text:style-name="T3">…… <text:line-break/><text:line-break/></text:span>中国大陆的媒介生态中不可能有与之比肩者，这不消说，即便是我在海外看过的华语评论类或谈话类节目，也从没看到能与之媲美的。因为每一个媒体都难以避免地预设立场。如<text:span text:style-name="T3">VOA</text:span>的事实大家谭，即便假模假式地也请来司马南对话以宣誓言论自由的题中之义，可全程显赫而昭彰的价值导向还是将节目的整体格局框限在一个促狭逼仄的意识形态壁垒之下。<text:span text:style-name="T3"> <text:line-break/><text:line-break/></text:span>就是这样的锵锵，死在盛世的抛物线上，如您所愿。文化人装聋作哑，万马齐喑，盛世于是降临。恭喜之，祝贺之。<text:span text:style-name="T3"> <text:line-break/><text:line-break/><text:line-break/>——</text:span>转自某人微博</text:p>
      <text:p text:style-name="P1"><text:span text:style-name="T1">陳真</text:span><text:s/>  |  2017.09.13 11:02   |   <text:a xlink:type="simple" xlink:href="http://palinfo.habago.org/Entry?Command=Information_PrintForum&amp;iPage=125#FORUM36128"><text:span text:style-name="T2">#</text:span></text:a></text:p>
      <text:p text:style-name="P2"><text:span text:style-name="T3">(</text:span>續<text:span text:style-name="T3">) <text:line-break/><text:line-break/></text:span>二，<text:span text:style-name="T3"> <text:line-break/><text:line-break/></text:span>緬甸軍政府長期迫害羅興亞人，豈是一朝一夕之間<text:span text:style-name="T3"><text:s/>“</text:span>突然<text:span text:style-name="T3">” </text:span>發生的事？而是已經長達至少半個多世紀。羅興亞人的處境就如同巴勒斯坦人一般，甚且還要更加無助脆弱，他們連個最基本的公民身份與生存權都沒有，任人姦殺擄掠。殺死一個羅興亞人，就跟捏死一隻螞蟻沒兩樣，沒有身份，沒法識別，幾乎沒有任何法律保障。<text:span text:style-name="T3"> <text:line-break/><text:line-break/></text:span>國際人權組織，例如國際特赦組織（<text:span text:style-name="T3">AI</text:span>），成立有多久，關注這群飽受迫害與殺戮的少數族群就有多久，而不是什麼和美國與<text:span text:style-name="T3">ISIS</text:span>密謀、突然假裝開始關注並大加造謠打悲情牌，以便製造什麼<text:span text:style-name="T3"><text:s/>“</text:span>另一個南斯拉夫<text:span text:style-name="T3">”</text:span>。信口胡謅到這種程度，實在有夠無恥荒唐。<text:span text:style-name="T3"> <text:line-break/><text:line-break/></text:span>如前所述，<text:span text:style-name="T3">25</text:span>年前，我第一次也是唯一一次踏上美國本土，參加一個國際人權會議，帶回來的一大皮箱主要是<text:span text:style-name="T3">AI</text:span>出版的書籍與文件裏頭（這些書與資料至今還在），一大堆就是在講緬甸軍政府的各種血腥殘暴行徑。<text:span text:style-name="T3"><text:line-break/><text:line-break/></text:span>當年<text:span text:style-name="T3">(1992</text:span>年<text:span text:style-name="T3">)</text:span>的那場會議，距離翁山蘇姬被捕以及<text:span text:style-name="T3">8888</text:span>事件很近，因此相關研究與調查報告非常多。幾十年來，<text:span text:style-name="T3">AI</text:span>並沒有忘了這群人的痛苦。<text:span text:style-name="T3"> <text:line-break/><text:line-break/>8888</text:span>事件就是緬甸發生在<text:span text:style-name="T3">1988</text:span>年<text:span text:style-name="T3">8</text:span>月<text:span text:style-name="T3">8</text:span>日的一個軍隊屠殺示威群眾事件，也是緬甸政治發展的一個分水嶺，類似台灣的美麗島事件對台灣的政治影響起了一個關鍵性的作用。當然，<text:span text:style-name="T3">8888</text:span>要血腥太多了。國民黨只敢找流氓打警察，嫁禍群眾，但是緬甸軍政府卻是一口氣就殺害了數千名示威者。而翁山蘇姬就是在這場事件中挺身而出，成為所謂民主英雄以及非暴力抗爭的典範。<text:span text:style-name="T3"> <text:line-break/><text:line-break/>WSWS</text:span>對此有不同的解讀，<text:span text:style-name="T3">WSWS</text:span>對翁山蘇姬始終採取負面評價，如今證明<text:span text:style-name="T3">WSWS</text:span>似乎是對的，這方面的想法，有機會再說。<text:span text:style-name="T3"> <text:line-break/><text:line-break/></text:span>三，<text:span text:style-name="T3"> <text:line-break/><text:line-break/></text:span>我常覺得，兩岸文化水平、道德水平其實差不多，腦殘思維模式很類似，兩岸統一應該不會有什麼適應上的困難才對。比方說在台灣，動不動就是<text:span text:style-name="T3"><text:s/>“</text:span>阿共仔的陰謀<text:span text:style-name="T3">”</text:span>，連登革熱流行也說這可能是阿共仔的陰謀，大家要小心防範。難道蚊子也是阿共仔派來的？只叮親綠人士？總之，只要誰敢不把阿共仔當成敵人，那他就是<text:span text:style-name="T3"><text:s/>“</text:span>中共的同路人<text:span text:style-name="T3">”</text:span>，人人皆可誅之。<text:span text:style-name="T3"> <text:line-break/><text:line-break/></text:span>同樣地，在對岸是不是也喜歡搞這一套？動不動就套公式，什麼都能扯上<text:span text:style-name="T3"><text:s/>“</text:span>美國人的陰謀<text:span text:style-name="T3">”</text:span>，誰若某種想法與美國一樣，那他就是<text:span text:style-name="T3"><text:s/>“</text:span>美國的走狗<text:span text:style-name="T3">”</text:span>。<text:span text:style-name="T3"> <text:line-break/><text:line-break/></text:span>四，<text:span text:style-name="T3"> <text:line-break/><text:line-break/></text:span>國際人權組織當然不可能毫無偏頗，就好像巴勒網也不可能毫無偏頗一樣，基本上，我當然會比較偏向祖國，而不會偏向美日澳以色列等等這些混蛋透頂的國家。<text:span text:style-name="T3"> <text:line-break/><text:line-break/></text:span>特別是國際人權組織在這過去十幾年來，似乎一直遭到西方政治勢力的積極滲透，再加上同為西方人，很難避免西方中心主義的心態與眼光。這一切都是事實，但這並不等於說國際人權組織是美國走狗，就好像巴勒網再怎麼偏頗也不會是中國的走狗一樣。</text:p>
      <text:p text:style-name="P5"/>
      <text:p text:style-name="P1"><text:span text:style-name="T1">陳真</text:span><text:s/>  |  2017.09.13 04:38   |   <text:a xlink:type="simple" xlink:href="http://palinfo.habago.org/Entry?Command=Information_PrintForum&amp;iPage=126#FORUM36127"><text:span text:style-name="T2">#</text:span></text:a></text:p>
      <text:p text:style-name="P2"><text:span text:style-name="T3">(</text:span>續<text:span text:style-name="T3">) <text:line-break/><text:line-break/></text:span>面對低能，我能忍耐，但是面對低能加無恥，我就沒什麼修養了。<text:span text:style-name="T3"> <text:line-break/><text:line-break/></text:span>仍然還是那句老話，一種具有基本理性的觀點或想法，你很容易與之議論，或認同或反駁；越是聰慧的觀點，越容易辯駁指正。但是，面對一團純粹胡扯的垃圾，你能怎樣？寫幾本書來教育他嗎？寫完之後一個字一個字念給他聽，從<text:span text:style-name="T3">ABC</text:span>教起嗎？許多時候，真是對我的表達能力之巨大挑戰，啞口無言，只能開罵。<text:span text:style-name="T3"> <text:line-break/><text:line-break/></text:span>我並不驚訝網路年代垃圾文字充斥，但我常感納悶不解：為何那些如此低能無恥到爆的文字卻不會引起人們的反感，反而往往還很賣座，很有渲染力。說到底，對於社會文明的發展來說，人們普遍的評價能力還是很重要，因為社會成員的評價能力與鑑賞水平雖不一定能決定社會發展的方向，但至少在發展的過程中，能讓大家少走點冤枉路，少吃點苦。<text:span text:style-name="T3"> <text:line-break/><text:line-break/></text:span>在事實的陳述上或是觀點的詮釋上，不犯錯是不可能的。犯錯並不是問題，問題是：難道你不曾想過如何儘可能減少或避免犯錯？或者你其實只是存心信口開河？甚至存心造謠想瞎掰胡扯？要不然怎麼可能會那麼笨那麼壞？<text:span text:style-name="T3"> <text:line-break/><text:line-break/></text:span>忙到爆的生活中，我就試著用我僅存的一點表達能力來反駁這位大陸同胞寫的那篇荒唐留言。首先，<text:span text:style-name="T3"> <text:line-break/><text:line-break/></text:span>一，<text:span text:style-name="T3"> <text:line-break/><text:line-break/></text:span>把美國和諸國際人權團體及受害者<text:span text:style-name="T3">(</text:span>羅興亞人<text:span text:style-name="T3">)</text:span>和<text:span text:style-name="T3">ISIS</text:span>全部兜在一起，說他們全是一夥的，正在密謀演出一場悲情大戲來推翻中國，這樣一種莫名其妙的荒唐陳述怎麼反駁？難道舉證責任不在這位作者身上？倘若我說美國和火星人是一夥的，正在密謀毀滅地球，請問你怎麼反駁？舉證責任難道不是在我身上？難道只要提出宣稱<text:span text:style-name="T3">(claim)</text:span>就等於提出了論證<text:span text:style-name="T3">(argument)</text:span>？<text:span text:style-name="T3"> <text:line-break/><text:line-break/></text:span>在網路上寫東西或與人議論就是這樣，經常是一種自我作賤，因為知識不對等，誠意不對等，居心不對等，態度不對等，智商與道德水平也完全不對等。一個電腦螢幕，遮住了人們的真實面孔與身份，任其瞎掰胡扯。<text:span text:style-name="T3"> <text:line-break/><text:line-break/></text:span>我認為這位作者是故意信口雌黃，因為他穿插了一大堆與其說法完全不相干的細節資料，讓人以為他好像很內行，從而帶出他想要散播的荒唐思維。<text:span text:style-name="T3"> <text:line-break/><text:line-break/></text:span>天亮了，該睡了，等一下還要上班。待續。。。。</text:p>
      <text:p text:style-name="P1">Ethan   |  2017.09.11 20:48   |   <text:a xlink:type="simple" xlink:href="http://palinfo.habago.org/Entry?Command=Information_PrintForum&amp;iPage=126#FORUM36126"><text:span text:style-name="T2">#</text:span></text:a></text:p>
      <text:p text:style-name="P4"><text:span text:style-name="T1">今天是</text:span>911 <text:span text:style-name="T1">所以看一下美軍少將的描述，及自己對這事件資料的判斷。</text:span> <text:line-break/><text:line-break/>https://youtu.be/cMcVAQuoLKo <text:line-break/>911. <text:span text:style-name="T1">少將如是說</text:span></text:p>
      <text:p text:style-name="P1"><text:span text:style-name="T1">陳真</text:span><text:s/>  |  2017.09.10 02:30   |   <text:a xlink:type="simple" xlink:href="http://palinfo.habago.org/Entry?Command=Information_PrintForum&amp;iPage=126#FORUM36125"><text:span text:style-name="T2">#</text:span></text:a></text:p>
      <text:p text:style-name="P2"><text:span text:style-name="T3">(</text:span>續<text:span text:style-name="T3">) <text:line-break/><text:line-break/></text:span>第一次接觸國際人權問題是在大約<text:span text:style-name="T3">1987-1988</text:span>年。那一年，透過一位目前在美國教書的老師的介紹，申請加入<text:span text:style-name="T3">PHR (Physicians for Human Rights, </text:span>創立於<text:span text:style-name="T3">1986)</text:span>。幾年後，大約<text:span text:style-name="T3">1992</text:span>年，接到<text:span text:style-name="T3"><text:s/>PHR</text:span>的邀請函，前往美國參加一個為期數天、來自世界幾十個國家的國際性人權研討會，題目是：<text:span text:style-name="T3">"</text:span>醫療與人權<text:span text:style-name="T3">"</text:span>。<text:span text:style-name="T3"> <text:line-break/><text:line-break/></text:span>在這之前，因為李鎮源老師的強力邀請，我答應一起成為發起人，創立了台灣醫界聯盟。當初成立宗旨有兩項，一是人權與教育，一是文化與思想。一兩年後我就退出了醫盟，因為很快地我就發現，這個組織掛的是人權與文化的羊頭，賣的卻是政治與台獨的狗肉，並且自願充當民進黨的尾巴組織，為其搖旗吶喊。<text:span text:style-name="T3"> <text:line-break/><text:line-break/></text:span>記得就在醫界聯盟創立後大約一個月，我恰好收到<text:span text:style-name="T3"><text:s/>PHR </text:span>的邀請函。但我當時雖然已經當了兩年醫生，但剛剛脫離恐怖的極度貧窮，生活還是很困苦，根本不可能有錢買機票前往美國。於是，我就跟馬偕醫院的同事借了十萬元，前往美國開會。醫界聯盟知道後，說他們可以支付這筆機票費用，要我以<text:span text:style-name="T3"><text:s/>"</text:span>醫界聯盟的代表<text:span text:style-name="T3">" </text:span>之身份出席。我原本同意，但開完會回來之後，我很清楚地感覺到整個醫界聯盟上上下下找不到一個人真的在乎什麼人權，因此，當醫界聯盟要支付我這十萬元時，我拒絕了。<text:span text:style-name="T3"> <text:line-break/><text:line-break/></text:span>那一次的美國行，也是我唯一一次去美國。事實上，那次的會議給我很大的衝擊，我帶回了一大皮箱的書，大多有關國際人權。會場上有<text:span text:style-name="T3">AI (</text:span>國際特赦組織<text:span text:style-name="T3">)</text:span>的攤位，我把身上幾乎所有的錢全部用來購買他們的出版品，回程時身上差點一毛不剩。<text:span text:style-name="T3"> <text:line-break/><text:line-break/></text:span>我就是在那時候透過閱讀各種專書或專題研究報告，開始注意到緬甸，注意到它的族群衝突與軍政府大規模違反人權的問題。而那時候，會場上有個人的照片吸引了大家的眼光，那個人就是當時剛獲得諾貝爾和平獎的翁山蘇姬，而她也就是當時我和幾位前輩例如林美容、高李麗珍<text:span text:style-name="T3">(</text:span>高俊明牧師的夫人<text:span text:style-name="T3">)</text:span>，洪錦珍長老<text:span text:style-name="T3"><text:s/>(</text:span>洪奇昌的爸爸<text:span text:style-name="T3">) </text:span>等人一起創立<text:span text:style-name="T3"><text:s/>"AI</text:span>台北一組<text:span text:style-name="T3">" </text:span>時的一個主要國際聲援對象。<text:span text:style-name="T3"> <text:line-break/><text:line-break/></text:span>我想說的是，我並不是今天才認識緬甸，不是今天才認識翁山蘇姬，不是今天才突然意識到它長期以來血腥不斷的族群壓迫問題。<text:span text:style-name="T3"> <text:line-break/><text:line-break/></text:span>我對世上諸多國際人權的認識只能稱之為皮毛，或許連皮毛也根本談不上，但這麼一點認識，卻長達三十年。<text:span text:style-name="T3"> <text:line-break/><text:line-break/></text:span>總之，我不是一個信口開河者。我所知道的，遠遠超過我所說出來的。上星期，跟學姊談到緬甸的少數族群的人權問題時，我用了一個詞來形容我的長期緘默：<text:span text:style-name="T3">"</text:span>淹沒<text:span text:style-name="T3">"</text:span>！我說，當你知道很多事，數量之龐大，並且對其牽涉之人性殘酷與冷血感到巨大挫折時，你會有一種滅頂的感覺，無言了，彷彿你已成為一種共謀共犯，語言已經失去它的意義與作用；就像沙灘上的沙，你能數算一、二，難道你能數算這一切？<text:span text:style-name="T3"> <text:line-break/><text:line-break/></text:span>至於底下這篇對岸文字，提到的資訊真真假假，並且攙雜各種猜測甚至想像，卻以之為事實，編出這樣一套故事來，充滿扭曲與偏頗；把中國描述為純粹的善，那只是一種政治宣傳，而非事實；美國與翁山或緬甸軍政府的關係亦非如該文所述；至於國際人權組織更不應該故意把它貶低抹黑成純粹的美國打手；而羅興亞人與緬軍更不是什麼武裝戰鬥，而是不折不扣的屠殺與滅村。<text:span text:style-name="T3"> <text:line-break/><text:line-break/></text:span>最近特別忙，一天能睡個三、四小時就算很不錯了。以後也許更忙，零碎破碎的時間中，只能隨手寫上幾個字，明天<text:span text:style-name="T3">(</text:span>亦即今天<text:span text:style-name="T3">)</text:span>周日，又是辛苦的一天，一些想法，有機會再寫。</text:p>
      <text:p text:style-name="P1"><text:span text:style-name="T1">陳真</text:span><text:s/>  |  2017.09.09 01:58   |   <text:a xlink:type="simple" xlink:href="http://palinfo.habago.org/Entry?Command=Information_PrintForum&amp;iPage=126#FORUM36124"><text:span text:style-name="T2">#</text:span></text:a></text:p>
      <text:p text:style-name="P3">早在參與創立國際特赦組織台灣分會之前，我就開始密切注意翁山蘇姬，如今都快<text:span text:style-name="T3">30</text:span>年了。各位一定知道我<text:span text:style-name="T3">(</text:span>們<text:span text:style-name="T3">)</text:span>過去長年對她相當肯定，但她當權後這一兩年，所作所為跟當年迫害她的軍政府毫無兩樣。<text:span text:style-name="T3"> <text:line-break/><text:line-break/></text:span>你們應該去做點最最最基本的研究，再來發言，不要輕易套公式，動不動就是美國人的陰謀，實在荒唐。</text:p>
      <text:p text:style-name="P1"><text:span text:style-name="T1">天峰</text:span><text:s/>  |  2017.09.08 23:30   |   <text:a xlink:type="simple" xlink:href="http://palinfo.habago.org/Entry?Command=Information_PrintForum&amp;iPage=126#FORUM36123"><text:span text:style-name="T2">#</text:span></text:a></text:p>
      <text:p text:style-name="P2">這個視頻的內容，應該源自後沙<text:span text:style-name="T3">(</text:span>微信公眾號：後沙<text:span text:style-name="T3">)</text:span>的文章。下面全文貼出來，有興趣的可以看看。<text:span text:style-name="T3"> <text:line-break/><text:line-break/>_________________ <text:line-break/><text:line-break/></text:span>缅甸会成为另一个南斯拉夫吗？罗兴亚人问题升级<text:span text:style-name="T3"> <text:line-break/><text:line-break/><text:line-break/></text:span>缅甸军警与罗亚兴人武装组织的冲突，再次激化，<text:span text:style-name="T3">8</text:span>月<text:span text:style-name="T3">25</text:span>日早晨，信奉伊斯兰教的罗辛亚人武装袭击缅甸若开邦<text:span text:style-name="T3">24</text:span>座军警检查站，打死<text:span text:style-name="T3">12</text:span>名缅军士兵。缅军组织反击消灭了<text:span text:style-name="T3">59</text:span>名袭击者，冲突仍在继续。<text:span text:style-name="T3"> <text:line-break/><text:line-break/></text:span>罗辛亚族人与信奉佛教的缅甸人之间的冲突已有超过百年历史，需要智慧和耐心来解决。<text:span text:style-name="T3"> <text:line-break/> <text:line-break/><text:line-break/></text:span>被人们寄于厚望的昂山素姬掌权后，冲突非但没有消除，反而进一步激化。连昂山素姬也被国际<text:span text:style-name="T3">“</text:span>人权<text:span text:style-name="T3">”</text:span>组织指责，说缅甸政府对罗兴亚人进行了<text:span text:style-name="T3">“</text:span>屠杀<text:span text:style-name="T3">”</text:span>。<text:span text:style-name="T3"> <text:line-break/><text:line-break/></text:span>这种情形说明了三个问题：<text:span text:style-name="T3"> <text:line-break/><text:line-break/></text:span>一，昂山素姬政策不符合美国利益，不利于美国对湄公河流域的渗透。<text:span text:style-name="T3"> <text:line-break/><text:line-break/></text:span>二，有人在极力推动缅甸冲突走向国际化。<text:span text:style-name="T3"> <text:line-break/><text:line-break/></text:span>三，伊斯兰极端武装背后有人站台。<text:span text:style-name="T3"> <text:line-break/><text:line-break/></text:span>在中国网络舆论场上，某些人也开始兴风作浪，在论坛，贴吧等平台，突然爆出许多中国收留罗兴人的消息。这种赤裸裸的谣言说得有鼻子有眼，很多人被迷惑。这些人用心之险恶，不可不防。<text:span text:style-name="T3"> <text:line-break/><text:line-break/></text:span>缅甸危局<text:span text:style-name="T3"> <text:line-break/><text:line-break/></text:span>缅甸是个多民族国家，许多民地武组织都有自己的势力范围，从某种角度看，它比南斯拉夫更容易分裂。<text:span text:style-name="T3"> <text:line-break/><text:line-break/></text:span>但缅甸始终保持着相对统一，最重要原因是没有外部大国在策动分裂。缅北战乱出现时，中国更多的是斡旋和调解，尽量使缅甸保持稳定。<text:span text:style-name="T3"> <text:line-break/><text:line-break/></text:span>美国则是一心扶持昂山素姬，企图以颜色革命方式拿下整个缅甸。然而，昂山素姬掌权后，美国发现情况不对。<text:span text:style-name="T3"> <text:line-break/><text:line-break/></text:span>毕竟，她是个政治人物，摆在第一位仍然是缅甸利益，更何况还有军方牵制力量。<text:span text:style-name="T3"> <text:line-break/><text:line-break/>2009</text:span>年奥巴马提出重返亚太战略，东南亚，尤其是湄公河下游几个国家，成了重点争取对象，美国妄图将它们捏合起来制约中国。<text:span text:style-name="T3"> <text:line-break/><text:line-break/></text:span>特朗普上台后，显然没有奥巴马时代那种耐心。特朗普先是废掉<text:span text:style-name="T3">TPP</text:span>计划，不要软的，直接来硬的。<text:span text:style-name="T3"> <text:line-break/><text:line-break/></text:span>美国急了，在中国南海，奥巴马八年太平洋舰队才巡航四次，而特朗普的舰队已经来过三次，昨天还制定了太平洋舰队南海巡航计划。<text:span text:style-name="T3"> <text:line-break/><text:line-break/></text:span>美国对东南亚各国也是手脚并用，见不得光。我们现在目光被媒体带到哪里？朝鲜半岛。之前呢？中印对峙。<text:span text:style-name="T3"> <text:line-break/><text:line-break/></text:span>其实这段时间东南亚发生了很多事情，特别是湄公河流域。<text:span text:style-name="T3"> <text:line-break/><text:line-break/></text:span>泰国，英拉受审前逃离，引发政府内部矛盾重重。<text:span text:style-name="T3"> <text:line-break/><text:line-break/></text:span>柬埔寨，洪森关停美国<text:span text:style-name="T3">NOG</text:span>组织和媒体，而救国党主席桑兰西扬言要在<text:span text:style-name="T3">2018</text:span>收拾洪森。<text:span text:style-name="T3"> <text:line-break/><text:line-break/></text:span>越南，想把南越伪政权合法化，颠覆历史认知，与美国彻底和解。<text:span text:style-name="T3"> <text:line-break/><text:line-break/></text:span>老挝，戏不多，少量军队在柬埔寨边境骚扰一阵，撤了。<text:span text:style-name="T3"> <text:line-break/><text:line-break/></text:span>最大的危机还是在缅甸身上，罗兴亚人已经成了美国的手中利刃。简单说美国的路线图：<text:span text:style-name="T3"> <text:line-break/>1</text:span>，通过联合国以人道主义为由关心罗兴亚人，暗中扶持极端组织<text:span text:style-name="T3"> <text:line-break/><text:line-break/>2</text:span>，在舆论上渲染罗兴亚人的悲惨境地，引起全世界同情。<text:span text:style-name="T3"> <text:line-break/><text:line-break/>3</text:span>，操纵罗兴亚人制造袭击事件，引缅甸军方镇压，再攻击缅甸军方。<text:span text:style-name="T3"> <text:line-break/><text:line-break/>4</text:span>，不顾昂山素姬反对，将冲突国际化，寻找介入理由。<text:span text:style-name="T3"> <text:line-break/><text:line-break/>5</text:span>，冲突演变成内战，西方军队介入或经济制裁缅甸。<text:span text:style-name="T3"> <text:line-break/><text:line-break/>6</text:span>，当僵局形成后，<text:span text:style-name="T3"><text:s/></text:span>将若开邦独立出来。<text:span text:style-name="T3"> <text:line-break/><text:line-break/></text:span>说白了就是科索沃的套路。这个路线图如果完成，缅甸得死多少人？美国根本不会在乎。<text:span text:style-name="T3"> <text:line-break/> <text:line-break/></text:span>西方媒体口中，在他们精心过滤的照片中，罗兴亚人只是一群手持冷兵器的可怜的反抗者，事实上若开邦罗兴亚人已经有了武装<text:span text:style-name="T3">--</text:span>若开罗兴亚拯救军（<text:span text:style-name="T3">ARSA</text:span>）。<text:span text:style-name="T3"> <text:line-break/><text:line-break/></text:span>缅甸政府在<text:span text:style-name="T3">25</text:span>日宣布<text:span text:style-name="T3">ARSA</text:span>为恐怖组织，在追击时，发现了很多遗留的压缩饼干，都是联合国的援助物资，这线索缅甸还在追查。<text:span text:style-name="T3"> <text:line-break/><text:line-break/></text:span>印度和孟加拉国穆斯林移入佛国缅甸的历史成因，限于篇幅，就不说了。总之，英国这根搅屎棍功不可没。<text:span text:style-name="T3"><text:line-break/><text:line-break/></text:span>缅甸军政府也好，<text:span text:style-name="T3">“</text:span>民主<text:span text:style-name="T3">”</text:span>政府也罢，都在用自己的方式处理罗兴亚人问题，这是缅甸的内政，谁也无权干涉。但是美国急了，<text:span text:style-name="T3">“</text:span>人权<text:span text:style-name="T3">”</text:span>大棒又举了起来。<text:span text:style-name="T3"> <text:line-break/><text:line-break/></text:span>去年<text:span text:style-name="T3">10</text:span>月<text:span text:style-name="T3">9</text:span>日，罗兴亚人用<text:span text:style-name="T3">“</text:span>冷兵器<text:span text:style-name="T3">”</text:span>袭击缅甸军警，造成<text:span text:style-name="T3">9</text:span>名边防军死亡，抢去一批枪支弹药，缅军追杀了一个月。<text:span text:style-name="T3"> <text:line-break/><text:line-break/></text:span>最早的一起重大冲突发生在<text:span text:style-name="T3">2012</text:span>年<text:span text:style-name="T3">5</text:span>月<text:span text:style-name="T3">28</text:span>日，三名罗兴亚人轮暴了一名缅甸女子，并将她杀死，引发双方大规模骚乱。<text:span text:style-name="T3"> <text:line-break/><text:line-break/></text:span>大家可以看出，缅甸罗兴亚人问题是一步步走向质变的，最早是民众间的民族冲突，到今年，已经成了反政府武装与政府军交火。<text:span text:style-name="T3"> <text:line-break/><text:line-break/></text:span>上面说的<text:span text:style-name="T3">1.2.3</text:span>，美国已经顺利实现，目前问题卡在第<text:span text:style-name="T3">4</text:span>步。<text:span text:style-name="T3"> <text:line-break/><text:line-break/></text:span>推动国际化<text:span text:style-name="T3"> <text:line-break/><text:line-break/>2016</text:span>年<text:span text:style-name="T3">10</text:span>月冷兵器反抗后，西方媒体就在舆论上进行引导，他们声称：大约<text:span text:style-name="T3">3</text:span>万名罗兴亚穆斯林被迫逃离家园。人权组织称缅甸政府军在若开邦的行动是<text:span text:style-name="T3">“</text:span>对罗兴亚人的种族灭绝<text:span text:style-name="T3">”</text:span>。<text:span text:style-name="T3"> <text:line-break/><text:line-break/></text:span>舆论炒了几个月后，美国就躲在幕后开始着手将问题国际化，由英国出面。<text:span text:style-name="T3"> <text:line-break/><text:line-break/></text:span>今年<text:span text:style-name="T3">3</text:span>月<text:span text:style-name="T3">18</text:span>日，联合国安理会根据英国倡议讨论缅甸局势。英国代表马修<text:span text:style-name="T3">·</text:span>里克罗夫特称提出谴责缅甸政府议案（对媒体声明稿），被中国和俄罗斯联手否决，中国认为<text:span text:style-name="T3">“</text:span>人权<text:span text:style-name="T3">”</text:span>问题不应当带入安理会讨论。<text:span text:style-name="T3"> <text:line-break/> <text:line-break/></text:span>美英计划失败后，又开始造谣说中俄在庇护缅甸强权，不顾罗兴亚人悲惨处境。这时，昂山素姬已经受到美国警告。<text:span text:style-name="T3"> <text:line-break/><text:line-break/></text:span>安理会上搞不成，联合国就自己调查针对罗兴亚人的强奸，虐杀罪行。缅甸政府否认所有种族清洗指控。<text:span text:style-name="T3"> <text:line-break/><text:line-break/>6</text:span>月份，<text:span text:style-name="T3"><text:s/></text:span>缅甸政府公开拒绝联合国人权理事会罗兴亚人问题特别使团入境并视察若开邦，以<text:span text:style-name="T3">“</text:span>查明<text:span text:style-name="T3">”</text:span>对罗兴亚人种族清洗事实。<text:span text:style-name="T3"> <text:line-break/> <text:line-break/></text:span>美国操纵人权<text:span text:style-name="T3">NGO</text:span>机构督促昂山素姬，要重视缅甸境内穆斯林诉求。昂山素姬仍然保持着军政府时期的立场，否认缅甸境内罗兴亚人是一个民族，认为他们只是难民营中的孟加拉穆斯林移民。<text:span text:style-name="T3"> <text:line-break/><text:line-break/></text:span>可笑的是中国有自媒体反而在问<text:span text:style-name="T3">“</text:span>昂山素姬上台后，为什么罗兴亚人处境没有改善？<text:span text:style-name="T3">”</text:span>键盘敲敲是很轻松。<text:span text:style-name="T3"><text:line-break/><text:line-break/></text:span>缅甸政府无法解决这个难题。如果给这两百多万罗兴亚人发身份证，将他们变成缅甸公民，便于管理。<text:span text:style-name="T3"> <text:line-break/><text:line-break/></text:span>那么再来一百多万，再来两百多万，缅甸怎么办？就算只接收目前罗兴亚难民，不出十年，若开邦人口结构肯定会失衡，就跟科索沃一样。<text:span text:style-name="T3"> <text:line-break/><text:line-break/></text:span>送回孟加拉国？也不可能，孟加拉国不收。穷呀！<text:span text:style-name="T3"> <text:line-break/><text:line-break/></text:span>要解决这个难题，必须先让南亚地区安定发展，摆脱贫困，普及教育，谁能帮助他们实现这个梦想？美国吗？杀人放火金腰带，不可能的。<text:span text:style-name="T3"> <text:line-break/><text:line-break/></text:span>美国追求的是问题国际化，让它能插手进来。<text:span text:style-name="T3"> <text:line-break/><text:line-break/>7</text:span>月<text:span text:style-name="T3">11</text:span>日，美国又策动一波攻势，美国常驻联合国代表黑莉称：<text:span text:style-name="T3">“</text:span>重要的是，缅甸政府应允许这一旨在查明事实的使团开展工作。<text:span text:style-name="T3">”</text:span>她补充称，国际社会应呼吁缅甸政府与联合国使团合作。<text:span text:style-name="T3"> <text:line-break/> <text:line-break/>8</text:span>月<text:span text:style-name="T3">25</text:span>日<text:span text:style-name="T3">ARSA</text:span>就相当配合的出手了，爆发新的暴力冲突后，孟加拉国当局禁止罗兴亚人入境，但还是有一万多人逃入了孟加拉国。<text:span text:style-name="T3"> <text:line-break/><text:line-break/></text:span>无论是佛教徒，还是穆斯林平民，他们绝大多数是无辜的。但有人千方百计要种下仇恨的种子，来实现自己战略目标。<text:span text:style-name="T3"> <text:line-break/><text:line-break/></text:span>当美国牢牢占据<text:span text:style-name="T3">“</text:span>人权<text:span text:style-name="T3">”</text:span>高度，控制全球话语权的时候，只要<text:span text:style-name="T3">ARSA</text:span>加把劲，缅甸问题国际化是早晚的事。明年搞不好就有万人坑，化学武器，儿童惨状照片，套路和配方我们都很熟悉。<text:span text:style-name="T3"> <text:line-break/><text:line-break/></text:span>中国东盟与缅甸<text:span text:style-name="T3"> <text:line-break/><text:line-break/></text:span>罗兴亚人问题被美国一再推动，已经破坏到东盟的团结，印尼，马来西来都是穆斯林为主的国家。<text:span text:style-name="T3"> <text:line-break/><text:line-break/></text:span>印尼极端分子跟国际人权组织居然尿到一个壶里，一直在抗议缅甸，甚至企图用爆炸物袭击缅甸驻雅加达大使馆，导致昂山素不得不取消了对雅加达的访问。<text:span text:style-name="T3"> <text:line-break/><text:line-break/></text:span>马来西亚总理纳吉布也对缅甸发表措词严厉的讲话，文莱也跟着叫。菲律宾老杜现在被国内极端组织也搞得焦头烂额。<text:span text:style-name="T3"> <text:line-break/><text:line-break/></text:span>东盟不团结，只能有利于极端宗教组织进一步坐大，这十几年来，世界上最大的一个谜团就是：到底是谁在背后扶持<text:span text:style-name="T3">ISIS</text:span>？<text:span text:style-name="T3"> <text:line-break/><text:line-break/></text:span>世俗化的伊斯兰国家，如伊拉克，利比亚，叙利亚一个个被打得满地找牙，而黑衣兵团则日益泛滥。<text:span text:style-name="T3"> <text:line-break/><text:line-break/></text:span>罗兴亚人居然能出现武装组织，灯塔国可没少出力。<text:span text:style-name="T3"> <text:line-break/><text:line-break/></text:span>中国处境挺尴尬的，当大马和印尼与缅甸关系进一步恶化，我们在安理会是不是要继续否决美英的提议？否决，可能会得罪三个国家，印尼，大马，孟加拉国，不否决，问题顺利国际化，美国就可以实施第<text:span text:style-name="T3">5</text:span>步，第<text:span text:style-name="T3">6</text:span>步。<text:span text:style-name="T3"> <text:line-break/><text:line-break/></text:span>最后还说一个事关中国直接利益的问题，我们跟缅甸在谈实兑港建设问题，国际媒体认为中国要把它建设成军港。<text:span text:style-name="T3"> <text:line-break/> <text:line-break/></text:span>而且实兑以南两百海里就是皎漂港，中缅油气管道起点就位于皎漂经济特区的马德岛。中缅铁路的终点就位于皎漂经济特区。<text:span text:style-name="T3"> <text:line-break/><text:line-break/></text:span>看地图也知道，若开邦在缅西，远离中国边境，罗兴亚人要逃也只能逃入孟加拉和印度。<text:span text:style-name="T3"> <text:line-break/><text:line-break/></text:span>这两个港口都位于若开邦，实兑还是首府，阿三也在争这个港。<text:span text:style-name="T3"> <text:line-break/><text:line-break/></text:span>现在罗兴亚人闹得这么凶，不是偶然的，如果若开邦变成战区，正义天使美国兵可就堂而皇之的来维稳了。司马昭之心，路人皆知。<text:span text:style-name="T3"> <text:line-break/> <text:line-break/></text:span>中国人民不信邪，我们是为了这个世界的繁荣发展在努力，从来不是为了四处掠夺资源和奴役他人。<text:span text:style-name="T3"> <text:line-break/><text:line-break/></text:span>某些国家和狗狗们，无论你们在舆论场如何造谣生事，迷惑众生。请记得，若开邦不是科索沃，缅甸也不是南斯拉夫，中国更有自己的智慧和实力。</text:p>
      <text:p text:style-name="P1"><text:span text:style-name="T1">甄力民</text:span><text:s/>  |  2017.09.08 21:53   |   <text:a xlink:type="simple" xlink:href="http://palinfo.habago.org/Entry?Command=Information_PrintForum&amp;iPage=126#FORUM36122"><text:span text:style-name="T2">#</text:span></text:a></text:p>
      <text:p text:style-name="P3">想請教大家怎麼看下面這個影片<text:span text:style-name="T3">? <text:line-break/>https://www.youtube.com/watch?v=I5RoJ3L587Y&amp;;feature=youtu.be <text:line-break/></text:span>最近突然看到很多羅興亞人的新聞，起初沒有太大疑心，但是越看越覺得奇怪的是，幾乎所有我所知的有噁心慣例西方媒體都開始報導翁山蘇姬的反人類暴行的新聞，我並不相信翁山蘇姬一定是好人，而是這些媒體的一貫方向讓我很不自在，在看到這個影片的分析之後讓我傾向相信這又是一次美國在背後操弄的陰謀，但我看到的資料報導還不夠多，不知道大家有沒有其他觀點<text:span text:style-name="T3">?</text:span></text:p>
      <text:p text:style-name="P1"><text:span text:style-name="T1">楊宗和</text:span><text:s/>  |  2017.09.08 01:08   |   <text:a xlink:type="simple" xlink:href="http://palinfo.habago.org/Entry?Command=Information_PrintForum&amp;iPage=126#FORUM36121"><text:span text:style-name="T2">#</text:span></text:a></text:p>
      <text:p text:style-name="P2">專制獨裁的社會比無政府的社會要更有秩序；獨裁者要的未必是動亂，而是想靠武力得到他要的秩序和資源分配方式。如果所有人（或國家）都選擇順從，都安於至高權威者的安排，就像接受種姓階級那樣，社會也可以很「安定」。只有不服從的人才會被赤裸的欺凌。<text:span text:style-name="T3"> <text:line-break/><text:line-break/></text:span>所以，有聯合國確實比沒有要好一些。<text:span text:style-name="T3"> <text:line-break/><text:line-break/></text:span>被美化的日本德川幕府的「和平」時代差不多也就是這樣的光景。<text:span text:style-name="T3"> </text:span></text:p>
      <text:p text:style-name="P1"><text:span text:style-name="T1">傅怡鈞</text:span><text:s/>  |  2017.09.07 18:39   |   <text:a xlink:type="simple" xlink:href="http://palinfo.habago.org/Entry?Command=Information_PrintForum&amp;iPage=126#FORUM36120"><text:span text:style-name="T2">#</text:span></text:a></text:p>
      <text:p text:style-name="P3">在我個人大學至畢業的頭幾年，聯合國是公平正義的概念存在我內心中，也一直以為它能有效停止與解決戰爭、饑荒、傷病，但後來一切的自以為都改變了，更多事實、謊言與血淚犧牲我漸漸得知看見，台面上的假和諧，背地裡的算計，斷不了的黑金<text:span text:style-name="T3">.... <text:line-break/><text:line-break/></text:span>「理智上，聯合國存在的確會比不存在好些，也誠如陳醫師所言沒有它天下會大亂」，但我個人情緒上無法平衡，總會覺得它的存在雖有些功能，但另一面卻是方面了美帝這些邪惡軸心的活動，台面上能制衡老二老三阿貓阿狗，偏偏制不住最壞的人做壞事<text:span text:style-name="T3"> <text:line-break/><text:line-break/></text:span>我曾數次想過，如果沒有了聯合國，戰爭一定會更早的發生、擴大，且不是只有像中東那些倒楣的國家被戰火侵襲，而是老二老三國家也被戰火侵襲到，沒有了聯合國的存在，這些被邪惡軸心國家算計利用及侵略的國家們，會不會、是不是就會真心想要團結，真正的聯合扳倒邪惡軸心國呢<text:span text:style-name="T3">? <text:line-break/><text:line-break/></text:span>生活過日子若真是輕鬆，我想我會存著善念期待聯合國會從本質上慢慢改變<text:span text:style-name="T3">....</text:span></text:p>
      <text:p text:style-name="P1"><text:span text:style-name="T1">陳真</text:span><text:s/>  |  2017.09.07 02:04   |   <text:a xlink:type="simple" xlink:href="http://palinfo.habago.org/Entry?Command=Information_PrintForum&amp;iPage=126#FORUM36119"><text:span text:style-name="T2">#</text:span></text:a></text:p>
      <text:p text:style-name="P2"><text:span text:style-name="T3">1. </text:span>如果有人說：<text:span text:style-name="T3">"ISIS</text:span>是全世界公認的恐怖份子。英國美國法國等等，近年來都曾遭受<text:span text:style-name="T3">ISIS</text:span>的恐怖襲擊，因此大家都很頭痛該怎麼對付這個恐怖組織<text:span text:style-name="T3">"</text:span>，如果有人真的這麼相信，那他對於國際問題的認識絕對只能得零分，無知得太離譜了。<text:span text:style-name="T3">ISIS</text:span>不就是這幾個國家所一手培植，並且至今依然提供金援與大量武器，他們怎麼可能會為此感到頭痛？他們又怎麼會想對付或消滅<text:span text:style-name="T3">ISIS</text:span>？這不是什麼陰謀論，這只是基本國際常識。<text:span text:style-name="T3"> <text:line-break/><text:line-break/>2. </text:span>聯合國如果廢掉，天下就更亂了。衡量其存廢，當然不是比較<text:span text:style-name="T3"><text:s/>"</text:span>理想中的聯合國<text:span text:style-name="T3">" </text:span>與<text:span text:style-name="T3"><text:s/>"</text:span>現實中的聯合國<text:span text:style-name="T3">" </text:span>的差距，而是比較<text:span text:style-name="T3"><text:s/>"</text:span>有<text:span text:style-name="T3">" </text:span>或<text:span text:style-name="T3"><text:s/>"</text:span>無<text:span text:style-name="T3">" </text:span>聯合國的差距。<text:span text:style-name="T3"> <text:line-break/><text:line-break/>3. </text:span>聯合國不需外部監督，它是一種內部政治角力平台，反映各國實力。為了避免實力失衡導致單方壟斷，所以不但多極很重要，而且必須要建立起一些所謂普世規章或價值規範，做為一種<text:span text:style-name="T3"><text:s/>"</text:span>共同語言<text:span text:style-name="T3">"</text:span>，藉以牽制任何一方之獨斷獨行。<text:span text:style-name="T3"> <text:line-break/><text:line-break/></text:span>聯合國做為一種對話平台以及國際行事仲裁的權力來源，不可能會有完美的一天，但我們不該因為它不完美或缺點百出而廢棄它。沒有它，人類文明恐怕會倒退回到更加野蠻千百倍的叢林世界。<text:span text:style-name="T3"> <text:line-break/><text:line-break/>4. "</text:span>基本教義派<text:span text:style-name="T3">" </text:span>一詞含有明顯貶意，亦即把既定結論凌駕在一切推論與思索之上。不管哪一種陣營哪一種宗教或政治組織，都會有這樣一種鐵桿部隊與思維，往往根據字面教條理解人事物，根據僵化立場區分敵我。<text:span text:style-name="T3"><text:line-break/><text:line-break/></text:span>基本教義派因此很難具有說服力，因為人事物的意義何其寬廣靈活，如果你硬要根據表面字義來決定是非，那麼，我大可打每個基督徒耳光打到爽為止，打完右邊他還得自動遞上左邊讓我繼續打，因為聖經上就是這麼寫的。<text:span text:style-name="T3"> <text:line-break/><text:line-break/></text:span>上小學念書的第一天，人生頭一次走進校園之際，我媽突然拉住我，正色以告，就是用這段她不知從哪聽來的經文告誡我（她不是基督徒）。還好我理解力還不錯，懂得她這句告誡的真正意義，不會只做字面解。<text:span text:style-name="T3"> <text:line-break/><text:line-break/></text:span>但是很奇怪，似乎越是低能腦殘的理解方式，反而越能吸引到更多<text:span text:style-name="T3"><text:s/>"</text:span>堅定<text:span text:style-name="T3">" </text:span>的支持者。看看台灣遍布中南部各地的綠營支持者便知。也許越是不用大腦的說法，反而越容易深入人心。<text:span text:style-name="T3"> <text:line-break/><text:line-break/>5. </text:span>祖國很需要一種人，叫做忠誠的反對者，反對不好的事，反對不利於己不利於人的事，反對不正當的事，使之減少為惡或犯錯，使之儘可能朝著一個比較良善的方向走去。但是，不管如何反對，終究不會背棄同胞，不會遭人利用來傷害自己的家園。<text:span text:style-name="T3"> <text:line-break/><text:line-break/></text:span>忠誠很重要。忠於人，忠於生命，忠於萬物，忠於整體社會，而不是忠於政府，更不是忠於黨。黨與政府終究不可能等同於人民或國家。<text:span text:style-name="T3"> <text:line-break/><text:line-break/>6. </text:span>台灣人應忠於對岸同胞，同理，大陸人也該忠於島上人民，我們彼此畢竟都不是外人，更不是敵人，不要動不動就用一種<text:span text:style-name="T3"><text:s/>“</text:span>老子來把你們統統消滅<text:span text:style-name="T3">” </text:span>的姿態講話。倘若有一天，真的得兵戎相見，兩岸人民仍然還是自己人，理應為這場戰火悲劇感到痛苦，而不是感到興奮痛快，更不是一副高高在上的征服者姿態。<text:span text:style-name="T3"> <text:line-break/><text:line-break/></text:span>很多問題確實是台灣人自己造的孽。但是，一百個台灣也比不過一個大陸，一強一弱，相去甚遠。強者理應善待弱者，體貼弱者，而不是恃強而驕。如果連我這麼支持大陸、如此熱愛祖國文化的人都會對於彼岸一些傲慢言論感到不爽，何況一般人。<text:span text:style-name="T3"> <text:line-break/><text:line-break/></text:span>台灣人自己可以罵自己，大陸人也可以自己罵自己，但雙方還是要互相尊重點，不要動不動就一副<text:span text:style-name="T3"><text:s/>"</text:span>早晚把你給滅了<text:span text:style-name="T3">" </text:span>或什麼<text:span text:style-name="T3"><text:s/>"</text:span>支那賤畜<text:span text:style-name="T3">" </text:span>之類。<text:span text:style-name="T3"> <text:line-break/><text:line-break/>7. </text:span>概念不可能單獨存在，它必然隸屬一整個家族，有此必有彼，連結成一個<text:span text:style-name="T3"><text:s/>"</text:span>概念網<text:span text:style-name="T3">"</text:span>。這意味著，一個會這樣看事情的人，就會那樣衡量人事物的意義與價值。為什麼呢？因為每一個句子、每一道命題的背後有個<text:span text:style-name="T3"><text:s/>"</text:span>眼睛<text:span text:style-name="T3">"</text:span>，正是這樣一個看待世界的<text:span text:style-name="T3"><text:s/>"</text:span>眼光<text:span text:style-name="T3">" </text:span>起了作用，而不是句子本身。<text:span text:style-name="T3"> <text:line-break/><text:line-break/></text:span>句子表面上的相似性是沒有多大意義的。說<text:span text:style-name="T3"><text:s/>"</text:span>什麼<text:span text:style-name="T3">" </text:span>不重要，重要的是<text:span text:style-name="T3"><text:s/>"</text:span>怎麼<text:span text:style-name="T3">" </text:span>說；是後者而非前者決定了人與人之間氣味的親疏遠近，決定了每個句子所能產生的<text:span text:style-name="T3"><text:s/>"</text:span>深層<text:span text:style-name="T3">" </text:span>意義。<text:span text:style-name="T3"> <text:line-break/><text:line-break/>8. Karl Popper </text:span>是索羅斯在倫敦政經學院哲學系的老師，有一天，應羅素之邀來到劍橋演講。演講之中，差點和維根斯坦為了<text:span text:style-name="T3"><text:s/>"</text:span>有沒有倫理命題<text:span text:style-name="T3">" </text:span>這個哲學問題而打起來。維根斯坦認為倫理命題不存在，<text:span text:style-name="T3">Popper</text:span>說有，維根斯坦說沒有，沒有就是沒有，越說越激動，於是就隨手拿起會議室裏頭火爐中的撥火棒在空中揮舞，要<text:span text:style-name="T3"><text:s/>Popper </text:span>有種就舉個<text:span text:style-name="T3"><text:s/>"</text:span>倫理命題<text:span text:style-name="T3">" </text:span>的實例來聽聽。<text:span text:style-name="T3"> <text:line-break/><text:line-break/>Popper</text:span>伶牙利齒，立即回答說：<text:span text:style-name="T3">"</text:span>不要拿撥火棒威脅客人<text:span text:style-name="T3">" </text:span>就是個倫理命題。維根斯坦聽了很不爽，奪門而出，不爽再繼續聽<text:span text:style-name="T3">Popper </text:span>演講了。羅素追出門，要維根斯坦回來，一邊追，一邊罵說：<text:span text:style-name="T3">"</text:span>明明就是你不對<text:span text:style-name="T3">"</text:span>。<text:span text:style-name="T3"> <text:line-break/><text:line-break/>19 </text:span>年前，我曾隸屬一個維根斯坦的哲學小組，每周聚會地點就在當年這個會議室。火爐還在，但人去樓空，賢的愚的，老的少的，俱往矣。想必有一天，後人也會對這當下的時代，發出類似的感嘆。<text:span text:style-name="T3"> <text:line-break/><text:line-break/></text:span>至於倫理命題存不存在？我是這麼認為：我不知道它存不存在，但即便存在，我們也沒有能力描述它。<text:span text:style-name="T3"> <text:line-break/><text:line-break/>9. </text:span>有一天，<text:span text:style-name="T3">Popper</text:span>在課堂上請學生觀察黑板，學生面面相覷，不知所措。任何一個黑板都具有無窮的細節，你究竟是要我們觀察黑板的<text:span text:style-name="T3"><text:s/>"</text:span>什麼<text:span text:style-name="T3">"</text:span>？從何觀察起？<text:span text:style-name="T3"> <text:line-break/><text:line-break/>Popper </text:span>的這個<text:span text:style-name="T3"><text:s/>"</text:span>機會教學<text:span text:style-name="T3">" </text:span>是想說明一件事：<text:span text:style-name="T3">"</text:span>理論在觀察之前<text:span text:style-name="T3">"</text:span>。簡單說，倘若沒有一套理論，一種眼光，我不可能觀察世界，更無從理解它。而我要說的是，每個概念或命題或句子的背後那個使一切人事物產生意義的<text:span text:style-name="T3"><text:s/>"</text:span>眼光<text:span text:style-name="T3">"</text:span>，恐怕才是我們需要質疑或改變或宣揚的一個根本。<text:span text:style-name="T3"> <text:line-break/><text:line-break/>"</text:span>世界<text:span text:style-name="T3">" </text:span>不是一種自然物<text:span text:style-name="T3"><text:s/>(natural kind)</text:span>，它是透過某種眼光而產生的一種人為概念，當看待世界的眼光改變，事實上也就在根本上改變了世界。在這個意義上，我們都是傳教士，你傳你的，我傳我的，強者一方或權勢一方，傳教能力自然也比較強，但我相信，長遠來看，說服力的來源依然是存在於人性內在善惡與聰慧才智本身，而不是寄託於任何外在權勢。<text:span text:style-name="T3"> <text:line-break/><text:line-break/></text:span>當年，當權者以<text:span text:style-name="T3"><text:s/>"</text:span>蠱惑人心<text:span text:style-name="T3">" </text:span>及<text:span text:style-name="T3"><text:s/>"</text:span>不敬神明<text:span text:style-name="T3">" </text:span>等罪名，判蘇格拉底死刑，要他喝下毒酒，誰敢不從？但是，兩千五百年過去了，我們至今記得蘇格拉底，依舊在他諸多的思維與提問下繼續問與答，但是，當年呼風喚雨的權勢者如今安在哉？<text:span text:style-name="T3"> <text:line-break/><text:line-break/>10. </text:span>許多時候，不知道為什麼，腦海經常不斷浮現王羲之的<text:span text:style-name="T3"><text:s/>"</text:span>蘭亭集序<text:span text:style-name="T3">"</text:span>，我會背誦下半段，最近還翻成白話文闡釋給學姊聽。不過，可能沒有闡釋得很好，看不出她被感動的跡象。當我已經講完了，她還在問<text:span text:style-name="T3"><text:s/>"</text:span>然後呢？<text:span text:style-name="T3">"</text:span>。<text:span text:style-name="T3"> <text:line-break/><text:line-break/></text:span>此序距今將近一千七百年，但卻好像是我心裏深處某個會說話的小精靈訴說我心似的。蘇格拉底也好，蘭亭集序也罷，兩千年是多麼遙遠的一段時光啊，可它為何卻又彷彿近在眼前？<text:span text:style-name="T3"> <text:line-break/><text:line-break/></text:span>蘭亭集序原文如下：<text:span text:style-name="T3"> <text:line-break/><text:line-break/>---------------------------------- <text:line-break/>"</text:span>夫人之相與，俯仰一世，或取諸懷抱，悟言一室之內；或因寄所託，放浪形骸之外。雖趣（取<text:span text:style-name="T3">/</text:span>趨）舍萬殊，靜躁不同，當其欣於所遇，蹔得於己，快然自足，不知老之將至；及其所之既倦，情隨事遷，感慨係之矣。向之所欣，俯仰之間，已為陳跡，猶不能不以之興懷；況脩短隨化，終期於盡。古人云：「死生亦大矣。」豈不痛哉！<text:span text:style-name="T3"> <text:line-break/><text:line-break/></text:span>每攬（覽）昔人興感之由，若合一契，未嘗不臨文嗟悼，不能喻之於懷。固知一死生為虛誕，齊彭殤為妄作。後之視今，亦由（猶）今之視昔，悲夫！故列敘時人，錄其所述，雖世殊事異，所以興懷，其致一也。後之攬（覽）者，亦將有感於斯文。<text:span text:style-name="T3">" <text:line-break/>--------------------------------- <text:line-break/><text:line-break/></text:span>用我粗俗的口語來<text:span text:style-name="T3"><text:s/>"</text:span>意<text:span text:style-name="T3">" </text:span>譯大約是這樣：<text:span text:style-name="T3"> <text:line-break/><text:line-break/></text:span>說到人跟人的相處，稍縱即逝，一生很快就過去了。有些人比較靜，喜歡談些心裏話，想些有的沒的，有些人則比較活潑好動，人生寄託在許多興趣嗜好上。雖然各有所好，各有取捨，動靜不同，可當你遇到那些你所喜歡的人事物，同樣都會感到愉悅滿足，有時快樂到幾乎都要把生命終將衰老一事給忘了。<text:span text:style-name="T3"> <text:line-break/><text:line-break/></text:span>然而有一天，那些曾經觸動你我心弦的愉悅之事卻似乎平淡了，厭倦了，種種歡樂隨之成為過往雲煙，難免感傷；曾經如此喜愛之事物，俯仰之間，竟成遺跡，豈能不惆悵？更何況，人的一生長短，全隨造化，終究化為烏有，一如古人所說：<text:span text:style-name="T3">"</text:span>或生或死，全屬大事<text:span text:style-name="T3">"</text:span>，有誰能不悲痛？<text:span text:style-name="T3"> <text:line-break/><text:line-break/></text:span>每當看到古人感慨之緣由，竟與我心如此相似時，往往掩卷嘆息，不能自已。然而，我卻又不知道我心究竟是為了什麼而悲傷？雖然我知道把生死等同看待是荒謬的，把長壽短命視為一體，同樣也顯得矯揉造作。然而，以後的人看待今天，其實不過也就像今天的人看待從前一樣罷了，說來著實可悲。於是，我一一記下這次聚會的朋友，抄錄其話語詩作。儘管時代不同況狀各異，古往今來人們的情懷卻是一樣的。後世讀者，讀到此序，想必也將悲從中。<text:span text:style-name="T3"> <text:line-break/><text:line-break/></text:span>以上是我的意譯，不求精準，但意義應該相去不遠。<text:span text:style-name="T3"> <text:line-break/><text:line-break/></text:span>說起個人生命，前無古人，後無來者，愴然一身，孤魂野鬼似的。但若做為一種角色，生命卻又極其相似，彷彿千百年來上演的始終是同一齣戲，而你我就各自扮演了其中某個角色。這一代人退場落幕，換另一代人上場，綿延不絕，也許這就是所謂永恆。</text:p>
      <text:p text:style-name="P1">Ethan   |  2017.09.07 00:07   |   <text:a xlink:type="simple" xlink:href="http://palinfo.habago.org/Entry?Command=Information_PrintForum&amp;iPage=126#FORUM36118"><text:span text:style-name="T2">#</text:span></text:a></text:p>
      <text:p text:style-name="P3"><text:span text:style-name="T3">https://m.nownews.com/news/2604451 <text:line-break/><text:line-break/></text:span>我記得柯<text:span text:style-name="T3">p</text:span>剛上任對舉辦世大運是不屑，且很多看法是不專業的。<text:span text:style-name="T3"><text:s/></text:span>其中也把他請來的體育官員氣的掛冠求去。<text:span text:style-name="T3"><text:s/></text:span>很多工作發包，宣傳行銷則在跌跌撞撞中完成，讓人捏了把冷汗。<text:span text:style-name="T3"><text:s/></text:span>自己也自嘲要把他平安度過就好。<text:span text:style-name="T3"> <text:line-break/><text:line-break/></text:span>如今在體育選手的表現不錯下，整個情勢逆轉，則他就搖身變成大功臣。<text:span text:style-name="T3"><text:s/></text:span>只能說這個社會的造神抹黑，顛倒黑白，洗腦的功力已經無與倫比。<text:span text:style-name="T3"> <text:line-break/>-------------------------------------------------------------------------- <text:line-break/><text:line-break/></text:span>世大運造謠解碼　揭　暗黑網軍踩郝捧柯<text:span text:style-name="T3"> <text:line-break/></text:span>台北世大運風光落幕，相較於台北市長柯<text:span text:style-name="T3">P</text:span>支持度水漲船高，全力爭取世大運主辦權的前市長郝龍斌，卻身陷抹黑難脫身。<text:span text:style-name="T3"> <text:line-break/><text:line-break/></text:span>儘管郝市府團隊，在賽前即替中華隊爭取奪牌利基，<text:span text:style-name="T3">3</text:span>年前斷言金牌數的「神預言」也全數兌現，但郝臉書卻仍遭「暗黑網軍」引用錯誤報導，大量攻擊洗版，意欲抹殺郝團隊的努力，不僅世大運網球選手冒酷暑比賽，要郝負責，監察院已調查完畢、還郝清白的「蓋錯游泳池」，也被舊事重提抹黑，令人起疑網軍「捧柯打郝」的背後原因，極不單純。<text:span text:style-name="T3"> <text:line-break/><text:line-break/></text:span>台北世大運上周圓滿落幕，台灣以<text:span text:style-name="T3">26</text:span>金、<text:span text:style-name="T3">34</text:span>銀、<text:span text:style-name="T3">30</text:span>銅，得牌數世界排名第三，不僅中華代表隊成為台灣英雄，與世大運有關的政治人物，支持度大都上升，柯<text:span text:style-name="T3">P</text:span>就是最明顯的例子，唯有曾親赴布魯塞爾向各國拉票拉票，積極建設軟硬體的郝龍斌，卻在世大運期間，飽受網軍攻擊，並遭有心人引述過往錯誤報導留言洗版，讓郝成為暗黑網軍攻擊下，「有功無賞」的受害者。<text:span text:style-name="T3"> <text:line-break/><text:line-break/></text:span>挑對自選賽　網攻掀舊帳<text:span text:style-name="T3"> <text:line-break/><text:line-break/></text:span>「郝臉書留言數平日大多<text:span text:style-name="T3">1</text:span>、<text:span text:style-name="T3">2</text:span>百則，世大運期間留言數卻動輒<text:span text:style-name="T3">2</text:span>、<text:span text:style-name="T3">3</text:span>千，許多發言還選在凌晨<text:span text:style-name="T3">2</text:span>、<text:span text:style-name="T3">3</text:span>點間大量湧入，確實很像網軍帶風向的攻擊手法。」一位曾在選舉時被網軍大量攻擊的藍委私下指出。<text:span text:style-name="T3"> <text:line-break/><text:line-break/></text:span>據了解，郝因已卸任市長，不想掠人之美，直至<text:span text:style-name="T3">8</text:span>月<text:span text:style-name="T3">18</text:span>日（世大運開幕前天）起，才在臉書上談世大運，一開始留言人數無明顯增減，但直至郝龍斌<text:span text:style-name="T3">8</text:span>月<text:span text:style-name="T3">27</text:span>日早上，在臉書中提到主辦城市專屬優勢「世大運挑選項目」，間接促成此次世大運中華代表隊金牌數破表，臉書留言數即從平日<text:span text:style-name="T3">1</text:span>、<text:span text:style-name="T3">2</text:span>百人暴增至<text:span text:style-name="T3">3</text:span>千多人，多數是半夜湧進，不僅酸他「愛沾光」「快去選里長」，還引述郝任內被爆建不合格游泳池、刪除網球中心戶外網球場屋頂等負面報導，郝粉則反嗆「就是想讓柯<text:span text:style-name="T3">P</text:span>獨享光環」。<text:span text:style-name="T3"> <text:line-break/><text:line-break/></text:span>一名市府官員私下感嘆，此次世大運成功關鍵是選手得牌破紀錄，而如此亮眼的成績，確實是因當年選辦項目策略成功；而且郝不但爭辦世大運有功，<text:span text:style-name="T3">6</text:span>年籌備期，郝任期也超過一半，網軍以「想沾光」「收割」來批評郝，實在不公允。尤其世大運期間有網路媒體，反覆引用某親綠電子報<text:span text:style-name="T3">2012</text:span>年評論文章〈從游泳池見證馬郝的無能與浪費〉，內文稱北市好不容易取得<text:span text:style-name="T3">2017</text:span>世大運主辦權，但預定世大運使用的北體游泳館剛花<text:span text:style-name="T3">12</text:span>億元新建，卻因場地不符國際規定，還得再花費<text:span text:style-name="T3">20</text:span>億元新建一座「郝浪費的游泳池」，也讓鄉民反覆引用此錯誤報導。<text:span text:style-name="T3"> <text:line-break/><text:line-break/></text:span>蓋錯泳池<text:span text:style-name="T3">?! </text:span>監委還公道<text:span text:style-name="T3"> <text:line-break/><text:line-break/></text:span>但網友知其一、不知其二，該項指控其實早經監院主動調查，負責查案的還是親綠的前台聯監委錢林惠君，她在結案報告中清楚釋疑，還要求北市府應盡速對外說明澄清不實謠言。據調查，<text:span text:style-name="T3">2009</text:span>年聽奧舉辦前落成的松山運動中心，泳池原本就只規劃為市民運動中心，北體天母院區的游泳池才是為聽奧設計，但因環評因素，未能在聽奧前落成，北市府不得已才將聽奧泳賽，移到新竹舉行。再者，天母院區泳池興建時，規格符合當年國際泳聯（<text:span text:style-name="T3">FINA</text:span>）的標準，惟後來國際標準再變，才無法舉辦比賽，世大運泳賽便改到林口的國體大，以組合式泳池舉行。<text:span text:style-name="T3"> <text:line-break/><text:line-break/></text:span>但言者諄諄、聽者藐藐，部分有心人士仍不斷轉傳，讓許多網友不假思索就相信「郝龍斌蓋錯游泳池」的失真舊文，久而久之，錯的也被當成對的。<text:span text:style-name="T3"> <text:line-break/><text:line-break/></text:span>不僅「蓋錯游泳池」的錯誤報導重覆轉傳，連此次網球賽事在高溫下進行，部分網友都將矛頭轉向郝龍斌，認為是郝刪除預算，導致網球場沒有屋頂。對此，官員坦承當年中華民國網球協會確曾爭取，網球場比照四大職網賽，增蓋移動式屋頂，但當時綠營痛批高達<text:span text:style-name="T3">33</text:span>億元的網球中心「太花錢」，郝為省錢，國際大學運動總會（<text:span text:style-name="T3">FISU</text:span>）又堅持網球是陽光運動須在戶外比賽，郝最後評估網球中心同時設計有一座同樣席次的室內球場，不需要再多花<text:span text:style-name="T3">2</text:span>億元在露天球場蓋屋頂。官員說，當年也有許多鄉民痛批郝市府要花<text:span text:style-name="T3">2</text:span>億元蓋露天球場屋頂，簡直是「白癡」，如今又回頭罵郝「砍屋頂」，實在標準不一致，只是針對人而已。<text:span text:style-name="T3"> <text:line-break/><text:line-break/></text:span>網球酷熱賽　選手應調適<text:span text:style-name="T3"> <text:line-break/><text:line-break/></text:span>郝後來在臉書<text:span text:style-name="T3">PO</text:span>出網球中心室內球場照片，反問今年<text:span text:style-name="T3">6</text:span>月世大運網球會前賽，曾因下雨從室外改為室內，若下雨可改至室內比賽，天氣炎熱，當然同樣可移至室內球場舉行，為何有室內球場不用，卻質疑露天球場為何沒頂？讓人哭笑不得。<text:span text:style-name="T3"> <text:line-break/><text:line-break/></text:span>而世大運執委會發言人楊景棠的說法，也讓痛批郝砍屋頂的酸民語塞。根據市府說法，原來當時室內球場正在做選手暖身使用；楊並舉法網為例強調，國際網球賽常在酷熱天氣舉行，是選手應努力克服的挑戰。<text:span text:style-name="T3"> <text:line-break/><text:line-break/></text:span>中華民國網協副祕書長王凌華更直言，「就算當年真蓋好屋頂也恐難使用」，因<text:span text:style-name="T3">FISU</text:span>堅持網球賽必須戶外舉行，除非下雨才能移至室內。至於外傳世大運網球賽有選手因高溫體力不支、甚至中斷後續賽事，他反駁「從未聽說哪位選手或教練抗議天熱」，至於中斷賽事的原因，「那就得去問該選手」。<text:span text:style-name="T3"> <text:line-break/><text:line-break/></text:span>某位前市府官員表示，其實郝提「選辦項目」之事才被網軍攻擊，因此事一語道破此次世大運成功舉辦的關鍵。國人因見到台灣選手奪牌連連，深受感動，才與世大運產生共鳴，反轉賽前不被看好窘境，連世大運執行長蘇麗瓊都坦言，選手的傑出表現和台灣民眾的熱情，打破了台灣過去不喜歡買票看比賽的習慣，民眾熱情進場加油，更給選手非常多的力量。<text:span text:style-name="T3"> <text:line-break/><text:line-break/></text:span>中華民國滑輪溜冰協會理事長張朝國也說，世大運必辦運動項目僅<text:span text:style-name="T3">14</text:span>項，他很感謝郝前市長及體委會，在<text:span text:style-name="T3">3</text:span>年前利用地主國權力，將滑輪溜冰、舉重等<text:span text:style-name="T3">7</text:span>項目列入「選辦項目」，讓我國好手有表現機會。在在凸顯世大運的成功，歷經許多人的努力，<text:span text:style-name="T3">6</text:span>年的辛苦籌備，不是誰能「一人獨占」，若有特定人士想利用網軍帶風向抹殺政治立場不同者的努力，終將被看破手腳，適得其反。<text:span text:style-name="T3"> <text:line-break/><text:line-break/></text:span>郝團隊　神預測金牌數<text:span text:style-name="T3"> <text:line-break/><text:line-break/></text:span>世大運落幕，台灣獲得<text:span text:style-name="T3">26</text:span>金<text:span text:style-name="T3">34</text:span>銀<text:span text:style-name="T3">30</text:span>銅，獎牌數搶進前<text:span text:style-name="T3">3</text:span>名，讓國人擊掌歡呼，興奮不已；但有媒體卻意外發現，早在<text:span text:style-name="T3">3</text:span>年前，郝市府就曾透過發言人張其強公開預測，此次中華隊應可奪得<text:span text:style-name="T3">26</text:span>面金牌數，該項預言被網友封為「神預測」。<text:span text:style-name="T3"> <text:line-break/><text:line-break/></text:span>面對外界要求張其強「再報個明牌」，他笑著說，自己沒有神通，這個「算牌」是當時的市府團隊與各單項協會共同的努力成果，當時大家就想找出最有利台灣選手的「挑選項目」，讓中華隊在國人面前盡量拿獎牌，事後果然驗證大家的努力，他希望大家能重視曾為世大運一起努力的同事，就算是無名英雄，也要多給他們掌聲。</text:p>
      <text:p text:style-name="P1"><text:span text:style-name="T1">傅怡鈞</text:span><text:s/>  |  2017.09.06 20:24   |   <text:a xlink:type="simple" xlink:href="http://palinfo.habago.org/Entry?Command=Information_PrintForum&amp;iPage=126#FORUM36117"><text:span text:style-name="T2">#</text:span></text:a></text:p>
      <text:p text:style-name="P2">聯合國與國會的本質不同，嗯，應該不適合拿來類比<text:span text:style-name="T3">.... <text:line-break/><text:line-break/></text:span>聯合國中一堆老大國家，老大們給老二老三國家甚至是阿貓阿狗國家金援及挹注資金，在此種國際合作關係之下，有多少收老大錢的國家，會戳破問題指正老大們的錯<text:span text:style-name="T3"> <text:line-break/><text:line-break/></text:span>再者，老大們又坐佔絕對之地位<text:span text:style-name="T3">(</text:span>常任<text:span text:style-name="T3">)</text:span>，有絕對之否決權，在這種型式下豈能用「民主」看待聯合國<text:span text:style-name="T3">? <text:line-break/><text:line-break/></text:span>更更更重要的是，「在老大群中有多少位是常年接受軍工複合體的黑金」，以致於像萬惡的美帝長久以來到處故意滋事，滿足軍工複合體與美帝自身的利益，這應該不需再多說了吧<text:span text:style-name="T3">? <text:line-break/><text:line-break/></text:span>有否決權及不可更動的地位，加上到處金援挹注，明明的黑金肉粽一長串，慢慢來能改變這個體制，我個人相當的存疑與無法認同</text:p>
      <text:p text:style-name="P5"/>
      <text:p text:style-name="P1"><text:span text:style-name="T1">天峰</text:span><text:s/>  |  2017.09.06 13:47   |   <text:a xlink:type="simple" xlink:href="http://palinfo.habago.org/Entry?Command=Information_PrintForum&amp;iPage=127#FORUM36116"><text:span text:style-name="T2">#</text:span></text:a></text:p>
      <text:p text:style-name="P2">問誰來監督聯合國，有點像問誰來監督國會。作為台灣人，您應該可以想出很多方法。我不太懂民主，回答不了你的問題。只知道應該先將單極世界，變成雙極多極世界。飯要一口一口吃，慢慢來。</text:p>
      <text:p text:style-name="P1"><text:span text:style-name="T1">傅怡鈞</text:span><text:s/>  |  2017.09.06 13:00   |   <text:a xlink:type="simple" xlink:href="http://palinfo.habago.org/Entry?Command=Information_PrintForum&amp;iPage=127#FORUM36115"><text:span text:style-name="T2">#</text:span></text:a></text:p>
      <text:p text:style-name="P3">嗯<text:span text:style-name="T3">~</text:span>我明白您的論點了，不過我還是再次強調「我個人腦海認知中的聯合國，是最該被廢除毀棄的單位」<text:span text:style-name="T3"> <text:line-break/><text:line-break/></text:span>另外我有一個小小問題，誰來監督聯合國<text:span text:style-name="T3">?</text:span>如合讓聯合國做不好沒做到的，改變成它自行會做好做到呢<text:span text:style-name="T3">?</text:span></text:p>
      <text:p text:style-name="P1"><text:span text:style-name="T1">天峰</text:span><text:s/>  |  2017.09.06 12:39   |   <text:a xlink:type="simple" xlink:href="http://palinfo.habago.org/Entry?Command=Information_PrintForum&amp;iPage=127#FORUM36114"><text:span text:style-name="T2">#</text:span></text:a></text:p>
      <text:p text:style-name="P2">聯合國不是最該被廢除的機構，而是最該被加強的機構。它沒有發揮應有的作用，不代表它完全沒作用，更不代表它未來沒有希望發揮應有的作用。<text:span text:style-name="T3"> <text:line-break/><text:line-break/></text:span>完全否定很簡單，反正什麼也不用做。但是肯定，卻需要極大的勇氣。那意味著你要做更多，來事情讓變得更好。<text:span text:style-name="T3"> <text:line-break/><text:line-break/></text:span>就好比很多海外華人對待中華人民共和國，在以前，太簡單了，當然不認為是祖國。最多認可那片土地，稱之為故土。到現在，開始認識這個國家，稍微有點認可，但還是會加個條件：假如共黨倒臺或是實行民主我就完全認可。再好一點的，現在這個狀態認可，但如果它以後做惡，我就不認可。這些，其實都是在強調自己的價值觀，和祖國沒什麽關係。<text:span text:style-name="T3"> <text:line-break/><text:line-break/></text:span>大陸人對於中華人民共和國就不同了，這就是我們的國家，沒有任何條件。好的我們驕傲，不好的我們要努力讓它變得更好。說好听點，這就是主人翁精神，說普通點，就是参与感。對於中國，對於聯合國，有參與感，自然想它更好。沒有參與感，自然無視甚至否定是最簡單的。</text:p>
      <text:p text:style-name="P1"><text:span text:style-name="T1">傅怡鈞</text:span><text:s/>  |  2017.09.06 11:46   |   <text:a xlink:type="simple" xlink:href="http://palinfo.habago.org/Entry?Command=Information_PrintForum&amp;iPage=127#FORUM36113"><text:span text:style-name="T2">#</text:span></text:a></text:p>
      <text:p text:style-name="P3">我個人腦海認知中的聯合國，是最該被廢除毀棄的單位，這樣一個假善真惡的集團，若真有國際事務觀念的人，怎還會以為中正標竿，好奇怪<text:span text:style-name="T3">?! <text:line-break/><text:line-break/></text:span>螺疾與邏輯真的大不相同，要與螺疾思考者說邏輯，真是難上青天，甚至還會被反說是謬論、狡辯<text:span text:style-name="T3">.... <text:line-break/><text:line-break/></text:span>用邏輯思辨將問題正著說、反著說、拆開來說，都能推得一共同嚴謹之結論，但螺疾思考把問題正著說可以，反著說似乎可以，拆開來就不一定可以，無法得到一致性，更別說有嚴格的結論<text:span text:style-name="T3"> <text:line-break/><text:line-break/></text:span>陳醫師寫明問題所在，吳同學何不靜下來思想，自己所提出的一堆新聞轉貼貼與論述，有沒有陳醫師所說的這三點問題存在，生氣或不滿忽略了討論精神，應該不是吳同學在此發言的目的吧<text:span text:style-name="T3">? <text:line-break/></text:span></text:p>
      <text:p text:style-name="P1"><text:span text:style-name="T1">吳捷</text:span><text:s/>  |  2017.09.06 09:55   |   <text:a xlink:type="simple" xlink:href="http://palinfo.habago.org/Entry?Command=Information_PrintForum&amp;iPage=127#FORUM36112"><text:span text:style-name="T2">#</text:span></text:a></text:p>
      <text:p text:style-name="P2">像陳真醫師您這樣發言就純粹是狡辯、混淆視聽了。<text:span text:style-name="T3"> <text:line-break/></text:span>什麼是國際法、什麼是國際現實。如果您連聯合國安理會正式決議文代表著什麼這樣國際法基礎都不清楚或故意混淆視聽那就真的沒什麼好談了。<text:span text:style-name="T3"> <text:line-break/></text:span>聯合國安理會本來就是大國俱樂部，是戰後為了全球穩定而設立的大國談判桌。什麼時候有一國一手遮天的時候，即使是在<text:span text:style-name="T3">90</text:span>年蘇聯解體到<text:span text:style-name="T3">911</text:span>美國一超獨強的時候，在安理會上也做不到一手遮天為所欲為。它做的所有事都是繞過安理會的。連這些基本事實都不清楚就在這裡妄言<text:span text:style-name="T3"> <text:line-break/>“</text:span>現在是名嘴時間嗎？有人這樣理解國際問題的嗎？這樣的一種理解問題的品質，像話嗎？<text:span text:style-name="T3"> <text:line-break/><text:line-break/></text:span>我常說，一己議論也好，討論也罷，需要三樣東西，一，足夠的知識與常識。二，良好的態度。至少是一種足以和知識或常識匹配的態度。三，對於認知是非對錯基本的誠意，不是硬坳瞎掰，一會兒搞修辭，一會兒搞個人定義，一會兒又憑空想像，一會兒又一表三千里，胡亂推亂，一會兒又把全然不相干的東西全扯在一塊。即便是寫作文或搞文宣這樣寫也是不合格的。<text:span text:style-name="T3"><text:s/>” <text:line-break/></text:span>這些話我完璧歸趙，我倒覺得您很有些曹科長的風骨。起碼您說的這三點在昨天您的文章中一點都沒看到。本來我還有些話，不過多說無意，我本人也是個知低才淺之流，無法理解您的深邃內涵了，我自願閉嘴，請先生繼續在這一方淨土挥斥方遒，激扬文字，指點江山吧。</text:p>
      <text:p text:style-name="P1"><text:span text:style-name="T1">陳真</text:span><text:s/>  |  2017.09.06 09:28   |   <text:a xlink:type="simple" xlink:href="http://palinfo.habago.org/Entry?Command=Information_PrintForum&amp;iPage=127#FORUM36111"><text:span text:style-name="T2">#</text:span></text:a></text:p>
      <text:p text:style-name="P3">依你所言，所以，你的所謂<text:span text:style-name="T3">"</text:span>全世界公認<text:span text:style-name="T3">" </text:span>等於<text:span text:style-name="T3"><text:s/>"</text:span>聯合國認定<text:span text:style-name="T3">"</text:span>，而英美等西方國家的認定只是<text:span text:style-name="T3"><text:s/>"</text:span>少數<text:span text:style-name="T3">" </text:span>國家，不算數？你不知道聯合國，特別是過去的聯合國，是誰在一手操盤嗎？依你所言，在<text:span text:style-name="T3">1971</text:span>年之前，貴國<text:span text:style-name="T3"><text:s/>(</text:span>中華人民共和國<text:span text:style-name="T3">)</text:span>是<text:span text:style-name="T3"><text:s/>"</text:span>全世界公認<text:span text:style-name="T3">" </text:span>根本不存在的國家？<text:span text:style-name="T3"> <text:line-break/><text:line-break/></text:span>現在是名嘴時間嗎？有人這樣理解國際問題的嗎？這樣的一種理解問題的品質，像話嗎？<text:span text:style-name="T3"> <text:line-break/><text:line-break/></text:span>我常說，一己議論也好，討論也罷，需要三樣東西，一，足夠的知識與常識。二，良好的態度。至少是一種足以和知識或常識匹配的態度。三，對於認知是非對錯基本的誠意，不是硬坳瞎掰，一會兒搞修辭，一會兒搞個人定義，一會兒又憑空想像，一會兒又一表三千里，胡亂推亂，一會兒又把全然不相干的東西全扯在一塊。即便是寫作文或搞文宣這樣寫也是不合格的。<text:span text:style-name="T3"> <text:line-break/><text:line-break/></text:span>就比方說我們現在討論醫學，但是，一個是谷歌醫學院或百度醫學院畢業的，跟一個真正的醫學專家，請問怎麼討論？當然還是可以，不過這比較像是學習而不是討論，完全不在同一個平面上。知識方面，雙方當然完全不對等，但如果具有良好的態度以及對於基本是非對錯的基本誠意，討論或學習仍然還是有可能。<text:span text:style-name="T3"> <text:line-break/><text:line-break/></text:span>老實說，在隱匿身份的網路上，人的無限<text:span text:style-name="T3"><text:s/>"</text:span>勇氣<text:span text:style-name="T3">" </text:span>與<text:span text:style-name="T3"><text:s/>"</text:span>自信<text:span text:style-name="T3">" </text:span>就來了，我還不曾見過具有這三樣條件的人。我看到的幾乎全是無知腦殘到爆，但卻完全缺乏病識感，以為自己只要是古歌大學或百度研究所畢業就什麼都懂，你連想教他都不可能，稍有指正<text:span text:style-name="T3"><text:s/>"</text:span>三加五不等於三十五哦<text:span text:style-name="T3">"</text:span>，馬上就是仇家。<text:span text:style-name="T3"> <text:line-break/><text:line-break/></text:span>一個當真的人，在網路上寫東西，基本上就是在做賤自己，除非你是一個媒體吹捧的名人或明星偶像意見領袖什麼的。</text:p>
      <text:p text:style-name="P1"><text:span text:style-name="T1">吳捷</text:span><text:s/>  |  2017.09.06 03:03   |   <text:a xlink:type="simple" xlink:href="http://palinfo.habago.org/Entry?Command=Information_PrintForum&amp;iPage=127#FORUM36110"><text:span text:style-name="T2">#</text:span></text:a></text:p>
      <text:p text:style-name="P2">哦，最后再补充一下。曼德拉的民族之矛我找不到他们被联合国安理会通过决议被认定为恐怖组织的记录，事实上民族之矛刚建立没多久就被南非政府镇压了，也不可能上联合国。他只不过被美英少数几个国家认定为恐怖分子，并不是什么<text:span text:style-name="T3">“</text:span>国际认定<text:span text:style-name="T3">”</text:span>。事实上曼德拉的美国恐怖分子监控名单是在<text:span text:style-name="T3">2008</text:span>才被删掉。而另一个大国领导人穆迪一直到<text:span text:style-name="T3">2014</text:span>年要到联合国之前一刻才给了签证，到现在他是不是还在名单中也不知晓。</text:p>
      <text:p text:style-name="P1"><text:span text:style-name="T1">吳捷</text:span><text:s/>  |  2017.09.06 02:45   |   <text:a xlink:type="simple" xlink:href="http://palinfo.habago.org/Entry?Command=Information_PrintForum&amp;iPage=127#FORUM36109"><text:span text:style-name="T2">#</text:span></text:a></text:p>
      <text:p text:style-name="P3">我所指的<text:span text:style-name="T3">“2015</text:span>年<text:span text:style-name="T3">11</text:span>月<text:span text:style-name="T3">21</text:span>日安理会举行紧急会议，就法国提出的一份打击<text:span text:style-name="T3">“</text:span>伊斯兰国<text:span text:style-name="T3">”(ISIS)</text:span>的决议草案进行表决，以<text:span text:style-name="T3">15</text:span>票赞成一致通过该决议，促请有能力的会员国根据国际法，在叙利亚和伊拉克境内受<text:span text:style-name="T3">“</text:span>伊斯兰国<text:span text:style-name="T3">”</text:span>控制的领士上，采取一切必要措施，特别防止和打击<text:span text:style-name="T3">“</text:span>伊斯兰国<text:span text:style-name="T3">”(ISIS)</text:span>和<text:span text:style-name="T3">“</text:span>胜利阵线<text:span text:style-name="T3">”</text:span>的恐怖主义行为，摧毁它们在伊拉克和叙利亚相当多的地方建立的庇护所。<text:span text:style-name="T3">” <text:line-break/></text:span>联合国决议不能代表世界？这很奇怪啊。西方最喜欢说的国际社会，其实就他们七八个国家。但安理会通过的决议其他这<text:span text:style-name="T3">193</text:span>个国家不会当面反对的。<text:span text:style-name="T3"> <text:line-break/>isis</text:span>是美国人扶植起来的很正常啊，我前面就说过了二战后基本世界上大多数反政府组织背后都有美国的影子。起码<text:span text:style-name="T3">isis</text:span>到现在还没做反咬一口美国的事情，和塔利班不同。所以美国从没有对<text:span text:style-name="T3">isis</text:span>下重手。<text:span text:style-name="T3"> <text:line-break/></text:span>但是不管怎么说，<text:span text:style-name="T3">isis</text:span>是有安理会决议的恐怖组织，而不是由某一个或几个国家认定的恐怖组织。说到这个，当年东突一直是中国认定的恐怖组织，但安理会没决议，我们就不能称其为国际认定的恐怖组织。但在<text:span text:style-name="T3">2002</text:span>年<text:span text:style-name="T3">9</text:span>月<text:span text:style-name="T3">11</text:span>日安理会通过决议以后就可以了。<text:span text:style-name="T3"> <text:line-break/></text:span>以前是，现在可以洗白。这个恐怖组织夺取政权以后洗白，日常的事儿。但对事物评判的标准必须统一，在恐怖组织的国际认定上只有一个标准，那就是联合国安理会的决议。<text:span text:style-name="T3"> <text:line-break/></text:span>睡前最后一贴，大家晚安。</text:p>
      <text:p text:style-name="P1"><text:span text:style-name="T1">陳真</text:span><text:s/>  |  2017.09.06 02:04   |   <text:a xlink:type="simple" xlink:href="http://palinfo.habago.org/Entry?Command=Information_PrintForum&amp;iPage=127#FORUM36108"><text:span text:style-name="T2">#</text:span></text:a></text:p>
      <text:p text:style-name="P2">（又續<text:span text:style-name="T3">) <text:line-break/><text:line-break/></text:span>小弟手指頭受傷，沒法打太多字。<text:span text:style-name="T3"> <text:line-break/><text:line-break/></text:span>再說一點：你說，<text:span text:style-name="T3">"ISIS</text:span>是世界公認的恐怖組織<text:span text:style-name="T3">"</text:span>。這樣講是很沒有常識的。我不知道你的<text:span text:style-name="T3"><text:s/>"</text:span>世界<text:span text:style-name="T3">" </text:span>包不包括廣大的回教世界，包不包括一些阿拉伯國家，甚至連包不包括美國其實都大有問題；<text:span text:style-name="T3">ISIS</text:span>在美國不知有意或無意的培植下壯大，經過這麼多年了，我到現在都還沒法參透美國和<text:span text:style-name="T3">ISIS</text:span>為何始終維持亦敵亦友的複雜關係。直到川普上台，美國對<text:span text:style-name="T3">ISIS</text:span>採取為<text:span text:style-name="T3"><text:s/>"</text:span>敵<text:span text:style-name="T3">" </text:span>的成份似乎才增加了一些。<text:span text:style-name="T3"> <text:line-break/><text:line-break/></text:span>簡單說，所謂<text:span text:style-name="T3">"ISIS</text:span>是世界公認的恐怖組織<text:span text:style-name="T3">"</text:span>這恰恰是主流媒體所營造的一種表面印象，當然不是事實。<text:span text:style-name="T3"> <text:line-break/><text:line-break/></text:span>你知不知道，曼德拉也曾經是所謂<text:span text:style-name="T3"><text:s/>“</text:span>世界公認<text:span text:style-name="T3">”</text:span>的第一恐怖大魔頭，他的<text:span text:style-name="T3">ANC (</text:span>非洲民族議會<text:span text:style-name="T3">)</text:span>則是<text:span text:style-name="T3"><text:s/>“</text:span>世界公認<text:span text:style-name="T3">” </text:span>的恐怖組織。你不覺得這樣理解世界理解國際關係有點好笑嗎？<text:span text:style-name="T3"> <text:line-break/><text:line-break/></text:span>我認為，對那些自己僅僅一知半解或甚至一無所知的人事物，最好的態度就是保持沉默；而不是凡事想當然耳，講一些荒腔走板、極其粗糙或違反基本事實的言論。台灣電視上每天一大堆這類名嘴式、信口開河的言論。<text:span text:style-name="T3"> <text:line-break/><text:line-break/></text:span>一種粗糙反智乃至腦殘的言論，並不會也不該因為它的立場正確或而獲得人們的敬重。同理，反之亦然。一個立場或許不正確的言論，它的思維品質卻有可能十分良好而值得參考。巴勒網並不是一個鼓吹特定立場的地方。重要的不是答案，而是演算。重要的不是立場，而是如何看待人事物的眼光。</text:p>
      <text:p text:style-name="P1"><text:span text:style-name="T1">陳真</text:span><text:s/>  |  2017.09.05 20:33   |   <text:a xlink:type="simple" xlink:href="http://palinfo.habago.org/Entry?Command=Information_PrintForum&amp;iPage=127#FORUM36107"><text:span text:style-name="T2">#</text:span></text:a></text:p>
      <text:p text:style-name="P3"><text:span text:style-name="T3">(</text:span>再續<text:span text:style-name="T3">) <text:line-break/><text:line-break/></text:span>甚麼時候屠殺和種族歧視竟成為對立的兩種東西？不給拿<text:span text:style-name="T3"><text:s/>ISIS </text:span>旗子的人判刑，就是因為只在乎歧視不在乎屠殺<text:span text:style-name="T3">? </text:span>換句話說就是<text:span text:style-name="T3"><text:s/>"</text:span>只在乎狗命不在乎人命<text:span text:style-name="T3">"</text:span>？然後又再換句話說<text:span text:style-name="T3">, </text:span>只在乎同性戀或跨性別，而不在乎一般性取向。然後，這一切全都是民主自由邪教的醜陋與洗腦陰謀所致。<text:span text:style-name="T3"> <text:line-break/><text:line-break/></text:span>類似像這樣一種莫名其妙的推論，當然也是言論自由的一部分，畢竟人們有胡說八道的自由。我家隔壁歐巴桑每天一邊煮飯或晾衣服，一邊發表時事談話，有時跑到左鄰右舍繼續教育民眾反國民黨，看起來頗有名嘴的天賦，經常讓我想到曹長青曹科長。我並不想偷聽，但我書房離這個歐巴桑的演說台很近，不得不日夜聆聽教誨，許多時候真是苦不堪言，就像聆聽五音不全者唱歌一樣，全屬修辭與指控，沒有邏輯，無須合理推論，語言具有一種完全的任意性。<text:span text:style-name="T3"> <text:line-break/><text:line-break/>20</text:span>年前寫了一本書，沒出版，書名叫做<text:span text:style-name="T3"><text:s/>"</text:span>我的思想有問題<text:span text:style-name="T3">"</text:span>，找出幾百種思考上的毛病，自信應可媲美殷海光的<text:span text:style-name="T3"><text:s/>"</text:span>邏輯究竟是什麼<text:span text:style-name="T3">"</text:span>。書本一般不是都常要寫序感謝誰誰誰嗎，我要感謝的無名網友英雄們真是太多了，是他們給了我寫這本書的無窮靈感。<text:span text:style-name="T3"> <text:line-break/><text:line-break/></text:span>這幾百種<text:span text:style-name="T3"><text:s/>"</text:span>螺疾<text:span text:style-name="T3">" </text:span>思考，各自有不同的問題類型，其中有個台灣人特別喜歡使用的必殺技，那就是人身攻擊：我不用費心反駁你的想法，我只要把你這個人給抹黑就大獲全勝了。<text:span text:style-name="T3"> <text:line-break/><text:line-break/></text:span>在各種類型的錯誤中，我還找到一些常見特徵，那就是以修辭取代論證，以宣示代替推論，要不就是一推三千里，不管任何前提，一概都能推導出既定的結論。所謂<text:span text:style-name="T3"><text:s/>"</text:span>阿共仔的陰謀<text:span text:style-name="T3">"</text:span>，就是屬於這一類，凡事都能說是中共從中搞鬼。<text:span text:style-name="T3">2003</text:span>年第一屆哈巴狗金狗獎的得主，叫做楊憲宏，當年就是憑著一流的瞎掰能力鼓吹、歌頌美國侵略伊拉克而隆重獲得金狗獎。<text:span text:style-name="T3"> <text:line-break/><text:line-break/></text:span>這幾年，楊先生突然搖身一變，變成人權鬥士，專門關心大陸一些跟人權扯不上任何關係的<text:span text:style-name="T3"><text:s/>"</text:span>人權<text:span text:style-name="T3">" </text:span>事件。楊先生寶刀未老，最近還寫了篇奇文，呼籲台灣人要小心中共這一連串的陰謀，包括全台大停電，包括有人砍傷總統府憲兵等等，全都是阿共仔的傑作。為什麼阿共要這麼做呢？楊先生說，原來是因為阿共仔看我們台灣的股票市場一直漲，很忌妒，很不爽，所以要製造各種事件，擾亂我們的民心士氣，並且讓勤政愛民的民進黨看會不會過勞死，進而失去民心。<text:span text:style-name="T3"> <text:line-break/><text:line-break/></text:span>楊先生的全文如下。請各位告訴我如何可能反駁比方說這樣一篇文字。你只能目瞪口呆啞口無言不是嗎？<text:span text:style-name="T3"> <text:line-break/><text:line-break/></text:span>陳真<text:span text:style-name="T3"><text:s/>2017. 09. 05. <text:line-break/><text:line-break/>================== <text:line-break/></text:span>不論中共怎麼搞陰謀<text:span text:style-name="T3"><text:s/></text:span>台灣社會都很淡定<text:span text:style-name="T3"> <text:line-break/><text:line-break/></text:span>民報<text:span text:style-name="T3"> <text:line-break/><text:line-break/></text:span>楊憲宏<text:span text:style-name="T3"> <text:line-break/><text:line-break/>2017</text:span>年<text:span text:style-name="T3">8</text:span>月<text:span text:style-name="T3">21</text:span>日<text:span text:style-name="T3"> <text:line-break/><text:line-break/></text:span>台灣不斷出現許多違反常情的情況，不論是大停電或總統府前武士刀行兇事件，還有幾個月來，台海上空一直有中共戰機的繞台挑釁，以及海峽中線水上與水下艦艇的紅色警訊。這些現象絕非正常，只是這些事件都被各別解析，成了民怨的不同體裁，執政的民進黨幾乎每天都在處理這些昨天以前的事，沒有時間看今天或明天的事。而內閣受到各種勢力不論藍綠都有批評之聲。蔡英文總統的聲望調查一直創新低，有的民調甚至已到了破<text:span text:style-name="T3">30%</text:span>基本盤的危機狀態。<text:span text:style-name="T3"> <text:line-break/><text:line-break/></text:span>台灣的現實狀況要如何解析才能撥雲見日，的確是一個大難局。雖然中共的對台戰略、戰術有很多的陰謀每天都在上演，不能不重視，可是看來也不足以震撼台灣的基石，就連鴻海郭台銘的大量資金出走美國，也似乎不太影響台灣的經濟大局。這是一個什麼樣的新秩序？相信未來的世界變動，可以看到真相，只不過，現在每天都官不聊生的民進黨政府，不能不拿出應變的大破大立策略。<text:span text:style-name="T3"> <text:line-break/><text:line-break/></text:span>一個很值得注意的現象是，自今年<text:span text:style-name="T3">5</text:span>月<text:span text:style-name="T3">9</text:span>日股市上萬點後，現在已達<text:span text:style-name="T3">63</text:span>個交易日，如果沒有意外，將在<text:span text:style-name="T3">8</text:span>月下旬，突破<text:span text:style-name="T3">27</text:span>年來股市上萬點的<text:span text:style-name="T3">65</text:span>個交易日的紀錄。這又代表著什麼樣訊息？<text:span text:style-name="T3">1990</text:span>年台股自<text:span text:style-name="T3">1</text:span>月<text:span text:style-name="T3">11</text:span>日起大漲越過萬點，當天收在<text:span text:style-name="T3">10134.97</text:span>點之後，即展開長達<text:span text:style-name="T3">65</text:span>個交易日的萬點之旅，期間曾創台股史上高點<text:span text:style-name="T3">12682</text:span>點，直到<text:span text:style-name="T3">4</text:span>月<text:span text:style-name="T3">6</text:span>日才跌破，是台股史上最長萬點紀錄。<text:span text:style-name="T3"> <text:line-break/><text:line-break/></text:span>只不過，當年，破萬點的過程，充滿各種的發財夢，社會氣氛一片歡欣，與現在台灣社會充滿各種批評與責難，完全是個對比。比較健康的說法是台灣股市有懼高症，意思是，上了萬點後，觀望者眾。而從各種數據看來，好像又不是如此。股市行情不是本文要分析的目標，而是這是一個觀測民心的一個很實在指標。<text:span text:style-name="T3"> <text:line-break/><text:line-break/></text:span>有一個說法是，中共很介意，就是台灣在中共不斷的打壓與威嚇下，整個社會很淡定，而台灣股市將破歷史紀錄更應讓中共感到極為不爽，這代表包括突襲式斷交與不停在台灣搗亂，甚至還在澳門綁架台灣人權工作者李明哲進中國，以顚覆國家政權罪起訴，都影響不了台灣民眾普徧的淡定。<text:span text:style-name="T3"> <text:line-break/><text:line-break/></text:span>要如何分析目前的台灣政局，不可能只從民進黨執政格局下手，還要將國民黨的處境也一併的列入觀察，再大的一點的視野是，注意中共的惡行惡狀到底可以劣跡到何種程度，而不能不考慮的是美國川普總統完全不可測的外交軍事戰略，到底對台灣將發揮到什麼地步，比如說，北韓的核子長程飛彈，已威脅要向關島發射，有無可能誤射到台灣海域，而台灣是否應考量新的防禦方案，如薩德系統，而美國是否已經加速與台灣的軍事合作<text:span text:style-name="T3">?</text:span>這些都是蔡英文政府必需納入國安考慮的緊急事項。<text:span text:style-name="T3"> <text:line-break/><text:line-break/></text:span>目前的台灣的情境既很黑暗也很光明，完全是掌握在民進黨政府的手中，只不過，這是一個過勞政權，完全疲於奔命，內政的問題固然是這個政府自己錯估形勢而製造出各種政治鬼怪，不過這些問題其實沒那麼重要，但是仍然要有人具領導力，讓這個社會還有一個共同的正向一起努力。<text:span text:style-name="T3"> <text:line-break/><text:line-break/></text:span>例如前瞻基建計劃，很明顯是要補過去十年台灣早該有的建設，其實是個後補基建計劃，叫成前瞻其實是錯誤命名。領導力的本質在於能夠洞察事理的原形，而正確的用力。現在一切都還來得及，反而最近惡黑勢力在台灣惡搞，卻踢到鐵板。台灣社會很淡定，就是一個珍貴的資產，蔡英文政府應整理一下戰場，把一些正向的因素重新部局，更重要是用對人。學學川普總統快速換人的<text:span text:style-name="T3">CEO</text:span>鐵血政策。台灣民心其實仍站在綠營一邊。</text:p>
      <text:p text:style-name="P1"><text:span text:style-name="T1">吳捷</text:span><text:s/>  |  2017.09.05 19:38   |   <text:a xlink:type="simple" xlink:href="http://palinfo.habago.org/Entry?Command=Information_PrintForum&amp;iPage=127#FORUM36106"><text:span text:style-name="T2">#</text:span></text:a></text:p>
      <text:p text:style-name="P2">三：美国现在死灰复燃的白人至上主义大体支持川普，这帮人说是所谓新纳粹没什么问题，至于川普是不是新纳粹可以再议，我觉得他本质上就是一个商人，为自己赚钱才是第一要务。<text:span text:style-name="T3"> <text:line-break/></text:span>但那些现在盲目反对川普的人呢？对不起，如果放到二战时期，她们也会被指为<text:span text:style-name="T3">“</text:span>法西斯<text:span text:style-name="T3">”</text:span>，放在现在来说，对信奉某一信条的团体进行如此敌视，算不算<text:span text:style-name="T3">“</text:span>种族歧视<text:span text:style-name="T3">”</text:span>我就不知道了。所以我才贴出了房龙的宽容。<text:span text:style-name="T3"> <text:line-break/></text:span>我不反对<text:span text:style-name="T3">lgbt</text:span>，不反对饲养宠物，不反对对弱势群体有所侵袭。但我无法接受有人用<text:span text:style-name="T3">lgbt</text:span>的名义去滥交，为了拦截运狗车就去高速公路封路，为了让黑人升学就去削减亚裔和拉丁裔的就学名额。<text:span text:style-name="T3"> <text:line-break/></text:span>像先生很尊敬的林义雄先生所推动的反核运动，我不清楚，也不评论，也很尊重这位付出很多的老人。但在前两年那些艺人们身穿<text:span text:style-name="T3">“</text:span>我是人我反核<text:span text:style-name="T3">”</text:span>的<text:span text:style-name="T3">t</text:span>恤拍照，你能说他们都是有意志的去做出这样的行动？在我看来他们就是赶时髦，追流行。和前几年纷纷盛行的冰桶、<text:span text:style-name="T3">a4</text:span>腰、反手摸肚脐没什么区别，只是一种娱乐罢了。<text:span text:style-name="T3"> <text:line-break/></text:span>今年年初有一则新闻，一位日裔美国人假借到广西玉林救狗的名义从美国人手里骗了几十万美金，其中不乏大明星。这里面不排除他们确实有爱心，想救狗狗于危难，但里面有多少是跟风？他们不知道这些狗即使真的被买过来，下场更悲惨，有价值的还能被卖掉，没价值的很多不是被活活饿死，就是再被卖如狗摊。这还有个笑话，有个明星推特放生乌龟到海里，然后被人认出这只是山龟。像这种行为您说是善举还是为恶？</text:p>
      <text:p text:style-name="P5"/>
      <text:p text:style-name="P1"><text:span text:style-name="T1">吳捷</text:span><text:s/>  |  2017.09.05 19:10   |   <text:a xlink:type="simple" xlink:href="http://palinfo.habago.org/Entry?Command=Information_PrintForum&amp;iPage=128#FORUM36105"><text:span text:style-name="T2">#</text:span></text:a></text:p>
      <text:p text:style-name="P2">二：这位美国教师只是因为她的学生穿了一件<text:span text:style-name="T3">“Make America Great Again”</text:span>的<text:span text:style-name="T3">t</text:span>恤，就把她的学生赶出教师，理由是她认为这个像纳粹党徽。她可以认为这个像纳粹党徽，而只不过是一句和<text:span text:style-name="T3">“yes</text:span>，<text:span text:style-name="T3">we can”</text:span>一样的选举口号，那我把她比作新纳粹有什么问题。现在美国对立已经非常严重了，有一位体育评论员只不过是因为名字叫罗伯特李，就被停止工作。您要说这个只是诸多坏月饼中的一个，我怎么觉得也快闹红卫兵蓝卫兵了（声明一下，这个红蓝是民主共和，不要和岛内颜色混起来）。</text:p>
      <text:p text:style-name="P1"><text:span text:style-name="T1">吳捷</text:span><text:s/>  |  2017.09.05 19:03   |   <text:a xlink:type="simple" xlink:href="http://palinfo.habago.org/Entry?Command=Information_PrintForum&amp;iPage=128#FORUM36104"><text:span text:style-name="T2">#</text:span></text:a></text:p>
      <text:p text:style-name="P3">一：瑞典这个案子，<text:span text:style-name="T3">isis</text:span>是世界公认的恐怖组织。这面旗帜是<text:span text:style-name="T3">isis</text:span>一直使用的，经过媒体宣传后被很多人认为是<text:span text:style-name="T3">isis</text:span>的标志。经人举报后并未进入法庭审理阶段而是由检察官做不起诉处理。观察官有很多不起诉理由，比方这面旗帜并不是<text:span text:style-name="T3">isis</text:span>独有，不存在支持恐怖分子。或是本国并未有使用该标示就要被定罪的法律，就像鲍里斯约翰逊所言，瑞典是个自由的国家。或者<text:span text:style-name="T3">isis</text:span>并未在本国犯罪，国内法无法判定。但是他们的理由是什么，他们承认<text:span text:style-name="T3">isis</text:span>是恐怖组织，他们的确实有杀戮行为，<text:span text:style-name="T3">“</text:span>只是因为<text:span text:style-name="T3">”</text:span>他们的杀戮不是针对于单一种族就不是种族歧视，但是<text:span text:style-name="T3">isis</text:span>就是一个明确的种族至上组织，在现在可以看到了资料里，他们认为只有阿拉伯人、男人、信奉瓦哈比派的才是人，而其他种族都只配作为奴隶和死人存在。您的论点我觉得才是把法律和社会达尔文混为一谈，因为其他所有当政者都有杀戮行为，所以<text:span text:style-name="T3">isis</text:span>也无所谓？这世上成王败寇本是常理，但对具体的某一件事的逻辑判断怎么能这么混呢。这件事上，举报的人没错，这对父女没错，检察官其实也没大错。我质疑的只不过是他们引用的法律条文。南京在<text:span text:style-name="T3">2006</text:span>年发生过一起彭宇案，一个叫彭宇的人开车撞了一名老妇，其中证据有所缺失，在当时引起轩然大波，但最重要的是法官在判决里有这么一句话<text:span text:style-name="T3">“</text:span>你不误伤她，就不会送她上医院<text:span text:style-name="T3">”</text:span>。这种逻辑和瑞典检察官的逻辑有的一拼，再重复一遍，我说的是逻辑，这里不牵扯到事实，瑞典检察官认为种族歧视必须是针对某一特定种族的行为才是，而一般定义里面只要是对非本种族之外其他种族有歧视行为就可以被认定为种族歧视。不然的话，世界上就不存在种族歧视这种行为了。</text:p>
      <text:p text:style-name="P1"><text:span text:style-name="T1">陳真</text:span><text:s/>  |  2017.09.05 18:22   |   <text:a xlink:type="simple" xlink:href="http://palinfo.habago.org/Entry?Command=Information_PrintForum&amp;iPage=128#FORUM36103"><text:span text:style-name="T2">#</text:span></text:a></text:p>
      <text:p text:style-name="P2">你的說法有點<text:span text:style-name="T3"><text:s/>'</text:span>台<text:span text:style-name="T3">'</text:span>，有一種台式網友的典型思維，特徵有三：<text:span text:style-name="T3"> <text:line-break/><text:line-break/></text:span>一，修辭<text:span text:style-name="T3">(rhetoric)</text:span>取代論證<text:span text:style-name="T3">(argument)</text:span>。簡單說就是寫作文、打廣告、造勢、發表文宣，宣示特定立場與既定結論。<text:span text:style-name="T3"> <text:line-break/><text:line-break/></text:span>二，結論與立場早已存在，剩下的只是看如何透過修辭把既定結論與立場重覆宣示一遍。<text:span text:style-name="T3"> <text:line-break/><text:line-break/></text:span>三，把各種不相干、不同層次甚至連不同範疇<text:span text:style-name="T3"><text:s/>(category) </text:span>的事物，在既定立場與結論的指導下，竟然都能統統混雜在一起，完全混為一談，進而一再做出既定的立場宣示。<text:span text:style-name="T3"> <text:line-break/><text:line-break/></text:span>事實上，我有很多讀者粉絲，恰恰就是這樣一種類型。他們以為我反綠並主張統一<text:span text:style-name="T3">, </text:span>於是就以為我是他們的同志<text:span text:style-name="T3">, </text:span>其實非也。<text:span text:style-name="T3"> <text:line-break/><text:line-break/></text:span>在思考上，指出<text:span text:style-name="T3"><text:s/>'</text:span>一個<text:span text:style-name="T3">' </text:span>問題是容易的，但是，指出<text:span text:style-name="T3"><text:s/>'</text:span>一大團<text:span text:style-name="T3">' </text:span>像漿糊那樣全攪混在一起的<text:span text:style-name="T3"><text:s/>'</text:span>無數<text:span text:style-name="T3">' </text:span>問題卻很難，幾乎不可能。犯錯很容易，但要解答錯誤卻很難，就好像要打爛五臟六腑很容易，從高樓往下跳馬上就能辦到，但要挽救這一團血肉模糊的內臟卻很難。我在外科實習時的第一個病人是個被火車撞傷的男子，記得那一天<text:span text:style-name="T3">, </text:span>我從早上七點進開刀房，晚上九點多才離開，其間粒米未進，連喝水都像在餵一隻剛出生的小老鼠那樣讓護士拿著吸管餵。<text:span text:style-name="T3"> <text:line-break/><text:line-break/></text:span>回答你說的。首先，法律是進行法律裁判，不是道德審判。我們還好不是處在包青天的時代，不能包山包海，而只應該根據法律條文行事，而非根據民粹或一己意識形態或顏色立場與偏見來論斷法律是非。<text:span text:style-name="T3"> <text:line-break/><text:line-break/></text:span>這位瑞典的法官很文明，歧視法當然只該論斷歧視，而非自行濫權擴大解釋到其他不相干的層面。<text:span text:style-name="T3"><text:s/></text:span>這裡頭並沒有什麼<text:span text:style-name="T3"><text:s/></text:span>『只在乎歧視，不在乎屠殺』的問題，更沒有什麼『眾人只在乎時髦的歧視問題而不在乎屠殺』的所謂民粹或什麼政治正確的醜陋與邪惡等等<text:span text:style-name="T3">, </text:span>但你卻能推論出一大堆絲毫不相干的指控，什麼只在乎狗命不在乎人命、什麼人們被洗腦得只在乎歧視不在乎屠殺等等等。<text:span text:style-name="T3"> <text:line-break/><text:line-break/></text:span>事實上，你這樣一種思維與一大堆荒唐推論，恰恰就是台灣盛行的網路民粹語言，透過莫名其妙的道德指控與修辭，醜化或美化特定的人事物；這麼簡單的一件事，禁或不禁、罰或不罰也許見仁見智，但居然也能扯到什麼被洗腦去支持時髦的同性戀以及信仰民主自由邪教的信徒<text:span text:style-name="T3">, </text:span>這不會扯太遠嗎？台式網友思維就是這樣<text:span text:style-name="T3">, </text:span>呈現的往往不是理性深度<text:span text:style-name="T3">, </text:span>而是宣示特定政治教條與既定顏色與立場。<text:span text:style-name="T3"> <text:line-break/><text:line-break/></text:span>若是屠殺，就應該交給審理戰犯的<text:span text:style-name="T3">ICC (</text:span>國際刑事法庭<text:span text:style-name="T3">) </text:span>進行嚴密調查才對<text:span text:style-name="T3">, </text:span>不是交給某個國內的法官透過一己見識來認定。<text:span text:style-name="T3"> <text:line-break/><text:line-break/></text:span>再說，<text:span text:style-name="T3">ISIS</text:span>的所謂屠殺<text:span text:style-name="T3">, </text:span>哪及得上當代許多主流國家的血腥程度<text:span text:style-name="T3">? </text:span>別說不及美、日的血腥暴行之千百萬分之一，恐怕也遠遠不及中共的血腥歷史。<text:span text:style-name="T3"> <text:line-break/><text:line-break/></text:span>不管怎麼說，難道是那對父女或那位與<text:span text:style-name="T3">ISIS</text:span>旗子合照的老兄去屠殺？這一切干他們什麼事？如果這樣也有罪<text:span text:style-name="T3">, </text:span>那我在天安門還曾經跟殺人無數的毛澤東的肖像合照了一張<text:span text:style-name="T3">, </text:span>是不是我也該因此而繩之以法<text:span text:style-name="T3">? <text:line-break/><text:line-break/></text:span>人類的法律或文明規範要怎麼訂定<text:span text:style-name="T3">, </text:span>我基本上都沒意見<text:span text:style-name="T3">, </text:span>我唯一有意見的是<text:span text:style-name="T3">: </text:span>不管法律也好<text:span text:style-name="T3">, </text:span>或是道德規範也罷<text:span text:style-name="T3">, </text:span>都應該具有一種最基本的內在一致性<text:span text:style-name="T3">. </text:span>簡單說<text:span text:style-name="T3">, </text:span>如果某種人事物有罪<text:span text:style-name="T3">, </text:span>那麼<text:span text:style-name="T3">, </text:span>與之具有同樣性質的東西都統統應該有罪<text:span text:style-name="T3">. <text:line-break/><text:line-break/></text:span>如果<text:span text:style-name="T3"><text:s/>ISIS</text:span>殺一人應該繩之以法<text:span text:style-name="T3">, </text:span>那麼<text:span text:style-name="T3">, </text:span>那些殺害千百萬人的屠夫或國家<text:span text:style-name="T3">, </text:span>難道卻反而清白得像白雪公主而不用繩之以法<text:span text:style-name="T3">? <text:line-break/><text:line-break/></text:span>如果只是貼出<text:span text:style-name="T3">ISIS</text:span>的旗子或與之合照就得逮捕受罰<text:span text:style-name="T3">, </text:span>那麼五星旗呢<text:span text:style-name="T3">? </text:span>美國星條旗呢<text:span text:style-name="T3">? </text:span>英國旗呢<text:span text:style-name="T3">? </text:span>最為血腥殘暴最為喪心病狂的日本鬼子紅膏藥旗呢<text:span text:style-name="T3">? </text:span>或是最近幾年不斷涉及大規模種族與宗教屠殺的翁山蘇姬所屬的緬甸國旗<text:span text:style-name="T3">, </text:span>還有那個一手主導大規模屠殺非印度教徒的印度總理莫迪<text:span text:style-name="T3">, </text:span>其令人毛骨悚然的血腥暴行<text:span text:style-name="T3">, </text:span>那面印度旗該怎麼處置<text:span text:style-name="T3">? </text:span>是不是這一切旗子全都應該放一把火燒掉<text:span text:style-name="T3">? </text:span>不准出現在世人眼前<text:span text:style-name="T3">? <text:line-break/><text:line-break/></text:span>至於你新一篇留言說什麼學生穿川普<text:span text:style-name="T3">T</text:span>恤被趕出教室，然後你就說這就是新納粹，然後再把這頂醜惡的新納粹帽子給一拋三千里<text:span text:style-name="T3">, </text:span>給扣到你所痛恨的、萬惡的所謂相信民主自由的人或民主派身上<text:span text:style-name="T3">, </text:span>你不覺得這樣一種莫名其妙的推論與理解問題的水平很低嗎<text:span text:style-name="T3">? </text:span>這很像我們小時候寫作文<text:span text:style-name="T3">, </text:span>不管是寫什麼題目<text:span text:style-name="T3">, </text:span>最後結論一概都會扯到萬惡的共產黨<text:span text:style-name="T3">. </text:span>即便只是吃一塊中秋月餅<text:span text:style-name="T3">, </text:span>都能扯到萬惡的共產黨害大陸同胞沒有月餅吃<text:span text:style-name="T3">.</text:span></text:p>
      <text:p text:style-name="P1"><text:span text:style-name="T1">吳捷</text:span><text:s/>  |  2017.09.05 17:43   |   <text:a xlink:type="simple" xlink:href="http://palinfo.habago.org/Entry?Command=Information_PrintForum&amp;iPage=128#FORUM36102"><text:span text:style-name="T2">#</text:span></text:a></text:p>
      <text:p text:style-name="P3">今天新鮮出爐的兩則新聞，一則是<text:span text:style-name="T3">“</text:span>俄媒推特纪念革命<text:span text:style-name="T3">100</text:span>周年<text:span text:style-name="T3"><text:s/></text:span>英国不爽把号封了<text:span text:style-name="T3">”</text:span>（<text:span text:style-name="T3">http://www.guancha.cn/europe/2017_09_05_425768.shtml</text:span>）。另一則是<text:span text:style-name="T3">“</text:span>美国高中学生穿特朗普竞选标语<text:span text:style-name="T3">T</text:span>恤<text:span text:style-name="T3"><text:s/></text:span>被老师赶出教室：像纳粹<text:span text:style-name="T3">”</text:span>（<text:span text:style-name="T3">http://www.guancha.cn/america/2017_09_05_425766.shtml</text:span>）。<text:span text:style-name="T3"> <text:line-break/></text:span>如果上一則英國政府的反應還情有可原，那後面那個美國女教師的做法和新納粹有何區別。如果說川普是真小人，尚有可愛之處。那麼<text:span text:style-name="T3">“</text:span>民主派<text:span text:style-name="T3">”</text:span>這些人就是偽君子了，雙標玩的真的好溜。可是現在控制媒體，操縱輿論的就是這些人。房龍<text:span text:style-name="T3">Hendrik Willem Van Loon </text:span>曾經說過<text:span text:style-name="T3">“</text:span>宽容，容许别人有行动和判断的自由，对异于自己或传统见解的观点有耐心与公正的容忍。<text:span text:style-name="T3">”</text:span>過了一百年了，民眾的知識水準、教育水平與當年不能同日而語，但是對事物的自我判斷，邏輯的自主推斷方面，實在看不出有任何長進。只有一群在政治娛樂化氛圍下迷失自己的狂歡民眾而已。</text:p>
      <text:p text:style-name="P1"><text:span text:style-name="T1">吳捷</text:span><text:s/>  |  2017.09.05 13:34   |   <text:a xlink:type="simple" xlink:href="http://palinfo.habago.org/Entry?Command=Information_PrintForum&amp;iPage=128#FORUM36101"><text:span text:style-name="T2">#</text:span></text:a></text:p>
      <text:p text:style-name="P2">这方面我没有异议，毕竟<text:span text:style-name="T3">“</text:span>真主至大<text:span text:style-name="T3">”</text:span>旗也已经挥舞一千多年了。我所质疑的是<text:span text:style-name="T3">“</text:span>但检察官经反复思量，最后决定不起诉该名男子。检察官认为挂纳粹标志违法是因为纳粹有针对特定族群的种族仇恨，而<text:span text:style-name="T3">IS</text:span>谁都杀，他们反对任何不是<text:span text:style-name="T3">IS</text:span>成员的人，所以并不特定针对谁。<text:span text:style-name="T3">” <text:line-break/></text:span>现在流行时尚的片面的符号化的<text:span text:style-name="T3">“</text:span>政治正确<text:span text:style-name="T3">”</text:span>。在这检察官的理念里面，<text:span text:style-name="T3">“</text:span>种族歧视<text:span text:style-name="T3">”</text:span>大于屠杀，继而言之，狗命大于人命，<text:span text:style-name="T3">LGBT</text:span>大于一般性取向。就像我前面说的，这些所谓的<text:span text:style-name="T3">“</text:span>自由民主派<text:span text:style-name="T3">”</text:span>只不过是被媒体所洗脑，他们追求的只不过是时髦<text:span text:style-name="T3">“</text:span>自由<text:span text:style-name="T3">”</text:span>，大众流行什么，什么就变成不可动摇的政治正确。这样伪善、双标、健忘，不能称为民主派，而只不过是<text:span text:style-name="T3">“</text:span>自由民主<text:span text:style-name="T3">”</text:span>这个邪教的信徒罢了。</text:p>
      <text:p text:style-name="P1"><text:span text:style-name="T1">陳真</text:span><text:s/>  |  2017.09.05 11:49   |   <text:a xlink:type="simple" xlink:href="http://palinfo.habago.org/Entry?Command=Information_PrintForum&amp;iPage=128#FORUM36100"><text:span text:style-name="T2">#</text:span></text:a></text:p>
      <text:p text:style-name="P3"><text:span text:style-name="T3">(</text:span>續<text:span text:style-name="T3">) <text:line-break/><text:line-break/></text:span>反對查禁<text:span text:style-name="T3">ISIS</text:span>的旗子，在我看來，只是一種很基本的文明態度，跟什麼<text:span text:style-name="T3"><text:s/>"</text:span>民主派<text:span text:style-name="T3">" </text:span>能扯得上什麼關係？扯太遠了吧。民主派往往還更加不文明。<text:span text:style-name="T3"> <text:line-break/><text:line-break/></text:span>前英國倫敦市長<text:span text:style-name="T3">Boris Johnson</text:span>，大右派，保守黨，典型的英國菁英，傲慢，自以為是，常有種族歧視言論，但他本人則否認這項指控。比方他說<text:span text:style-name="T3"><text:s/>"</text:span>亞洲人腦子容量比較大，智商很高，而黑人則剛好處於另一端<text:span text:style-name="T3">"</text:span>。他還鼓吹恢復羅馬帝國的榮光與<text:span text:style-name="T3"><text:s/>"</text:span>黃金時代<text:span text:style-name="T3">"</text:span>，並稱讚希特勒就是要追求這樣的目標，只是沒有成功。<text:span text:style-name="T3"> <text:line-break/><text:line-break/></text:span>就連這樣一個大右派也知道不該查禁<text:span text:style-name="T3">ISIS</text:span>的旗子。三年前<text:span text:style-name="T3">(2014</text:span>年<text:span text:style-name="T3">)</text:span>的七月，他還在當倫敦市長時，有一對父女在英國國會大廈外頭不知道在抗議什麼，父親用<text:span text:style-name="T3">ISIS</text:span>旗子包裹全身，五歲大的小女孩則坐著爸爸的肩膀上，揮舞著一面<text:span text:style-name="T3">ISIS </text:span>的旗子。圖片請看：<text:span text:style-name="T3"> <text:line-break/><text:line-break/>https://goo.gl/FuE7QF <text:line-break/><text:line-break/></text:span>這事在英國社會引起爭議，許多人主張應該立即把父女兩人逮捕，移送法辦。但是，擔任倫敦市長的<text:span text:style-name="T3"><text:s/>Boris Johnson</text:span>卻說，他個人也不想要看到英國四處揮舞<text:span text:style-name="T3"><text:s/></text:span>著<text:span text:style-name="T3">ISIS</text:span>的旗子，但他說，不喜歡歸不喜歡，但<text:span text:style-name="T3"><text:s/>"</text:span>英國畢竟是個自由國度<text:span text:style-name="T3">"</text:span>，沒有理由查禁這樣一面旗子。<text:span text:style-name="T3"> <text:line-break/><text:line-break/></text:span>我絕不是主張應該查禁或不查禁任何一種人事物，而只是說：不管查不查禁，最好都得說出一點具有內外一致性的道理來，而不是誰當權誰就想濫用權力。而且，不管查不查禁，都不是什麼真理，而只是一種特定時空下的現實產物。<text:span text:style-name="T3"> <text:line-break/><text:line-break/></text:span>最讓人鄙夷的卻是講一套做一套。還記得<text:span text:style-name="T3"><text:s/>John William Gott</text:span>嗎？我直接剪一段三年多前<text:span text:style-name="T3">(2014</text:span>年<text:span text:style-name="T3">4</text:span>月<text:span text:style-name="T3">8</text:span>日<text:span text:style-name="T3">)</text:span>寫的一段文字如下：<text:span text:style-name="T3"> <text:line-break/><text:line-break/>"</text:span>前陣子，成大歷史系一位王文霞老師，在校務內部會議中，不慎對鄭南榕發表了一些或許有點抓不著重點但完全無傷大雅的個人感想<text:span text:style-name="T3"><text:s/>(</text:span>類似說<text:span text:style-name="T3"><text:s/>"</text:span>人要愛惜生命，不要拿生命來威脅要糖果<text:span text:style-name="T3">" </text:span>之類<text:span text:style-name="T3">)</text:span>，結果竟馬上變成全民公敵，眾矢之的；後來雖趕緊一再認錯悔改，甚至全系老師還幫忙一起寫悔過書，依然各種可怕人身攻擊與騷擾威脅不斷，但我實在不知道這位老師犯了什麼錯？<text:span text:style-name="T3"> <text:line-break/><text:line-break/></text:span>十九世紀英國有褻瀆法，不准開上帝玩笑。莊嚴法條，終究還是成為笑柄而廢除。最後一個因此入獄者，只不過是說耶穌像馬戲團裏騎著驢子逗趣的小丑。<text:span text:style-name="T3"> <text:line-break/><text:line-break/></text:span>此人為廢此法，不惜以身試法，對上帝玩笑開個不停。他太太過世後，更加沒有後顧之憂，直把監牢當成家了，不斷以身試法。但上帝並沒有怪他亂開玩笑，反倒人間許多兔崽子凶狠作態。<text:span text:style-name="T3"> <text:line-break/><text:line-break/></text:span>這人叫<text:span text:style-name="T3"><text:s/>John William Gott</text:span>，他也許不怎麼虔誠，沒有按三餐禱告，但我常想，他跟神的距離恐怕比我們都還要近。最後一次入獄因為在牢裏做苦工，嚴重傷了健康，出獄後旋即英年早逝，但褻瀆法也隨之告終，從此你大可開上帝玩笑。<text:span text:style-name="T3"> <text:line-break/><text:line-break/></text:span>但台灣比人家英國十九世紀的狀況還更猛，什麼碗糕建國烈士竟然比上帝還偉大，絕對不能容許任何人對他不敬，否則保證有你受的，保證讓你天天雞犬不寧，連在自己的校園裏走著都會擔心害怕遭到肢體攻擊。一些綠油油的所謂教授團體，竟然還要求成大把王文霞教授解聘。然而，這樣一些綠衛兵，卻竟然個個自比為捍衛言論自由的鄭南榕。我真是無言了。<text:span text:style-name="T3">" <text:line-break/><text:line-break/></text:span>許多例子告訴我們，你可別以為表面上的主張或立場具有何種重要性，事實上，不管紅藍綠，不管哪一種顏色，只要一當家，一壯大，往往就想糟蹋異己，打擊弱小，管制他人的思想言行。在這個意義上，紅衛兵、綠衛兵或藍衛兵，雖然顏色不同，但性質基本上是一樣的；顏色只是一種表面立場，無足輕重。決定一個人的人品屬性，決定人與人之間的距離，不在顏色或主張或立場，而在於背後難以言喻、散佈於字裏行間的氣味與態度。</text:p>
      <text:p text:style-name="P1"><text:span text:style-name="T1">陳真</text:span><text:s/>  |  2017.09.05 02:53   |   <text:a xlink:type="simple" xlink:href="http://palinfo.habago.org/Entry?Command=Information_PrintForum&amp;iPage=128#FORUM36099"><text:span text:style-name="T2">#</text:span></text:a></text:p>
      <text:p text:style-name="P2">如果只不過跟一面<text:span text:style-name="T3"><text:s/>ISIS </text:span>的旗子合照就要抓起來，依此邏輯，那麼，跟整天威脅要武統台灣血洗台灣的中共五星旗合照該不該抓？跟天字第一號恐怖主義國家美國的星條旗合照，是不是應該槍斃一千遍才夠本？跟喪心病狂日本鬼子的紅膏藥國旗合照，是不是更應該槍斃一萬遍了。<text:span text:style-name="T3"> <text:line-break/><text:line-break/>ISIS</text:span>的惡行，跟世上主流國家的惡行能比嗎？更何況黑旗根本不是<text:span text:style-name="T3">ISIS</text:span>的旗子，而是伊斯蘭教的宗教標誌。<text:span text:style-name="T3">ISIS</text:span>只是在上面多寫了幾個字，好像寫說<text:span text:style-name="T3"><text:s/>"</text:span>穆罕默德是真神<text:span text:style-name="T3">"</text:span>之類。<text:span text:style-name="T3"> <text:line-break/><text:line-break/></text:span>近十幾年來，綠營一直有個<text:span text:style-name="T3"><text:s/>"</text:span>正義<text:span text:style-name="T3">" </text:span>呼聲，那就是效法蔣家，全面查禁共產主義或共黨的任何相關符號，違者打入黑牢。過去蔣家就是這麼幹的，難道我們應該恢復這樣的偉大傳統？<text:span text:style-name="T3"> <text:line-break/><text:line-break/></text:span>小學三年級頭一次拿到一支桌球拍，是我爸媽從香港買的，拿回家時，立即緊閉所有門窗，神祕兮兮地告訴我說：<text:span text:style-name="T3">"</text:span>你看，這裏寫著四個字<text:span text:style-name="T3">--</text:span>上海製造<text:span text:style-name="T3">"</text:span>。給我看完之後，隨即把<text:span text:style-name="T3"><text:s/>"</text:span>上海製造<text:span text:style-name="T3">" </text:span>這幾個字硬是整個刮掉，並交代我千萬不能對外界任何人提起這支球拍的來歷，以免大禍臨頭。<text:span text:style-name="T3"> <text:line-break/><text:line-break/></text:span>自由是這樣一種東西，大家認為某些言行該禁就禁，該放寬就放寬，但是，最好要給出一個具有內外一致性的道德理由，而不是依據政治辦事。不管禁或不禁，都不是什麼真理。<text:span text:style-name="T3"> <text:line-break/><text:line-break/></text:span>猶太人及以色列勢力龐大，所以搞得納粹相關符號或手勢在全世界各地動輒犯大忌，比方說導演拉斯馮提爾僅僅只是在坎城講了一句<text:span text:style-name="T3"><text:s/>"</text:span>我想我能理解納粹<text:span text:style-name="T3">"</text:span>，立即被坎城影展當局驅逐出境，說他同情納粹。這裏頭反映的不是道德本質，而是勝王敗寇的叢林思維。當初要是納粹打勝仗，我們今天說不定四處還得給希特勒銅像鞠躬敬禮。蔣介石如果打勝仗，今天天安門廣場上懸掛的就是蔣公肖像。<text:span text:style-name="T3"> <text:line-break/><text:line-break/></text:span>人往往是這樣一種生物，當他得勢時，便往往想要為所欲為，定義善惡。你看，島內一堆腦殘學生整天拉蔣公銅像，蔣公都已經被過度抹黑成過街老鼠了，你竟然還<text:span text:style-name="T3"><text:s/>"</text:span>英勇<text:span text:style-name="T3">" </text:span>地為難他的幾尊銅像，不會太沒出息嗎？難道不知今夕何夕？<text:span text:style-name="T3"> <text:line-break/><text:line-break/></text:span>除了腦子蠢，還有心眼壞。簡單說就是咱們現在勢力大了，是島上的王了，或甚至是世界的王了，於是嘴臉就會變得很難看，囂張跋扈。你看，很多大陸人評論起台灣或台灣人往往就有這種令人極其厭惡的傲慢味道。同樣地，當大陸人來到台灣，一個人落單時，屬於多數一方的台灣人就也同樣會對落單者擺出難看的嘴臉。<text:span text:style-name="T3"> <text:line-break/><text:line-break/></text:span>這一切，往往以道德做為欺壓他人的藉口，其實非關道德，而只是反映拳頭大小；看誰當下勢力大，誰就是王，就會想找弱勢一方的碴。</text:p>
      <text:p text:style-name="P1"><text:span text:style-name="T1">吳捷</text:span><text:s/>  |  2017.09.04 17:57   |   <text:a xlink:type="simple" xlink:href="http://palinfo.habago.org/Entry?Command=Information_PrintForum&amp;iPage=128#FORUM36098"><text:span text:style-name="T2">#</text:span></text:a></text:p>
      <text:p text:style-name="P3">美国自从<text:span text:style-name="T3">1776</text:span>年独立以后，筚路蓝缕、励精图治，可以说无一日不想着<text:span text:style-name="T3">money</text:span>、<text:span text:style-name="T3">money</text:span>，<text:span text:style-name="T3">go my home</text:span>。<text:span text:style-name="T3"> <text:line-break/></text:span>第一阶段：<text:span text:style-name="T3">1779</text:span>年华盛顿的割头令开始，有计划有预谋，可以说前无古人后无来者屠杀某一种族开始，用了几十年，屠杀上千万印第安人获得贯穿美洲大陆的大片领土。这时用的还是大航海时代开始诸多殖民者的手段。<text:span text:style-name="T3"> <text:line-break/></text:span>第二阶段：在当时就开始鼓吹西班牙诸殖民地独立，<text:span text:style-name="T3">1845</text:span>年鼓动德克萨斯独立然后吞并，<text:span text:style-name="T3">1846</text:span>年鼓动加利福尼亚独立不成，打了场美墨战争。<text:span text:style-name="T3">1815</text:span>年鼓动夏威夷独立，<text:span text:style-name="T3">1875</text:span>年吞并。<text:span text:style-name="T3">1903</text:span>年鼓动巴拿马独立，变成美国的实际领地。这时美国可以说开始了当时<text:span text:style-name="T3">“</text:span>技术<text:span text:style-name="T3">”</text:span>领先的领土并吞手段，虽然手段上还是学习着英国的，但这好学生青出于蓝，成果斐然。<text:span text:style-name="T3"> <text:line-break/></text:span>第三阶段：从<text:span text:style-name="T3">1853</text:span>年黑船入侵开始，美国就开始拥有了<text:span text:style-name="T3">“</text:span>自主知识产权<text:span text:style-name="T3">”</text:span>的殖民手段了。虽然从开始还是学习着英国的门户开放政策，虽然在殖民领域还是依附在英法之后，但是门户开放，权利共享，凭借其蓬勃而兴的工业能力，大肆抢占市场，掠夺原材料和人力资源，美国梦啊，真是好东西，这时候军队为主，间谍也是军方派出。<text:span text:style-name="T3"> <text:line-break/></text:span>第四阶段：二战后，诸殖民地民主独立运动兴起，美国也与时俱进，大肆支持独裁者<text:span text:style-name="T3">(</text:span>在当时应该叫独立运动先驱<text:span text:style-name="T3">)</text:span>。包括埃及纳赛尔、南越吴廷艳、韩国李承晚、台湾蒋介石、波斯巴烈维等等等等，族繁不及备载，基本上除了苏联华约范围内都是美国<text:span text:style-name="T3">cia</text:span>的范畴，这时候<text:span text:style-name="T3">cia</text:span>开始登场了，一个职业颠覆的组织。这是<text:span text:style-name="T3">cia</text:span>还是走的上层路线，安插扶植傀儡、间谍，通过市场开放切入该国的方方面面，如果不行那就是把不听话的总统要么搞臭（日本诸首相）要么杀掉（韩国没一个总统得善终），要么取而代之（比方最冤枉的孙立人将军）。如果再不行那就是军队登场了，直接空降把总统抓回美国审判，何其轻松简单。<text:span text:style-name="T3"> <text:line-break/></text:span>第五阶段：不过经过越南战争之后，美国军工复合体们算了会账，太亏了不值得。再加上产业流失，不管是主动还是失算，再要靠产业来侵略难度大了，这时候<text:span text:style-name="T3">“</text:span>技术<text:span text:style-name="T3">”</text:span>又升级了，金融媒体<text:span text:style-name="T3">ngo</text:span>复合体就开始登上历史舞台。索罗斯们从这时开始就粉墨登场。独裁者们这时候国内政权稳固，百业兴盛，这对外国控制内部很不利啊。那怎么办，西方民主派们就通过媒体通过留学生开始兜售他们本国都没有实施过得<text:span text:style-name="T3">“</text:span>民主政体<text:span text:style-name="T3">”</text:span>。分权平等自由开放小政府大市场，市场决定一切，政府只能做守夜人。这些在西方都没实施过得，通过<text:span text:style-name="T3">imf</text:span>世行的借款要求，堂而皇之的进入了第三世界。一个国家发展总归有起伏，那些媒体<text:span text:style-name="T3">ngo</text:span>们就在这时造谣诽谤、鼓动新兴阶级闹事，表面当枪的就是学生，而背后控制的则是买办。他们最大的功绩莫过于苏联解体了。<text:span text:style-name="T3"> <text:line-break/></text:span>现在从阿拉伯之春开始可以算是网络发达的美国扩张战略<text:span text:style-name="T3">5.5</text:span>版本，现在更简单了，只要控制那些名为中立的脸书推特，控制完全不着痕迹，成本又低，如果说以前还老是被人抓包，这个教授拿了某大学的钱，那个公知和美国大使见面了，现在只需要键盘敲几下。而且民主派已经走火入魔，去年的新闻<text:span text:style-name="T3">“</text:span>瑞典竟判决挂<text:span text:style-name="T3">IS</text:span>黑旗合法<text:span text:style-name="T3"><text:s/></text:span>因为他们谁都杀不特定歧视某族群<text:span text:style-name="T3">”</text:span>。我只能说<text:span text:style-name="T3">“</text:span>呵呵<text:span text:style-name="T3">”</text:span></text:p>
      <text:p text:style-name="P1"><text:span text:style-name="T1">吳捷</text:span><text:s/>  |  2017.09.04 11:29   |   <text:a xlink:type="simple" xlink:href="http://palinfo.habago.org/Entry?Command=Information_PrintForum&amp;iPage=128#FORUM36097"><text:span text:style-name="T2">#</text:span></text:a></text:p>
      <text:p text:style-name="P2">最近大陸一下子爆出兩條新聞<text:span text:style-name="T3"> <text:line-break/></text:span>一是上海松江警察打人事件，二是唐山某教打砸收費站事件。這裡面的是非曲直暫且不提，我感興趣的倒是事件出現的節奏。<text:span text:style-name="T3"> <text:line-break/></text:span>事件出來一天后還不為人知，在一天之後，同一時間在所有主流社交媒體，某些常駐<text:span text:style-name="T3">ID</text:span>用類似的口吻，類似的行文格式，幾乎同時發出文章，俗稱刷屏。觀其歷史記錄，這些<text:span text:style-name="T3">ID</text:span>平時一般並不使用，只有在突發事件時，會有密集發言，然後又歸於沉寂。<text:span text:style-name="T3"> <text:line-break/></text:span>加上前段時間的洞朗事件，不管是內政外交什麼事件，最後都能導向<text:span text:style-name="T3">“</text:span>都是政府的錯<text:span text:style-name="T3">”</text:span>。再結合五年前美國升級網絡軍事司令部，兩年前美網軍投了一筆巨資用以研發智能網絡輿情監控系統（俗稱發帖機）。再加上索羅斯這幾十年在全世界征戰，前後被害國內發生的種種事件。我只能說科技改變生活，連顛覆都要考慮回報率還真是辛苦了。</text:p>
      <text:p text:style-name="P1"><text:span text:style-name="T1">吳捷</text:span><text:s/>  |  2017.09.03 13:12   |   <text:a xlink:type="simple" xlink:href="http://palinfo.habago.org/Entry?Command=Information_PrintForum&amp;iPage=128#FORUM36096"><text:span text:style-name="T2">#</text:span></text:a></text:p>
      <text:p text:style-name="P3">谨受教。<text:span text:style-name="T3"> <text:line-break/><text:line-break/></text:span>不过索罗斯何罪之有？他不是非常好的完成了自己的任务了吗？<text:span text:style-name="T3"> <text:line-break/></text:span>如果把美国比喻成一家公司，那么它在二战后的盈利模式就是<text:span text:style-name="T3"> <text:line-break/></text:span>一：制定规则，建立<text:span text:style-name="T3">imf</text:span>、世行等金融机构，用军事经济手段强迫其他国家开放市场产业金融，把全部西方阵营威逼利诱进入自己体系。<text:span text:style-name="T3"> <text:line-break/></text:span>二：鼓励投资、鼓吹消费，引诱这些第三世界借钱投资。然后索罗斯等就潜伏进去了。<text:span text:style-name="T3"> <text:line-break/></text:span>三：等到发展到一定阶段，股市货币也拉高到一定阶段了，国内欣欣向荣，百业繁盛。这是或外因或内因，或媒体造谣，或鼓动新兴买办阶级夺权闹事，总之要乱，要社会恐慌，人民无所适从。这是对索罗斯来说，就买多债券卖空货币，获利走人。<text:span text:style-name="T3"> <text:line-break/></text:span>四：在投资之初，美国是低利率，估计借钱投资。现在则抬高利率，既给债务国重重一击，又能吸引在外资金回流，活络国内市场，让靠着低端服务业生活的底层群众也能有多点送外卖的机会，不至于造反。<text:span text:style-name="T3"> <text:line-break/></text:span>五：总而言之，索罗斯只不过是一个搬运工，作为美国（跨国家军工金融复合体）恐吓诈骗产业链中很小的一环，无过有功啊。前段时间少康战情室有段对话<text:span text:style-name="T3">“</text:span>赵少康：如果人民疯了怎么办<text:span text:style-name="T3">?</text:span>黄伟哲：人民怎么可能疯。<text:span text:style-name="T3">”</text:span>现在这些连署的人就是疯了，你们只不过是产业链中的最底层，一帮社畜。什么时候有了自己是国家主人的错觉。索罗斯好歹也是车手部门的资深高级经理，别以为现在媒体部资深经理当<text:span text:style-name="T3">CEO</text:span>以后就敢对他怎么样。</text:p>
      <text:p text:style-name="P1"><text:span text:style-name="T1">陳真</text:span><text:s/>  |  2017.09.03 07:10   |   <text:a xlink:type="simple" xlink:href="http://palinfo.habago.org/Entry?Command=Information_PrintForum&amp;iPage=128#FORUM36095"><text:span text:style-name="T2">#</text:span></text:a></text:p>
      <text:p text:style-name="P2">講到索羅斯，我有幾篇文字曾引來同志們的批評，說我怎麼美言這樣一個在世界各地到處搧風點火、以民主自由之名製造動亂的人？其實我並沒有美言，我只是提到他某些想法的正面意義。但在這同時，我批評他的文字數量卻遠遠多於肯定。<text:span text:style-name="T3"> <text:line-break/><text:line-break/></text:span>差不多<text:span text:style-name="T3">20</text:span>年前，我隸屬於<text:span text:style-name="T3">HRW(Human Rights Watch)</text:span>的一個<text:span text:style-name="T3"><text:s/>MAILING LIST</text:span>，一個英文的群組，除了我之外，全是洋人。我在那群組上就常批評<text:span text:style-name="T3">HRW</text:span>接受索羅斯大量捐款的不當，因為那麼龐大的金錢支援，將難以避免地會讓人權工作有所偏頗，甚至成為一種政治鬥爭工具。<text:span text:style-name="T3"> <text:line-break/><text:line-break/></text:span>大約從那時候開始，我對這些國際人權組織開始感到疑慮，包括<text:span text:style-name="T3">HRW</text:span>或<text:span text:style-name="T3">AI</text:span>或<text:span text:style-name="T3">PHR</text:span>這三個我參與比較深的組織也一樣，他們算是相對來說比較有公信力的，但事實上背後都還是有好幾隻黑手在操控。我比較確定的操控力量就是索羅斯。至於不確定的部份則主要是來自於一種觀察。<text:span text:style-name="T3"> <text:line-break/><text:line-break/></text:span>比方說，在<text:span text:style-name="T3">HRW</text:span>或<text:span text:style-name="T3">PHR</text:span>的群組上，從其成員的發言中我常能察覺，他們看待人權有個前提就是以美國為標竿。記得分別有兩三次，有人提議說要連署請布希以及英國首相布萊爾趁哪位<text:span text:style-name="T3"><text:s/>"</text:span>前獨裁者<text:span text:style-name="T3">" (</text:span>例如智利前獨裁者<text:span text:style-name="T3">Augusto Pinochet)</text:span>的到訪，逕行逮捕。於是我就公開在群組上表示異議，我說，第一個應該被逮捕的就是英國美國這些領導人，怎麼我們還要寫信去央請他們執行正義？<text:span text:style-name="T3"> <text:line-break/><text:line-break/></text:span>這意味著什麼？意味著當這些人權團體談到人權時，往往不把英國美國更為恐怖的血腥侵略暴行視為重大罪行，而是視為一種疏失或過錯。這就跟經常有一大堆所謂諾貝爾和平獎得主，老是連署說要請美國總統在什麼國際場合警告中國領導人要重視人權一樣可笑。<text:span text:style-name="T3"> <text:line-break/><text:line-break/></text:span>當然，真正的人權黑手不會是索羅斯，而是他背後更為龐大的美國主流政治勢力。這些年，我感覺連<text:span text:style-name="T3"><text:s/>AI</text:span>都在淪陷中而逐漸變得偏頗。我指的是國際上那個<text:span text:style-name="T3"><text:s/>AI,</text:span>至於台灣這個我在<text:span text:style-name="T3">20</text:span>多年前所參與創立的<text:span text:style-name="T3">AI</text:span>分會，老早已經被綠營人渣給佔領，毫無羞赧地掛人權羊頭，賣政治狗肉。所謂台權會<text:span text:style-name="T3">(</text:span>台灣人權促進會<text:span text:style-name="T3">)</text:span>更是臭不可聞，非常可恥。<text:span text:style-name="T3"> <text:line-break/><text:line-break/></text:span>我並不反對把索羅斯列為恐怖份子，但是，連署央請白宮來執行，會不會太離譜了點？白宮本身就是天字第一號恐怖份子的總部啊，由他來宣告誰是恐怖份子？</text:p>
      <text:p text:style-name="P5"/>
      <text:p text:style-name="P1"><text:span text:style-name="T1">陳真</text:span><text:s/>  |  2017.09.03 06:29   |   <text:a xlink:type="simple" xlink:href="http://palinfo.habago.org/Entry?Command=Information_PrintForum&amp;iPage=129#FORUM36094"><text:span text:style-name="T2">#</text:span></text:a></text:p>
      <text:p text:style-name="P2">吳捷你好，<text:span text:style-name="T3"> <text:line-break/><text:line-break/></text:span>容我直話直說。我們這網站基本上六親不認，只認是非。就跟所有研討會一樣，有個天條，絕不能指涉任何個別人事物。<text:span text:style-name="T3"> <text:line-break/><text:line-break/></text:span>如果你不知道我在說什麼，請用右上角的搜尋功能查詢。這些話我詳細解釋過大約八千五百多次，不想再說一次。我發現，每一個初來乍到者，往往會犯下這個天條，也許這是華人和洋人之間的一個很明顯的文化落差。洋人往往就事論理，華人卻特別喜歡針對<text:span text:style-name="T3"><text:s/>"</text:span>人<text:span text:style-name="T3">" </text:span>指指點點。<text:span text:style-name="T3"> <text:line-break/><text:line-break/></text:span>另一方面，也許這年頭那些所謂社群網站太多了，我猜<text:span text:style-name="T3">(</text:span>因為我不看那些，自己也從未使用過所謂臉書<text:span text:style-name="T3">)</text:span>，絕大多數應該都是努力談個別人事物，於是，人們養成一種在網路上聊天寫信的習慣。聊天寫信這類純屬私人的活動，不應該公眾演出。<text:span text:style-name="T3"> <text:line-break/><text:line-break/></text:span>總之，我們這網站只拜一個神，叫做<text:span text:style-name="T3"><text:s/>"</text:span>個別人事物。你這篇留言是犯大忌的，我原本要刪除，但想想就留下來當個反面教材。犯天條的例子太多，但你可能都沒察覺。比方你說：<text:span text:style-name="T3"> <text:line-break/><text:line-break/>""</text:span>我並不是想和先生辯論甚至說服您，這種事在十年前我就放棄了。我對與我同齡相似經歷的人都不可能做到，又怎麼可能改變一位花甲老人的價值觀呢。<text:span text:style-name="T3">"" <text:line-break/><text:line-break/></text:span>首先，我離花甲還有六年的時間<text:span text:style-name="T3">(</text:span>事實上我根本沒有義務被迫得去澄清或印證這些個人事物<text:span text:style-name="T3">)</text:span>。其次，所謂你不企圖<text:span text:style-name="T3"><text:s/>"</text:span>改變一個花甲老人的價值觀<text:span text:style-name="T3">"</text:span>，意味著這個<text:span text:style-name="T3"><text:s/>"</text:span>花甲老人<text:span text:style-name="T3">" </text:span>已經無法講道理了。請問，有誰看過哪個研討會上會有人講這種話的嗎？這就是不折不扣的人身攻擊。<text:span text:style-name="T3"> <text:line-break/><text:line-break/></text:span>如果把這難聽話倒過來說，把對方說成是一個很明理的人，是不是就言論合格了呢？當然不是。當然也一樣是犯天條。<text:span text:style-name="T3"> <text:line-break/><text:line-break/></text:span>我常納悶，<text:span text:style-name="T3">"</text:span>談事不談人<text:span text:style-name="T3">" </text:span>這道理真有那麼難懂嗎？為什麼幾乎所有華人好像都無法有效遵守這樣一種基本分寸呢？會跑到網路上來談國家大事，大家應該都多少讀過點書，難道都沒參加過研討會？沒參加過任何討論會？<text:span text:style-name="T3"> <text:line-break/><text:line-break/></text:span>所謂討論，就是討論一切可以討論的東西，請問個別人事物怎麼討論？有誰不服，就請他站出來接受大家的討論。<text:span text:style-name="T3"> <text:line-break/><text:line-break/></text:span>所謂討論，就是把事情事情事情事情盡量講清楚或盡量講得具有說服力，但請放過所有非公眾人物一馬，因為任何非公眾人物都沒有義務去接受任何有關個人事物的公審。你可以說某個人的想法或觀念蠢到爆，但你就是不能說他這個<text:span text:style-name="T3"><text:s/>"</text:span>人<text:span text:style-name="T3">" </text:span>講理或不講理，因為後者是一種無法進行公眾討論的題材。請問有誰能公開證明自己是個講理或不講理的人？請問有誰有義務必須接受這樣一種道德公審？難道我們就不能尊重任何具有確實身份的非公眾性個人？<text:span text:style-name="T3"> <text:line-break/><text:line-break/></text:span>尊重並不是一種所謂禮貌性的表面言詞，而是一種態度，同時也是一種具有實質性的內涵。我可以不尊重一切，包括不尊重神明，但我絕不冒犯任何非公眾人物，我絕不會把任何非公眾人物的<text:span text:style-name="T3"><text:s/>"</text:span>個別人事物<text:span text:style-name="T3">" </text:span>拿出來點名批判或議論紛紛，那是八卦男女才會做的事。巴勒網在這一點上是絕對沒有言論自由的。<text:span text:style-name="T3"> <text:line-break/><text:line-break/></text:span>你其它犯規的例子還有很多，我雖不刪，但也不一一舉例了。我一般能忍一次兩次三次。所謂事不過三，再犯我就得直話直說了。<text:span text:style-name="T3"> <text:line-break/><text:line-break/></text:span>總之，任何人<text:span text:style-name="T3">--</text:span>六親不認，不拘你是誰<text:span text:style-name="T3">--</text:span>如果你沒把握聽得懂這個天條，最好的作法就是請不要再於此處發言。如果聽得懂，那麼，巴勒網就是你的一片精神淨土與開闊天空，隨你要說什麼都行。</text:p>
      <text:p text:style-name="P1"><text:span text:style-name="T1">政信</text:span><text:s/>  |  2017.09.03 00:31   |   <text:a xlink:type="simple" xlink:href="http://palinfo.habago.org/Entry?Command=Information_PrintForum&amp;iPage=129#FORUM36093"><text:span text:style-name="T2">#</text:span></text:a></text:p>
      <text:p text:style-name="P3"><text:span text:style-name="T3">http://www.chinatimes.com/realtimenews/20170901005067-260410 <text:line-break/><text:line-break/>6</text:span>萬多美國民眾聯名上書美國總統川普，希望白宮能夠認定美國著名金融家、投資人、億萬富翁索羅斯為恐怖分子。<text:span text:style-name="T3"> <text:line-break/><text:line-break/></text:span>美國總算有群人意識到索羅斯這個大魔頭才應該列入恐怖分子才對！</text:p>
      <text:p text:style-name="P1"><text:span text:style-name="T1">吳捷</text:span><text:s/>  |  2017.09.02 23:02   |   <text:a xlink:type="simple" xlink:href="http://palinfo.habago.org/Entry?Command=Information_PrintForum&amp;iPage=129#FORUM36092"><text:span text:style-name="T2">#</text:span></text:a></text:p>
      <text:p text:style-name="P2">陳真醫師台鑒：<text:span text:style-name="T3"> <text:line-break/></text:span>一：我並不是想和先生辯論甚至說服您，這種事在十年前我就放棄了。我對與我同齡相似經歷的人都不可能做到，又怎麼可能改變一位花甲老人的價值觀呢。我只不過是寄希望於在閱讀您的文章讓我增長見識，學習提高罷了。不過您說<text:span text:style-name="T3">“</text:span>獅語<text:span text:style-name="T3">”</text:span>云云，如果獅子也聽得懂人語，知道了現在流行的女權主義，自由民主的話。估計那些河東獅們會埋怨<text:span text:style-name="T3">“</text:span>這老爺們一天到晚不是打架就是睡覺，生兒育女，狩獵覓食都扔給我，這幫<text:span text:style-name="T3">“</text:span>肉蟲<text:span text:style-name="T3">”</text:span>應該削減待遇，罵到臭頭<text:span text:style-name="T3">”</text:span>。<text:span text:style-name="T3"> <text:line-break/></text:span>二：我是很感激能有若雪網這麼個平台，沒有功利性，沒有紛爭。只是讓每個人自由表達自己的想法見解，現在已經很少有這樣<text:span text:style-name="T3">“</text:span>落伍<text:span text:style-name="T3">”</text:span>的一方淨土了。人世間為了利益都太忙了，很需要一塊方寸之地能讓自己靜思反省自己，也做休憩之用。<text:span text:style-name="T3"> <text:line-break/></text:span>三：您引用了<text:span text:style-name="T3">“</text:span>仰望星空<text:span text:style-name="T3">”</text:span>，這個如果問大陸年輕人的話，第一反應是<text:span text:style-name="T3">“</text:span>溫家寶？<text:span text:style-name="T3">”</text:span>。前總理溫家寶最常引用的就是王爾德這段名言。事實上如果回顧歷史，中共就是這麼思考行動的。周總理讀小學時的名言就是<text:span text:style-name="T3">“</text:span>為中華崛起而讀書<text:span text:style-name="T3">”</text:span>，當他們還在延安窯洞的時候就已經考慮將來如何建國。當建國初期滿目瘡痍的時候就已經考慮如何追上西方幾百年的工業史了。當<text:span text:style-name="T3">gdp</text:span>還不如菲律賓的時候就已經在設計<text:span text:style-name="T3">j20</text:span>，空間站，北斗導航。<text:span text:style-name="T3"> <text:line-break/></text:span>四：當然我知道您又會說這些都是物質，重要的是思想，是心靈。但這不矛盾吧，沒有深遠的思考，哪來的全盤考慮。思想與物質是一體兩面。我是非常認真的考慮每天的飯食，因為我知道一餐可口健康的飲食，不只是身體的需要，同時也是心靈的慰藉。不然吃膠囊就好了，何必非要一天累死累活的搞飯菜呢。今天下午我一直在忙於清理抽油煙機，我媽媽老是嘮叨，沒有廚房良好的環境，她看著就難受。只有整備出適合人生存的基礎，心靈才有安全舒心的感覺。<text:span text:style-name="T3"> <text:line-break/></text:span>五：聖經中為了與神更接近，大家一起建造巴別塔，但先不說語言問題，如果沒有科學規劃，科學施工，還沒造起來，塔就塌了。<text:span text:style-name="T3"> <text:line-break/></text:span>現在很多人也在心裡造自己的巴別塔。我學過十年吉他，音樂是心靈的港灣，但我在學習的時候，每天都枯燥的聯繫大小調音階，練各種和弦，練習曲。這些基礎，你如果不科學練習，事倍功半，無所大成。<text:span text:style-name="T3">“</text:span>基礎不牢地動山搖<text:span text:style-name="T3">”</text:span>。思想和科學精神又不矛盾，思想是大腦，沒有思想只有技術只不過是機器人，但如果光有思想，那只是個廢人，只會空想，一事無成。<text:span text:style-name="T3"> <text:line-break/></text:span>六：生雞蛋又不好吃，即使要吃，那也要等孵出小雞長大以後才能吃。荷包蛋其實也只是個半成品，荷包蛋炒辣椒，荷包蛋加醬汁，即使是荷包蛋也是能變化無窮的。<text:span text:style-name="T3"> <text:line-break/></text:span>所謂<text:span text:style-name="T3">“</text:span>参禅之初，看山是山，看水是水；禅有悟时，看山不是山，看水不是水；禅中彻悟，看山仍然山，看水仍然是水。<text:span text:style-name="T3">”</text:span>像先生這樣老之彌堅，還想變成赤子之心，難能可貴。可是螺旋上升，即使您變成與赤子同緯度，經過漫長的磨練閱歷，高度是不同的。看山還是山，但那山與初識之山並不是同一座山了。就像仰望星空，每個人看得都是同一片星空，但每人眼中的星空又都是不同的。有人看到一對白雲，有人看到很多星座，也有人想著哪裡是三體總部。當然上海光污染這麼嚴重，不可能看到星空。我也就是胡言亂語。<text:span text:style-name="T3"> <text:line-break/></text:span>七：很巧，我前幾天也做了次<text:span text:style-name="T3">“</text:span>婦女之友<text:span text:style-name="T3">”</text:span>，有個朋友也向我傾訴情感問題。我是建議她，先做好物質準備和思想準備。結婚不是戀愛，愛情就是龍捲風，來得快去的也快。能持久的永遠都是相濡以沫，相忘于江湖。只有忘了爱情，这爱情才能持久。太上忘情。把日子过好，甜蜜才能持久。毕竟我身边离婚的看得太多了（当然您看的比我多得多），日子过得平稳的，都是恋爱谈得平平淡淡的。我不是说一切都要向物质看齐，谁钱多就嫁谁，但必要的准备是这么做都不为过。<text:span text:style-name="T3"> <text:line-break/></text:span>八：您引用的<text:span text:style-name="T3">“</text:span>年少時，讀過殷海光一句話挺感動，他說<text:span text:style-name="T3"><text:s/>"</text:span>幾十年來我在思想上並無建樹，但從我身上抖落的東西可多了<text:span text:style-name="T3">"</text:span>。維根斯坦也有句鮮為人知的話語，他說：在某著跑道上，<text:span text:style-name="T3">"</text:span>跑最慢的是冠軍<text:span text:style-name="T3">"</text:span>。這句含含糊糊沒頭沒腦的話，事實上也恰恰說明了他在思想上的一種反知識反進步反科學的基本屬性。當然，這樣講肯定會引起無數的誤解，有些東西也許只能訴諸心領神會而難以言傳。<text:span text:style-name="T3"><text:s/>”</text:span>这段我极其喜欢，当然我的想法和您的感悟不可能相同。这个不正是辩证思想嘛。<text:span text:style-name="T3"> </text:span></text:p>
      <text:p text:style-name="P1"><text:span text:style-name="T1">王修亮</text:span><text:s/>  |  2017.09.02 21:22   |   <text:a xlink:type="simple" xlink:href="http://palinfo.habago.org/Entry?Command=Information_PrintForum&amp;iPage=129#FORUM36091"><text:span text:style-name="T2">#</text:span></text:a></text:p>
      <text:p text:style-name="P3">論文白之爭<text:span text:style-name="T3"> <text:line-break/></text:span>語言者，所以述事、暢情、諧理，以求互通於人。<text:span text:style-name="T3"> <text:line-break/></text:span>然地有遠近，時有先後，未必皆可當面談說，故文字從而育焉。即如今網路之興，語音視訊之便，亦終須載於圖符以傳續，難以滅文字之用，後代則吾不知，觀今之世事，亦無期於後代也。<text:span text:style-name="T3"> <text:line-break/><text:line-break/></text:span>文字之始創，人族各有所感悟而書之，同義而音形相異，後或融於結諦、婚姻，或滅於征戰、災病，乃漸一統於國政。<text:span text:style-name="T3"> <text:line-break/><text:line-break/></text:span>文字之運用，人所遇所感，事雖同而情有異，理雖同而行有別，故為求彼此通達，形諸文字詞藻則愈見修飾繁華，燦麗幽深，以展吾美好，興彼喜樂，此人文之所啟也。<text:span text:style-name="T3"> <text:line-break/><text:line-break/></text:span>人文分布之地域越廣，所經歷之時歲越長，則新詞彙之組創，舊詞彙之增義，亦越見豐富。人文以此交相影響傳遞，終成歷代文化之盛。<text:span text:style-name="T3"> <text:line-break/><text:line-break/></text:span>至此，中文字詞所蘊含者，已遠非初義單純可解，若欲運用，若思暢通，常需探觸於故事故文，即便不論史籍經典，但看歷代散文，若不閱知作者生平，則難解文中之深思隱情，僅能泛讀表象，隨心虛構而已。作者生平即史，字詞文化深植於文史之間，二者無可切分。<text:span text:style-name="T3"> <text:line-break/><text:line-break/></text:span>舉例於生活，或可曰：字詞形固而義長，本非死物。食於人，亦為人所食。食於人之情感思緒，故能成修飾繁華，燦麗幽深，乃成讀書者之食。讀書者外觸於景內受於心，復於文史之字詞賞之感之思之組之化之用之，方成天下古今之大觀。<text:span text:style-name="T3"> <text:line-break/><text:line-break/></text:span>至此，則能約於詞而情盛，簡於文而理清，運文字如有靈，以其細食活養也。<text:span text:style-name="T3"> <text:line-break/><text:line-break/></text:span>故白話文言，何爭執之有？所應爭應執者，以何養、如何養而已。養於史則厚，文言不可或缺，養於文則廣，白話亦具所長，但看學習者之體會與選擇。<text:span text:style-name="T3"> <text:line-break/><text:line-break/></text:span>至於台灣之爭，其欲在文史文化之外，不與相論，論亦無用。<text:span text:style-name="T3"> <text:line-break/></text:span>謹此</text:p>
      <text:p text:style-name="P1"><text:span text:style-name="T1">陳真</text:span><text:s/>  |  2017.09.02 17:49   |   <text:a xlink:type="simple" xlink:href="http://palinfo.habago.org/Entry?Command=Information_PrintForum&amp;iPage=129#FORUM36090"><text:span text:style-name="T2">#</text:span></text:a></text:p>
      <text:p text:style-name="P2"><text:span text:style-name="T3">(</text:span>續<text:span text:style-name="T3">) <text:line-break/><text:line-break/></text:span>五，最近有位護士有點個人情感上的小苦惱，她問我，究竟麵包重要或愛情重要？我說兩者都重要，分屬不同層面。但她只能二選一，亦即愛人的銀行存款不多，對方家中又有八十老母得照顧，怎麼辦？我說這種事沒有標準答案，只能自己判斷。不過，道理基本上是一樣的：愛情不會自動產生麵包來，柴米油鹽奶粉錢的事是很現實很殘酷的。同理，麵包也不可能從中製造出愛情；一個形而上，一個形而下，兩者本來就不在同一個平面上，不在同一個天平的兩端。<text:span text:style-name="T3"> <text:line-break/><text:line-break/></text:span>若要我來選，天平上只會有個情字，沒有麵包立足之地。這當然不是說我可以不吃飯而能活下去，這只說明了一種意向，亦即生命還有比活著更重要的精神世界，你要說它是一種靈魂也未嘗不可。靈魂看不見摸不著，但信者得永生。永生當然不是永遠不死，那是僵屍或吸血鬼才辦得到。那麼，永生在哪呢？永生始終都在未定之天，就在方寸之間。<text:span text:style-name="T3"> <text:line-break/><text:line-break/></text:span>於是，科學兮兮或現實感特強的人又要嗤之以鼻了。這當然沒有對錯。在有限的議題上或現實問題上，對錯好壞往往一翻兩瞪眼，但在無邊無際的生存基礎上，它卻無對錯可言，就如同人類知識的大廈不管蓋得多高，終究得盤據在一個無可置疑的地基上，所謂定律、定理或公設，就如同<text:span text:style-name="T3"><text:s/>"</text:span>若<text:span text:style-name="T3">p</text:span>則<text:span text:style-name="T3">q</text:span>相當於非<text:span text:style-name="T3">q</text:span>則非<text:span text:style-name="T3">p" </text:span>一樣。是誰設下了這樣一些知識的基礎？沒有人知道。<text:span text:style-name="T3"> <text:line-break/><text:line-break/></text:span>世界觀也一樣，它提供了一種認識世界與衡量價值的基礎。有些人相信那肉眼不可見的情感、美麗與鬼神，有些人則相信算盤，相信積分點數，相信排名，相信權勢地位。我倒也不願意說前者高後者低，因為這聽起來就一點也不高了；我寧可說這只是不一樣，非關高低，眾人各自有神明。有人拜的神就叫做發展、進步、業績、地位與排名。有人卻把心思寄託在那飄渺幽微之間。<text:span text:style-name="T3"> <text:line-break/><text:line-break/></text:span>六，前幾天跑去佛光山玩。看到牆上留有古高僧一詩，其中兩句寫著：<text:span text:style-name="T3">"</text:span>有求莫如無求好，<text:span text:style-name="T3"><text:s/></text:span>進步哪有退步高<text:span text:style-name="T3">"</text:span>。覺得挺有道理，但道理在哪呢？講不清，說不明。科學與現實的事，我們很容易說明，但科學之外的世界往往便辭窮了。<text:span text:style-name="T3"> <text:line-break/><text:line-break/></text:span>年少求進步，轉眼間數十載已過，結果啥進步也沒求到，反倒原本許多擅長的東西卻像煙塵一般，消失無蹤。就連知識和語言也一樣，越來越倒退嚕，更不用說什麼社交技巧與風度歷練了。原本風度翩翩，跟胡適差不多，現在卻像頭未開化的猩猩猴子那樣，拙於與人應對。特別是語言，年少是辯論冠軍，所向無敵，現在卻連上台講兩句話都會結巴，不知道是不是得了腦瘤。可是，一旦回到自己腦海裏的小天地，或是同阿憨<text:span text:style-name="T3"><text:s/>(</text:span>我家的神犬<text:span text:style-name="T3">) </text:span>說話，我彷彿才又找到了那個失落在現實世界中的我。<text:span text:style-name="T3"> <text:line-break/><text:line-break/></text:span>聖經說，<text:span text:style-name="T3">"</text:span>知識使人跌倒<text:span text:style-name="T3">"</text:span>，而我就是一個最好的例子，何只跌倒，而且還發生化學質變了。自從喝了一點洋墨水，我總感覺自己就像個被知識煎熟的荷包蛋那樣，好吃是好吃，但再也回不去一顆鮮活的生雞蛋了；生命中一些珍貴的東西似乎破滅了，消失了，遠離了，僅僅留下一點宛若千年之久的稀疏記憶。<text:span text:style-name="T3"> <text:line-break/><text:line-break/></text:span>年少時，讀過殷海光一句話挺感動，他說<text:span text:style-name="T3"><text:s/>"</text:span>幾十年來我在思想上並無建樹，但從我身上抖落的東西可多了<text:span text:style-name="T3">"</text:span>。維根斯坦也有句鮮為人知的話語，他說：在某著跑道上，<text:span text:style-name="T3">"</text:span>跑最慢的是冠軍<text:span text:style-name="T3">"</text:span>。這句含含糊糊沒頭沒腦的話，事實上也恰恰說明了他在思想上的一種反知識反進步反科學的基本屬性。當然，這樣講肯定會引起無數的誤解，有些東西也許只能訴諸心領神會而難以言傳。<text:span text:style-name="T3"> <text:line-break/><text:line-break/></text:span>學姊問說，以後小孩如果考試考零分，卻說<text:span text:style-name="T3"><text:s/>"</text:span>進步哪有退步高<text:span text:style-name="T3">"</text:span>，怎麼辦？我也不知道該怎麼辦，這只能說他還不了解詩，還不了解隱喻，還不了解形而上的話語，也許有一天，當他長大了，在知識裏頭跌倒了，他或許就能明白這句獅語究竟何意。<text:span text:style-name="T3"> <text:line-break/><text:line-break/></text:span>七，王爾德<text:span text:style-name="T3"><text:s/>(Oscar Wilde) </text:span>有句流傳甚遠的名言，就刻在他滿布吻痕的雕像上，他說：<text:span text:style-name="T3">"</text:span>我們都活在陰溝裏，但我們之中有些人卻仍仰望著星空<text:span text:style-name="T3">"</text:span>。我不敢說仰望星空是人類的特徵，因為我懷疑我們家阿憨雖然笨，但似乎也有這樣的能力，牠顯然每天仰望著窗外那一片在牠看來如許開闊的草地。牠每天在同樣的路徑上反覆聞個不停，花香味，雜草味，屎味尿味，無所不聞，但牠從未對此厭倦。<text:span text:style-name="T3">"</text:span>聞那些沒用的東西幹啥呢？<text:span text:style-name="T3">" </text:span>我問牠，但牠默然無語，兀自聞個不停。<text:span text:style-name="T3"> <text:line-break/><text:line-break/></text:span>人也理當如此。生命並非僅止於肉眼可見。也許，不可捉摸難以言喻的世界，才是生命之所託。如果生命只是各種量化事物的總和與排名，我會毫不猶豫立即結束這個生命，因為它毫無價值與美感，我對之將缺乏熱情。<text:span text:style-name="T3"> <text:line-break/><text:line-break/></text:span>八，我很喜歡<text:span text:style-name="T3"><text:s/>"</text:span>包法利夫人<text:span text:style-name="T3">" </text:span>這部小說，作者<text:span text:style-name="T3">Gustave Flaubert</text:span>曾經說，<text:span text:style-name="T3">"</text:span>倘若有人一直仰望著天空，他遲早會長出翅膀來<text:span text:style-name="T3">"</text:span>。我已經仰望天空半個世紀了，也許再經過千百年，我早晚就會擁有一雙翅膀，飛離地面，不再受地心引力的束縛。我知道我這樣講，具有現實主義與進步精神的人看了會嗤之以鼻。講這些什麼翅膀的鳥話有啥用？能對抗美國霸權嗎？能稱霸世界嗎？當然不能。但是真的不能嗎？我覺得其實是可以的，能救世界的不外就是<text:span text:style-name="T3"><text:s/>"</text:span>詩<text:span text:style-name="T3">"</text:span>。只是我不認為這樣一種<text:span text:style-name="T3"><text:s/>"</text:span>用途<text:span text:style-name="T3">" </text:span>具有何種重要價值。所謂價值，不為其它目的而誕生，有用沒用全然無關緊要。<text:span text:style-name="T3"> <text:line-break/><text:line-break/></text:span>九，塔可夫斯基的電影<text:span text:style-name="T3"><text:s/>"</text:span>犧牲<text:span text:style-name="T3">" </text:span>中有句台詞很動人，他說：<text:span text:style-name="T3">"</text:span>倘若有人在每天一定的時間做同樣的一件事，久而久之，世界就會改變<text:span text:style-name="T3">"</text:span>。我並不是因為這句話才去做這樣那樣的一些事，而是因為也許我跟塔可夫斯基是同一物種，於是自然就會以該物種那樣的方式活著。<text:span text:style-name="T3"> <text:line-break/><text:line-break/></text:span>巴勒網站樁都已經快站滿十年了，一個人的一生能有幾個十年？但是，十年站出了什麼成果嗎？什麼也沒有，而且越站人越少。重點是：我並不是懷著想<text:span text:style-name="T3"><text:s/>"</text:span>改變世界<text:span text:style-name="T3">" </text:span>的心思才跑去靜站。我之所以這樣做就只是因為我想這樣做，別無其它雜念。我相信<text:span text:style-name="T3"><text:s/>"</text:span>虔誠<text:span text:style-name="T3">" </text:span>這回事，我們信仰鬼神就如同信仰感情，不為別的任何目的，就只因為一個<text:span text:style-name="T3"><text:s/>"</text:span>信<text:span text:style-name="T3">" </text:span>字。<text:span text:style-name="T3"> <text:line-break/><text:line-break/></text:span>我相信，於是我做了，至於世界有沒有改變，或是有沒有產生什麼作用或效果，其實我並不關心。不關心並不是因為結果或效果不重要，而是因為我能改善的就只是我自己，我所能做到最好的狀況無非就只是淬煉一己之虔誠。<text:span text:style-name="T3"> <text:line-break/><text:line-break/></text:span>我們有著過往龐大的人脈，交往無數，何止千百。若真要搞宣傳，若真要動員，當然也能搞得有聲有色，彷彿聲勢浩大。但我並不相信那樣一些肉眼可見的表面力量。當然，別人要動員要宣傳，我也不會反對。但是，虔誠理當比什麼都還重要。<text:span text:style-name="T3"> <text:line-break/><text:line-break/></text:span>常有人教我各種宣傳方法，比方說臉書，比方說有人甚至還勸我們花錢買廣告，在報紙上做宣傳，擴大參與人數。對於這些建議，我也只能心領，畢竟我們要的並不是一種數量或音量。<text:span text:style-name="T3"> <text:line-break/><text:line-break/></text:span>十，二十幾年前，我協助並參與了林義雄所推動的頭兩次<text:span text:style-name="T3"><text:s/>"</text:span>核四公投，千里苦行<text:span text:style-name="T3">" </text:span>活動，用腳走路，把台灣走一圈，走了一個多月。具有現實主義精神的人說不定會感到納悶，幹嘛走得這麼辛苦？開車或坐車不是更快更輕鬆更有效果？我的意思是說，當一個教徒千里跋涉，三跪九叩，並不是為了趕緊到達目的地，他更不是為了求一條舒適的道路。這跟有沒有修出一條平坦好走的公路實在扯不上任何關係。宗教怎麼會在乎路途坎坷呢？若要求取舒適，是不是下回靜站大家就改成室內，而且最好改成靜躺，最好有沙發，有美食，有冷氣，最好能請人來按摩，豈不更爽？若真這樣做，不會太腦殘嗎？</text:p>
      <text:p text:style-name="P1"><text:span text:style-name="T1">陳真</text:span><text:s/>  |  2017.09.02 11:56   |   <text:a xlink:type="simple" xlink:href="http://palinfo.habago.org/Entry?Command=Information_PrintForum&amp;iPage=129#FORUM36089"><text:span text:style-name="T2">#</text:span></text:a></text:p>
      <text:p text:style-name="P3">吳捷你好，<text:span text:style-name="T3"> <text:line-break/><text:line-break/></text:span>先說幾點：<text:span text:style-name="T3"> <text:line-break/><text:line-break/></text:span>一，維根斯坦有句名言說，<text:span text:style-name="T3">"</text:span>倘若獅子會說話，我們也不可能知道牠在說什麼<text:span text:style-name="T3">"</text:span>，即便獅子講的是標準中文<text:span text:style-name="T3"><text:s/>(</text:span>比方說<text:span text:style-name="T3"><text:s/>"</text:span>這是一塊石頭<text:span text:style-name="T3">")</text:span>，我們仍然還是不知道牠在說什麼。為什麼呢？因為物種不同，世界也就長得不一樣，<text:span text:style-name="T3">"</text:span>語言<text:span text:style-name="T3">" </text:span>自然也不同，儘管表面上聽起來是同一套語言。<text:span text:style-name="T3"> <text:line-break/><text:line-break/></text:span>因此，我不認為不同世界觀的人能夠有效溝通，因為彼此之間的<text:span text:style-name="T3"><text:s/>"</text:span>基本文法<text:span text:style-name="T3">" </text:span>不一樣。<text:span text:style-name="T3"> <text:line-break/><text:line-break/></text:span>我常舉<text:span text:style-name="T3"><text:s/>Antoine de Saint-Exupéry </text:span>的小王子為例，很多人喜歡讀這本小說，但是讀歸讀，也許每個字都懂，但理解的層次卻大不同。這不光是一種智能上<text:span text:style-name="T3"><text:s/>(intellectual) </text:span>的差異，更是道德上或美學上或宗教上等等的差異，後者比前者在決定物種屬性上，更具有決定性。簡單說，倘若你不是一頭獅子，你不可能理解獅子在講什麼，即便你表面上好像理解了獅語的每個字。<text:span text:style-name="T3"> <text:line-break/><text:line-break/></text:span>二，半年前換工作，來到一家醫院，工作上最大的苦惱之一就是護士。因為沒有固定跟診護士，每天誰要來跟診不知道。苦惱的原因在於有不少護士對待病人態度很差很差。<text:span text:style-name="T3"> <text:line-break/><text:line-break/></text:span>重點是：你若要我說出她們怎麼個差法，我也實在講不出來，除非我是個作家，足以寫出人事物幽微的感覺。她們並不是對病人做了什麼虐待人或辱罵人的事，但如果你稍微有點敏感度，你就能知道這些護士真的很可怕。可怕在哪卻很難表達，為什麼？因為態度。態度並不是一種表面言詞，而是往往藏在字裏行間細細膩膩的東西，也許只是一個不屑不耐煩的眼神，一種細微的音調差異，但卻使得態度大不同。<text:span text:style-name="T3"> <text:line-break/><text:line-break/></text:span>你引用的那位腦殘博士不但腦殘，而且態度也令人難以恭維。以他的腦殘推論，是不是所有人類的精神文明全都得感謝物質的發展？在沒有物質發展之前，精神文明就只是一種未開發的狀態？等著有用之士來給大家鋪橋造路才能有良好的信仰環境產生？這是宗教嗎？宗教需要物質的加持嗎？<text:span text:style-name="T3"> <text:line-break/><text:line-break/></text:span>三，有位我研究甚深的奧地利作家叫做<text:span text:style-name="T3">Karl Kraus</text:span>，他有句話說：<text:span text:style-name="T3">"</text:span>骨灰罈和尿壺不一樣<text:span text:style-name="T3">"</text:span>。當然不一樣，可是，對很多具有現實主義精神的人來說，不過都是容器嘛，有啥不一樣，裝骨灰的罈子難道就不能拿來撒尿？這就是形而上，有些東西不僅僅只是用途而已，如果你相信這一點，那就是宗教，就是美學。<text:span text:style-name="T3"> <text:line-break/><text:line-break/></text:span>我有個傳家之寶，目前價值大約台幣一元都不到，是個塑膠做的心形項鍊，<text:span text:style-name="T3">48</text:span>年前用台幣<text:span text:style-name="T3">10</text:span>元買的。價格雖低，卻是無價之寶。原因之前說過了，不再贅述。<text:span text:style-name="T3">48</text:span>年前，我曾透過它，看向大海，非常美麗，所以我就送給了我媽，沒想到她竟然帶在身上一輩子，直到過世後才被我發現。<text:span text:style-name="T3"> <text:line-break/><text:line-break/></text:span>王爾德說得對：犬儒之士知道一切東西的價格<text:span text:style-name="T3"><text:s/>(price)</text:span>，但是對於價值<text:span text:style-name="T3"><text:s/>(value) </text:span>卻一無所知。<text:span text:style-name="T3"> <text:line-break/><text:line-break/></text:span>我對目前的中國社會的感覺亦是如此，價格顯然撈過界，幾乎要拿來定義一切了。我能理解在現實層面上，光是談精神談文化談風花雪月談詩詞談感情是沒法對付外敵的，因為這些都是所謂<text:span text:style-name="T3"><text:s/>"</text:span>沒有用<text:span text:style-name="T3">" </text:span>的東西。但這並不意味著我們應該把這些沒有用的<text:span text:style-name="T3"><text:s/>"</text:span>嬰兒<text:span text:style-name="T3">" </text:span>連同洗澡水也一起倒掉。<text:span text:style-name="T3"> <text:line-break/><text:line-break/>"</text:span>沒有用<text:span text:style-name="T3">" </text:span>並不一定是一種缺陷，因為有用沒用也許定義了價格，但卻定義不了人事物的價值。<text:span text:style-name="T3"> <text:line-break/><text:line-break/></text:span>幾十年來我寫了至少一兩千萬字，但流落在市面上的，卻頂多只有幾百萬字。另外那些<text:span text:style-name="T3"><text:s/>"</text:span>沒有用<text:span text:style-name="T3">" </text:span>的東西，例如哲學，例如宗教，例如一己情懷，我就打算寫了留給自己看。我有很多次出版書籍或文章或論文的機會，但我全都放棄了。為何放棄，其實我也說不上來，但是寫得爛當然是主要原因之一。<text:span text:style-name="T3"> <text:line-break/><text:line-break/></text:span>另一個主要原因是我不願意進入市場，我不想成為一種商品。對我來說，只要有一點點<text:span text:style-name="T3"><text:s/>"</text:span>買賣<text:span text:style-name="T3">" </text:span>或<text:span text:style-name="T3"><text:s/>"</text:span>利用<text:span text:style-name="T3">" </text:span>的味道在，只要有一絲公眾成份在，我就會打退堂鼓。因為這些沒有用的千萬文字，雖然沒用，對我而言卻意義深長，我寧可使之消失，也不願糟蹋它。這種個人思量當然不足以成為眾人行事標竿，但這世上理當還能容得下一些異類，而不僅僅只是用一套標準來衡量所有人事物。<text:span text:style-name="T3"> <text:line-break/><text:line-break/></text:span>四，我不太願意這麼講，因為我若這樣講，彷彿又掉進<text:span text:style-name="T3"><text:s/>"</text:span>有用沒用<text:span text:style-name="T3">" </text:span>的邏輯，不過還是說說。比方說高度，高度能有什麼用？<text:span text:style-name="T3">"</text:span>高度<text:span text:style-name="T3">" </text:span>根本不存在，根本沒有<text:span text:style-name="T3"><text:s/>"</text:span>高度<text:span text:style-name="T3">" </text:span>這樣一種物質，它連個<text:span text:style-name="T3"><text:s/>"</text:span>存在<text:span text:style-name="T3">" </text:span>都稱不上，它只是一種位置，一種事物間的關係。<text:span text:style-name="T3"> <text:line-break/><text:line-break/></text:span>但是，透過不同的高度，我們卻能看見不一樣的世界。它本身並沒有用，但卻以一種奇妙的方式改變了世界。哲學如此，文學如此，音樂如此，信仰如此，感情更是如此。這些東西沒有用，但它卻是生命存在的一個重要基礎。我不想用這種低級的角度談事情，但若非要講用途的話，無用之用才是大用。<text:span text:style-name="T3"> <text:line-break/><text:line-break/></text:span>我還有五、六、七、八、<text:span text:style-name="T3">......</text:span>至少可以寫到三百，但我就不寫了，因為今天周末，難得有機會睡了六小時，睡到將近<text:span text:style-name="T3">11</text:span>點，剛起床，早飯都還沒吃呢。我知道若不吃飯會死人，但是，吃卻不是我藉以存在的基礎，更不是什麼前提。這種獅語，只能說給獅子聽，人類是聽不懂的。</text:p>
      <text:p text:style-name="P1"><text:span text:style-name="T1">吳捷</text:span><text:s/>  |  2017.09.02 06:46   |   <text:a xlink:type="simple" xlink:href="http://palinfo.habago.org/Entry?Command=Information_PrintForum&amp;iPage=129#FORUM36088"><text:span text:style-name="T2">#</text:span></text:a></text:p>
      <text:p text:style-name="P2">泰国三屆政府政府。精英主義昏庸無能軟弱無力；民粹主義賄買民眾損失百億；軍政府蠻橫無理一手遮天。至於要選哪個更不壞，哈哈，無話可說無話可說。<text:span text:style-name="T3"> <text:line-break/>http://www.guancha.cn/internation/2017_09_01_425382.shtml <text:line-break/>----------------------------------------------------------------------------------- <text:line-break/></text:span>泰国现任总理也涉案？巴育：我有绝对权力，可免责<text:span text:style-name="T3"> <text:line-break/></text:span>分享到：<text:span text:style-name="T3">1368 <text:line-break/>2017-09-01 20:00:16</text:span>字号：<text:span text:style-name="T3">A- A A+</text:span>来源：海外网<text:span text:style-name="T3"> <text:line-break/></text:span>关键字<text:span text:style-name="T3">: </text:span>泰国总理巴育英拉泰国局势<text:span text:style-name="T3"> <text:line-break/></text:span>海外网<text:span text:style-name="T3">9</text:span>月<text:span text:style-name="T3">1</text:span>日电泰国总理巴育日前接受记者采访，针对记者提及的他早前一项命令导致泰国政府直接损失数十亿泰铢一事，巴育表示，不像历届领导人，他可以做一切想做之事，无需承担任何法律责任。<text:span text:style-name="T3"> <text:line-break/><text:line-break/></text:span>《考苏得英文报》报道截图<text:span text:style-name="T3"> <text:line-break/></text:span>据<text:span text:style-name="T3">Asian Correspondent</text:span>网站援引《考苏得英文报》（<text:span text:style-name="T3">khaosodenglish</text:span>）消息，巴育早在<text:span text:style-name="T3">2016</text:span>年<text:span text:style-name="T3">12</text:span>月下令，泰国将从<text:span text:style-name="T3">2017</text:span>年起暂停国内的黄金开采活动，禁止对黄金开采发放新的许可证以及扩大开采活动，这一命令引发了泰国与澳大利亚一矿业公司之间的纠纷，最终导致泰国政府直接损失数十亿泰铢。有记者近日在采访巴育时提及此事，问他是否应该为此事负责时，巴育表示，因为他有绝对权力，所以无需对此事负责。<text:span text:style-name="T3"> <text:line-break/>“</text:span>根据泰国法律第<text:span text:style-name="T3">44</text:span>条款，我可以做我想做的任何事情，且不用负任何责任，<text:span text:style-name="T3">”</text:span>巴育日前在接受泰国《考苏得英文报》时表示，<text:span text:style-name="T3">“</text:span>如果用仲裁法或者国际法来讨论此事的话，那我们就要为这个案子操些心了<text:span text:style-name="T3">……</text:span>但当我使用第<text:span text:style-name="T3">44</text:span>条款时，我无需害怕任何事，因为这项条款能够保护我。<text:span text:style-name="T3">” <text:line-break/><text:line-break/></text:span>巴育此番言论是在前总理英拉因大米收购案拒绝出庭听候宣判之后不久发表的。泰国最高法院<text:span text:style-name="T3">8</text:span>月<text:span text:style-name="T3">25</text:span>日原计划对英拉的大米收购案进行宣判，但英拉方面以身体不适为由拒绝到庭听候宣判，导致宣判往后推延，泰国最高法院决定将该案件的宣判日推迟到<text:span text:style-name="T3">9</text:span>月<text:span text:style-name="T3">27</text:span>日，并立刻签发对英拉的逮捕。随后，有消息称英拉已经逃离泰国，行踪至今不明。<text:span text:style-name="T3"> <text:line-break/></text:span>在采访期间，巴育拒绝拿自己的事情与英拉案对比，称（相比与英拉案）泰国政府考虑更多的是民众。在很多情况下，受益或者损失是另外一回事。<text:span text:style-name="T3"> <text:line-break/>“</text:span>我的事情与英拉案不一样，她的是腐败案，你们应该可以区分开来。<text:span text:style-name="T3">”</text:span>巴育在接受采访时说。<text:span text:style-name="T3"> <text:line-break/></text:span>据了解，巴育上台后颁布新法令取代军法管制，新法律赋予总理<text:span text:style-name="T3">“</text:span>绝对的权力<text:span text:style-name="T3">”</text:span>。根据此第<text:span text:style-name="T3">44</text:span>条款，总理将可拥有<text:span text:style-name="T3">“</text:span>绝对的权力<text:span text:style-name="T3">”</text:span>，只要理由是维护任何领域的改革、提倡人民团结与和谐、防止国家秩序或经济受打击，就可发出任何指令，而这些指令是完全<text:span text:style-name="T3">“</text:span>受法律许可、符合宪法、不可更改的<text:span text:style-name="T3">”</text:span>。（编译<text:span text:style-name="T3">/</text:span>海外网<text:span text:style-name="T3"><text:s/></text:span>姚凯红）<text:span text:style-name="T3"> <text:line-break/></text:span>新闻链接<text:span text:style-name="T3"> <text:line-break/></text:span>据新华网此前报道，巴育在<text:span text:style-name="T3">2015</text:span>年<text:span text:style-name="T3">3</text:span>月<text:span text:style-name="T3">31</text:span>日表示，废除戒严令的法令已经禀奏泰国国王普密蓬，等待国王签署御准。戒严令废除之后，由他本人兼任的<text:span text:style-name="T3">“</text:span>全国维持和平秩序委员会<text:span text:style-name="T3">”</text:span>（维和委员会）主席将启用临时宪法第<text:span text:style-name="T3">44</text:span>条赋予的权力。<text:span text:style-name="T3"> <text:line-break/></text:span>泰国媒体对比戒严令和临时宪法第<text:span text:style-name="T3">44</text:span>条的差异指出，戒严令给予军队广泛的权力，包括调查、逮捕、禁止公共集会和限制媒体自由等，同时也对军事法庭的司法权限进行了明确规定。而临时宪法第<text:span text:style-name="T3">44</text:span>条并没有明确规定军事法庭和民事法庭的各自司法权限。此外，尽管临时宪法规定维和委员会主席颁布新指令应事先告知泰国立法议会，但第<text:span text:style-name="T3">44</text:span>条也赋予了维和委员会主席统领行政、立法和司法机构的<text:span text:style-name="T3">“</text:span>绝对权力<text:span text:style-name="T3">”</text:span>。</text:p>
      <text:p text:style-name="P1"><text:span text:style-name="T1">吳捷</text:span><text:s/>  |  2017.09.02 06:12   |   <text:a xlink:type="simple" xlink:href="http://palinfo.habago.org/Entry?Command=Information_PrintForum&amp;iPage=129#FORUM36087"><text:span text:style-name="T2">#</text:span></text:a></text:p>
      <text:p text:style-name="P3">陳真醫師：<text:span text:style-name="T3"> <text:line-break/></text:span>陳真醫師的文筆真是好，思路實在清晰。可惜你這篇文字我實在不太能接受。這完全無關嘛。<text:span text:style-name="T3"> <text:line-break/></text:span>先說一下，人腦真是很奇妙的東西。兩個人在看同一篇文字的時候，因為不同的年齡時代受教育程度還有人際關係不同，所看的結果也是完全不同的。<text:span text:style-name="T3"> <text:line-break/>------------------------------------------------------------------------------------- <text:line-break/>{"</text:span>当你感慨磕长头的虔诚灵魂时，可曾想过他们身下的公路是谁修的？<text:span text:style-name="T3">" <text:line-break/><text:line-break/></text:span>這就好像說：<text:span text:style-name="T3"> <text:line-break/><text:line-break/>"</text:span>當你感慨你爸爸媽媽對你偉大的愛時，可曾想過是誰養活了他們？<text:span text:style-name="T3">" (</text:span>是黨！偉大的共產黨！<text:span text:style-name="T3">) } <text:line-break/><text:line-break/></text:span>這在我理解作者完全不是這個意思，而是在反駁一些<text:span text:style-name="T3">“</text:span>對藏區的建設會使其喪失信仰，破壞文化傳承<text:span text:style-name="T3">”</text:span>之類的西方觀點。另外說一句，如果你說的信仰就是拜菩薩之流的話，那藏區很多人家庭同時供奉著達賴和毛澤東的像。當然中國農村也有很多掛著領導人的畫像。<text:span text:style-name="T3"> <text:line-break/>------------------------------------------------------------------------------------ <text:line-break/>{</text:span>作者講一堆腦殘推論後，得出的結論居然是：<text:span text:style-name="T3"> <text:line-break/><text:line-break/>"</text:span>没有房產，再多奋斗也失去意义，這才是普世真理。<text:span text:style-name="T3">" } <text:line-break/><text:line-break/></text:span>這個結論有問題嗎？我看不出嘛。這不就是孟子的<text:span text:style-name="T3">“</text:span>有恆產者有恆心<text:span text:style-name="T3">”</text:span>。我倒覺得你們是不是給藏民們的壓力太大了。他們也只不過是想過好日子的普通老百姓。為什麼你們非要把什麼藝術，<text:span text:style-name="T3"> <text:line-break/></text:span>心靈之類的空頭名詞掛在他們上面。絕大多數人都只想過好日子，<text:span text:style-name="T3">“</text:span>三十畝地一頭牛，老婆孩子熱炕頭<text:span text:style-name="T3">”</text:span>。當然在藏民來說的話那就是一部<text:span text:style-name="T3">suv</text:span>，幾百頭牦牛，一個老婆一群孩子。每天喝點奶酒酥油茶，看看電視上上網，也不過就是如此。宗教，在他們特別是年輕人的生活中，并不佔主流地位，而是和任何世俗社會一樣，只不過是調劑而已。<text:span text:style-name="T3"> <text:line-break/>----------------------------------------------------------------------------------- <text:line-break/></text:span>科學與宗教，物質與心靈，理想與現實。這些並不是完全對立的，而是相輔相成。<text:span text:style-name="T3"> <text:line-break/></text:span>說到這個，最近龍應台女士的一段話又在微信朋友圈里刷屏了。<text:span text:style-name="T3"> <text:line-break/>“</text:span>孩子，我要求你读书用功，不是因为我要你跟别人比成绩，而是因为，我希望你将来会拥有选择的权利，选择有意义、有时间的工作，而不是被迫谋生。当你的工作在你心中有意义，你就有成就感。当你的工作给你时间，不剥夺你的生活，你就有尊严。成就感和尊严，给你快乐。（摘自龙应台给孩子的信）<text:span text:style-name="T3">” <text:line-break/></text:span>她也和你一樣都是喜歡說些形而上的言語。這裡我求證一點，我這裡看到龍應台辭去文化部長是因為<text:span text:style-name="T3"> <text:line-break/>“</text:span>龙应台在担任伪<text:span text:style-name="T3">“</text:span>文化部长<text:span text:style-name="T3">”</text:span>时追求有尊严的工作，嫌伪政府提供的办公室没有诗与远方的腔调，竟然装修租赁的办公室，大肆小确幸，<text:span text:style-name="T3"><text:s/></text:span>天天熬鸡汤。结果被民进党议员指责浪费公帑要弹劾，该妇女被迫下台一鞠躬。<text:span text:style-name="T3">” <text:line-break/></text:span>是這原因還是龍應台女士非常有節操，恥與官場諸公為伍，這我就不清楚了。不過就憑她在香港大學前言不搭後語，自相矛盾自打耳光的言語，我對其人實在不敢恭維。<text:span text:style-name="T3"> <text:line-break/><text:line-break/></text:span>不过像你说的<text:span text:style-name="T3">“</text:span>如果想像一個社會比較難，那就想像一個人。倘若某個人腦子整天想的就是發展、進步、競爭、分數、薪水、業績、地位等等等，講的做的，全部都是很實際、很現實的東西，手裏整天拿著算盤計算各種成長與發展，絕不浪費一點精力在那些所謂看不見或沒有用的東西上，一切都只是想著利害，想著買賣與競爭，對於一切不具實用性、無法換算成商品價格的東西全然不屑一顧，你不會覺得這樣一個人很悶很病態嗎？中國社會這一代人似乎就是這樣，凡是肉眼可見的方面都很厲害，但除此之外卻十分空虛空洞，不信鬼神，不信風花雪月，不信形而上，除了發展和競爭力似乎啥都不信，那還信不信爹娘的感情、愛人的感情呢？如果還信，那意味著發展並不是全部，也不是什麼硬道理，它只是各種道理的一部份而已。<text:span text:style-name="T3">” <text:line-break/></text:span>这种社会不可能存在的，既不可能存在完全没有丑恶而只有美好的社会（除非是理想中的乌托邦、大同之世或共产主义）。也不存在你说只有满脑子算计，没有艺术、信仰（不单是宗教）娱乐的社会（这种社会除非是斯巴达或是非乐）。区别只在于多寡而已。仅举一例，盛唐出了很多诗人，那情怀没话说。但钱从哪来，总要有人供养吧。李白<text:span text:style-name="T3">“</text:span>千金散去还复来<text:span text:style-name="T3">”</text:span>，但在隋唐开国时期也是很过了一段筚路蓝缕，砥砺前行的日子。那也是用两辈子人干了一百年的工作。才算完成了从五胡乱华开始的内乱。你不计算，<text:span text:style-name="T3">“</text:span>多算胜少算不胜<text:span text:style-name="T3">”</text:span>你命都没了，那还顾得上慕虚荣。南朝倒是魏晋风雅之风，最后落的一帮公子哥<text:span text:style-name="T3">(</text:span>哦，就和现在太阳花差不多性质了。另外说一句，你及其在意的台湾所谓种族问题，魏晋就有了，侨姓、吴姓、武陵夷、西南夷，因为时间进入的不同，互相分成一个个世家，互相你敌视我，我蔑视你的<text:span text:style-name="T3">) <text:line-break/>“</text:span>不信鬼神，不信風花雪月<text:span text:style-name="T3">”</text:span>这不是儒家的优良传统吗？鬼神之说先不谈，这在狄仁杰看来就是<text:span text:style-name="T3">“</text:span>淫祀<text:span text:style-name="T3">”</text:span>。风花雪月怎么没有，文革时期都有，艺术是不存在高下的，都是有钱人的玩物。我们之所以觉得古时风雅极盛，那是错觉，那只不过是几百年的沙里淘金，存下来的那一点点而已，那当然是精品。你要是觉得现在世风日下，人心不古，那请你再活三十年再回头看。<text:span text:style-name="T3"> <text:line-break/></text:span>最后说一下，我说的发展并不是除了物质什么都不要，而是先要有钱有力量，才能实现自己的目标。没有正义的力量是野蛮的，可是没有力量的正义是虚伪的。满嘴仁义道德礼义廉耻很容易说，可是要做到就难。与其说大道理，不如设身处地的站在他人立场上看问题。黄金规则<text:span text:style-name="T3">“</text:span>己欲立而立人，己欲达而达人；己所不欲勿施于人。<text:span text:style-name="T3">” <text:line-break/></text:span>如果我们是要在西藏更好的保持文化、环境、宗教、艺术。有两条路，一条是设为自然保护区，尽量的不要干扰，不要搞建设。另外一条是在尽量不破坏环境的搞建设，减少西藏与内地的差异。也就是我说的取舍问题，环境、发展你选哪一个，不可能都要，也不可能都不要，那就是一个百分比的问题了。而我接触的藏民显然是喜欢后者。有公路可以开车，有铁路可以来上海，甚至有网可以玩电玩，那都是及其开心的事情。<text:span text:style-name="T3"> <text:line-break/></text:span>发展有错吗？台湾闹了十几年的废核四，<text:span text:style-name="T3">“</text:span>仅仅<text:span text:style-name="T3">”</text:span>因为断了一次电，现在很多人就开始动摇了。我小时候和台湾八九十年代也一样，家里经常断电，因为变电站载荷不足。我家门口一下大雨就淹水，然后马路刨来刨去，最后埋设的雨水管比我人还高。现在想来很多事情是有更好的解决方法的，当时也许停下来想一下思考周全了再行动更好。这也就是现在的行事风格，绰有余裕，胸有成竹，好整以暇。这是在拥有实力和经验以后才能做到的。我虽然没有经历过你以前的大风大浪，但有时看书，设身处地的想一下，我想不出更好的解决方法在当时的时空背景下。<text:span text:style-name="T3"> <text:line-break/></text:span>有时候像你这样的老先生我觉得放松一些更好，宽容一点，糊涂一点。不管是台湾还是大陆，就看这艘船会怎么航行，中华民族经过<text:span text:style-name="T3">5000</text:span>年了，一百多年前这么大的风浪都经过了，现在比当时好了不知多少倍，何妨闷在高山看虎斗<text:span text:style-name="T3">,</text:span>趴在桥头看水流。<text:span text:style-name="T3"> <text:line-break/></text:span>我才疏学浅，涂抹了一些浅薄文字，只不过在这看了医师很多大块文章，有些不吐不快。汗颜汗颜。</text:p>
      <text:p text:style-name="P1"><text:span text:style-name="T1">陳真</text:span><text:s/>  |  2017.09.02 03:31   |   <text:a xlink:type="simple" xlink:href="http://palinfo.habago.org/Entry?Command=Information_PrintForum&amp;iPage=129#FORUM36086"><text:span text:style-name="T2">#</text:span></text:a></text:p>
      <text:p text:style-name="P2">說<text:span text:style-name="T3"><text:s/>"</text:span>什麼<text:span text:style-name="T3">" (what) </text:span>是科學，是報導，是呈堂證供，但是<text:span text:style-name="T3"><text:s/>"</text:span>怎麼<text:span text:style-name="T3">" (how) </text:span>說卻是美學，是藝術，是宗教。兩者都是一種態度，一種眼光，但卻南轅北轍；說的事情與做法以及表面結論也許相似，精神與內涵卻大不同。<text:span text:style-name="T3"> <text:line-break/><text:line-break/></text:span>比方說，一個反對升學或文憑主義的人當然也有可能繼續升學，獲得更高文憑，但這並不意味著他背棄了自己的理想或理念。倘若有旁人認為他應該放棄升學放棄文憑才配得上<text:span text:style-name="T3"><text:s/>"</text:span>反升學主義者<text:span text:style-name="T3">" </text:span>的稱號，那意味著此人顯然沒法理解某些類型的東西<text:span text:style-name="T3"><text:s/>(</text:span>比方說形而上的世界<text:span text:style-name="T3">)</text:span>，而只能理解肉眼可見之事物，他顯然以為行為就是一切。<text:span text:style-name="T3"> <text:line-break/><text:line-break/></text:span>這有點像某種<text:span text:style-name="T3"><text:s/>"</text:span>單元論者<text:span text:style-name="T3">" (monist) </text:span>或<text:span text:style-name="T3"><text:s/>"</text:span>化約主義者<text:span text:style-name="T3">"(reductionist) </text:span>或行為主義者，類似思維，散佈於對於各種事物之理解形式，比方說有一堆人認為<text:span text:style-name="T3"><text:s/>to have a mind is simply to have a brain</text:span>，認為心靈做為一種概念是多餘的，甚至是假的，有害的，一切不過就只是一個大腦而已；只要揭開了大腦的奧祕，包括愛情與宗教，包括直覺與經驗，包括一切神祕與微妙事物等等等，統統可以被定性與定量，甚至可以寫成程式，複製出一模一樣的生命經驗與心靈狀態。因此，只要掌握了一定的原理與程序，結果就確定了，根本無須訴諸於任何肉眼不可見的事物與概念。<text:span text:style-name="T3"> <text:line-break/><text:line-break/></text:span>這樣一種化約主義，在早期科學啟蒙時期，因其實證內涵，毫無疑問取得了很大的進展，比方說相較於佛洛伊德玄妙獨斷的精神分析做為一種治療，我寧可相信神經生物學與藥物學。可是，當這樣一種化約主義或行為主義被膨漲成一種思考上的單行道、以為人事物可以這樣一直化約分析下去時，那其實就有點腦殘了。科學是好的，但是科學萬能主義<text:span text:style-name="T3"><text:s/>(scientism) </text:span>卻是一種理性與智能上的嚴重退化，道德、美學與宗教上的災難。<text:span text:style-name="T3"> <text:line-break/><text:line-break/></text:span>你引用的這位作者所提出的問題與結論，在我看來真是有夠腦殘。他說：<text:span text:style-name="T3"> <text:line-break/><text:line-break/>"</text:span>当你感慨磕长头的虔诚灵魂时，可曾想过他们身下的公路是谁修的？<text:span text:style-name="T3">" <text:line-break/><text:line-break/></text:span>這就好像說：<text:span text:style-name="T3"> <text:line-break/><text:line-break/>"</text:span>當你感慨你爸爸媽媽對你偉大的愛時，可曾想過是誰養活了他們？<text:span text:style-name="T3">" (</text:span>是黨！偉大的共產黨！<text:span text:style-name="T3">) <text:line-break/><text:line-break/></text:span>差不多就是這樣一種認知水平。<text:span text:style-name="T3"> <text:line-break/><text:line-break/></text:span>作者講一堆腦殘推論後，得出的結論居然是：<text:span text:style-name="T3"> <text:line-break/><text:line-break/>"</text:span>没有房產，再多奋斗也失去意义，這才是普世真理。<text:span text:style-name="T3">" <text:line-break/><text:line-break/></text:span>我真是無言了。<text:span text:style-name="T3"> <text:line-break/><text:line-break/></text:span>一個極其聰慧的想法，倘若你與其想法不同時，其實反而越容易辯駁，因為越是細膩嚴謹的東西，稍有破綻就很容易能指出來。即便它不是一種具有<text:span text:style-name="T3"><text:s/>"</text:span>可反駁性<text:span text:style-name="T3">" </text:span>的陳述，你照樣還是可以輕易提出足以與其競爭更大說服力的想法。但你卻很難去反駁一種腦殘思維，因為那就像一團亂七八糟的槳糊，只能讓你望文興嘆，啞口無言。<text:span text:style-name="T3"> <text:line-break/><text:line-break/></text:span>台灣這幾十年來努力反中，把有關中國的一切排除在外，結果教育出一群面目模糊、腦子進水的蛆，好像完全沒受過教育那種感覺，連最基本的思考與造句都不太會，更不用說什麼文化內涵了。大陸當然好上許多，特別是在實用知識與技能方面的競爭力超強，感覺好像每個人都很務實，很有競爭力，但是卻像機器戰警那樣，少了靈魂似的。<text:span text:style-name="T3"> <text:line-break/><text:line-break/></text:span>當然，你會說靈魂又看不到，講靈魂幹嘛？太沒競爭力了。這當然就牽涉到人與人在根本層面上的不同了。表面上我們好像都做著一樣的事，有著類似的想法，但是氣味卻很可能大不同。正是這樣一種氣味上的不同，決定一個人乃至一個社會不同的內涵與命運。維根斯坦說，不同世界觀的人就好像搭著兩架不同的飛機，不管彼此表面上靠得多近，依舊是在兩架不同的飛機上，飛往截然不同的目的地。<text:span text:style-name="T3"> <text:line-break/><text:line-break/></text:span>科學與宗教<text:span text:style-name="T3"><text:s/>(</text:span>美學、倫理等等等<text:span text:style-name="T3">)</text:span>，就是這樣的兩架不同的飛機。中古世紀，宗教勢力龐大，以為自己是真理的王，管起科學的對錯來。後來，科學發達了，卻也一樣以為自己是個王，管轄一切真理，蔑視科學以外的世界。西方有句諺語說得很對：<text:span text:style-name="T3">"</text:span>倒洗澡水時可別連嬰兒也一起倒掉了<text:span text:style-name="T3">"</text:span>。科學掃除了蒙昧期時的種種愚眛荒唐，但可別把那些與科學無關、甚至在科學之上肉眼不可見、無法實證無法量化的珍貴事物也一併給掃掉了。<text:span text:style-name="T3"> <text:line-break/><text:line-break/></text:span>我常覺得大陸就是在走這樣一條<text:span text:style-name="T3"><text:s/>"</text:span>連嬰兒也一起倒掉<text:span text:style-name="T3">" </text:span>的路，只顧著拼命賺錢與發展以及知識的迅速累積，但是宗教卻消失了，藝術不見了，文化內涵越來越稀薄，簡單說就是喪失了靈魂。中華民族幾千年文化，老本豐厚，也許還經得起幾代人的揮霍與糟蹋，但這樣一種病態發展終究還是一種病態，遲早還是得接收它的苦果。<text:span text:style-name="T3"> <text:line-break/><text:line-break/></text:span>如果想像一個社會比較難，那就想像一個人。倘若某個人腦子整天想的就是發展、進步、競爭、分數、薪水、業績、地位等等等，講的做的，全部都是很實際、很現實的東西，手裏整天拿著算盤計算各種成長與發展，絕不浪費一點精力在那些所謂看不見或沒有用的東西上，一切都只是想著利害，想著買賣與競爭，對於一切不具實用性、無法換算成商品價格的東西全然不屑一顧，你不會覺得這樣一個人很悶很病態嗎？中國社會這一代人似乎就是這樣，凡是肉眼可見的方面都很厲害，但除此之外卻十分空虛空洞，不信鬼神，不信風花雪月，不信形而上，除了發展和競爭力似乎啥都不信，那還信不信爹娘的感情、愛人的感情呢？如果還信，那意味著發展並不是全部，也不是什麼硬道理，它只是各種道理的一部份而已。</text:p>
      <text:p text:style-name="P1"><text:span text:style-name="T1">吳捷</text:span><text:s/>  |  2017.09.01 23:47   |   <text:a xlink:type="simple" xlink:href="http://palinfo.habago.org/Entry?Command=Information_PrintForum&amp;iPage=129#FORUM36085"><text:span text:style-name="T2">#</text:span></text:a></text:p>
      <text:p text:style-name="P3">說道發展、污染、原生態，我想起來小清新小確信小資們最喜歡的香格里拉。我想起觀網有篇文章，說到很多人喜聞樂見的磕長頭，其實並不是自古以來的。<text:span text:style-name="T3"> <text:line-break/><text:line-break/></text:span>這也可以詮釋什麼叫做<text:span text:style-name="T3">“</text:span>發展才是硬道理<text:span text:style-name="T3">”</text:span>，如果你去問不丹、尼泊爾的民眾，他們究竟是選擇保持現在還是樓上樓下電燈電話，我想答案並不會讓有些人滿意。<text:span text:style-name="T3"> <text:line-break/><text:line-break/>http://www.guancha.cn/QiangGe/2017_07_11_417542_s.shtml <text:line-break/><text:line-break/>------------------------------------------------------------------------------------ <text:line-break/></text:span>强舸：当你感慨磕长头的虔诚灵魂时，可曾想过他们身下的公路是谁修的？<text:span text:style-name="T3"> <text:line-break/><text:line-break/></text:span>政治学博士，中央党校副教授<text:span text:style-name="T3"> <text:line-break/><text:line-break/>2017-07-11 <text:line-break/><text:line-break/></text:span>来源：观察者网<text:span text:style-name="T3"> <text:line-break/><text:line-break/></text:span>【文<text:span text:style-name="T3">/</text:span>观察者网专栏作者<text:span text:style-name="T3"><text:s/></text:span>强舸】<text:span text:style-name="T3"> <text:line-break/><text:line-break/></text:span>一、磕长头其实是改革开放后才有的事<text:span text:style-name="T3"> <text:line-break/><text:line-break/></text:span>电影《岗仁波齐》近期引起热议，由于我的西藏背景，每每有类似的文艺作品上市，总会朋友主动与我交流观影体会。但我最近忙于钻研川普大帝和国企党建，没看过《岗仁波齐》，自然也不会有体会。不过，我看了电影的海报，倒是想到了这样一个问题：<text:span text:style-name="T3"> <text:line-break/><text:line-break/></text:span>当你感慨磕长头的虔诚灵魂时，可曾想过他们身下的公路是谁修的？<text:span text:style-name="T3"> <text:line-break/><text:line-break/></text:span>《冈仁波齐》记录了一群藏民的朝圣之旅<text:span text:style-name="T3"> <text:line-break/><text:line-break/></text:span>不论是在文艺作品，还是现实的藏区旅行中，我们都能看到，长头都是在公路上磕的。那么，公路是谁建的？是在党的领导下，几十年由一代代的建设者建的，这包括最初的十八军和西北野战军进藏部队的战士、包括建设时期的工程兵和各族工人，还包括今天来自西藏本地的以及四川、陕西、河南多地的民工、挖掘机、搅拌机和卡车个体经营户和各类小型包工头。<text:span text:style-name="T3"> <text:line-break/><text:line-break/></text:span>相比之下，公路的建设者们，无论是工程师、包工头还是民工，都不如朝圣队伍那么有艺术气息。我敬重磕长头的人，能有毅力花很长时间做一件事的人都值得敬重。但我并不太关注这些，我更敬重的是建设者百折不挠的奋斗和<text:span text:style-name="T3">“</text:span>为有牺牲多壮志，敢叫日月换新天<text:span text:style-name="T3">”</text:span>的伟大精神。<text:span text:style-name="T3"> <text:line-break/><text:line-break/></text:span>拉萨公路通车纪念碑：为修筑青藏公路、川藏公路，<text:span text:style-name="T3">3000</text:span>多名建设者献出了宝贵生命<text:span text:style-name="T3"> <text:line-break/><text:line-break/></text:span>虽然或肤浅或深邃的文艺青年喜欢将现代化和传统对立起来，诟病西藏的发展让西藏不再纯洁（而公路、铁路自然是不纯洁的典型代表），但事实上，朝圣之路并非来自传统（过去只是有这说法，但没有实践的可能性），而是现代化的产物。具体来说：<text:span text:style-name="T3"> <text:line-break/></text:span>第一，在旧西藏，是不存在全程磕长头到拉萨朝圣这种形式的。因为过去没有公路，西藏复杂、险峻的地形，很多地方猴子四条腿过去都不容易，人磕头就更做不到了。<text:span text:style-name="T3"> <text:line-break/><text:line-break/></text:span>第二，朝圣之路是存在的，但这在旧西藏是只有极少数贵族或英雄人物才能做到的。他们能做到，不等于普通藏族能做到。正如姚明能打<text:span text:style-name="T3">NBA</text:span>，不等于中国人都能长<text:span text:style-name="T3">2</text:span>米<text:span text:style-name="T3">2</text:span>。<text:span text:style-name="T3"> <text:line-break/><text:line-break/></text:span>二、为什么普遍的朝圣之路在旧西藏不可行？<text:span text:style-name="T3"> <text:line-break/><text:line-break/></text:span>当然，我提出上述观点时，也常常遭到朋友反驳，包括藏族、汉族以及美利坚、法兰西、德意志各外国民族。他们大多也都能列举些各式各样的证据，从历史上的朝圣书籍等有一定根据的资料到<text:span text:style-name="T3">“</text:span>上次我在西藏玩的时候人家跟我说<text:span text:style-name="T3">”</text:span>等道听途说的段子。<text:span text:style-name="T3"> <text:line-break/></text:span>所以，我也想认真谈谈这个问题，从比较公认的历史资料以及无须质疑（人人都可以随时验证）的自然规律角度来分析一下：为什么普遍的朝圣之路在旧西藏不可行？<text:span text:style-name="T3"> <text:line-break/><text:line-break/>1</text:span>、人身依附与物资匮乏<text:span text:style-name="T3"> <text:line-break/><text:line-break/></text:span>朝圣首先要有人身自由，但是旧西藏实行的是庄园农奴制，农奴擅自离开庄园视作逃亡，换言之，占人口比例<text:span text:style-name="T3">95%</text:span>的农奴是不具有自己决定自己是否能去朝圣的权利的。并且，即使得到庄园主批准，绝大多数农奴也没有可以支撑朝圣的物质基础。<text:span text:style-name="T3"> <text:line-break/><text:line-break/></text:span>具体来说，第一，旧西藏庄园制实行的是乌拉差役制度，乌拉差役具有劳役地租特征，它要求租种土地的农奴家庭必须派出一个或以上壮年男性劳动力全年在农奴主的庄园服役，相应的，农奴家庭拥有一定的份地，但这份份地就需要其他人来耕种，这意味着一个家庭至少要有两个成年男性才能维持生计。因此，<text:span text:style-name="T3">“</text:span>不能分家<text:span text:style-name="T3">”</text:span>的现实需求孕育了<text:span text:style-name="T3">“</text:span>兄弟共妻<text:span text:style-name="T3">”</text:span>的婚姻制度。在这种制度下，在庄园劳动的农奴肯定不能获得朝圣的许可，而他在份地劳动的兄弟（或者父母，但老人去朝圣，没有成年男性做后勤，肯定会死在路上）如果去朝圣了，全家老小都有饿死的危险。责任感决定了，一个男人不会丢下自己的家人，仅仅为了个人的灵魂的升华而去朝圣的。<text:span text:style-name="T3"> <text:line-break/><text:line-break/></text:span>第二，根本没有足够的物资。<text:span text:style-name="T3">1951</text:span>年，西藏人均粮食占有量是<text:span text:style-name="T3">135</text:span>公斤，历史时期的粮食产量数据也不可能比这高多少，尚大幅低于人均<text:span text:style-name="T3">200</text:span>公斤的温饱标准。而历史上的朝圣之路，最近的山南、日喀则核心区到拉萨也要走三个月到半年（路途远，交通差，另外，做不到磕长头，也至少要做到逢庙必拜，不然怎么是朝圣，这也会耗费大量时间）。不算其他开销，一个人至少需要<text:span text:style-name="T3">100</text:span>公斤口粮（长途跋涉消耗大），农奴家庭从哪里积攒这些粮食？另一方面，现在朝圣者普遍必需较多的酥油、奶渣等脂肪补给，否则撑不过残酷的气候。而在旧西藏，普通农奴基本吃不到酥油的，在<text:span text:style-name="T3">1990</text:span>年代以前，西藏农村的流行民谚是<text:span text:style-name="T3">“</text:span>小孩子不能吃酥油，吃了会掉耳朵<text:span text:style-name="T3">”</text:span>（目的是为了防止小孩嘴馋，现在这个民谚已经作古了，大力鼓励小孩吃酥油，我在一篇文章中详细探讨过酥油茶在藏族饮食文化中的变迁，《趣话酥油茶》，《中国西藏》<text:span text:style-name="T3">2013</text:span>年第<text:span text:style-name="T3">9</text:span>期），吃酥油习惯的真正普及，其实也是现代化的产物。<text:span text:style-name="T3"> <text:line-break/><text:line-break/>2</text:span>、后勤补给的困难<text:span text:style-name="T3"> <text:line-break/><text:line-break/></text:span>在今天物资丰裕的情况下，朝圣也不是一个人的事，需要专门的后勤团队。在今天比较好的道路和补给以及商品流通（有钱可以买到东西）条件下，后勤团队也在藏族朝圣者队伍中是标配。一般来说，现在的朝圣者中，老人、妇女或者年纪较大的男子居多，一般是几个人组团朝圣，因为这样比较节省后勤力量。过去，后勤团队使用平板车居多，那么至少要有两个成年男子才能保证平板车的持续运作。朝圣是有一个漫长的准备过程，其中一项重要内容就是组建后勤团队，比如等自己的儿子挣了一些钱、有空闲的时间，或者通过半是人情半是非货币补偿方式找同村好友。这些年，汽车在藏区越来越普及，后勤人力下降，一个成年男子当司机也就够了。<text:span text:style-name="T3"> <text:line-break/><text:line-break/></text:span>朝圣者们通常是几人组团去朝圣<text:span text:style-name="T3"><text:s/>@</text:span>视觉中国<text:span text:style-name="T3"> <text:line-break/><text:line-break/></text:span>然而，不论是汽车还是平板车都是在公路上才能走的，西藏到处都是高山，和内地的平原环境不一样，过去平板车不具备长距离通行能力，就得需要大牲口（牦牛或犏牛），而在旧西藏<text:span text:style-name="T3">90%</text:span>以上的农奴没有大牲口。而且就算有大牲口，牦牛的问题是，到了河谷地区，它热的受不了，老想下河洗澡；犏牛（公黄牛和母牦牛的杂交品种，一般和骡子一样不孕不育，各位同志，你们在西藏拉萨、日喀则、山南、林芝旅游时，你们以为的牦牛其实绝大多数都是犏牛）的问题是，到了高山地区，它冷的受不了。<text:span text:style-name="T3"> <text:line-break/></text:span>没有补给，怎么支撑朝圣之路<text:span text:style-name="T3">? <text:line-break/><text:line-break/>3</text:span>、随处化缘可行吗？<text:span text:style-name="T3"> <text:line-break/><text:line-break/></text:span>当然，也有朋友反驳我说，朝圣之路不需要补给，朝圣者可以随处化缘。现在，很多书籍里也这么写（主要是现代用汉语写作的书籍）。<text:span text:style-name="T3"> <text:line-break/><text:line-break/></text:span>藏族同胞待人热情确实值得称赞。即使在旧西藏，物资十分匮乏，如果有人去敲门化缘，我相信，他们也肯定会拿出自己不多的粮食。但化缘的前提是得先见到人，而在朝圣之路上，绝大多数时间不可能见到可以化缘的村庄。<text:span text:style-name="T3"> <text:line-break/><text:line-break/></text:span>具体来说，长期徒步旅行，长期锻炼的强壮男性在平原地区的平均速度一般是<text:span text:style-name="T3">50</text:span>公里<text:span text:style-name="T3">/</text:span>天，而在高海拔和崎岖山路双重效应叠加下，一天最多走<text:span text:style-name="T3">10~20</text:span>公里（这个众多徒步驴友都验证过），过去没有公路，行径速度要更低，也就<text:span text:style-name="T3">10</text:span>公里，如果是磕长头的话，一天能走<text:span text:style-name="T3">5</text:span>公里就不错了，朋友们不信可以自己实验下。<text:span text:style-name="T3"> <text:line-break/><text:line-break/></text:span>这样，问题就来了，在拉萨、日喀则、山南核心区之外，<text:span text:style-name="T3">50</text:span>公里见不到村庄依然非常普遍，骑友们经常要靠<text:span text:style-name="T3">90~110</text:span>公里一个的道班以及公安检查站休整。那么，旧西藏的朝圣者们去哪里化缘？<text:span text:style-name="T3"> <text:line-break/><text:line-break/></text:span>在没有公路的情况下，必然会发生的迷路问题我们就不说了。<text:span text:style-name="T3"> <text:line-break/><text:line-break/>4</text:span>、恐怖并漫长的冬季<text:span text:style-name="T3"> <text:line-break/><text:line-break/></text:span>以上还不是最多的困难，朝圣中最难的是：除了拉萨市辖区以及日喀则和山南的核心区，其他地区来拉萨朝圣肯定要超过半年，四川、青海藏区要超过<text:span text:style-name="T3">1</text:span>年，那就不可避免的遇上长达半年以上的冬季。<text:span text:style-name="T3"> <text:line-break/><text:line-break/></text:span>西藏的冬季，在拉萨等城市的城区其实不难过，由于日照强，基本无降水，以拉萨为例，冬季白天的气温一般能有十几度，比北京、上海舒服多了。夜晚的温度就会骤然下降，当然大家都是在屋里睡觉，也没事。但朝圣就不一样了，在旧西藏，绝大多数实践肯定要露宿野外，那么如何抵御零下<text:span text:style-name="T3">1</text:span>、<text:span text:style-name="T3">20</text:span>度的严寒？而且，上面说的是最好的情况，是在<text:span text:style-name="T3">3000</text:span>多米海拔的河谷地区，但是，在朝圣之路上，绝大多数都是<text:span text:style-name="T3">4</text:span>、<text:span text:style-name="T3">5000</text:span>米的高山地区，这些地方，<text:span text:style-name="T3">7</text:span>月都能下大雪，冬天夜晚的温度一般在零下<text:span text:style-name="T3">3</text:span>、<text:span text:style-name="T3">40</text:span>度。在冬天，如何保证自己不冻死？<text:span text:style-name="T3"> <text:line-break/><text:line-break/></text:span>（图片来自：新浪微博）<text:span text:style-name="T3"> <text:line-break/><text:line-break/></text:span>而且，山区一下大雪，积雪经常就是在半米以上。现在，工程兵在西藏冬季也要随时待命，用大型机械也要挖个两三天才能勉强恢复公路通行（参见今年初的西藏雪灾，央视报了救灾情况）。在旧西藏，既没公路，又没工程兵和挖掘机，在高山地区碰上雪灾，就是死。而大雪是每年的常态。<text:span text:style-name="T3"> <text:line-break/><text:line-break/></text:span>我们看对比性数据。<text:span text:style-name="T3">1950</text:span>年代，在基本没有战斗的情况下，西北野战军从最容易的青藏线运输（川藏方向的<text:span text:style-name="T3">18</text:span>军比这还更难的多。编者注：有报道称<text:span text:style-name="T3">18</text:span>军为建设公路牺牲<text:span text:style-name="T3">3000</text:span>余人。），非冬季最寒冷时期，而且是大集团运输，<text:span text:style-name="T3">“</text:span>高原之舟<text:span text:style-name="T3">”</text:span>牦牛等的死亡率高达<text:span text:style-name="T3">50%</text:span>。而在旧西藏，不论是富人家的牦牛，还是穷人家自己扛东西的人，死亡率能比这个低？<text:span text:style-name="T3"> <text:line-break/><text:line-break/></text:span>后来，中央政府没办法，为了运输物资，选择了物资在广州上船，在加尔各答卸货（周总理为此专门和尼赫鲁协商），通过大吉岭经亚东（就是最近印度闹事那地方）运进西藏，耗时大半年。这意味着，在没有新中国的公路建设之前，朝圣之路的运输效率还不如去趟印度。直到今天，解放军汽车兵的死亡率还不低。<text:span text:style-name="T3"> <text:line-break/><text:line-break/></text:span>前两天，有藏族学生和我说，藏族谚语<text:span text:style-name="T3">“</text:span>有水即可饮茶，有草即可住下<text:span text:style-name="T3">”</text:span>。这话是对的，但有水有草在西藏可不是容易的事，别看西藏到处是草原。在长达半年的冬季，既没水（只有冰，变成水得有燃料，可是燃料在哪里呢？），也没草。自然条件决定了，西藏冬季没有草，农区牲畜主要靠秸秆补给。现在，西藏牲畜的冬季草料主要靠小麦或青稞的秸秆，现在<text:span text:style-name="T3">1</text:span>斤秸秆能卖<text:span text:style-name="T3">8</text:span>毛<text:span text:style-name="T3">~1</text:span>块，在日喀则等地，农民兄弟们年年为了争秸秆吵架乃至打架。牧区因为牧草比较多，情况稍微好一些，但也好不到哪去。去年我碰见一个例子，在那曲，有家单位院子里杂草长得不错，有牧民看见了就想买，单位领导不知底细抱着弄回两、三只羊（<text:span text:style-name="T3">3</text:span>、<text:span text:style-name="T3">5000</text:span>元）的心态去谈判，结果牧民给了两头牛（<text:span text:style-name="T3">1</text:span>万<text:span text:style-name="T3">5</text:span>），然后两边都觉得自己占了大便宜（大概割了<text:span text:style-name="T3">3</text:span>拖拉机），牧民兄弟说明年的草也包了（牧民兄弟毕竟比机关领导更熟悉草料市场），可以再加钱，但不要卖给别人啊。<text:span text:style-name="T3"> <text:line-break/><text:line-break/></text:span>三、藏族的生活和信仰不是文青想的那样的<text:span text:style-name="T3"> <text:line-break/><text:line-break/>1</text:span>、新中国和现代化才提供了真正可供实践的信仰自由<text:span text:style-name="T3"> <text:line-break/><text:line-break/></text:span>现在我们在观察西藏时（无论是学术研究，还是大众视角），过于强调西藏、藏族和西藏问题的特殊性，下意识的认为<text:span text:style-name="T3">“</text:span>藏族只追求灵魂的纯净，不希望更好的物质生活<text:span text:style-name="T3">”</text:span>（也就是说，<text:span text:style-name="T3">“</text:span>物质决定意识<text:span text:style-name="T3">”</text:span>在西藏是不成立），然而，事实上，没有现代化和国家建设带来的交通设施、增产增收等等，现在我们在西藏常常能见到的、被视为藏族<text:span text:style-name="T3">“</text:span>纯净灵魂<text:span text:style-name="T3">”</text:span>象征的磕长头去拉萨朝圣行为中的绝大多数都是不可能出现的。<text:span text:style-name="T3"> <text:line-break/><text:line-break/></text:span>我曾经在公路上碰到过一位磕长头的藏族老阿妈和陪伴她的家人，她们邀请我吃他们自己做的奶渣。闲聊中（我会一点藏语，也有人帮助翻译），我问老阿妈：<text:span text:style-name="T3">“</text:span>磕头的时候都为谁祈福？<text:span text:style-name="T3">”</text:span>她说：<text:span text:style-name="T3">“</text:span>为自己，为自己的家人也为辛苦修建这些公路的大好人祈福<text:span text:style-name="T3">”</text:span>。我很好奇，<text:span text:style-name="T3">“</text:span>为什么要为修路的人祈福？<text:span text:style-name="T3">”</text:span>老阿妈说（她儿子在一旁补充，语句是我整理过的）：<text:span text:style-name="T3">“</text:span>我们家在的地方，山高谷深，地域辽阔，交通非常不方便。以前没有路，村里人一辈子别说去拉萨朝圣，连县城都未必去过。生了病，就只能用土办法治治，请人念经，熬着。要是没有这些路，我这么大年纪了怎么可能有机会去拉萨朝圣？一路上，我看了那么多一辈子都没见过的东西，拜了那么多寺庙，我给自己积下了功德。真的是要好好感谢修了这些路的大好人、大恩人，不管是藏人、汉人，他们真是做了大善事，积了大功德，佛祖一定会保佑他们的。<text:span text:style-name="T3">” <text:line-break/><text:line-break/></text:span>现在，很多人喜欢把物质丰裕、现代化和虔诚信仰对立起来。然而，恰恰是党和现代化才提供了真正可供实践的信仰自由。可能没读过多少书的老阿妈倒是比很多读过很多书的人明白的多。<text:span text:style-name="T3"> <text:line-break/><text:line-break/></text:span>图片来自<text:span text:style-name="T3">@</text:span>视觉中国<text:span text:style-name="T3"> <text:line-break/><text:line-break/>2</text:span>、朝圣只是生活的一部分<text:span text:style-name="T3"> <text:line-break/><text:line-break/></text:span>朝圣归朝圣，生活是生活。藏族生活不是宗教，宗教只是生活的一部分，并且是相对次要的一部分。讲<text:span text:style-name="T3">3</text:span>个故事：<text:span text:style-name="T3"> <text:line-break/><text:line-break/></text:span>第一个：一个藏族哥们和我吐槽：<text:span text:style-name="T3">“</text:span>在酒吧喝酒，经常有你们汉族人找我聊天，聊就聊嘛，老问我有没有磕过长头，我当然没有啊，问我什么时候去磕，我说，我家就在拉萨，我都是开我的霸道去布达拉宫的，下车再转经，然后他们看我的眼神经常不对了，说我不像藏族。我是不是藏族轮得到你们评判？<text:span text:style-name="T3">” <text:line-break/><text:line-break/></text:span>第二个：一个藏族导游和我说：<text:span text:style-name="T3">“</text:span>现在游客多了，是好事，老百姓能挣点钱。结果，我碰到不少游客特别是穷游的，经常说，西藏交通方便了也不好，老百姓被带坏了。都不像书里写的请我们吃喝了，居然收钱。藏族的灵魂都让内地人给沾污了。<text:span text:style-name="T3">XXXX</text:span>（脏话），我们老百姓辛辛苦苦干活卖东西，凭什么不能收钱？<text:span text:style-name="T3">”</text:span>我深以为然，很多人去西藏号称是<text:span text:style-name="T3">“</text:span>洗涤被蒙上尘土的灵魂<text:span text:style-name="T3">”</text:span>，其实洗回来，只是<text:span text:style-name="T3">“</text:span>占便宜没够<text:span text:style-name="T3">”</text:span>的市侩心态进一步强化了。<text:span text:style-name="T3"> <text:line-break/><text:line-break/></text:span>第三个：去年<text:span text:style-name="T3">9</text:span>月底我去拉萨市堆龙德庆区调研，见了很多人，有县里领导、有基层干部、有各类群众（农民、商人、包工头等等），我和他们聊的都是不同主题，不过，不论聊什么，聊着聊着大家都扯到一件事：<text:span text:style-name="T3">“</text:span>昨天城郊有户人家，拆迁赔了<text:span text:style-name="T3">2000</text:span>万！太厉害了！<text:span text:style-name="T3">” <text:line-break/><text:line-break/></text:span>所以，没有房产，再多奋斗也失去意义，才是普世真理。</text:p>
      <text:p text:style-name="P1"><text:span text:style-name="T1">天峰</text:span><text:s/>  |  2017.09.01 14:56   |   <text:a xlink:type="simple" xlink:href="http://palinfo.habago.org/Entry?Command=Information_PrintForum&amp;iPage=129#FORUM36084"><text:span text:style-name="T2">#</text:span></text:a></text:p>
      <text:p text:style-name="P2">麗虹，<text:span text:style-name="T3"> <text:line-break/><text:line-break/></text:span>這裏有兩點供你參考：<text:span text:style-name="T3">1</text:span>、中國<text:span text:style-name="T3">2014</text:span>年服務業在<text:span text:style-name="T3">GDP</text:span>佔比首次超過工業，預計<text:span text:style-name="T3">2025</text:span>年服務業占<text:span text:style-name="T3">GDP</text:span>的<text:span text:style-name="T3">60%</text:span>；<text:span text:style-name="T3">2</text:span>、中國簽署巴黎協定，對減排做出承諾，在<text:span text:style-name="T3">2030</text:span>年前單位工業生產總值二氧化碳排放要比<text:span text:style-name="T3">2005</text:span>年下降<text:span text:style-name="T3">50%</text:span>到<text:span text:style-name="T3">60%</text:span>。<text:span text:style-name="T3"> <text:line-break/><text:line-break/></text:span>這兩點已經說明很多問題，這裏就不囉嗦了。你有興趣的話，可以<text:span text:style-name="T3">Google</text:span>或者百度更多相關資料，看看這些數據反映了中國一個什麼現狀和未來的發展方向。<text:span text:style-name="T3"> <text:line-break/><text:line-break/></text:span>環保是個籠統的問題，回答這個籠統問題自然有個籠統的答案，那就是發展。發展停滯，別說環保問題，任何社會問題都無法解決。<text:span text:style-name="T3"> <text:line-break/><text:line-break/></text:span>中國的快速發展，湧現很多問題，從沒有一個國家在同一階段出現過這麽多問題。有資本主義特有的有社會主義特有的，有歷史上發生過的有歷史上從未發生過的，這就是中國特色。但也正是因為中國能夠保證每年穩定增長，所以中國政府一直擁有解決問題的能力。要是現在發展停滯了，中國不亂才怪。<text:span text:style-name="T3"> <text:line-break/><text:line-break/></text:span>奧巴馬的話，純粹是體現美國利益的政治話術而已。打著環保的旗號，壓制中國的發展，才是他想幹的。諷刺的是，中國政府簽完巴黎協定，做出承諾給出时间表，而美國政府前腳簽約後腳毀約，不知奧巴馬的臉現在疼不疼。<text:span text:style-name="T3"> </text:span></text:p>
      <text:p text:style-name="P5"/>
      <text:p text:style-name="P1"><text:span text:style-name="T1">陳真</text:span><text:s/>  |  2017.09.01 13:55   |   <text:a xlink:type="simple" xlink:href="http://palinfo.habago.org/Entry?Command=Information_PrintForum&amp;iPage=130#FORUM36083"><text:span text:style-name="T2">#</text:span></text:a></text:p>
      <text:p text:style-name="P2">歐巴馬這樣講有錯嗎？這不也就是中國政府所極力關注的一個發展上的重點。<text:span text:style-name="T3"> <text:line-break/><text:line-break/></text:span>別說跟美國或澳洲比，就算跟台灣比，都能毀滅一個地球。台灣人雖然生活水平不高，卻是世界污染<text:span text:style-name="T3"><text:s/>"</text:span>大國<text:span text:style-name="T3">"</text:span>，人均碳排放量排名亞洲第一，高達世界平均值的將近<text:span text:style-name="T3">3</text:span>倍，中國大陸的<text:span text:style-name="T3">1.5</text:span>倍。特別是高雄，更是汙染到爆，人均碳排放量是世界平均值的<text:span text:style-name="T3">8.5</text:span>倍左右。大陸十幾億人如果跟台灣看齊，大量排碳，世界末日很快就會到來。<text:span text:style-name="T3"> <text:line-break/><text:line-break/></text:span>人渣黨所謂反核，不但是反假的，有私利可圖時他就反，無利可圖時就隨便；而且，其所謂替代方法，卻是碳排放特別嚴重的火力發電，目前發電量佔比約<text:span text:style-name="T3">82%</text:span>。有個監控全球發電業二氧化碳排放量的資料庫網站叫<text:span text:style-name="T3"><text:s/>CARMA</text:span>，清楚顯示台中火力發電廠不但長年保持世界排碳冠軍，而且預估將大幅飆升碳排放，持續遙遙領先：<text:span text:style-name="T3"> <text:line-break/><text:line-break/>http://carma.org/plant <text:line-break/><text:line-break/></text:span>台灣人普遍自卑感很重，看到洋人馬上矮一截，獻身，討好，陪睡，供吃供喝供白嫖。但在長期洗腦下，自卑者的自我滿意度卻也特別容易飆高，一點點雞毛蒜皮事，腎上腺素馬上就能破表！動輒以為自己好文明好進步，全世界都佩服，連個小小的運動會，居然也能藉以神化政治人物、炒作得像什麼宇宙感人盛事那樣，全世界都為台灣人神魂顛倒，仰慕佩服得五體投地。<text:span text:style-name="T3"> <text:line-break/><text:line-break/></text:span>至於針對大陸呢，則一概把它說成什麼都差什麼都爛，全世界都厭惡，全世界都看不起；把大陸和大陸人形容為骯髒、雜亂、不負責任、不文明、野蠻、沒文化等等等。但這些都不是事實。<text:span text:style-name="T3"> <text:line-break/><text:line-break/></text:span>政治良莠真的影響很大，今天倘若把人渣黨空投大陸，讓它領導十幾億人，依我看，中國很快就會毀了，整個地球也會報銷在這個政治詐騙集團手上。我出身黨外，深知綠營，大家都是內行人，不需相瞞，事實就是：台灣基本上就像個無政府狀態，政治人物及其同路人整個腦袋想的全是私利，請問有哪幾個人腦袋裏會有一秒鐘想到公眾利益與社會長遠發展？也許不能說沒有，但趨近於零。<text:span text:style-name="T3"> <text:line-break/><text:line-break/></text:span>別以為政治與你無關，空氣好壞以及電從哪裏來，總該跟你有關吧。哪天你若罹患肺癌或各種致命的呼吸道病變，你也許就是不良詐騙政治的一個犧牲品，也許你就會意識到政治的實質核心要務究竟應該是什麼。</text:p>
      <text:p text:style-name="P1"><text:span text:style-name="T1">李麗虹</text:span><text:s/>  |  2017.09.01 08:34   |   <text:a xlink:type="simple" xlink:href="http://palinfo.habago.org/Entry?Command=Information_PrintForum&amp;iPage=130#FORUM36082"><text:span text:style-name="T2">#</text:span></text:a></text:p>
      <text:p text:style-name="P3">「<text:span text:style-name="T3">2010</text:span>年奥巴马总统说，如果超过<text:span text:style-name="T3">10</text:span>亿的中国居民过上和澳大利亚、美国人同样的生活方式，我们所有人都将处于非常悲惨的境况。」<text:span text:style-name="T3"> <text:line-break/><text:line-break/></text:span>這段文字，我以前看過，沒怎麼注意。今天在知呼又見到有人提。這樣露骨失格的話，我很懷疑是謠言。特意查了一下，<text:span text:style-name="T3">YOUTUBE</text:span>上真的找到這段談話。<text:span text:style-name="T3"> <text:line-break/><text:line-break/></text:span>美国总统出访澳大利亚前批评中国的发展模式<text:span text:style-name="T3"> <text:line-break/>https://www.youtube.com/watch?v=-CZ23odq_xE <text:line-break/><text:line-break/></text:span>美國是最沒有資格談環保談浪費資源的國家，但奥巴马的擔心，卻是可能發生的。<text:span text:style-name="T3"> <text:line-break/></text:span>不知道大家認為這問題有解嗎<text:span text:style-name="T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